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4.25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41.9pt"/>
    </style:style>
    <style:style style:name="co9" style:family="table-column">
      <style:table-column-properties fo:break-before="auto" style:column-width="47.31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43.9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146.15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3.39pt"/>
    </style:style>
    <style:style style:name="co18" style:family="table-column">
      <style:table-column-properties fo:break-before="auto" style:column-width="45.75pt"/>
    </style:style>
    <style:style style:name="co19" style:family="table-column">
      <style:table-column-properties fo:break-before="auto" style:column-width="40.34pt"/>
    </style:style>
    <style:style style:name="co20" style:family="table-column">
      <style:table-column-properties fo:break-before="auto" style:column-width="51.96pt"/>
    </style:style>
    <style:style style:name="co21" style:family="table-column">
      <style:table-column-properties fo:break-before="auto" style:column-width="42.69pt"/>
    </style:style>
    <style:style style:name="co22" style:family="table-column">
      <style:table-column-properties fo:break-before="auto" style:column-width="52.7pt"/>
    </style:style>
    <style:style style:name="co23" style:family="table-column">
      <style:table-column-properties fo:break-before="auto" style:column-width="31.1pt"/>
    </style:style>
    <style:style style:name="co24" style:family="table-column">
      <style:table-column-properties fo:break-before="auto" style:column-width="51.19pt"/>
    </style:style>
    <style:style style:name="co25" style:family="table-column">
      <style:table-column-properties fo:break-before="auto" style:column-width="58.14pt"/>
    </style:style>
    <style:style style:name="co26" style:family="table-column">
      <style:table-column-properties fo:break-before="auto" style:column-width="38.86pt"/>
    </style:style>
    <style:style style:name="co27" style:family="table-column">
      <style:table-column-properties fo:break-before="auto" style:column-width="94.39pt"/>
    </style:style>
    <style:style style:name="co28" style:family="table-column">
      <style:table-column-properties fo:break-before="auto" style:column-width="55.8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7" style:family="table-cell" style:parent-style-name="Default">
      <style:table-cell-properties fo:background-color="transparent"/>
    </style:style>
    <style:style style:name="ce24" style:family="table-cell" style:parent-style-name="Default" style:data-style-name="N37">
      <style:table-cell-properties fo:background-color="transparent"/>
    </style:style>
    <style:style style:name="ce30" style:family="table-cell" style:parent-style-name="Default" style:data-style-name="N125">
      <style:table-cell-properties fo:background-color="transparent"/>
    </style:style>
    <style:style style:name="ce16" style:family="table-cell" style:parent-style-name="Default" style:data-style-name="N125">
      <style:table-cell-properties fo:background-color="#ff0000"/>
      <style:text-properties fo:color="#000000"/>
    </style:style>
    <style:style style:name="ce17" style:family="table-cell" style:parent-style-name="Default" style:data-style-name="N125">
      <style:table-cell-properties fo:background-color="#00a933"/>
    </style:style>
    <style:style style:name="ce32" style:family="table-cell" style:parent-style-name="Default" style:data-style-name="N121">
      <style:table-cell-properties fo:background-color="transparent"/>
    </style:style>
    <style:style style:name="ce20" style:family="table-cell" style:parent-style-name="Default" style:data-style-name="N121">
      <style:table-cell-properties fo:background-color="#ff0000"/>
    </style:style>
    <style:style style:name="ce21" style:family="table-cell" style:parent-style-name="Default" style:data-style-name="N121">
      <style:table-cell-properties fo:background-color="#00a933"/>
    </style:style>
    <style:style style:name="ce8" style:family="table-cell" style:parent-style-name="Default" style:data-style-name="N122">
      <style:table-cell-properties fo:background-color="transparent"/>
    </style:style>
    <style:style style:name="ce23" style:family="table-cell" style:parent-style-name="Default" style:data-style-name="N122">
      <style:table-cell-properties fo:background-color="#ff0000"/>
    </style:style>
    <style:style style:name="ce37" style:family="table-cell" style:parent-style-name="Default" style:data-style-name="N122">
      <style:table-cell-properties fo:background-color="#00a933"/>
    </style:style>
    <style:style style:name="ce38" style:family="table-cell" style:parent-style-name="Default" style:data-style-name="N125">
      <style:table-cell-properties fo:background-color="#ff0000"/>
    </style:style>
    <style:style style:name="ce39" style:family="table-cell" style:parent-style-name="Default" style:data-style-name="N3">
      <style:table-cell-properties fo:background-color="transparent"/>
    </style:style>
    <style:style style:name="ce25" style:family="table-cell" style:parent-style-name="Default" style:data-style-name="N1">
      <style:table-cell-properties fo:background-color="transparent"/>
    </style:style>
    <style:style style:name="ce1" style:family="table-cell" style:parent-style-name="Default" style:data-style-name="N37"/>
    <style:style style:name="ce6" style:family="table-cell" style:parent-style-name="Default" style:data-style-name="N1"/>
    <style:style style:name="ce3" style:family="table-cell" style:parent-style-name="Default" style:data-style-name="N122"/>
    <style:style style:name="ce2" style:family="table-cell" style:parent-style-name="Default" style:data-style-name="N121"/>
    <style:style style:name="ce9" style:family="table-cell" style:parent-style-name="Default" style:data-style-name="N11"/>
    <style:style style:name="ce4" style:family="table-cell" style:parent-style-name="Default" style:data-style-name="N125"/>
    <style:style style:name="ce35" style:family="table-cell" style:parent-style-name="Default" style:data-style-name="N37">
      <style:text-properties fo:font-weight="normal" style:font-weight-asian="normal" style:font-weight-complex="normal"/>
    </style:style>
    <style:style style:name="ce48" style:family="table-cell" style:parent-style-name="Default" style:data-style-name="N11">
      <style:table-cell-properties fo:background-color="transparent"/>
    </style:style>
    <style:style style:name="ce49" style:family="table-cell" style:parent-style-name="Default" style:data-style-name="N126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 deaths" table:style-name="ta1">
        <table:shapes>
          <draw:frame draw:z-index="0" draw:style-name="gr1" draw:text-style-name="P1" svg:width="661.46pt" svg:height="327.63pt" svg:x="900.4pt" svg:y="9.21pt">
            <draw:object draw:notify-on-update-of-ranges="'US deaths'.B7:'US deaths'.B45 'US deaths'.C1:'US deaths'.C1 'US deaths'.C7:'US deaths'.C45 'US deaths'.C22:'US deaths'.C45 'US deaths'.C27:'US deaths'.C45 'US deaths'.C32:'US deaths'.C45 'US deaths'.N1:'US deaths'.N1 'US deaths'.N6:'US deaths'.N31 'US deaths'.Q1:'US deaths'.Q1 'US deaths'.Q1:'US deaths'.Q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3pt" svg:height="353.45pt" svg:x="755.8pt" svg:y="345.37pt">
            <draw:object draw:notify-on-update-of-ranges="'US deaths'.B8:'US deaths'.B50 'US deaths'.I1:'US deaths'.I1 'US deaths'.I8:'US deaths'.I50 'US deaths'.J1:'US deaths'.J1 'US deaths'.J8:'US deaths'.J50 'US deaths'.K1:'US deaths'.K1 'US deaths'.K8:'US deaths'.K50 'US deaths'.H1:'US deaths'.H1 'US deaths'.H8:'US deaths'.H50 'US deaths'.L1:'US deaths'.L1 'US deaths'.L8:'US deaths'.L50 'US deaths'.M8:'US deaths'.M5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30"/>
        <table:table-column table:style-name="co6" table:number-columns-repeated="2" table:default-cell-style-name="ce32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3" table:default-cell-style-name="ce32"/>
        <table:table-column table:style-name="co8" table:number-columns-repeated="2" table:default-cell-style-name="ce32"/>
        <table:table-column table:style-name="co1" table:default-cell-style-name="ce27"/>
        <table:table-column table:style-name="co10" table:default-cell-style-name="ce27"/>
        <table:table-column table:style-name="co8" table:default-cell-style-name="ce39"/>
        <table:table-column table:style-name="co11" table:default-cell-style-name="ce39"/>
        <table:table-column table:style-name="co11" table:default-cell-style-name="ce27"/>
        <table:table-column table:style-name="co12" table:number-columns-repeated="3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2" table:number-columns-repeated="997" table:default-cell-style-name="ce27"/>
        <table:table-column table:style-name="co16" table:number-columns-repeated="2" table:default-cell-style-name="ce2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10d</text:p>
            <text:p>Mult</text:p>
          </table:table-cell>
          <table:table-cell office:value-type="string" calcext:value-type="string">
            <text:p>9d</text:p>
            <text:p>Mult</text:p>
          </table:table-cell>
          <table:table-cell office:value-type="string" calcext:value-type="string">
            <text:p>Total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 Slope</text:p>
            <text:p>Since 3/27</text:p>
          </table:table-cell>
          <table:table-cell office:value-type="string" calcext:value-type="string">
            <text:p>Avg 1d</text:p>
            <text:p>Pred</text:p>
          </table:table-cell>
          <table:table-cell office:value-type="string" calcext:value-type="string">
            <text:p>Pred 1d</text:p>
            <text:p>Increase</text:p>
          </table:table-cell>
          <table:table-cell office:value-type="string" calcext:value-type="string">
            <text:p>Pred 1d</text:p>
            <text:p>Error</text:p>
          </table:table-cell>
          <table:table-cell office:value-type="string" calcext:value-type="string">
            <text:p>Avg 7d</text:p>
            <text:p>Pred</text:p>
          </table:table-cell>
          <table:table-cell office:value-type="string" calcext:value-type="string">
            <text:p>Avg 7d</text:p>
            <text:p>Pred Inc</text:p>
          </table:table-cell>
          <table:table-cell office:value-type="string" calcext:value-type="string">
            <text:p>Pred 10d</text:p>
            <text:p>Error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4" office:value-type="date" office:date-value="2020-03-04" calcext:value-type="date">
            <text:p>03/04/20</text:p>
          </table:table-cell>
          <table:table-cell table:formula="of:=[.A7]-[.A$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/>
          <table:table-cell table:style-name="ce32"/>
          <table:table-cell table:number-columns-repeated="4"/>
          <table:table-cell office:value-type="string" calcext:value-type="string">
            <text:p>leading causes of mortality in the US</text:p>
          </table:table-cell>
          <table:table-cell table:number-columns-repeated="1004"/>
        </table:table-row>
        <table:table-row table:style-name="ro2">
          <table:table-cell table:style-name="ce24" table:formula="of:=[.A7]+1" office:value-type="date" office:date-value="2020-03-05" calcext:value-type="date">
            <text:p>03/05/20</text:p>
          </table:table-cell>
          <table:table-cell table:formula="of:=[.A8]-[.A$7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8]-[.C7]" office:value-type="float" office:value="1" calcext:value-type="float">
            <text:p>1</text:p>
          </table:table-cell>
          <table:table-cell table:formula="of:=[.D8]/[.C7]" office:value-type="percentage" office:value="0.0909090909090909" calcext:value-type="percentage">
            <text:p>9.1%</text:p>
          </table:table-cell>
          <table:table-cell table:number-columns-repeated="2"/>
          <table:table-cell table:formula="of:=SLOPE(LN([.C$7:.C8]);[.B$7:.B8])" office:value-type="float" office:value="0.0870113769896297" calcext:value-type="float">
            <text:p>0.087</text:p>
          </table:table-cell>
          <table:table-cell table:formula="of:=SLOPE(LN([.C7:.C8]);[.B7:.B8])" office:value-type="float" office:value="0.0870113769896297" calcext:value-type="float">
            <text:p>0.087</text:p>
          </table:table-cell>
          <table:table-cell table:number-columns-repeated="2"/>
          <table:table-cell table:style-name="ce8" table:formula="of:=AVERAGE([.H8:.K8])" office:value-type="float" office:value="0.0870113769896297" calcext:value-type="float">
            <text:p>0.087</text:p>
          </table:table-cell>
          <table:table-cell table:style-name="ce8"/>
          <table:table-cell table:formula="of:=[.C8]*EXP([.L8])" office:value-type="float" office:value="13.0909090909091" calcext:value-type="float">
            <text:p>13.1</text:p>
          </table:table-cell>
          <table:table-cell table:style-name="ce32" table:formula="of:=[.N8]-[.C8]" office:value-type="float" office:value="1.09090909090909" calcext:value-type="float">
            <text:p>1.1</text:p>
          </table:table-cell>
          <table:table-cell table:style-name="ce30"/>
          <table:table-cell table:number-columns-repeated="3"/>
          <table:table-cell table:style-name="ce25" office:value-type="string" calcext:value-type="string">
            <text:p>deaths</text:p>
          </table:table-cell>
          <table:table-cell office:value-type="string" calcext:value-type="string">
            <text:p>per day</text:p>
          </table:table-cell>
          <table:table-cell office:value-type="string" calcext:value-type="string">
            <text:p>cause</text:p>
          </table:table-cell>
          <table:table-cell table:number-columns-repeated="1002"/>
        </table:table-row>
        <table:table-row table:style-name="ro2">
          <table:table-cell table:style-name="ce24" table:formula="of:=[.A8]+1" office:value-type="date" office:date-value="2020-03-06" calcext:value-type="date">
            <text:p>03/06/20</text:p>
          </table:table-cell>
          <table:table-cell table:formula="of:=[.A9]-[.A$7]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C9]-[.C8]" office:value-type="float" office:value="2" calcext:value-type="float">
            <text:p>2</text:p>
          </table:table-cell>
          <table:table-cell table:formula="of:=[.D9]/[.C8]" office:value-type="percentage" office:value="0.166666666666667" calcext:value-type="percentage">
            <text:p>16.7%</text:p>
          </table:table-cell>
          <table:table-cell table:number-columns-repeated="2"/>
          <table:table-cell table:formula="of:=SLOPE(LN([.C$7:.C9]);[.B$7:.B9])" office:value-type="float" office:value="0.120581028408444" calcext:value-type="float">
            <text:p>0.121</text:p>
          </table:table-cell>
          <table:table-cell table:formula="of:=SLOPE(LN([.C8:.C9]);[.B8:.B9])" office:value-type="float" office:value="0.154150679827258" calcext:value-type="float">
            <text:p>0.154</text:p>
          </table:table-cell>
          <table:table-cell table:number-columns-repeated="2"/>
          <table:table-cell table:style-name="ce8" table:formula="of:=AVERAGE([.H9:.K9])" office:value-type="float" office:value="0.137365854117851" calcext:value-type="float">
            <text:p>0.137</text:p>
          </table:table-cell>
          <table:table-cell table:style-name="ce8"/>
          <table:table-cell table:formula="of:=[.C9]*EXP([.L9])" office:value-type="float" office:value="16.0614691591396" calcext:value-type="float">
            <text:p>16.1</text:p>
          </table:table-cell>
          <table:table-cell table:style-name="ce32" table:formula="of:=[.N9]-[.C9]" office:value-type="float" office:value="2.06146915913957" calcext:value-type="float">
            <text:p>2.1</text:p>
          </table:table-cell>
          <table:table-cell table:style-name="ce30" table:formula="of:=([.C9]-[.N8])/[.N8]" office:value-type="percentage" office:value="0.0694444444444445" calcext:value-type="percentage">
            <text:p>6.9%</text:p>
          </table:table-cell>
          <table:table-cell table:formula="of:=[.C9]*EXP([.L9]*7)" office:value-type="float" office:value="36.6208704382236" calcext:value-type="float">
            <text:p>37</text:p>
          </table:table-cell>
          <table:table-cell/>
          <table:table-cell table:style-name="ce30"/>
          <table:table-cell table:style-name="ce25" office:value-type="float" office:value="2813503" calcext:value-type="float">
            <text:p>2813503</text:p>
          </table:table-cell>
          <table:table-cell table:style-name="ce32" table:formula="of:=[.T9]/365" office:value-type="float" office:value="7708.22739726027" calcext:value-type="float">
            <text:p>7708.2</text:p>
          </table:table-cell>
          <table:table-cell office:value-type="string" calcext:value-type="string">
            <text:p>2017 total</text:p>
          </table:table-cell>
          <table:table-cell table:number-columns-repeated="1002"/>
        </table:table-row>
        <table:table-row table:style-name="ro2">
          <table:table-cell table:style-name="ce24" table:formula="of:=[.A9]+1" office:value-type="date" office:date-value="2020-03-07" calcext:value-type="date">
            <text:p>03/07/20</text:p>
          </table:table-cell>
          <table:table-cell table:formula="of:=[.A10]-[.A$7]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10]-[.C9]" office:value-type="float" office:value="3" calcext:value-type="float">
            <text:p>3</text:p>
          </table:table-cell>
          <table:table-cell table:formula="of:=[.D10]/[.C9]" office:value-type="percentage" office:value="0.214285714285714" calcext:value-type="percentage">
            <text:p>21.4%</text:p>
          </table:table-cell>
          <table:table-cell table:number-columns-repeated="2"/>
          <table:table-cell table:formula="of:=SLOPE(LN([.C$7:.C10]);[.B$7:.B10])" office:value-type="float" office:value="0.146010489360079" calcext:value-type="float">
            <text:p>0.146</text:p>
          </table:table-cell>
          <table:table-cell table:formula="of:=SLOPE(LN([.C9:.C10]);[.B9:.B10])" office:value-type="float" office:value="0.194156014440958" calcext:value-type="float">
            <text:p>0.194</text:p>
          </table:table-cell>
          <table:table-cell table:number-columns-repeated="2"/>
          <table:table-cell table:style-name="ce8" table:formula="of:=AVERAGE([.H10:.K10])" office:value-type="float" office:value="0.170083251900519" calcext:value-type="float">
            <text:p>0.170</text:p>
          </table:table-cell>
          <table:table-cell table:style-name="ce8"/>
          <table:table-cell table:formula="of:=[.C10]*EXP([.L10])" office:value-type="float" office:value="20.151860083264" calcext:value-type="float">
            <text:p>20.2</text:p>
          </table:table-cell>
          <table:table-cell table:style-name="ce32" table:formula="of:=[.N10]-[.C10]" office:value-type="float" office:value="3.15186008326402" calcext:value-type="float">
            <text:p>3.2</text:p>
          </table:table-cell>
          <table:table-cell table:style-name="ce30" table:formula="of:=([.C10]-[.N9])/[.N9]" office:value-type="percentage" office:value="0.0584336857084066" calcext:value-type="percentage">
            <text:p>5.8%</text:p>
          </table:table-cell>
          <table:table-cell table:formula="of:=[.C10]*EXP([.L10]*7)" office:value-type="float" office:value="55.9129550513734" calcext:value-type="float">
            <text:p>56</text:p>
          </table:table-cell>
          <table:table-cell table:formula="of:=[.Q10]-[.Q9]" office:value-type="float" office:value="19.2920846131498" calcext:value-type="float">
            <text:p>19</text:p>
          </table:table-cell>
          <table:table-cell table:style-name="ce30"/>
          <table:table-cell table:style-name="ce25" office:value-type="float" office:value="647457" calcext:value-type="float">
            <text:p>647457</text:p>
          </table:table-cell>
          <table:table-cell table:style-name="ce32" table:formula="of:=[.T10]/365" office:value-type="float" office:value="1773.85479452055" calcext:value-type="float">
            <text:p>1773.9</text:p>
          </table:table-cell>
          <table:table-cell office:value-type="string" calcext:value-type="string">
            <text:p>2017 heart disease</text:p>
          </table:table-cell>
          <table:table-cell table:number-columns-repeated="1002"/>
        </table:table-row>
        <table:table-row table:style-name="ro2">
          <table:table-cell table:style-name="ce24" table:formula="of:=[.A10]+1" office:value-type="date" office:date-value="2020-03-08" calcext:value-type="date">
            <text:p>03/08/20</text:p>
          </table:table-cell>
          <table:table-cell table:formula="of:=[.A11]-[.A$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1]-[.C10]" office:value-type="float" office:value="4" calcext:value-type="float">
            <text:p>4</text:p>
          </table:table-cell>
          <table:table-cell table:formula="of:=[.D11]/[.C10]" office:value-type="percentage" office:value="0.235294117647059" calcext:value-type="percentage">
            <text:p>23.5%</text:p>
          </table:table-cell>
          <table:table-cell table:number-columns-repeated="2"/>
          <table:table-cell table:formula="of:=SLOPE(LN([.C$7:.C11]);[.B$7:.B11])" office:value-type="float" office:value="0.164156102411832" calcext:value-type="float">
            <text:p>0.164</text:p>
          </table:table-cell>
          <table:table-cell table:formula="of:=SLOPE(LN([.C10:.C11]);[.B10:.B11])" office:value-type="float" office:value="0.211309093667207" calcext:value-type="float">
            <text:p>0.211</text:p>
          </table:table-cell>
          <table:table-cell table:number-columns-repeated="2"/>
          <table:table-cell table:style-name="ce8" table:formula="of:=AVERAGE([.H11:.K11])" office:value-type="float" office:value="0.187732598039519" calcext:value-type="float">
            <text:p>0.188</text:p>
          </table:table-cell>
          <table:table-cell table:style-name="ce8"/>
          <table:table-cell table:formula="of:=[.C11]*EXP([.L11])" office:value-type="float" office:value="25.3367278257319" calcext:value-type="float">
            <text:p>25.3</text:p>
          </table:table-cell>
          <table:table-cell table:style-name="ce32" table:formula="of:=[.N11]-[.C11]" office:value-type="float" office:value="4.33672782573193" calcext:value-type="float">
            <text:p>4.3</text:p>
          </table:table-cell>
          <table:table-cell table:style-name="ce30" table:formula="of:=([.C11]-[.N10])/[.N10]" office:value-type="percentage" office:value="0.0420874258371988" calcext:value-type="percentage">
            <text:p>4.2%</text:p>
          </table:table-cell>
          <table:table-cell table:formula="of:=[.C11]*EXP([.L11]*7)" office:value-type="float" office:value="78.1516073379397" calcext:value-type="float">
            <text:p>78</text:p>
          </table:table-cell>
          <table:table-cell table:formula="of:=[.Q11]-[.Q10]" office:value-type="float" office:value="22.2386522865663" calcext:value-type="float">
            <text:p>22</text:p>
          </table:table-cell>
          <table:table-cell table:style-name="ce30"/>
          <table:table-cell table:style-name="ce25" office:value-type="float" office:value="599108" calcext:value-type="float">
            <text:p>599108</text:p>
          </table:table-cell>
          <table:table-cell table:style-name="ce32" table:formula="of:=[.T11]/365" office:value-type="float" office:value="1641.39178082192" calcext:value-type="float">
            <text:p>1641.4</text:p>
          </table:table-cell>
          <table:table-cell office:value-type="string" calcext:value-type="string">
            <text:p>2017 cancer</text:p>
          </table:table-cell>
          <table:table-cell table:number-columns-repeated="1002"/>
        </table:table-row>
        <table:table-row table:style-name="ro2">
          <table:table-cell table:style-name="ce24" table:formula="of:=[.A11]+1" office:value-type="date" office:date-value="2020-03-09" calcext:value-type="date">
            <text:p>03/09/20</text:p>
          </table:table-cell>
          <table:table-cell table:formula="of:=[.A12]-[.A$7]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C12]-[.C11]" office:value-type="float" office:value="1" calcext:value-type="float">
            <text:p>1</text:p>
          </table:table-cell>
          <table:table-cell table:formula="of:=[.D12]/[.C11]" office:value-type="percentage" office:value="0.0476190476190476" calcext:value-type="percentage">
            <text:p>4.8%</text:p>
          </table:table-cell>
          <table:table-cell table:number-columns-repeated="2"/>
          <table:table-cell table:formula="of:=SLOPE(LN([.C$7:.C12]);[.B$7:.B12])" office:value-type="float" office:value="0.152535408029913" calcext:value-type="float">
            <text:p>0.153</text:p>
          </table:table-cell>
          <table:table-cell table:formula="of:=SLOPE(LN([.C11:.C12]);[.B11:.B12])" office:value-type="float" office:value="0.0465200156348931" calcext:value-type="float">
            <text:p>0.047</text:p>
          </table:table-cell>
          <table:table-cell table:formula="of:=SLOPE(LN([.C7:.C12]); [.B7:.B12])" office:value-type="float" office:value="0.152535408029913" calcext:value-type="float">
            <text:p>0.153</text:p>
          </table:table-cell>
          <table:table-cell/>
          <table:table-cell table:style-name="ce8" table:formula="of:=AVERAGE([.H12:.K12])" office:value-type="float" office:value="0.11719694389824" calcext:value-type="float">
            <text:p>0.117</text:p>
          </table:table-cell>
          <table:table-cell table:style-name="ce8"/>
          <table:table-cell table:formula="of:=[.C12]*EXP([.L12])" office:value-type="float" office:value="24.735498479012" calcext:value-type="float">
            <text:p>24.7</text:p>
          </table:table-cell>
          <table:table-cell table:style-name="ce32" table:formula="of:=[.N12]-[.C12]" office:value-type="float" office:value="2.73549847901202" calcext:value-type="float">
            <text:p>2.7</text:p>
          </table:table-cell>
          <table:table-cell table:style-name="ce30" table:formula="of:=([.C12]-[.N11])/[.N11]" office:value-type="percentage" office:value="-0.131695294225924" calcext:value-type="percentage">
            <text:p>-13.2%</text:p>
          </table:table-cell>
          <table:table-cell table:formula="of:=[.C12]*EXP([.L12]*7)" office:value-type="float" office:value="49.9699118175131" calcext:value-type="float">
            <text:p>50</text:p>
          </table:table-cell>
          <table:table-cell table:formula="of:=[.Q12]-[.Q11]" office:value-type="float" office:value="-28.1816955204266" calcext:value-type="float">
            <text:p>-28</text:p>
          </table:table-cell>
          <table:table-cell table:style-name="ce30"/>
          <table:table-cell table:style-name="ce25" office:value-type="float" office:value="169936" calcext:value-type="float">
            <text:p>169936</text:p>
          </table:table-cell>
          <table:table-cell table:style-name="ce32" table:formula="of:=[.T12]/365" office:value-type="float" office:value="465.578082191781" calcext:value-type="float">
            <text:p>465.6</text:p>
          </table:table-cell>
          <table:table-cell office:value-type="string" calcext:value-type="string">
            <text:p>2017 unintentional injuries</text:p>
          </table:table-cell>
          <table:table-cell table:number-columns-repeated="1002"/>
        </table:table-row>
        <table:table-row table:style-name="ro2">
          <table:table-cell table:style-name="ce24" table:formula="of:=[.A12]+1" office:value-type="date" office:date-value="2020-03-10" calcext:value-type="date">
            <text:p>03/10/20</text:p>
          </table:table-cell>
          <table:table-cell table:formula="of:=[.A13]-[.A$7]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/[.C12]" office:value-type="percentage" office:value="0.272727272727273" calcext:value-type="percentage">
            <text:p>27.3%</text:p>
          </table:table-cell>
          <table:table-cell table:number-columns-repeated="2"/>
          <table:table-cell table:formula="of:=SLOPE(LN([.C$7:.C13]);[.B$7:.B13])" office:value-type="float" office:value="0.157880872406403" calcext:value-type="float">
            <text:p>0.158</text:p>
          </table:table-cell>
          <table:table-cell table:formula="of:=SLOPE(LN([.C12:.C13]);[.B12:.B13])" office:value-type="float" office:value="0.241162056816888" calcext:value-type="float">
            <text:p>0.241</text:p>
          </table:table-cell>
          <table:table-cell table:formula="of:=SLOPE(LN([.C8:.C13]); [.B8:.B13])" office:value-type="float" office:value="0.165821536195211" calcext:value-type="float">
            <text:p>0.166</text:p>
          </table:table-cell>
          <table:table-cell/>
          <table:table-cell table:style-name="ce8" table:formula="of:=AVERAGE([.H13:.K13])" office:value-type="float" office:value="0.188288155139501" calcext:value-type="float">
            <text:p>0.188</text:p>
          </table:table-cell>
          <table:table-cell table:style-name="ce8"/>
          <table:table-cell table:formula="of:=[.C13]*EXP([.L13])" office:value-type="float" office:value="33.8010769806675" calcext:value-type="float">
            <text:p>33.8</text:p>
          </table:table-cell>
          <table:table-cell table:style-name="ce32" table:formula="of:=[.N13]-[.C13]" office:value-type="float" office:value="5.80107698066746" calcext:value-type="float">
            <text:p>5.8</text:p>
          </table:table-cell>
          <table:table-cell table:style-name="ce30" table:formula="of:=([.C13]-[.N12])/[.N12]" office:value-type="percentage" office:value="0.131976378958277" calcext:value-type="percentage">
            <text:p>13.2%</text:p>
          </table:table-cell>
          <table:table-cell table:formula="of:=[.C13]*EXP([.L13]*7)" office:value-type="float" office:value="104.60816377545" calcext:value-type="float">
            <text:p>105</text:p>
          </table:table-cell>
          <table:table-cell table:formula="of:=[.Q13]-[.Q12]" office:value-type="float" office:value="54.6382519579365" calcext:value-type="float">
            <text:p>55</text:p>
          </table:table-cell>
          <table:table-cell table:style-name="ce30"/>
          <table:table-cell table:style-name="ce25" office:value-type="float" office:value="160201" calcext:value-type="float">
            <text:p>160201</text:p>
          </table:table-cell>
          <table:table-cell table:style-name="ce32" table:formula="of:=[.T13]/365" office:value-type="float" office:value="438.906849315069" calcext:value-type="float">
            <text:p>438.9</text:p>
          </table:table-cell>
          <table:table-cell office:value-type="string" calcext:value-type="string">
            <text:p>2017 lower respiratory disease</text:p>
          </table:table-cell>
          <table:table-cell table:number-columns-repeated="1002"/>
        </table:table-row>
        <table:table-row table:style-name="ro2">
          <table:table-cell table:style-name="ce24" table:formula="of:=[.A13]+1" office:value-type="date" office:date-value="2020-03-11" calcext:value-type="date">
            <text:p>03/11/20</text:p>
          </table:table-cell>
          <table:table-cell table:formula="of:=[.A14]-[.A$7]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formula="of:=[.C14]-[.C13]" office:value-type="float" office:value="8" calcext:value-type="float">
            <text:p>8</text:p>
          </table:table-cell>
          <table:table-cell table:formula="of:=[.D14]/[.C13]" office:value-type="percentage" office:value="0.285714285714286" calcext:value-type="percentage">
            <text:p>28.6%</text:p>
          </table:table-cell>
          <table:table-cell table:number-columns-repeated="2"/>
          <table:table-cell table:formula="of:=SLOPE(LN([.C$7:.C14]);[.B$7:.B14])" office:value-type="float" office:value="0.16789427888615" calcext:value-type="float">
            <text:p>0.168</text:p>
          </table:table-cell>
          <table:table-cell table:formula="of:=SLOPE(LN([.C13:.C14]);[.B13:.B14])" office:value-type="float" office:value="0.251314428280906" calcext:value-type="float">
            <text:p>0.251</text:p>
          </table:table-cell>
          <table:table-cell table:formula="of:=SLOPE(LN([.C9:.C14]); [.B9:.B14])" office:value-type="float" office:value="0.179022901662746" calcext:value-type="float">
            <text:p>0.179</text:p>
          </table:table-cell>
          <table:table-cell/>
          <table:table-cell table:style-name="ce8" table:formula="of:=AVERAGE([.H14:.K14])" office:value-type="float" office:value="0.199410536276601" calcext:value-type="float">
            <text:p>0.199</text:p>
          </table:table-cell>
          <table:table-cell table:style-name="ce8"/>
          <table:table-cell table:formula="of:=[.C14]*EXP([.L14])" office:value-type="float" office:value="43.9445879171912" calcext:value-type="float">
            <text:p>43.9</text:p>
          </table:table-cell>
          <table:table-cell table:style-name="ce32" table:formula="of:=[.N14]-[.C14]" office:value-type="float" office:value="7.94458791719121" calcext:value-type="float">
            <text:p>7.9</text:p>
          </table:table-cell>
          <table:table-cell table:style-name="ce30" table:formula="of:=([.C14]-[.N13])/[.N13]" office:value-type="percentage" office:value="0.0650548211996385" calcext:value-type="percentage">
            <text:p>6.5%</text:p>
          </table:table-cell>
          <table:table-cell table:formula="of:=[.C14]*EXP([.L14]*7)" office:value-type="float" office:value="145.386060776593" calcext:value-type="float">
            <text:p>145</text:p>
          </table:table-cell>
          <table:table-cell table:formula="of:=[.Q14]-[.Q13]" office:value-type="float" office:value="40.7778970011436" calcext:value-type="float">
            <text:p>41</text:p>
          </table:table-cell>
          <table:table-cell table:style-name="ce30"/>
          <table:table-cell/>
          <table:table-cell table:style-name="ce32"/>
          <table:table-cell table:number-columns-repeated="1003"/>
        </table:table-row>
        <table:table-row table:style-name="ro2">
          <table:table-cell table:style-name="ce24" table:formula="of:=[.A14]+1" office:value-type="date" office:date-value="2020-03-12" calcext:value-type="date">
            <text:p>03/12/20</text:p>
          </table:table-cell>
          <table:table-cell table:formula="of:=[.A15]-[.A$7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5]-[.C14]" office:value-type="float" office:value="4" calcext:value-type="float">
            <text:p>4</text:p>
          </table:table-cell>
          <table:table-cell table:formula="of:=[.D15]/[.C14]" office:value-type="percentage" office:value="0.111111111111111" calcext:value-type="percentage">
            <text:p>11.1%</text:p>
          </table:table-cell>
          <table:table-cell/>
          <table:table-cell table:formula="of:=[.C15]/[.C7]" office:value-type="float" office:value="3.63636363636364" calcext:value-type="float">
            <text:p>3.6</text:p>
          </table:table-cell>
          <table:table-cell table:formula="of:=SLOPE(LN([.C$7:.C15]);[.B$7:.B15])" office:value-type="float" office:value="0.168398284361476" calcext:value-type="float">
            <text:p>0.168</text:p>
          </table:table-cell>
          <table:table-cell table:formula="of:=SLOPE(LN([.C14:.C15]);[.B14:.B15])" office:value-type="float" office:value="0.105360515657826" calcext:value-type="float">
            <text:p>0.105</text:p>
          </table:table-cell>
          <table:table-cell table:formula="of:=SLOPE(LN([.C10:.C15]); [.B10:.B15])" office:value-type="float" office:value="0.175328060265816" calcext:value-type="float">
            <text:p>0.175</text:p>
          </table:table-cell>
          <table:table-cell/>
          <table:table-cell table:style-name="ce8" table:formula="of:=AVERAGE([.H15:.K15])" office:value-type="float" office:value="0.149695620095039" calcext:value-type="float">
            <text:p>0.150</text:p>
          </table:table-cell>
          <table:table-cell table:style-name="ce8"/>
          <table:table-cell table:formula="of:=[.C15]*EXP([.L15])" office:value-type="float" office:value="46.4592263018697" calcext:value-type="float">
            <text:p>46.5</text:p>
          </table:table-cell>
          <table:table-cell table:style-name="ce32" table:formula="of:=[.N15]-[.C15]" office:value-type="float" office:value="6.45922630186974" calcext:value-type="float">
            <text:p>6.5</text:p>
          </table:table-cell>
          <table:table-cell table:style-name="ce30" table:formula="of:=([.C15]-[.N14])/[.N14]" office:value-type="percentage" office:value="-0.0897627695274868" calcext:value-type="percentage">
            <text:p>-9.0%</text:p>
          </table:table-cell>
          <table:table-cell table:formula="of:=[.C15]*EXP([.L15]*7)" office:value-type="float" office:value="114.06275675525" calcext:value-type="float">
            <text:p>114</text:p>
          </table:table-cell>
          <table:table-cell table:formula="of:=[.Q15]-[.Q14]" office:value-type="float" office:value="-31.3233040213428" calcext:value-type="float">
            <text:p>-31</text:p>
          </table:table-cell>
          <table:table-cell table:style-name="ce30"/>
          <table:table-cell office:value-type="float" office:value="38800" calcext:value-type="float">
            <text:p>38800</text:p>
          </table:table-cell>
          <table:table-cell table:style-name="ce32" table:formula="of:=[.T15]/365" office:value-type="float" office:value="106.301369863014" calcext:value-type="float">
            <text:p>106.3</text:p>
          </table:table-cell>
          <table:table-cell office:value-type="string" calcext:value-type="string">
            <text:p>2019 us car deaths</text:p>
          </table:table-cell>
          <table:table-cell table:number-columns-repeated="1002"/>
        </table:table-row>
        <table:table-row table:style-name="ro2">
          <table:table-cell table:style-name="ce24" table:formula="of:=[.A15]+1" office:value-type="date" office:date-value="2020-03-13" calcext:value-type="date">
            <text:p>03/13/20</text:p>
          </table:table-cell>
          <table:table-cell table:formula="of:=[.A16]-[.A$7]"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table:formula="of:=[.C16]-[.C15]" office:value-type="float" office:value="7" calcext:value-type="float">
            <text:p>7</text:p>
          </table:table-cell>
          <table:table-cell table:formula="of:=[.D16]/[.C15]" office:value-type="percentage" office:value="0.175" calcext:value-type="percentage">
            <text:p>17.5%</text:p>
          </table:table-cell>
          <table:table-cell table:formula="of:=[.C16]/[.C7]" office:value-type="float" office:value="4.27272727272727" calcext:value-type="float">
            <text:p>4.3</text:p>
          </table:table-cell>
          <table:table-cell table:formula="of:=[.C16]/[.C8]" office:value-type="float" office:value="3.91666666666667" calcext:value-type="float">
            <text:p>3.9</text:p>
          </table:table-cell>
          <table:table-cell table:formula="of:=SLOPE(LN([.C$7:.C16]);[.B$7:.B16])" office:value-type="float" office:value="0.16826595241626" calcext:value-type="float">
            <text:p>0.168</text:p>
          </table:table-cell>
          <table:table-cell table:formula="of:=SLOPE(LN([.C15:.C16]);[.B15:.B16])" office:value-type="float" office:value="0.161268147596122" calcext:value-type="float">
            <text:p>0.161</text:p>
          </table:table-cell>
          <table:table-cell table:formula="of:=SLOPE(LN([.C11:.C16]); [.B11:.B16])" office:value-type="float" office:value="0.173512892870884" calcext:value-type="float">
            <text:p>0.174</text:p>
          </table:table-cell>
          <table:table-cell/>
          <table:table-cell table:style-name="ce8" table:formula="of:=AVERAGE([.H16:.K16])" office:value-type="float" office:value="0.167682330961089" calcext:value-type="float">
            <text:p>0.168</text:p>
          </table:table-cell>
          <table:table-cell table:style-name="ce8"/>
          <table:table-cell table:formula="of:=[.C16]*EXP([.L16])" office:value-type="float" office:value="55.5803617356475" calcext:value-type="float">
            <text:p>55.6</text:p>
          </table:table-cell>
          <table:table-cell table:style-name="ce32" table:formula="of:=[.N16]-[.C16]" office:value-type="float" office:value="8.58036173564751" calcext:value-type="float">
            <text:p>8.6</text:p>
          </table:table-cell>
          <table:table-cell table:style-name="ce30" table:formula="of:=([.C16]-[.N15])/[.N15]" office:value-type="percentage" office:value="0.0116397482518665" calcext:value-type="percentage">
            <text:p>1.2%</text:p>
          </table:table-cell>
          <table:table-cell table:formula="of:=[.C16]*EXP([.L16]*7)" office:value-type="float" office:value="152.00659657703" calcext:value-type="float">
            <text:p>152</text:p>
          </table:table-cell>
          <table:table-cell table:formula="of:=[.Q16]-[.Q15]" office:value-type="float" office:value="37.9438398217795" calcext:value-type="float">
            <text:p>38</text:p>
          </table:table-cell>
          <table:table-cell table:style-name="ce30" table:formula="of:=([.C16]-[.Q9])/[.Q9]" office:value-type="percentage" office:value="0.283421159507532" calcext:value-type="percentage">
            <text:p>28.3%</text:p>
          </table:table-cell>
          <table:table-cell table:number-columns-repeated="1005"/>
        </table:table-row>
        <table:table-row table:style-name="ro2">
          <table:table-cell table:style-name="ce24" table:formula="of:=[.A16]+1" office:value-type="date" office:date-value="2020-03-14" calcext:value-type="date">
            <text:p>03/14/20</text:p>
          </table:table-cell>
          <table:table-cell table:formula="of:=[.A17]-[.A$7]"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7]-[.C16]" office:value-type="float" office:value="7" calcext:value-type="float">
            <text:p>7</text:p>
          </table:table-cell>
          <table:table-cell table:formula="of:=[.D17]/[.C16]" office:value-type="percentage" office:value="0.148936170212766" calcext:value-type="percentage">
            <text:p>14.9%</text:p>
          </table:table-cell>
          <table:table-cell table:formula="of:=[.C17]/[.C8]" office:value-type="float" office:value="4.5" calcext:value-type="float">
            <text:p>4.5</text:p>
          </table:table-cell>
          <table:table-cell table:formula="of:=[.C17]/[.C9]" office:value-type="float" office:value="3.85714285714286" calcext:value-type="float">
            <text:p>3.9</text:p>
          </table:table-cell>
          <table:table-cell table:formula="of:=SLOPE(LN([.C$7:.C17]);[.B$7:.B17])" office:value-type="float" office:value="0.166856066466049" calcext:value-type="float">
            <text:p>0.167</text:p>
          </table:table-cell>
          <table:table-cell table:formula="of:=SLOPE(LN([.C16:.C17]);[.B16:.B17])" office:value-type="float" office:value="0.138836444854216" calcext:value-type="float">
            <text:p>0.139</text:p>
          </table:table-cell>
          <table:table-cell table:formula="of:=SLOPE(LN([.C12:.C17]); [.B12:.B17])" office:value-type="float" office:value="0.175682793036919" calcext:value-type="float">
            <text:p>0.176</text:p>
          </table:table-cell>
          <table:table-cell table:formula="of:=SLOPE(LN([.C7:.C17]); [.B7:.B17])" office:value-type="float" office:value="0.166856066466049" calcext:value-type="float">
            <text:p>0.167</text:p>
          </table:table-cell>
          <table:table-cell table:style-name="ce8" table:formula="of:=AVERAGE([.H17:.K17])" office:value-type="float" office:value="0.162057842705808" calcext:value-type="float">
            <text:p>0.162</text:p>
          </table:table-cell>
          <table:table-cell table:style-name="ce8"/>
          <table:table-cell table:formula="of:=[.C17]*EXP([.L17])" office:value-type="float" office:value="63.5001259442111" calcext:value-type="float">
            <text:p>63.5</text:p>
          </table:table-cell>
          <table:table-cell table:style-name="ce32" table:formula="of:=[.N17]-[.C17]" office:value-type="float" office:value="9.50012594421112" calcext:value-type="float">
            <text:p>9.5</text:p>
          </table:table-cell>
          <table:table-cell table:style-name="ce30" table:formula="of:=([.C17]-[.N16])/[.N16]" office:value-type="percentage" office:value="-0.0284338152235148" calcext:value-type="percentage">
            <text:p>-2.8%</text:p>
          </table:table-cell>
          <table:table-cell table:formula="of:=[.C17]*EXP([.L17]*7)" office:value-type="float" office:value="167.903422075533" calcext:value-type="float">
            <text:p>168</text:p>
          </table:table-cell>
          <table:table-cell table:formula="of:=[.Q17]-[.Q16]" office:value-type="float" office:value="15.8968254985026" calcext:value-type="float">
            <text:p>16</text:p>
          </table:table-cell>
          <table:table-cell table:style-name="ce30" table:formula="of:=([.C17]-[.Q10])/[.Q10]" office:value-type="percentage" office:value="-0.0342130915744979" calcext:value-type="percentage">
            <text:p>-3.4%</text:p>
          </table:table-cell>
          <table:table-cell table:number-columns-repeated="1005"/>
        </table:table-row>
        <table:table-row table:style-name="ro2">
          <table:table-cell table:style-name="ce24" table:formula="of:=[.A17]+1" office:value-type="date" office:date-value="2020-03-15" calcext:value-type="date">
            <text:p>03/15/20</text:p>
          </table:table-cell>
          <table:table-cell table:formula="of:=[.A18]-[.A$7]"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table:formula="of:=[.C18]-[.C17]" office:value-type="float" office:value="9" calcext:value-type="float">
            <text:p>9</text:p>
          </table:table-cell>
          <table:table-cell table:formula="of:=[.D18]/[.C17]" office:value-type="percentage" office:value="0.166666666666667" calcext:value-type="percentage">
            <text:p>16.7%</text:p>
          </table:table-cell>
          <table:table-cell table:formula="of:=[.C18]/[.C9]" office:value-type="float" office:value="4.5" calcext:value-type="float">
            <text:p>4.5</text:p>
          </table:table-cell>
          <table:table-cell table:formula="of:=[.C18]/[.C10]" office:value-type="float" office:value="3.70588235294118" calcext:value-type="float">
            <text:p>3.7</text:p>
          </table:table-cell>
          <table:table-cell table:formula="of:=SLOPE(LN([.C$7:.C18]);[.B$7:.B18])" office:value-type="float" office:value="0.165554002008666" calcext:value-type="float">
            <text:p>0.166</text:p>
          </table:table-cell>
          <table:table-cell table:formula="of:=SLOPE(LN([.C17:.C18]);[.B17:.B18])" office:value-type="float" office:value="0.154150679827258" calcext:value-type="float">
            <text:p>0.154</text:p>
          </table:table-cell>
          <table:table-cell table:formula="of:=SLOPE(LN([.C13:.C18]); [.B13:.B18])" office:value-type="float" office:value="0.155208987228636" calcext:value-type="float">
            <text:p>0.155</text:p>
          </table:table-cell>
          <table:table-cell table:formula="of:=SLOPE(LN([.C8:.C18]); [.B8:.B18])" office:value-type="float" office:value="0.168389459469582" calcext:value-type="float">
            <text:p>0.168</text:p>
          </table:table-cell>
          <table:table-cell table:style-name="ce8" table:formula="of:=AVERAGE([.H18:.K18])" office:value-type="float" office:value="0.160825782133536" calcext:value-type="float">
            <text:p>0.161</text:p>
          </table:table-cell>
          <table:table-cell table:style-name="ce8"/>
          <table:table-cell table:formula="of:=[.C18]*EXP([.L18])" office:value-type="float" office:value="73.9922611384367" calcext:value-type="float">
            <text:p>74.0</text:p>
          </table:table-cell>
          <table:table-cell table:style-name="ce32" table:formula="of:=[.N18]-[.C18]" office:value-type="float" office:value="10.9922611384367" calcext:value-type="float">
            <text:p>11.0</text:p>
          </table:table-cell>
          <table:table-cell table:style-name="ce30" table:formula="of:=([.C18]-[.N17])/[.N17]" office:value-type="percentage" office:value="-0.00787598350041877" calcext:value-type="percentage">
            <text:p>-0.8%</text:p>
          </table:table-cell>
          <table:table-cell table:formula="of:=[.C18]*EXP([.L18]*7)" office:value-type="float" office:value="194.205174619031" calcext:value-type="float">
            <text:p>194</text:p>
          </table:table-cell>
          <table:table-cell table:formula="of:=[.Q18]-[.Q17]" office:value-type="float" office:value="26.3017525434982" calcext:value-type="float">
            <text:p>26</text:p>
          </table:table-cell>
          <table:table-cell table:style-name="ce30" table:formula="of:=([.C18]-[.Q11])/[.Q11]" office:value-type="percentage" office:value="-0.193874545310653" calcext:value-type="percentage">
            <text:p>-19.4%</text:p>
          </table:table-cell>
          <table:table-cell table:number-columns-repeated="1005"/>
        </table:table-row>
        <table:table-row table:style-name="ro2">
          <table:table-cell table:style-name="ce24" table:formula="of:=[.A18]+1" office:value-type="date" office:date-value="2020-03-16" calcext:value-type="date">
            <text:p>03/16/20</text:p>
          </table:table-cell>
          <table:table-cell table:formula="of:=[.A19]-[.A$7]"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formula="of:=[.C19]-[.C18]" office:value-type="float" office:value="22" calcext:value-type="float">
            <text:p>22</text:p>
          </table:table-cell>
          <table:table-cell table:formula="of:=[.D19]/[.C18]" office:value-type="percentage" office:value="0.349206349206349" calcext:value-type="percentage">
            <text:p>34.9%</text:p>
          </table:table-cell>
          <table:table-cell table:formula="of:=[.C19]/[.C10]" office:value-type="float" office:value="5" calcext:value-type="float">
            <text:p>5.0</text:p>
          </table:table-cell>
          <table:table-cell table:formula="of:=[.C19]/[.C11]" office:value-type="float" office:value="4.04761904761905" calcext:value-type="float">
            <text:p>4.0</text:p>
          </table:table-cell>
          <table:table-cell table:formula="of:=SLOPE(LN([.C$7:.C19]);[.B$7:.B19])" office:value-type="float" office:value="0.169183387053878" calcext:value-type="float">
            <text:p>0.169</text:p>
          </table:table-cell>
          <table:table-cell table:formula="of:=SLOPE(LN([.C18:.C19]);[.B18:.B19])" office:value-type="float" office:value="0.299516530098784" calcext:value-type="float">
            <text:p>0.300</text:p>
          </table:table-cell>
          <table:table-cell table:formula="of:=SLOPE(LN([.C14:.C19]); [.B14:.B19])" office:value-type="float" office:value="0.165636110053087" calcext:value-type="float">
            <text:p>0.166</text:p>
          </table:table-cell>
          <table:table-cell table:formula="of:=SLOPE(LN([.C9:.C19]); [.B9:.B19])" office:value-type="float" office:value="0.172417502098921" calcext:value-type="float">
            <text:p>0.172</text:p>
          </table:table-cell>
          <table:table-cell table:style-name="ce8" table:formula="of:=AVERAGE([.H19:.K19])" office:value-type="float" office:value="0.201688382326167" calcext:value-type="float">
            <text:p>0.202</text:p>
          </table:table-cell>
          <table:table-cell table:style-name="ce8"/>
          <table:table-cell table:formula="of:=[.C19]*EXP([.L19])" office:value-type="float" office:value="103.994669062846" calcext:value-type="float">
            <text:p>104.0</text:p>
          </table:table-cell>
          <table:table-cell table:style-name="ce32" table:formula="of:=[.N19]-[.C19]" office:value-type="float" office:value="18.9946690628455" calcext:value-type="float">
            <text:p>19.0</text:p>
          </table:table-cell>
          <table:table-cell table:style-name="ce30" table:formula="of:=([.C19]-[.N18])/[.N18]" office:value-type="percentage" office:value="0.148768785981121" calcext:value-type="percentage">
            <text:p>14.9%</text:p>
          </table:table-cell>
          <table:table-cell table:formula="of:=[.C19]*EXP([.L19]*7)" office:value-type="float" office:value="348.78996891389" calcext:value-type="float">
            <text:p>349</text:p>
          </table:table-cell>
          <table:table-cell table:formula="of:=[.Q19]-[.Q18]" office:value-type="float" office:value="154.584794294859" calcext:value-type="float">
            <text:p>155</text:p>
          </table:table-cell>
          <table:table-cell table:style-name="ce30" table:formula="of:=([.C19]-[.Q12])/[.Q12]" office:value-type="percentage" office:value="0.701023614178358" calcext:value-type="percentage">
            <text:p>70.1%</text:p>
          </table:table-cell>
          <table:table-cell table:number-columns-repeated="1005"/>
        </table:table-row>
        <table:table-row table:style-name="ro2">
          <table:table-cell table:style-name="ce24" table:formula="of:=[.A19]+1" office:value-type="date" office:date-value="2020-03-17" calcext:value-type="date">
            <text:p>03/17/20</text:p>
          </table:table-cell>
          <table:table-cell table:formula="of:=[.A20]-[.A$7]" office:value-type="float" office:value="13" calcext:value-type="float">
            <text:p>13</text:p>
          </table:table-cell>
          <table:table-cell office:value-type="float" office:value="108" calcext:value-type="float">
            <text:p>108</text:p>
          </table:table-cell>
          <table:table-cell table:formula="of:=[.C20]-[.C19]" office:value-type="float" office:value="23" calcext:value-type="float">
            <text:p>23</text:p>
          </table:table-cell>
          <table:table-cell table:formula="of:=[.D20]/[.C19]" office:value-type="percentage" office:value="0.270588235294118" calcext:value-type="percentage">
            <text:p>27.1%</text:p>
          </table:table-cell>
          <table:table-cell table:formula="of:=[.C20]/[.C11]" office:value-type="float" office:value="5.14285714285714" calcext:value-type="float">
            <text:p>5.1</text:p>
          </table:table-cell>
          <table:table-cell table:formula="of:=[.C20]/[.C12]" office:value-type="float" office:value="4.90909090909091" calcext:value-type="float">
            <text:p>4.9</text:p>
          </table:table-cell>
          <table:table-cell table:formula="of:=SLOPE(LN([.C$7:.C20]);[.B$7:.B20])" office:value-type="float" office:value="0.173473188613155" calcext:value-type="float">
            <text:p>0.173</text:p>
          </table:table-cell>
          <table:table-cell table:formula="of:=SLOPE(LN([.C19:.C20]);[.B19:.B20])" office:value-type="float" office:value="0.239479970633903" calcext:value-type="float">
            <text:p>0.239</text:p>
          </table:table-cell>
          <table:table-cell table:formula="of:=SLOPE(LN([.C15:.C20]); [.B15:.B20])" office:value-type="float" office:value="0.197083443120556" calcext:value-type="float">
            <text:p>0.197</text:p>
          </table:table-cell>
          <table:table-cell table:formula="of:=SLOPE(LN([.C10:.C20]); [.B10:.B20])" office:value-type="float" office:value="0.177941538595812" calcext:value-type="float">
            <text:p>0.178</text:p>
          </table:table-cell>
          <table:table-cell table:style-name="ce8" table:formula="of:=AVERAGE([.H20:.K20])" office:value-type="float" office:value="0.196994535240856" calcext:value-type="float">
            <text:p>0.197</text:p>
          </table:table-cell>
          <table:table-cell table:style-name="ce8"/>
          <table:table-cell table:formula="of:=[.C20]*EXP([.L20])" office:value-type="float" office:value="131.515637692991" calcext:value-type="float">
            <text:p>131.5</text:p>
          </table:table-cell>
          <table:table-cell table:style-name="ce32" table:formula="of:=[.N20]-[.C20]" office:value-type="float" office:value="23.5156376929907" calcext:value-type="float">
            <text:p>23.5</text:p>
          </table:table-cell>
          <table:table-cell table:style-name="ce30" table:formula="of:=([.C20]-[.N19])/[.N19]" office:value-type="percentage" office:value="0.0385147717017495" calcext:value-type="percentage">
            <text:p>3.9%</text:p>
          </table:table-cell>
          <table:table-cell table:formula="of:=[.C20]*EXP([.L20]*7)" office:value-type="float" office:value="428.843895952839" calcext:value-type="float">
            <text:p>429</text:p>
          </table:table-cell>
          <table:table-cell table:formula="of:=[.Q20]-[.Q19]" office:value-type="float" office:value="80.0539270389487" calcext:value-type="float">
            <text:p>80</text:p>
          </table:table-cell>
          <table:table-cell table:style-name="ce30" table:formula="of:=([.C20]-[.Q13])/[.Q13]" office:value-type="percentage" office:value="0.0324242019182294" calcext:value-type="percentage">
            <text:p>3.2%</text:p>
          </table:table-cell>
          <table:table-cell table:number-columns-repeated="1005"/>
        </table:table-row>
        <table:table-row table:style-name="ro2">
          <table:table-cell table:style-name="ce24" table:formula="of:=[.A20]+1" office:value-type="date" office:date-value="2020-03-18" calcext:value-type="date">
            <text:p>03/18/20</text:p>
          </table:table-cell>
          <table:table-cell table:formula="of:=[.A21]-[.A$7]" office:value-type="float" office:value="14" calcext:value-type="float">
            <text:p>14</text:p>
          </table:table-cell>
          <table:table-cell office:value-type="float" office:value="118" calcext:value-type="float">
            <text:p>118</text:p>
          </table:table-cell>
          <table:table-cell table:formula="of:=[.C21]-[.C20]" office:value-type="float" office:value="10" calcext:value-type="float">
            <text:p>10</text:p>
          </table:table-cell>
          <table:table-cell table:formula="of:=[.D21]/[.C20]" office:value-type="percentage" office:value="0.0925925925925926" calcext:value-type="percentage">
            <text:p>9.3%</text:p>
          </table:table-cell>
          <table:table-cell table:formula="of:=[.C21]/[.C12]" office:value-type="float" office:value="5.36363636363636" calcext:value-type="float">
            <text:p>5.4</text:p>
          </table:table-cell>
          <table:table-cell table:formula="of:=[.C21]/[.C13]" office:value-type="float" office:value="4.21428571428571" calcext:value-type="float">
            <text:p>4.2</text:p>
          </table:table-cell>
          <table:table-cell table:formula="of:=SLOPE(LN([.C$7:.C21]);[.B$7:.B21])" office:value-type="float" office:value="0.174138564844892" calcext:value-type="float">
            <text:p>0.174</text:p>
          </table:table-cell>
          <table:table-cell table:formula="of:=SLOPE(LN([.C20:.C21]);[.B20:.B21])" office:value-type="float" office:value="0.0885533973414452" calcext:value-type="float">
            <text:p>0.089</text:p>
          </table:table-cell>
          <table:table-cell table:formula="of:=SLOPE(LN([.C16:.C21]); [.B16:.B21])" office:value-type="float" office:value="0.199475519587333" calcext:value-type="float">
            <text:p>0.199</text:p>
          </table:table-cell>
          <table:table-cell table:formula="of:=SLOPE(LN([.C11:.C21]); [.B11:.B21])" office:value-type="float" office:value="0.179507658509467" calcext:value-type="float">
            <text:p>0.180</text:p>
          </table:table-cell>
          <table:table-cell table:style-name="ce8" table:formula="of:=AVERAGE([.H21:.K21])" office:value-type="float" office:value="0.160418785070784" calcext:value-type="float">
            <text:p>0.160</text:p>
          </table:table-cell>
          <table:table-cell table:style-name="ce8"/>
          <table:table-cell table:formula="of:=[.C21]*EXP([.L21])" office:value-type="float" office:value="138.532285883918" calcext:value-type="float">
            <text:p>138.5</text:p>
          </table:table-cell>
          <table:table-cell table:style-name="ce32" table:formula="of:=[.N21]-[.C21]" office:value-type="float" office:value="20.5322858839181" calcext:value-type="float">
            <text:p>20.5</text:p>
          </table:table-cell>
          <table:table-cell table:style-name="ce30" table:formula="of:=([.C21]-[.N20])/[.N20]" office:value-type="percentage" office:value="-0.102768293794397" calcext:value-type="percentage">
            <text:p>-10.3%</text:p>
          </table:table-cell>
          <table:table-cell table:formula="of:=[.C21]*EXP([.L21]*7)" office:value-type="float" office:value="362.714535012176" calcext:value-type="float">
            <text:p>363</text:p>
          </table:table-cell>
          <table:table-cell table:formula="of:=[.Q21]-[.Q20]" office:value-type="float" office:value="-66.1293609406628" calcext:value-type="float">
            <text:p>-66</text:p>
          </table:table-cell>
          <table:table-cell table:style-name="ce30" table:formula="of:=([.C21]-[.Q14])/[.Q14]" office:value-type="percentage" office:value="-0.188367857484466" calcext:value-type="percentage">
            <text:p>-18.8%</text:p>
          </table:table-cell>
          <table:table-cell table:number-columns-repeated="1005"/>
        </table:table-row>
        <table:table-row table:style-name="ro2">
          <table:table-cell table:style-name="ce24" table:formula="of:=[.A21]+1" office:value-type="date" office:date-value="2020-03-19" calcext:value-type="date">
            <text:p>03/19/20</text:p>
          </table:table-cell>
          <table:table-cell table:formula="of:=[.A22]-[.A$7]"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formula="of:=[.C22]-[.C21]" office:value-type="float" office:value="82" calcext:value-type="float">
            <text:p>82</text:p>
          </table:table-cell>
          <table:table-cell table:style-name="ce16" table:formula="of:=[.D22]/[.C21]" office:value-type="percentage" office:value="0.694915254237288" calcext:value-type="percentage">
            <text:p>69.5%</text:p>
          </table:table-cell>
          <table:table-cell table:formula="of:=[.C22]/[.C13]" office:value-type="float" office:value="7.14285714285714" calcext:value-type="float">
            <text:p>7.1</text:p>
          </table:table-cell>
          <table:table-cell table:formula="of:=[.C22]/[.C14]" office:value-type="float" office:value="5.55555555555556" calcext:value-type="float">
            <text:p>5.6</text:p>
          </table:table-cell>
          <table:table-cell table:formula="of:=SLOPE(LN([.C$7:.C22]);[.B$7:.B22])" office:value-type="float" office:value="0.182381445497837" calcext:value-type="float">
            <text:p>0.182</text:p>
          </table:table-cell>
          <table:table-cell table:style-name="ce23" table:formula="of:=SLOPE(LN([.C21:.C22]);[.B21:.B22])" office:value-type="float" office:value="0.527632742082371" calcext:value-type="float">
            <text:p>0.528</text:p>
          </table:table-cell>
          <table:table-cell table:formula="of:=SLOPE(LN([.C17:.C22]); [.B17:.B22])" office:value-type="float" office:value="0.247679893279289" calcext:value-type="float">
            <text:p>0.248</text:p>
          </table:table-cell>
          <table:table-cell table:formula="of:=SLOPE(LN([.C12:.C22]); [.B12:.B22])" office:value-type="float" office:value="0.198969660168627" calcext:value-type="float">
            <text:p>0.199</text:p>
          </table:table-cell>
          <table:table-cell table:style-name="ce8" table:formula="of:=AVERAGE([.H22:.K22])" office:value-type="float" office:value="0.289165935257031" calcext:value-type="float">
            <text:p>0.289</text:p>
          </table:table-cell>
          <table:table-cell table:style-name="ce8"/>
          <table:table-cell table:formula="of:=[.C22]*EXP([.L22])" office:value-type="float" office:value="267.062657139841" calcext:value-type="float">
            <text:p>267.1</text:p>
          </table:table-cell>
          <table:table-cell table:style-name="ce32" table:formula="of:=[.N22]-[.C22]" office:value-type="float" office:value="67.0626571398413" calcext:value-type="float">
            <text:p>67.1</text:p>
          </table:table-cell>
          <table:table-cell table:style-name="ce38" table:formula="of:=([.C22]-[.N21])/[.N21]" office:value-type="percentage" office:value="0.443706777260488" calcext:value-type="percentage">
            <text:p>44.4%</text:p>
          </table:table-cell>
          <table:table-cell table:formula="of:=[.C22]*EXP([.L22]*7)" office:value-type="float" office:value="1513.9522784878" calcext:value-type="float">
            <text:p>1,514</text:p>
          </table:table-cell>
          <table:table-cell table:formula="of:=[.Q22]-[.Q21]" office:value-type="float" office:value="1151.23774347562" calcext:value-type="float">
            <text:p>1,151</text:p>
          </table:table-cell>
          <table:table-cell table:style-name="ce30" table:formula="of:=([.C22]-[.Q15])/[.Q15]" office:value-type="percentage" office:value="0.753420710575573" calcext:value-type="percentage">
            <text:p>75.3%</text:p>
          </table:table-cell>
          <table:table-cell table:number-columns-repeated="1005"/>
        </table:table-row>
        <table:table-row table:style-name="ro2">
          <table:table-cell table:style-name="ce24" table:formula="of:=[.A22]+1" office:value-type="date" office:date-value="2020-03-20" calcext:value-type="date">
            <text:p>03/20/20</text:p>
          </table:table-cell>
          <table:table-cell table:formula="of:=[.A23]-[.A$7]" office:value-type="float" office:value="16" calcext:value-type="float">
            <text:p>16</text:p>
          </table:table-cell>
          <table:table-cell office:value-type="float" office:value="244" calcext:value-type="float">
            <text:p>244</text:p>
          </table:table-cell>
          <table:table-cell table:formula="of:=[.C23]-[.C22]" office:value-type="float" office:value="44" calcext:value-type="float">
            <text:p>44</text:p>
          </table:table-cell>
          <table:table-cell table:formula="of:=[.D23]/[.C22]" office:value-type="percentage" office:value="0.22" calcext:value-type="percentage">
            <text:p>22.0%</text:p>
          </table:table-cell>
          <table:table-cell table:formula="of:=[.C23]/[.C14]" office:value-type="float" office:value="6.77777777777778" calcext:value-type="float">
            <text:p>6.8</text:p>
          </table:table-cell>
          <table:table-cell table:formula="of:=[.C23]/[.C15]" office:value-type="float" office:value="6.1" calcext:value-type="float">
            <text:p>6.1</text:p>
          </table:table-cell>
          <table:table-cell table:formula="of:=SLOPE(LN([.C$7:.C23]);[.B$7:.B23])" office:value-type="float" office:value="0.188361254048825" calcext:value-type="float">
            <text:p>0.188</text:p>
          </table:table-cell>
          <table:table-cell table:formula="of:=SLOPE(LN([.C22:.C23]);[.B22:.B23])" office:value-type="float" office:value="0.198850858745166" calcext:value-type="float">
            <text:p>0.199</text:p>
          </table:table-cell>
          <table:table-cell table:formula="of:=SLOPE(LN([.C18:.C23]); [.B18:.B23])" office:value-type="float" office:value="0.26930626348637" calcext:value-type="float">
            <text:p>0.269</text:p>
          </table:table-cell>
          <table:table-cell table:formula="of:=SLOPE(LN([.C13:.C23]); [.B13:.B23])" office:value-type="float" office:value="0.209518747816066" calcext:value-type="float">
            <text:p>0.210</text:p>
          </table:table-cell>
          <table:table-cell table:style-name="ce8" table:formula="of:=AVERAGE([.H23:.K23])" office:value-type="float" office:value="0.216509281024107" calcext:value-type="float">
            <text:p>0.217</text:p>
          </table:table-cell>
          <table:table-cell table:style-name="ce8"/>
          <table:table-cell table:formula="of:=[.C23]*EXP([.L23])" office:value-type="float" office:value="302.983244808084" calcext:value-type="float">
            <text:p>303.0</text:p>
          </table:table-cell>
          <table:table-cell table:style-name="ce32" table:formula="of:=[.N23]-[.C23]" office:value-type="float" office:value="58.9832448080842" calcext:value-type="float">
            <text:p>59.0</text:p>
          </table:table-cell>
          <table:table-cell table:style-name="ce38" table:formula="of:=([.C23]-[.N22])/[.N22]" office:value-type="percentage" office:value="-0.0863567276190361" calcext:value-type="percentage">
            <text:p>-8.6%</text:p>
          </table:table-cell>
          <table:table-cell table:formula="of:=[.C23]*EXP([.L23]*7)" office:value-type="float" office:value="1110.68607889429" calcext:value-type="float">
            <text:p>1,111</text:p>
          </table:table-cell>
          <table:table-cell table:formula="of:=[.Q23]-[.Q22]" office:value-type="float" office:value="-403.266199593504" calcext:value-type="float">
            <text:p>-403</text:p>
          </table:table-cell>
          <table:table-cell table:style-name="ce30" table:formula="of:=([.C23]-[.Q16])/[.Q16]" office:value-type="percentage" office:value="0.605193494851732" calcext:value-type="percentage">
            <text:p>60.5%</text:p>
          </table:table-cell>
          <table:table-cell table:number-columns-repeated="1005"/>
        </table:table-row>
        <table:table-row table:style-name="ro2">
          <table:table-cell table:style-name="ce24" table:formula="of:=[.A23]+1" office:value-type="date" office:date-value="2020-03-21" calcext:value-type="date">
            <text:p>03/21/20</text:p>
          </table:table-cell>
          <table:table-cell table:formula="of:=[.A24]-[.A$7]" office:value-type="float" office:value="17" calcext:value-type="float">
            <text:p>17</text:p>
          </table:table-cell>
          <table:table-cell office:value-type="float" office:value="307" calcext:value-type="float">
            <text:p>307</text:p>
          </table:table-cell>
          <table:table-cell table:formula="of:=[.C24]-[.C23]" office:value-type="float" office:value="63" calcext:value-type="float">
            <text:p>63</text:p>
          </table:table-cell>
          <table:table-cell table:formula="of:=[.D24]/[.C23]" office:value-type="percentage" office:value="0.258196721311475" calcext:value-type="percentage">
            <text:p>25.8%</text:p>
          </table:table-cell>
          <table:table-cell table:formula="of:=[.C24]/[.C15]" office:value-type="float" office:value="7.675" calcext:value-type="float">
            <text:p>7.7</text:p>
          </table:table-cell>
          <table:table-cell table:formula="of:=[.C24]/[.C16]" office:value-type="float" office:value="6.53191489361702" calcext:value-type="float">
            <text:p>6.5</text:p>
          </table:table-cell>
          <table:table-cell table:formula="of:=SLOPE(LN([.C$7:.C24]);[.B$7:.B24])" office:value-type="float" office:value="0.19328249282575" calcext:value-type="float">
            <text:p>0.193</text:p>
          </table:table-cell>
          <table:table-cell table:formula="of:=SLOPE(LN([.C23:.C24]);[.B23:.B24])" office:value-type="float" office:value="0.229679522293995" calcext:value-type="float">
            <text:p>0.230</text:p>
          </table:table-cell>
          <table:table-cell table:formula="of:=SLOPE(LN([.C19:.C24]); [.B19:.B24])" office:value-type="float" office:value="0.268392176916392" calcext:value-type="float">
            <text:p>0.268</text:p>
          </table:table-cell>
          <table:table-cell table:formula="of:=SLOPE(LN([.C14:.C24]); [.B14:.B24])" office:value-type="float" office:value="0.221788237103835" calcext:value-type="float">
            <text:p>0.222</text:p>
          </table:table-cell>
          <table:table-cell table:style-name="ce8" table:formula="of:=AVERAGE([.H24:.K24])" office:value-type="float" office:value="0.228285607284993" calcext:value-type="float">
            <text:p>0.228</text:p>
          </table:table-cell>
          <table:table-cell table:style-name="ce8"/>
          <table:table-cell table:formula="of:=[.C24]*EXP([.L24])" office:value-type="float" office:value="385.72834600265" calcext:value-type="float">
            <text:p>385.7</text:p>
          </table:table-cell>
          <table:table-cell table:style-name="ce32" table:formula="of:=[.N24]-[.C24]" office:value-type="float" office:value="78.7283460026499" calcext:value-type="float">
            <text:p>78.7</text:p>
          </table:table-cell>
          <table:table-cell table:style-name="ce30" table:formula="of:=([.C24]-[.N23])/[.N23]" office:value-type="percentage" office:value="0.0132573508956248" calcext:value-type="percentage">
            <text:p>1.3%</text:p>
          </table:table-cell>
          <table:table-cell table:formula="of:=[.C24]*EXP([.L24]*7)" office:value-type="float" office:value="1517.54169486938" calcext:value-type="float">
            <text:p>1,518</text:p>
          </table:table-cell>
          <table:table-cell table:formula="of:=[.Q24]-[.Q23]" office:value-type="float" office:value="406.85561597509" calcext:value-type="float">
            <text:p>407</text:p>
          </table:table-cell>
          <table:table-cell table:style-name="ce30" table:formula="of:=([.C24]-[.Q17])/[.Q17]" office:value-type="percentage" office:value="0.82843206055618" calcext:value-type="percentage">
            <text:p>82.8%</text:p>
          </table:table-cell>
          <table:table-cell table:number-columns-repeated="1005"/>
        </table:table-row>
        <table:table-row table:style-name="ro2">
          <table:table-cell table:style-name="ce24" table:formula="of:=[.A24]+1" office:value-type="date" office:date-value="2020-03-22" calcext:value-type="date">
            <text:p>03/22/20</text:p>
          </table:table-cell>
          <table:table-cell table:formula="of:=[.A25]-[.A$7]" office:value-type="float" office:value="18" calcext:value-type="float">
            <text:p>18</text:p>
          </table:table-cell>
          <table:table-cell office:value-type="float" office:value="417" calcext:value-type="float">
            <text:p>417</text:p>
          </table:table-cell>
          <table:table-cell table:formula="of:=[.C25]-[.C24]" office:value-type="float" office:value="110" calcext:value-type="float">
            <text:p>110</text:p>
          </table:table-cell>
          <table:table-cell table:formula="of:=[.D25]/[.C24]" office:value-type="percentage" office:value="0.358306188925081" calcext:value-type="percentage">
            <text:p>35.8%</text:p>
          </table:table-cell>
          <table:table-cell table:formula="of:=[.C25]/[.C16]" office:value-type="float" office:value="8.87234042553192" calcext:value-type="float">
            <text:p>8.9</text:p>
          </table:table-cell>
          <table:table-cell table:formula="of:=[.C25]/[.C17]" office:value-type="float" office:value="7.72222222222222" calcext:value-type="float">
            <text:p>7.7</text:p>
          </table:table-cell>
          <table:table-cell table:formula="of:=SLOPE(LN([.C$7:.C25]);[.B$7:.B25])" office:value-type="float" office:value="0.198588579235325" calcext:value-type="float">
            <text:p>0.199</text:p>
          </table:table-cell>
          <table:table-cell table:formula="of:=SLOPE(LN([.C24:.C25]);[.B24:.B25])" office:value-type="float" office:value="0.306238474211605" calcext:value-type="float">
            <text:p>0.306</text:p>
          </table:table-cell>
          <table:table-cell table:formula="of:=SLOPE(LN([.C20:.C25]); [.B20:.B25])" office:value-type="float" office:value="0.280631862899505" calcext:value-type="float">
            <text:p>0.281</text:p>
          </table:table-cell>
          <table:table-cell table:formula="of:=SLOPE(LN([.C15:.C25]); [.B15:.B25])" office:value-type="float" office:value="0.239916232785527" calcext:value-type="float">
            <text:p>0.240</text:p>
          </table:table-cell>
          <table:table-cell table:style-name="ce8" table:formula="of:=AVERAGE([.H25:.K25])" office:value-type="float" office:value="0.25634378728299" calcext:value-type="float">
            <text:p>0.256</text:p>
          </table:table-cell>
          <table:table-cell table:style-name="ce8"/>
          <table:table-cell table:formula="of:=[.C25]*EXP([.L25])" office:value-type="float" office:value="538.846104149572" calcext:value-type="float">
            <text:p>538.8</text:p>
          </table:table-cell>
          <table:table-cell table:style-name="ce32" table:formula="of:=[.N25]-[.C25]" office:value-type="float" office:value="121.846104149572" calcext:value-type="float">
            <text:p>121.8</text:p>
          </table:table-cell>
          <table:table-cell table:style-name="ce30" table:formula="of:=([.C25]-[.N24])/[.N24]" office:value-type="percentage" office:value="0.0810717032373225" calcext:value-type="percentage">
            <text:p>8.1%</text:p>
          </table:table-cell>
          <table:table-cell table:formula="of:=[.C25]*EXP([.L25]*7)" office:value-type="float" office:value="2508.63167174946" calcext:value-type="float">
            <text:p>2,509</text:p>
          </table:table-cell>
          <table:table-cell table:formula="of:=[.Q25]-[.Q24]" office:value-type="float" office:value="991.089976880074" calcext:value-type="float">
            <text:p>991</text:p>
          </table:table-cell>
          <table:table-cell table:style-name="ce30" table:formula="of:=([.C25]-[.Q18])/[.Q18]" office:value-type="percentage" office:value="1.14721364051201" calcext:value-type="percentage">
            <text:p>114.7%</text:p>
          </table:table-cell>
          <table:table-cell table:number-columns-repeated="1005"/>
        </table:table-row>
        <table:table-row table:style-name="ro2">
          <table:table-cell table:style-name="ce24" table:formula="of:=[.A25]+1" office:value-type="date" office:date-value="2020-03-23" calcext:value-type="date">
            <text:p>03/23/20</text:p>
          </table:table-cell>
          <table:table-cell table:formula="of:=[.A26]-[.A$7]" office:value-type="float" office:value="19" calcext:value-type="float">
            <text:p>19</text:p>
          </table:table-cell>
          <table:table-cell office:value-type="float" office:value="552" calcext:value-type="float">
            <text:p>552</text:p>
          </table:table-cell>
          <table:table-cell table:formula="of:=[.C26]-[.C25]" office:value-type="float" office:value="135" calcext:value-type="float">
            <text:p>135</text:p>
          </table:table-cell>
          <table:table-cell table:formula="of:=[.D26]/[.C25]" office:value-type="percentage" office:value="0.323741007194245" calcext:value-type="percentage">
            <text:p>32.4%</text:p>
          </table:table-cell>
          <table:table-cell table:formula="of:=[.C26]/[.C17]" office:value-type="float" office:value="10.2222222222222" calcext:value-type="float">
            <text:p>10.2</text:p>
          </table:table-cell>
          <table:table-cell table:formula="of:=[.C26]/[.C18]" office:value-type="float" office:value="8.76190476190476" calcext:value-type="float">
            <text:p>8.8</text:p>
          </table:table-cell>
          <table:table-cell table:formula="of:=SLOPE(LN([.C$7:.C26]);[.B$7:.B26])" office:value-type="float" office:value="0.203624059980058" calcext:value-type="float">
            <text:p>0.204</text:p>
          </table:table-cell>
          <table:table-cell table:formula="of:=SLOPE(LN([.C25:.C26]);[.B25:.B26])" office:value-type="float" office:value="0.280461824478293" calcext:value-type="float">
            <text:p>0.280</text:p>
          </table:table-cell>
          <table:table-cell table:style-name="ce23" table:formula="of:=SLOPE(LN([.C21:.C26]); [.B21:.B26])" office:value-type="float" office:value="0.289951519917241" calcext:value-type="float">
            <text:p>0.290</text:p>
          </table:table-cell>
          <table:table-cell table:formula="of:=SLOPE(LN([.C16:.C26]); [.B16:.B26])" office:value-type="float" office:value="0.254270636948999" calcext:value-type="float">
            <text:p>0.254</text:p>
          </table:table-cell>
          <table:table-cell table:style-name="ce8" table:formula="of:=AVERAGE([.H26:.K26])" office:value-type="float" office:value="0.257077010331148" calcext:value-type="float">
            <text:p>0.257</text:p>
          </table:table-cell>
          <table:table-cell table:style-name="ce8"/>
          <table:table-cell table:formula="of:=[.C26]*EXP([.L26])" office:value-type="float" office:value="713.815879051767" calcext:value-type="float">
            <text:p>713.8</text:p>
          </table:table-cell>
          <table:table-cell table:style-name="ce32" table:formula="of:=[.N26]-[.C26]" office:value-type="float" office:value="161.815879051767" calcext:value-type="float">
            <text:p>161.8</text:p>
          </table:table-cell>
          <table:table-cell table:style-name="ce30" table:formula="of:=([.C26]-[.N25])/[.N25]" office:value-type="percentage" office:value="0.0244112293828081" calcext:value-type="percentage">
            <text:p>2.4%</text:p>
          </table:table-cell>
          <table:table-cell table:formula="of:=[.C26]*EXP([.L26]*7)" office:value-type="float" office:value="3337.86653064669" calcext:value-type="float">
            <text:p>3,338</text:p>
          </table:table-cell>
          <table:table-cell table:formula="of:=[.Q26]-[.Q25]" office:value-type="float" office:value="829.23485889723" calcext:value-type="float">
            <text:p>829</text:p>
          </table:table-cell>
          <table:table-cell table:style-name="ce30" table:formula="of:=([.C26]-[.Q19])/[.Q19]" office:value-type="percentage" office:value="0.582614321503835" calcext:value-type="percentage">
            <text:p>58.3%</text:p>
          </table:table-cell>
          <table:table-cell table:number-columns-repeated="1005"/>
        </table:table-row>
        <table:table-row table:style-name="ro2">
          <table:table-cell table:style-name="ce24" table:formula="of:=[.A26]+1" office:value-type="date" office:date-value="2020-03-24" calcext:value-type="date">
            <text:p>03/24/20</text:p>
          </table:table-cell>
          <table:table-cell table:formula="of:=[.A27]-[.A$7]" office:value-type="float" office:value="20" calcext:value-type="float">
            <text:p>20</text:p>
          </table:table-cell>
          <table:table-cell office:value-type="float" office:value="706" calcext:value-type="float">
            <text:p>706</text:p>
          </table:table-cell>
          <table:table-cell table:formula="of:=[.C27]-[.C26]" office:value-type="float" office:value="154" calcext:value-type="float">
            <text:p>154</text:p>
          </table:table-cell>
          <table:table-cell table:formula="of:=[.D27]/[.C26]" office:value-type="percentage" office:value="0.278985507246377" calcext:value-type="percentage">
            <text:p>27.9%</text:p>
          </table:table-cell>
          <table:table-cell table:formula="of:=[.C27]/[.C18]" office:value-type="float" office:value="11.2063492063492" calcext:value-type="float">
            <text:p>11.2</text:p>
          </table:table-cell>
          <table:table-cell table:formula="of:=[.C27]/[.C19]" office:value-type="float" office:value="8.30588235294118" calcext:value-type="float">
            <text:p>8.3</text:p>
          </table:table-cell>
          <table:table-cell table:formula="of:=SLOPE(LN([.C$7:.C27]);[.B$7:.B27])" office:value-type="float" office:value="0.20790283314481" calcext:value-type="float">
            <text:p>0.208</text:p>
          </table:table-cell>
          <table:table-cell table:formula="of:=SLOPE(LN([.C26:.C27]);[.B26:.B27])" office:value-type="float" office:value="0.246067191216147" calcext:value-type="float">
            <text:p>0.246</text:p>
          </table:table-cell>
          <table:table-cell table:formula="of:=SLOPE(LN([.C22:.C27]); [.B22:.B27])" office:value-type="float" office:value="0.25891049405398" calcext:value-type="float">
            <text:p>0.259</text:p>
          </table:table-cell>
          <table:table-cell table:formula="of:=SLOPE(LN([.C17:.C27]); [.B17:.B27])" office:value-type="float" office:value="0.264745734289691" calcext:value-type="float">
            <text:p>0.265</text:p>
          </table:table-cell>
          <table:table-cell table:style-name="ce8" table:formula="of:=AVERAGE([.H27:.K27])" office:value-type="float" office:value="0.244406563176157" calcext:value-type="float">
            <text:p>0.244</text:p>
          </table:table-cell>
          <table:table-cell table:style-name="ce8"/>
          <table:table-cell table:formula="of:=[.C27]*EXP([.L27])" office:value-type="float" office:value="901.465525519654" calcext:value-type="float">
            <text:p>901.5</text:p>
          </table:table-cell>
          <table:table-cell table:style-name="ce32" table:formula="of:=[.N27]-[.C27]" office:value-type="float" office:value="195.465525519654" calcext:value-type="float">
            <text:p>195.5</text:p>
          </table:table-cell>
          <table:table-cell table:style-name="ce30" table:formula="of:=([.C27]-[.N26])/[.N26]" office:value-type="percentage" office:value="-0.0109494328735716" calcext:value-type="percentage">
            <text:p>-1.1%</text:p>
          </table:table-cell>
          <table:table-cell table:formula="of:=[.C27]*EXP([.L27]*7)" office:value-type="float" office:value="3906.75029079086" calcext:value-type="float">
            <text:p>3,907</text:p>
          </table:table-cell>
          <table:table-cell table:formula="of:=[.Q27]-[.Q26]" office:value-type="float" office:value="568.883760144176" calcext:value-type="float">
            <text:p>569</text:p>
          </table:table-cell>
          <table:table-cell table:style-name="ce30" table:formula="of:=([.C27]-[.Q20])/[.Q20]" office:value-type="percentage" office:value="0.646286694675586" calcext:value-type="percentage">
            <text:p>64.6%</text:p>
          </table:table-cell>
          <table:table-cell table:number-columns-repeated="1005"/>
        </table:table-row>
        <table:table-row table:style-name="ro2">
          <table:table-cell table:style-name="ce24" table:formula="of:=[.A27]+1" office:value-type="date" office:date-value="2020-03-25" calcext:value-type="date">
            <text:p>03/25/20</text:p>
          </table:table-cell>
          <table:table-cell table:formula="of:=[.A28]-[.A$7]"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table:formula="of:=[.C28]-[.C27]" office:value-type="float" office:value="236" calcext:value-type="float">
            <text:p>236</text:p>
          </table:table-cell>
          <table:table-cell table:formula="of:=[.D28]/[.C27]" office:value-type="percentage" office:value="0.334277620396601" calcext:value-type="percentage">
            <text:p>33.4%</text:p>
          </table:table-cell>
          <table:table-cell table:formula="of:=[.C28]/[.C19]" office:value-type="float" office:value="11.0823529411765" calcext:value-type="float">
            <text:p>11.1</text:p>
          </table:table-cell>
          <table:table-cell table:formula="of:=[.C28]/[.C20]" office:value-type="float" office:value="8.72222222222222" calcext:value-type="float">
            <text:p>8.7</text:p>
          </table:table-cell>
          <table:table-cell table:formula="of:=SLOPE(LN([.C$7:.C28]);[.B$7:.B28])" office:value-type="float" office:value="0.212070534777686" calcext:value-type="float">
            <text:p>0.212</text:p>
          </table:table-cell>
          <table:table-cell table:formula="of:=SLOPE(LN([.C27:.C28]);[.B27:.B28])" office:value-type="float" office:value="0.288390037083121" calcext:value-type="float">
            <text:p>0.288</text:p>
          </table:table-cell>
          <table:table-cell table:formula="of:=SLOPE(LN([.C23:.C28]); [.B23:.B28])" office:value-type="float" office:value="0.272369986874635" calcext:value-type="float">
            <text:p>0.272</text:p>
          </table:table-cell>
          <table:table-cell table:formula="of:=SLOPE(LN([.C18:.C28]); [.B18:.B28])" office:value-type="float" office:value="0.271270842709999" calcext:value-type="float">
            <text:p>0.271</text:p>
          </table:table-cell>
          <table:table-cell table:style-name="ce8" table:formula="of:=AVERAGE([.H28:.K28])" office:value-type="float" office:value="0.26102535036136" calcext:value-type="float">
            <text:p>0.261</text:p>
          </table:table-cell>
          <table:table-cell table:style-name="ce8"/>
          <table:table-cell table:formula="of:=[.C28]*EXP([.L28])" office:value-type="float" office:value="1222.96146296059" calcext:value-type="float">
            <text:p>1223.0</text:p>
          </table:table-cell>
          <table:table-cell table:style-name="ce32" table:formula="of:=[.N28]-[.C28]" office:value-type="float" office:value="280.961462960593" calcext:value-type="float">
            <text:p>281.0</text:p>
          </table:table-cell>
          <table:table-cell table:style-name="ce30" table:formula="of:=([.C28]-[.N27])/[.N27]" office:value-type="percentage" office:value="0.0449650855555236" calcext:value-type="percentage">
            <text:p>4.5%</text:p>
          </table:table-cell>
          <table:table-cell table:formula="of:=[.C28]*EXP([.L28]*7)" office:value-type="float" office:value="5855.76969662629" calcext:value-type="float">
            <text:p>5,856</text:p>
          </table:table-cell>
          <table:table-cell table:formula="of:=[.Q28]-[.Q27]" office:value-type="float" office:value="1949.01940583542" calcext:value-type="float">
            <text:p>1,949</text:p>
          </table:table-cell>
          <table:table-cell table:style-name="ce38" table:formula="of:=([.C28]-[.Q21])/[.Q21]" office:value-type="percentage" office:value="1.59708368171234" calcext:value-type="percentage">
            <text:p>159.7%</text:p>
          </table:table-cell>
          <table:table-cell table:number-columns-repeated="1005"/>
        </table:table-row>
        <table:table-row table:style-name="ro2">
          <table:table-cell table:style-name="ce24" table:formula="of:=[.A28]+1" office:value-type="date" office:date-value="2020-03-26" calcext:value-type="date">
            <text:p>03/26/20</text:p>
          </table:table-cell>
          <table:table-cell table:formula="of:=[.A29]-[.A$7]" office:value-type="float" office:value="22" calcext:value-type="float">
            <text:p>22</text:p>
          </table:table-cell>
          <table:table-cell office:value-type="float" office:value="1209" calcext:value-type="float">
            <text:p>1209</text:p>
          </table:table-cell>
          <table:table-cell table:formula="of:=[.C29]-[.C28]" office:value-type="float" office:value="267" calcext:value-type="float">
            <text:p>267</text:p>
          </table:table-cell>
          <table:table-cell table:formula="of:=[.D29]/[.C28]" office:value-type="percentage" office:value="0.28343949044586" calcext:value-type="percentage">
            <text:p>28.3%</text:p>
          </table:table-cell>
          <table:table-cell table:formula="of:=[.C29]/[.C20]" office:value-type="float" office:value="11.1944444444444" calcext:value-type="float">
            <text:p>11.2</text:p>
          </table:table-cell>
          <table:table-cell table:style-name="ce20" table:formula="of:=[.C29]/[.C21]" office:value-type="float" office:value="10.2457627118644" calcext:value-type="float">
            <text:p>10.2</text:p>
          </table:table-cell>
          <table:table-cell table:formula="of:=SLOPE(LN([.C$7:.C29]);[.B$7:.B29])" office:value-type="float" office:value="0.215648927772926" calcext:value-type="float">
            <text:p>0.216</text:p>
          </table:table-cell>
          <table:table-cell table:formula="of:=SLOPE(LN([.C28:.C29]);[.B28:.B29])" office:value-type="float" office:value="0.249543576038429" calcext:value-type="float">
            <text:p>0.250</text:p>
          </table:table-cell>
          <table:table-cell table:formula="of:=SLOPE(LN([.C24:.C29]); [.B24:.B29])" office:value-type="float" office:value="0.272695138991052" calcext:value-type="float">
            <text:p>0.273</text:p>
          </table:table-cell>
          <table:table-cell table:formula="of:=SLOPE(LN([.C19:.C29]); [.B19:.B29])" office:value-type="float" office:value="0.271555957777067" calcext:value-type="float">
            <text:p>0.272</text:p>
          </table:table-cell>
          <table:table-cell table:style-name="ce8" table:formula="of:=AVERAGE([.H29:.K29])" office:value-type="float" office:value="0.252360900144869" calcext:value-type="float">
            <text:p>0.252</text:p>
          </table:table-cell>
          <table:table-cell table:style-name="ce8"/>
          <table:table-cell table:formula="of:=[.C29]*EXP([.L29])" office:value-type="float" office:value="1556.05608862006" calcext:value-type="float">
            <text:p>1556.1</text:p>
          </table:table-cell>
          <table:table-cell table:style-name="ce32" table:formula="of:=[.N29]-[.C29]" office:value-type="float" office:value="347.056088620061" calcext:value-type="float">
            <text:p>347.1</text:p>
          </table:table-cell>
          <table:table-cell table:style-name="ce30" table:formula="of:=([.C29]-[.N28])/[.N28]" office:value-type="percentage" office:value="-0.0114161103055481" calcext:value-type="percentage">
            <text:p>-1.1%</text:p>
          </table:table-cell>
          <table:table-cell table:formula="of:=[.C29]*EXP([.L29]*7)" office:value-type="float" office:value="7073.24865280608" calcext:value-type="float">
            <text:p>7,073</text:p>
          </table:table-cell>
          <table:table-cell table:formula="of:=[.Q29]-[.Q28]" office:value-type="float" office:value="1217.4789561798" calcext:value-type="float">
            <text:p>1,217</text:p>
          </table:table-cell>
          <table:table-cell table:style-name="ce30" table:formula="of:=([.C29]-[.Q22])/[.Q22]" office:value-type="percentage" office:value="-0.201427933245292" calcext:value-type="percentage">
            <text:p>-20.1%</text:p>
          </table:table-cell>
          <table:table-cell table:number-columns-repeated="1005"/>
        </table:table-row>
        <table:table-row table:style-name="ro2">
          <table:table-cell table:style-name="ce24" table:formula="of:=[.A29]+1" office:value-type="date" office:date-value="2020-03-27" calcext:value-type="date">
            <text:p>03/27/20</text:p>
          </table:table-cell>
          <table:table-cell table:formula="of:=[.A30]-[.A$7]" office:value-type="float" office:value="23" calcext:value-type="float">
            <text:p>23</text:p>
          </table:table-cell>
          <table:table-cell office:value-type="float" office:value="1581" calcext:value-type="float">
            <text:p>1581</text:p>
          </table:table-cell>
          <table:table-cell table:formula="of:=[.C30]-[.C29]" office:value-type="float" office:value="372" calcext:value-type="float">
            <text:p>372</text:p>
          </table:table-cell>
          <table:table-cell table:formula="of:=[.D30]/[.C29]" office:value-type="percentage" office:value="0.307692307692308" calcext:value-type="percentage">
            <text:p>30.8%</text:p>
          </table:table-cell>
          <table:table-cell table:style-name="ce20" table:formula="of:=[.C30]/[.C21]" office:value-type="float" office:value="13.3983050847458" calcext:value-type="float">
            <text:p>13.4</text:p>
          </table:table-cell>
          <table:table-cell table:formula="of:=[.C30]/[.C22]" office:value-type="float" office:value="7.905" calcext:value-type="float">
            <text:p>7.9</text:p>
          </table:table-cell>
          <table:table-cell table:formula="of:=SLOPE(LN([.C$7:.C30]);[.B$7:.B30])" office:value-type="float" office:value="0.218930440967479" calcext:value-type="float">
            <text:p>0.219</text:p>
          </table:table-cell>
          <table:table-cell table:formula="of:=SLOPE(LN([.C29:.C30]);[.B29:.B30])" office:value-type="float" office:value="0.26826398659468" calcext:value-type="float">
            <text:p>0.268</text:p>
          </table:table-cell>
          <table:table-cell table:formula="of:=SLOPE(LN([.C25:.C30]); [.B25:.B30])" office:value-type="float" office:value="0.265829300775702" calcext:value-type="float">
            <text:p>0.266</text:p>
          </table:table-cell>
          <table:table-cell table:style-name="ce23" table:formula="of:=SLOPE(LN([.C20:.C30]); [.B20:.B30])" office:value-type="float" office:value="0.273513845474525" calcext:value-type="float">
            <text:p>0.274</text:p>
          </table:table-cell>
          <table:table-cell table:style-name="ce23" table:formula="of:=AVERAGE([.H30:.K30])" office:value-type="float" office:value="0.256634393453096" calcext:value-type="float">
            <text:p>0.257</text:p>
          </table:table-cell>
          <table:table-cell table:style-name="ce8" table:formula="of:=AVERAGE([.H30:.K30])" office:value-type="float" office:value="0.256634393453096" calcext:value-type="float">
            <text:p>0.257</text:p>
          </table:table-cell>
          <table:table-cell table:formula="of:=[.C30]*EXP([.L30])" office:value-type="float" office:value="2043.55707096653" calcext:value-type="float">
            <text:p>2043.6</text:p>
          </table:table-cell>
          <table:table-cell table:style-name="ce32" table:formula="of:=[.N30]-[.C30]" office:value-type="float" office:value="462.557070966532" calcext:value-type="float">
            <text:p>462.6</text:p>
          </table:table-cell>
          <table:table-cell table:style-name="ce30" table:formula="of:=([.C30]-[.N29])/[.N29]" office:value-type="percentage" office:value="0.0160302135394491" calcext:value-type="percentage">
            <text:p>1.6%</text:p>
          </table:table-cell>
          <table:table-cell table:formula="of:=[.C30]*EXP([.L30]*7)" office:value-type="float" office:value="9530.51077149173" calcext:value-type="float">
            <text:p>9,531</text:p>
          </table:table-cell>
          <table:table-cell table:formula="of:=[.Q30]-[.Q29]" office:value-type="float" office:value="2457.26211868565" calcext:value-type="float">
            <text:p>2,457</text:p>
          </table:table-cell>
          <table:table-cell table:style-name="ce30" table:formula="of:=([.C30]-[.Q23])/[.Q23]" office:value-type="percentage" office:value="0.42344450879758" calcext:value-type="percentage">
            <text:p>42.3%</text:p>
          </table:table-cell>
          <table:table-cell table:number-columns-repeated="1005"/>
        </table:table-row>
        <table:table-row table:style-name="ro2">
          <table:table-cell table:style-name="ce24" table:formula="of:=[.A30]+1" office:value-type="date" office:date-value="2020-03-28" calcext:value-type="date">
            <text:p>03/28/20</text:p>
          </table:table-cell>
          <table:table-cell table:formula="of:=[.A31]-[.A$7]" office:value-type="float" office:value="24" calcext:value-type="float">
            <text:p>24</text:p>
          </table:table-cell>
          <table:table-cell office:value-type="float" office:value="2026" calcext:value-type="float">
            <text:p>2026</text:p>
          </table:table-cell>
          <table:table-cell table:formula="of:=[.C31]-[.C30]" office:value-type="float" office:value="445" calcext:value-type="float">
            <text:p>445</text:p>
          </table:table-cell>
          <table:table-cell table:formula="of:=[.D31]/[.C30]" office:value-type="percentage" office:value="0.281467425679949" calcext:value-type="percentage">
            <text:p>28.1%</text:p>
          </table:table-cell>
          <table:table-cell table:formula="of:=[.C31]/[.C22]" office:value-type="float" office:value="10.13" calcext:value-type="float">
            <text:p>10.1</text:p>
          </table:table-cell>
          <table:table-cell table:formula="of:=[.C31]/[.C23]" office:value-type="float" office:value="8.30327868852459" calcext:value-type="float">
            <text:p>8.3</text:p>
          </table:table-cell>
          <table:table-cell table:formula="of:=SLOPE(LN([.C$7:.C31]);[.B$7:.B31])" office:value-type="float" office:value="0.2217533611463" calcext:value-type="float">
            <text:p>0.222</text:p>
          </table:table-cell>
          <table:table-cell table:formula="of:=SLOPE(LN([.C30:.C31]);[.B30:.B31])" office:value-type="float" office:value="0.248005847599156" calcext:value-type="float">
            <text:p>0.248</text:p>
          </table:table-cell>
          <table:table-cell table:formula="of:=SLOPE(LN([.C26:.C31]); [.B26:.B31])" office:value-type="float" office:value="0.261985416224137" calcext:value-type="float">
            <text:p>0.262</text:p>
          </table:table-cell>
          <table:table-cell table:formula="of:=SLOPE(LN([.C21:.C31]); [.B21:.B31])" office:value-type="float" office:value="0.273233073909074" calcext:value-type="float">
            <text:p>0.273</text:p>
          </table:table-cell>
          <table:table-cell table:style-name="ce8" table:formula="of:=AVERAGE([.H31:.K31])" office:value-type="float" office:value="0.251244424719667" calcext:value-type="float">
            <text:p>0.251</text:p>
          </table:table-cell>
          <table:table-cell table:style-name="ce8" table:formula="of:=AVERAGE([.H31:.K31])" office:value-type="float" office:value="0.251244424719667" calcext:value-type="float">
            <text:p>0.251</text:p>
          </table:table-cell>
          <table:table-cell table:formula="of:=[.C31]*EXP([.L31])" office:value-type="float" office:value="2604.67479996302" calcext:value-type="float">
            <text:p>2604.7</text:p>
          </table:table-cell>
          <table:table-cell table:style-name="ce32" table:formula="of:=[.N31]-[.C31]" office:value-type="float" office:value="578.674799963023" calcext:value-type="float">
            <text:p>578.7</text:p>
          </table:table-cell>
          <table:table-cell table:style-name="ce30" table:formula="of:=([.C31]-[.N30])/[.N30]" office:value-type="percentage" office:value="-0.00859142679006639" calcext:value-type="percentage">
            <text:p>-0.9%</text:p>
          </table:table-cell>
          <table:table-cell table:formula="of:=[.C31]*EXP([.L31]*7)" office:value-type="float" office:value="11760.8283611627" calcext:value-type="float">
            <text:p>11,761</text:p>
          </table:table-cell>
          <table:table-cell table:formula="of:=[.Q31]-[.Q30]" office:value-type="float" office:value="2230.31758967095" calcext:value-type="float">
            <text:p>2,230</text:p>
          </table:table-cell>
          <table:table-cell table:style-name="ce30" table:formula="of:=([.C31]-[.Q24])/[.Q24]" office:value-type="percentage" office:value="0.335053927578826" calcext:value-type="percentage">
            <text:p>33.5%</text:p>
          </table:table-cell>
          <table:table-cell table:number-columns-repeated="1005"/>
        </table:table-row>
        <table:table-row table:style-name="ro2">
          <table:table-cell table:style-name="ce24" table:formula="of:=[.A31]+1" office:value-type="date" office:date-value="2020-03-29" calcext:value-type="date">
            <text:p>03/29/20</text:p>
          </table:table-cell>
          <table:table-cell table:formula="of:=[.A32]-[.A$7]" office:value-type="float" office:value="25" calcext:value-type="float">
            <text:p>25</text:p>
          </table:table-cell>
          <table:table-cell office:value-type="float" office:value="2467" calcext:value-type="float">
            <text:p>2467</text:p>
          </table:table-cell>
          <table:table-cell table:formula="of:=[.C32]-[.C31]" office:value-type="float" office:value="441" calcext:value-type="float">
            <text:p>441</text:p>
          </table:table-cell>
          <table:table-cell table:formula="of:=[.D32]/[.C31]" office:value-type="percentage" office:value="0.217670286278381" calcext:value-type="percentage">
            <text:p>21.8%</text:p>
          </table:table-cell>
          <table:table-cell table:formula="of:=[.C32]/[.C23]" office:value-type="float" office:value="10.1106557377049" calcext:value-type="float">
            <text:p>10.1</text:p>
          </table:table-cell>
          <table:table-cell table:formula="of:=[.C32]/[.C24]" office:value-type="float" office:value="8.03583061889251" calcext:value-type="float">
            <text:p>8.0</text:p>
          </table:table-cell>
          <table:table-cell table:formula="of:=SLOPE(LN([.C$7:.C32]);[.B$7:.B32])" office:value-type="float" office:value="0.223761008385838" calcext:value-type="float">
            <text:p>0.224</text:p>
          </table:table-cell>
          <table:table-cell table:formula="of:=SLOPE(LN([.C31:.C32]);[.B31:.B32])" office:value-type="float" office:value="0.196939431720728" calcext:value-type="float">
            <text:p>0.197</text:p>
          </table:table-cell>
          <table:table-cell table:formula="of:=SLOPE(LN([.C27:.C32]); [.B27:.B32])" office:value-type="float" office:value="0.252040531784916" calcext:value-type="float">
            <text:p>0.252</text:p>
          </table:table-cell>
          <table:table-cell table:formula="of:=SLOPE(LN([.C22:.C32]); [.B22:.B32])" office:value-type="float" office:value="0.260082575843331" calcext:value-type="float">
            <text:p>0.260</text:p>
          </table:table-cell>
          <table:table-cell table:style-name="ce8" table:formula="of:=AVERAGE([.H32:.K32])" office:value-type="float" office:value="0.233205886933703" calcext:value-type="float">
            <text:p>0.233</text:p>
          </table:table-cell>
          <table:table-cell table:style-name="ce8" table:formula="of:=AVERAGE([.H32:.K32])" office:value-type="float" office:value="0.233205886933703" calcext:value-type="float">
            <text:p>0.233</text:p>
          </table:table-cell>
          <table:table-cell table:formula="of:=[.C32]*EXP([.L32])" office:value-type="float" office:value="3114.93636818222" calcext:value-type="float">
            <text:p>3114.9</text:p>
          </table:table-cell>
          <table:table-cell table:style-name="ce32" table:formula="of:=[.N32]-[.C32]" office:value-type="float" office:value="647.936368182222" calcext:value-type="float">
            <text:p>647.9</text:p>
          </table:table-cell>
          <table:table-cell table:style-name="ce17" table:formula="of:=([.C32]-[.N31])/[.N31]" office:value-type="percentage" office:value="-0.052856809596721" calcext:value-type="percentage">
            <text:p>-5.3%</text:p>
          </table:table-cell>
          <table:table-cell table:formula="of:=[.C32]*EXP([.L32]*7)" office:value-type="float" office:value="12622.0343687568" calcext:value-type="float">
            <text:p>12,622</text:p>
          </table:table-cell>
          <table:table-cell table:formula="of:=[.Q32]-[.Q31]" office:value-type="float" office:value="861.206007594148" calcext:value-type="float">
            <text:p>861</text:p>
          </table:table-cell>
          <table:table-cell table:style-name="ce30" table:formula="of:=([.C32]-[.Q25])/[.Q25]" office:value-type="percentage" office:value="-0.0165953703838977" calcext:value-type="percentage">
            <text:p>-1.7%</text:p>
          </table:table-cell>
          <table:table-cell table:number-columns-repeated="1005"/>
        </table:table-row>
        <table:table-row table:style-name="ro2">
          <table:table-cell table:style-name="ce24" table:formula="of:=[.A32]+1" office:value-type="date" office:date-value="2020-03-30" calcext:value-type="date">
            <text:p>03/30/20</text:p>
          </table:table-cell>
          <table:table-cell table:formula="of:=[.A33]-[.A$7]" office:value-type="float" office:value="26" calcext:value-type="float">
            <text:p>26</text:p>
          </table:table-cell>
          <table:table-cell office:value-type="float" office:value="2978" calcext:value-type="float">
            <text:p>2978</text:p>
          </table:table-cell>
          <table:table-cell table:formula="of:=[.C33]-[.C32]" office:value-type="float" office:value="511" calcext:value-type="float">
            <text:p>511</text:p>
          </table:table-cell>
          <table:table-cell table:formula="of:=[.D33]/[.C32]" office:value-type="percentage" office:value="0.207134171057965" calcext:value-type="percentage">
            <text:p>20.7%</text:p>
          </table:table-cell>
          <table:table-cell table:formula="of:=[.C33]/[.C24]" office:value-type="float" office:value="9.70032573289902" calcext:value-type="float">
            <text:p>9.7</text:p>
          </table:table-cell>
          <table:table-cell table:formula="of:=[.C33]/[.C25]" office:value-type="float" office:value="7.14148681055156" calcext:value-type="float">
            <text:p>7.1</text:p>
          </table:table-cell>
          <table:table-cell table:formula="of:=SLOPE(LN([.C$7:.C33]);[.B$7:.B33])" office:value-type="float" office:value="0.225072538642048" calcext:value-type="float">
            <text:p>0.225</text:p>
          </table:table-cell>
          <table:table-cell table:formula="of:=SLOPE(LN([.C32:.C33]);[.B32:.B33])" office:value-type="float" office:value="0.188249096714598" calcext:value-type="float">
            <text:p>0.188</text:p>
          </table:table-cell>
          <table:table-cell table:formula="of:=SLOPE(LN([.C28:.C33]); [.B28:.B33])" office:value-type="float" office:value="0.232646952533737" calcext:value-type="float">
            <text:p>0.233</text:p>
          </table:table-cell>
          <table:table-cell table:formula="of:=SLOPE(LN([.C23:.C33]); [.B23:.B33])" office:value-type="float" office:value="0.256631790904893" calcext:value-type="float">
            <text:p>0.257</text:p>
          </table:table-cell>
          <table:table-cell table:style-name="ce8" table:formula="of:=AVERAGE([.H33:.K33])" office:value-type="float" office:value="0.225650094698819" calcext:value-type="float">
            <text:p>0.226</text:p>
          </table:table-cell>
          <table:table-cell table:style-name="ce8" table:formula="of:=AVERAGE([.H33:.K33])" office:value-type="float" office:value="0.225650094698819" calcext:value-type="float">
            <text:p>0.226</text:p>
          </table:table-cell>
          <table:table-cell table:formula="of:=[.C33]*EXP([.L33])" office:value-type="float" office:value="3731.84231131223" calcext:value-type="float">
            <text:p>3731.8</text:p>
          </table:table-cell>
          <table:table-cell table:style-name="ce32" table:formula="of:=[.N33]-[.C33]" office:value-type="float" office:value="753.842311312226" calcext:value-type="float">
            <text:p>753.8</text:p>
          </table:table-cell>
          <table:table-cell table:style-name="ce30" table:formula="of:=([.C33]-[.N32])/[.N32]" office:value-type="percentage" office:value="-0.043961208832697" calcext:value-type="percentage">
            <text:p>-4.4%</text:p>
          </table:table-cell>
          <table:table-cell table:formula="of:=[.C33]*EXP([.L33]*7)" office:value-type="float" office:value="14451.56332306" calcext:value-type="float">
            <text:p>14,452</text:p>
          </table:table-cell>
          <table:table-cell table:formula="of:=[.Q33]-[.Q32]" office:value-type="float" office:value="1829.52895430315" calcext:value-type="float">
            <text:p>1,830</text:p>
          </table:table-cell>
          <table:table-cell table:style-name="ce30" table:formula="of:=([.C33]-[.Q26])/[.Q26]" office:value-type="percentage" office:value="-0.107813337454499" calcext:value-type="percentage">
            <text:p>-10.8%</text:p>
          </table:table-cell>
          <table:table-cell table:number-columns-repeated="1005"/>
        </table:table-row>
        <table:table-row table:style-name="ro2">
          <table:table-cell table:style-name="ce24" table:formula="of:=[.A33]+1" office:value-type="date" office:date-value="2020-03-31" calcext:value-type="date">
            <text:p>03/31/20</text:p>
          </table:table-cell>
          <table:table-cell table:formula="of:=[.A34]-[.A$7]" office:value-type="float" office:value="27" calcext:value-type="float">
            <text:p>27</text:p>
          </table:table-cell>
          <table:table-cell office:value-type="float" office:value="3873" calcext:value-type="float">
            <text:p>3873</text:p>
          </table:table-cell>
          <table:table-cell table:formula="of:=[.C34]-[.C33]" office:value-type="float" office:value="895" calcext:value-type="float">
            <text:p>895</text:p>
          </table:table-cell>
          <table:table-cell table:formula="of:=[.D34]/[.C33]" office:value-type="percentage" office:value="0.300537273337811" calcext:value-type="percentage">
            <text:p>30.1%</text:p>
          </table:table-cell>
          <table:table-cell table:formula="of:=[.C34]/[.C25]" office:value-type="float" office:value="9.28776978417266" calcext:value-type="float">
            <text:p>9.3</text:p>
          </table:table-cell>
          <table:table-cell table:formula="of:=[.C34]/[.C26]" office:value-type="float" office:value="7.01630434782609" calcext:value-type="float">
            <text:p>7.0</text:p>
          </table:table-cell>
          <table:table-cell table:formula="of:=SLOPE(LN([.C$7:.C34]);[.B$7:.B34])" office:value-type="float" office:value="0.226401016760656" calcext:value-type="float">
            <text:p>0.226</text:p>
          </table:table-cell>
          <table:table-cell table:formula="of:=SLOPE(LN([.C33:.C34]);[.B33:.B34])" office:value-type="float" office:value="0.262777466270798" calcext:value-type="float">
            <text:p>0.263</text:p>
          </table:table-cell>
          <table:table-cell table:formula="of:=SLOPE(LN([.C29:.C34]); [.B29:.B34])" office:value-type="float" office:value="0.226220048694971" calcext:value-type="float">
            <text:p>0.226</text:p>
          </table:table-cell>
          <table:table-cell table:formula="of:=SLOPE(LN([.C24:.C34]); [.B24:.B34])" office:value-type="float" office:value="0.251420120849446" calcext:value-type="float">
            <text:p>0.251</text:p>
          </table:table-cell>
          <table:table-cell table:style-name="ce8" table:formula="of:=AVERAGE([.H34:.K34])" office:value-type="float" office:value="0.241704663143968" calcext:value-type="float">
            <text:p>0.242</text:p>
          </table:table-cell>
          <table:table-cell table:style-name="ce8" table:formula="of:=AVERAGE([.H34:.K34])" office:value-type="float" office:value="0.241704663143968" calcext:value-type="float">
            <text:p>0.242</text:p>
          </table:table-cell>
          <table:table-cell table:formula="of:=[.C34]*EXP([.L34])" office:value-type="float" office:value="4931.94810761596" calcext:value-type="float">
            <text:p>4931.9</text:p>
          </table:table-cell>
          <table:table-cell table:style-name="ce32" table:formula="of:=[.N34]-[.C34]" office:value-type="float" office:value="1058.94810761596" calcext:value-type="float">
            <text:p>1058.9</text:p>
          </table:table-cell>
          <table:table-cell table:style-name="ce30" table:formula="of:=([.C34]-[.N33])/[.N33]" office:value-type="percentage" office:value="0.0378252018473254" calcext:value-type="percentage">
            <text:p>3.8%</text:p>
          </table:table-cell>
          <table:table-cell table:formula="of:=[.C34]*EXP([.L34]*7)" office:value-type="float" office:value="21030.2534724537" calcext:value-type="float">
            <text:p>21,030</text:p>
          </table:table-cell>
          <table:table-cell table:formula="of:=[.Q34]-[.Q33]" office:value-type="float" office:value="6578.69014939371" calcext:value-type="float">
            <text:p>6,579</text:p>
          </table:table-cell>
          <table:table-cell table:style-name="ce30" table:formula="of:=([.C34]-[.Q27])/[.Q27]" office:value-type="percentage" office:value="-0.00863896801144963" calcext:value-type="percentage">
            <text:p>-0.9%</text:p>
          </table:table-cell>
          <table:table-cell table:number-columns-repeated="1005"/>
        </table:table-row>
        <table:table-row table:style-name="ro2">
          <table:table-cell table:style-name="ce24" table:formula="of:=[.A34]+1" office:value-type="date" office:date-value="2020-04-01" calcext:value-type="date">
            <text:p>04/01/20</text:p>
          </table:table-cell>
          <table:table-cell table:formula="of:=[.A35]-[.A$7]" office:value-type="float" office:value="28" calcext:value-type="float">
            <text:p>28</text:p>
          </table:table-cell>
          <table:table-cell office:value-type="float" office:value="4757" calcext:value-type="float">
            <text:p>4757</text:p>
          </table:table-cell>
          <table:table-cell table:formula="of:=[.C35]-[.C34]" office:value-type="float" office:value="884" calcext:value-type="float">
            <text:p>884</text:p>
          </table:table-cell>
          <table:table-cell table:formula="of:=[.D35]/[.C34]" office:value-type="percentage" office:value="0.228246837077201" calcext:value-type="percentage">
            <text:p>22.8%</text:p>
          </table:table-cell>
          <table:table-cell table:formula="of:=[.C35]/[.C26]" office:value-type="float" office:value="8.61775362318841" calcext:value-type="float">
            <text:p>8.6</text:p>
          </table:table-cell>
          <table:table-cell table:formula="of:=[.C35]/[.C27]" office:value-type="float" office:value="6.73796033994334" calcext:value-type="float">
            <text:p>6.7</text:p>
          </table:table-cell>
          <table:table-cell table:formula="of:=SLOPE(LN([.C$7:.C35]);[.B$7:.B35])" office:value-type="float" office:value="0.227329421864339" calcext:value-type="float">
            <text:p>0.227</text:p>
          </table:table-cell>
          <table:table-cell table:formula="of:=SLOPE(LN([.C34:.C35]);[.B34:.B35])" office:value-type="float" office:value="0.205587816917529" calcext:value-type="float">
            <text:p>0.206</text:p>
          </table:table-cell>
          <table:table-cell table:formula="of:=SLOPE(LN([.C30:.C35]); [.B30:.B35])" office:value-type="float" office:value="0.218284153627058" calcext:value-type="float">
            <text:p>0.218</text:p>
          </table:table-cell>
          <table:table-cell table:formula="of:=SLOPE(LN([.C25:.C35]); [.B25:.B35])" office:value-type="float" office:value="0.242948448649727" calcext:value-type="float">
            <text:p>0.243</text:p>
          </table:table-cell>
          <table:table-cell table:style-name="ce8" table:formula="of:=AVERAGE([.H35:.K35])" office:value-type="float" office:value="0.223537460264663" calcext:value-type="float">
            <text:p>0.224</text:p>
          </table:table-cell>
          <table:table-cell table:style-name="ce8" table:formula="of:=AVERAGE([.H35:.K35])" office:value-type="float" office:value="0.223537460264663" calcext:value-type="float">
            <text:p>0.224</text:p>
          </table:table-cell>
          <table:table-cell table:formula="of:=[.C35]*EXP([.L35])" office:value-type="float" office:value="5948.59274247996" calcext:value-type="float">
            <text:p>5948.6</text:p>
          </table:table-cell>
          <table:table-cell table:style-name="ce32" table:formula="of:=[.N35]-[.C35]" office:value-type="float" office:value="1191.59274247996" calcext:value-type="float">
            <text:p>1191.6</text:p>
          </table:table-cell>
          <table:table-cell table:style-name="ce30" table:formula="of:=([.C35]-[.N34])/[.N34]" office:value-type="percentage" office:value="-0.0354724145101608" calcext:value-type="percentage">
            <text:p>-3.5%</text:p>
          </table:table-cell>
          <table:table-cell table:formula="of:=[.C35]*EXP([.L35]*7)" office:value-type="float" office:value="22745.7755786201" calcext:value-type="float">
            <text:p>22,746</text:p>
          </table:table-cell>
          <table:table-cell table:formula="of:=[.Q35]-[.Q34]" office:value-type="float" office:value="1715.52210616641" calcext:value-type="float">
            <text:p>1,716</text:p>
          </table:table-cell>
          <table:table-cell table:style-name="ce30" table:formula="of:=([.C35]-[.Q28])/[.Q28]" office:value-type="percentage" office:value="-0.187638816680124" calcext:value-type="percentage">
            <text:p>-18.8%</text:p>
          </table:table-cell>
          <table:table-cell table:number-columns-repeated="1005"/>
        </table:table-row>
        <table:table-row table:style-name="ro2">
          <table:table-cell table:style-name="ce24" table:formula="of:=[.A35]+1" office:value-type="date" office:date-value="2020-04-02" calcext:value-type="date">
            <text:p>04/02/20</text:p>
          </table:table-cell>
          <table:table-cell table:formula="of:=[.A36]-[.A$7]" office:value-type="float" office:value="29" calcext:value-type="float">
            <text:p>29</text:p>
          </table:table-cell>
          <table:table-cell office:value-type="float" office:value="5926" calcext:value-type="float">
            <text:p>5926</text:p>
          </table:table-cell>
          <table:table-cell table:formula="of:=[.C36]-[.C35]" office:value-type="float" office:value="1169" calcext:value-type="float">
            <text:p>1169</text:p>
          </table:table-cell>
          <table:table-cell table:formula="of:=[.D36]/[.C35]" office:value-type="percentage" office:value="0.245743115408871" calcext:value-type="percentage">
            <text:p>24.6%</text:p>
          </table:table-cell>
          <table:table-cell table:formula="of:=[.C36]/[.C27]" office:value-type="float" office:value="8.39376770538244" calcext:value-type="float">
            <text:p>8.4</text:p>
          </table:table-cell>
          <table:table-cell table:formula="of:=[.C36]/[.C28]" office:value-type="float" office:value="6.29087048832272" calcext:value-type="float">
            <text:p>6.3</text:p>
          </table:table-cell>
          <table:table-cell table:formula="of:=SLOPE(LN([.C$7:.C36]);[.B$7:.B36])" office:value-type="float" office:value="0.228035111237893" calcext:value-type="float">
            <text:p>0.228</text:p>
          </table:table-cell>
          <table:table-cell table:formula="of:=SLOPE(LN([.C35:.C36]);[.B35:.B36])" office:value-type="float" office:value="0.219732231701229" calcext:value-type="float">
            <text:p>0.220</text:p>
          </table:table-cell>
          <table:table-cell table:formula="of:=SLOPE(LN([.C31:.C36]); [.B31:.B36])" office:value-type="float" office:value="0.217115737788685" calcext:value-type="float">
            <text:p>0.217</text:p>
          </table:table-cell>
          <table:table-cell table:formula="of:=SLOPE(LN([.C26:.C36]); [.B26:.B36])" office:value-type="float" office:value="0.236254660585742" calcext:value-type="float">
            <text:p>0.236</text:p>
          </table:table-cell>
          <table:table-cell table:style-name="ce8" table:formula="of:=AVERAGE([.H36:.K36])" office:value-type="float" office:value="0.225284435328387" calcext:value-type="float">
            <text:p>0.225</text:p>
          </table:table-cell>
          <table:table-cell table:style-name="ce8" table:formula="of:=AVERAGE([.H36:.K36])" office:value-type="float" office:value="0.225284435328387" calcext:value-type="float">
            <text:p>0.225</text:p>
          </table:table-cell>
          <table:table-cell table:formula="of:=[.C36]*EXP([.L36])" office:value-type="float" office:value="7423.37558616568" calcext:value-type="float">
            <text:p>7423.4</text:p>
          </table:table-cell>
          <table:table-cell table:style-name="ce32" table:formula="of:=[.N36]-[.C36]" office:value-type="float" office:value="1497.37558616568" calcext:value-type="float">
            <text:p>1497.4</text:p>
          </table:table-cell>
          <table:table-cell table:style-name="ce30" table:formula="of:=([.C36]-[.N35])/[.N35]" office:value-type="percentage" office:value="-0.00379799785563025" calcext:value-type="percentage">
            <text:p>-0.4%</text:p>
          </table:table-cell>
          <table:table-cell table:formula="of:=[.C36]*EXP([.L36]*7)" office:value-type="float" office:value="28684.0292700221" calcext:value-type="float">
            <text:p>28,684</text:p>
          </table:table-cell>
          <table:table-cell table:formula="of:=[.Q36]-[.Q35]" office:value-type="float" office:value="5938.25369140199" calcext:value-type="float">
            <text:p>5,938</text:p>
          </table:table-cell>
          <table:table-cell table:style-name="ce30" table:formula="of:=([.C36]-[.Q29])/[.Q29]" office:value-type="percentage" office:value="-0.162195436512888" calcext:value-type="percentage">
            <text:p>-16.2%</text:p>
          </table:table-cell>
          <table:table-cell table:number-columns-repeated="1005"/>
        </table:table-row>
        <table:table-row table:style-name="ro2">
          <table:table-cell table:style-name="ce24" table:formula="of:=[.A36]+1" office:value-type="date" office:date-value="2020-04-03" calcext:value-type="date">
            <text:p>04/03/20</text:p>
          </table:table-cell>
          <table:table-cell table:formula="of:=[.A37]-[.A$7]" office:value-type="float" office:value="30" calcext:value-type="float">
            <text:p>30</text:p>
          </table:table-cell>
          <table:table-cell office:value-type="float" office:value="7087" calcext:value-type="float">
            <text:p>7087</text:p>
          </table:table-cell>
          <table:table-cell table:formula="of:=[.C37]-[.C36]" office:value-type="float" office:value="1161" calcext:value-type="float">
            <text:p>1161</text:p>
          </table:table-cell>
          <table:table-cell table:formula="of:=[.D37]/[.C36]" office:value-type="percentage" office:value="0.195916301046237" calcext:value-type="percentage">
            <text:p>19.6%</text:p>
          </table:table-cell>
          <table:table-cell table:formula="of:=[.C37]/[.C28]" office:value-type="float" office:value="7.52335456475584" calcext:value-type="float">
            <text:p>7.5</text:p>
          </table:table-cell>
          <table:table-cell table:formula="of:=[.C37]/[.C29]" office:value-type="float" office:value="5.86186931348222" calcext:value-type="float">
            <text:p>5.9</text:p>
          </table:table-cell>
          <table:table-cell table:formula="of:=SLOPE(LN([.C$7:.C37]);[.B$7:.B37])" office:value-type="float" office:value="0.228315640600755" calcext:value-type="float">
            <text:p>0.228</text:p>
          </table:table-cell>
          <table:table-cell table:formula="of:=SLOPE(LN([.C36:.C37]);[.B36:.B37])" office:value-type="float" office:value="0.178912670676745" calcext:value-type="float">
            <text:p>0.179</text:p>
          </table:table-cell>
          <table:table-cell table:formula="of:=SLOPE(LN([.C32:.C37]); [.B32:.B37])" office:value-type="float" office:value="0.215605050656877" calcext:value-type="float">
            <text:p>0.216</text:p>
          </table:table-cell>
          <table:table-cell table:formula="of:=SLOPE(LN([.C27:.C37]); [.B27:.B37])" office:value-type="float" office:value="0.228863743375564" calcext:value-type="float">
            <text:p>0.229</text:p>
          </table:table-cell>
          <table:table-cell table:style-name="ce8" table:formula="of:=AVERAGE([.H37:.K37])" office:value-type="float" office:value="0.212924276327485" calcext:value-type="float">
            <text:p>0.213</text:p>
          </table:table-cell>
          <table:table-cell table:style-name="ce8" table:formula="of:=AVERAGE([.H37:.K37])" office:value-type="float" office:value="0.212924276327485" calcext:value-type="float">
            <text:p>0.213</text:p>
          </table:table-cell>
          <table:table-cell table:formula="of:=[.C37]*EXP([.L37])" office:value-type="float" office:value="8768.68100149408" calcext:value-type="float">
            <text:p>8768.7</text:p>
          </table:table-cell>
          <table:table-cell table:style-name="ce32" table:formula="of:=[.N37]-[.C37]" office:value-type="float" office:value="1681.68100149408" calcext:value-type="float">
            <text:p>1681.7</text:p>
          </table:table-cell>
          <table:table-cell table:style-name="ce30" table:formula="of:=([.C37]-[.N36])/[.N36]" office:value-type="percentage" office:value="-0.0453130226621641" calcext:value-type="percentage">
            <text:p>-4.5%</text:p>
          </table:table-cell>
          <table:table-cell table:formula="of:=[.C37]*EXP([.L37]*7)" office:value-type="float" office:value="31460.476826801" calcext:value-type="float">
            <text:p>31,460</text:p>
          </table:table-cell>
          <table:table-cell table:formula="of:=[.Q37]-[.Q36]" office:value-type="float" office:value="2776.44755677888" calcext:value-type="float">
            <text:p>2,776</text:p>
          </table:table-cell>
          <table:table-cell table:style-name="ce30" table:formula="of:=([.C37]-[.Q30])/[.Q30]" office:value-type="percentage" office:value="-0.256388228299465" calcext:value-type="percentage">
            <text:p>-25.6%</text:p>
          </table:table-cell>
          <table:table-cell table:number-columns-repeated="1005"/>
        </table:table-row>
        <table:table-row table:style-name="ro2">
          <table:table-cell table:style-name="ce24" table:formula="of:=[.A37]+1" office:value-type="date" office:date-value="2020-04-04" calcext:value-type="date">
            <text:p>04/04/20</text:p>
          </table:table-cell>
          <table:table-cell table:formula="of:=[.A38]-[.A$7]" office:value-type="float" office:value="31" calcext:value-type="float">
            <text:p>31</text:p>
          </table:table-cell>
          <table:table-cell office:value-type="float" office:value="8407" calcext:value-type="float">
            <text:p>8407</text:p>
          </table:table-cell>
          <table:table-cell table:formula="of:=[.C38]-[.C37]" office:value-type="float" office:value="1320" calcext:value-type="float">
            <text:p>1320</text:p>
          </table:table-cell>
          <table:table-cell table:style-name="ce17" table:formula="of:=[.D38]/[.C37]" office:value-type="percentage" office:value="0.186256526033583" calcext:value-type="percentage">
            <text:p>18.6%</text:p>
          </table:table-cell>
          <table:table-cell table:style-name="ce21" table:formula="of:=[.C38]/[.C29]" office:value-type="float" office:value="6.95368072787428" calcext:value-type="float">
            <text:p>7.0</text:p>
          </table:table-cell>
          <table:table-cell table:style-name="ce21" table:formula="of:=[.C38]/[.C30]" office:value-type="float" office:value="5.31752055660974" calcext:value-type="float">
            <text:p>5.3</text:p>
          </table:table-cell>
          <table:table-cell table:style-name="ce23" table:formula="of:=SLOPE(LN([.C$7:.C38]);[.B$7:.B38])" office:value-type="float" office:value="0.228219979744728" calcext:value-type="float">
            <text:p>0.228</text:p>
          </table:table-cell>
          <table:table-cell table:style-name="ce37" table:formula="of:=SLOPE(LN([.C37:.C38]);[.B37:.B38])" office:value-type="float" office:value="0.170802572325041" calcext:value-type="float">
            <text:p>0.171</text:p>
          </table:table-cell>
          <table:table-cell table:style-name="ce37" table:formula="of:=SLOPE(LN([.C33:.C38]); [.B33:.B38])" office:value-type="float" office:value="0.206328405115556" calcext:value-type="float">
            <text:p>0.206</text:p>
          </table:table-cell>
          <table:table-cell table:style-name="ce37" table:formula="of:=SLOPE(LN([.C28:.C38]); [.B28:.B38])" office:value-type="float" office:value="0.219454159405285" calcext:value-type="float">
            <text:p>0.219</text:p>
          </table:table-cell>
          <table:table-cell table:style-name="ce37" table:formula="of:=AVERAGE([.H38:.K38])" office:value-type="float" office:value="0.206201279147652" calcext:value-type="float">
            <text:p>0.206</text:p>
          </table:table-cell>
          <table:table-cell table:style-name="ce8" table:formula="of:=AVERAGE([.H38:.K38])" office:value-type="float" office:value="0.206201279147652" calcext:value-type="float">
            <text:p>0.206</text:p>
          </table:table-cell>
          <table:table-cell table:formula="of:=[.C38]*EXP([.L38])" office:value-type="float" office:value="10332.2076346528" calcext:value-type="float">
            <text:p>10332.2</text:p>
          </table:table-cell>
          <table:table-cell table:style-name="ce32" table:formula="of:=[.N38]-[.C38]" office:value-type="float" office:value="1925.20763465281" calcext:value-type="float">
            <text:p>1925.2</text:p>
          </table:table-cell>
          <table:table-cell table:style-name="ce30" table:formula="of:=([.C38]-[.N37])/[.N37]" office:value-type="percentage" office:value="-0.0412469106165976" calcext:value-type="percentage">
            <text:p>-4.1%</text:p>
          </table:table-cell>
          <table:table-cell table:formula="of:=[.C38]*EXP([.L38]*7)" office:value-type="float" office:value="35604.5573881888" calcext:value-type="float">
            <text:p>35,605</text:p>
          </table:table-cell>
          <table:table-cell table:formula="of:=[.Q38]-[.Q37]" office:value-type="float" office:value="4144.08056138786" calcext:value-type="float">
            <text:p>4,144</text:p>
          </table:table-cell>
          <table:table-cell table:style-name="ce17" table:formula="of:=([.C38]-[.Q31])/[.Q31]" office:value-type="percentage" office:value="-0.285169399481919" calcext:value-type="percentage">
            <text:p>-28.5%</text:p>
          </table:table-cell>
          <table:table-cell table:number-columns-repeated="1005"/>
        </table:table-row>
        <table:table-row table:style-name="ro2">
          <table:table-cell table:style-name="ce24" table:formula="of:=[.A38]+1" office:value-type="date" office:date-value="2020-04-05" calcext:value-type="date">
            <text:p>04/05/20</text:p>
          </table:table-cell>
          <table:table-cell table:formula="of:=[.A39]-[.A$7]"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table:style-name="ce24" table:formula="of:=[.A39]+1" office:value-type="date" office:date-value="2020-04-06" calcext:value-type="date">
            <text:p>04/06/20</text:p>
          </table:table-cell>
          <table:table-cell table:formula="of:=[.A40]-[.A$7]" office:value-type="float" office:value="33" calcext:value-type="float">
            <text:p>33</text:p>
          </table:table-cell>
          <table:table-cell table:number-columns-repeated="1022"/>
        </table:table-row>
        <table:table-row table:style-name="ro2">
          <table:table-cell table:style-name="ce24" table:formula="of:=[.A40]+1" office:value-type="date" office:date-value="2020-04-07" calcext:value-type="date">
            <text:p>04/07/20</text:p>
          </table:table-cell>
          <table:table-cell table:formula="of:=[.A41]-[.A$7]"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table:style-name="ce24" table:formula="of:=[.A41]+1" office:value-type="date" office:date-value="2020-04-08" calcext:value-type="date">
            <text:p>04/08/20</text:p>
          </table:table-cell>
          <table:table-cell table:formula="of:=[.A42]-[.A$7]"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table:style-name="ce24" table:formula="of:=[.A42]+1" office:value-type="date" office:date-value="2020-04-09" calcext:value-type="date">
            <text:p>04/09/20</text:p>
          </table:table-cell>
          <table:table-cell table:formula="of:=[.A43]-[.A$7]" office:value-type="float" office:value="36" calcext:value-type="float">
            <text:p>36</text:p>
          </table:table-cell>
          <table:table-cell table:number-columns-repeated="1022"/>
        </table:table-row>
        <table:table-row table:style-name="ro2">
          <table:table-cell table:style-name="ce24" table:formula="of:=[.A43]+1" office:value-type="date" office:date-value="2020-04-10" calcext:value-type="date">
            <text:p>04/10/20</text:p>
          </table:table-cell>
          <table:table-cell table:formula="of:=[.A44]-[.A$7]" office:value-type="float" office:value="37" calcext:value-type="float">
            <text:p>37</text:p>
          </table:table-cell>
          <table:table-cell table:number-columns-repeated="1022"/>
        </table:table-row>
        <table:table-row table:style-name="ro2">
          <table:table-cell table:style-name="ce24" table:formula="of:=[.A44]+1" office:value-type="date" office:date-value="2020-04-11" calcext:value-type="date">
            <text:p>04/11/20</text:p>
          </table:table-cell>
          <table:table-cell table:formula="of:=[.A45]-[.A$7]"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table:style-name="ce24" table:formula="of:=[.A45]+1" office:value-type="date" office:date-value="2020-04-12" calcext:value-type="date">
            <text:p>04/12/20</text:p>
          </table:table-cell>
          <table:table-cell table:formula="of:=[.A46]-[.A$7]" office:value-type="float" office:value="39" calcext:value-type="float">
            <text:p>39</text:p>
          </table:table-cell>
          <table:table-cell table:number-columns-repeated="1022"/>
        </table:table-row>
        <table:table-row table:style-name="ro2">
          <table:table-cell table:style-name="ce24" table:formula="of:=[.A46]+1" office:value-type="date" office:date-value="2020-04-13" calcext:value-type="date">
            <text:p>04/13/20</text:p>
          </table:table-cell>
          <table:table-cell table:formula="of:=[.A47]-[.A$7]" office:value-type="float" office:value="40" calcext:value-type="float">
            <text:p>40</text:p>
          </table:table-cell>
          <table:table-cell table:number-columns-repeated="1022"/>
        </table:table-row>
        <table:table-row table:style-name="ro2">
          <table:table-cell table:style-name="ce24" table:formula="of:=[.A47]+1" office:value-type="date" office:date-value="2020-04-14" calcext:value-type="date">
            <text:p>04/14/20</text:p>
          </table:table-cell>
          <table:table-cell table:formula="of:=[.A48]-[.A$7]" office:value-type="float" office:value="41" calcext:value-type="float">
            <text:p>41</text:p>
          </table:table-cell>
          <table:table-cell table:number-columns-repeated="1022"/>
        </table:table-row>
        <table:table-row table:style-name="ro2">
          <table:table-cell table:style-name="ce24" table:formula="of:=[.A48]+1" office:value-type="date" office:date-value="2020-04-15" calcext:value-type="date">
            <text:p>04/15/20</text:p>
          </table:table-cell>
          <table:table-cell table:formula="of:=[.A49]-[.A$7]" office:value-type="float" office:value="42" calcext:value-type="float">
            <text:p>42</text:p>
          </table:table-cell>
          <table:table-cell table:number-columns-repeated="1022"/>
        </table:table-row>
        <table:table-row table:style-name="ro2">
          <table:table-cell table:style-name="ce24" table:formula="of:=[.A49]+1" office:value-type="date" office:date-value="2020-04-16" calcext:value-type="date">
            <text:p>04/16/20</text:p>
          </table:table-cell>
          <table:table-cell table:formula="of:=[.A50]-[.A$7]" office:value-type="float" office:value="43" calcext:value-type="float">
            <text:p>43</text:p>
          </table:table-cell>
          <table:table-cell table:number-columns-repeated="1022"/>
        </table:table-row>
        <table:table-row table:style-name="ro2" table:number-rows-repeated="75">
          <table:table-cell table:style-name="ce24"/>
          <table:table-cell table:number-columns-repeated="1023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Y deaths" table:style-name="ta1">
        <table:shapes>
          <draw:frame draw:z-index="0" draw:style-name="gr1" draw:text-style-name="P1" svg:width="615.2pt" svg:height="321.22pt" svg:x="776.95pt" svg:y="10.35pt">
            <draw:object draw:notify-on-update-of-ranges="'NY deaths'.B2:'NY deaths'.B30 'NY deaths'.C1:'NY deaths'.C1 'NY deaths'.C2:'NY deaths'.C30 'NY deaths'.C7:'NY deaths'.C30 'NY deaths'.C12:'NY deaths'.C30 'NY deaths'.C17:'NY deaths'.C30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482.77pt" svg:height="354.98pt" svg:x="921.88pt" svg:y="338.68pt">
            <draw:object draw:notify-on-update-of-ranges="'NY deaths'.A3:'NY deaths'.A50 'NY deaths'.G1:'NY deaths'.G1 'NY deaths'.G3:'NY deaths'.G50 'NY deaths'.H1:'NY deaths'.H1 'NY deaths'.H3:'NY deaths'.H50 'NY deaths'.I1:'NY deaths'.I1 'NY deaths'.I3:'NY deaths'.I50 'NY deaths'.F1:'NY deaths'.F1 'NY deaths'.F3:'NY deaths'.F50 'NY deaths'.J1:'NY deaths'.J1 'NY deaths'.J3:'NY deaths'.J5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default-cell-style-name="ce27"/>
        <table:table-column table:style-name="co17" table:default-cell-style-name="ce27"/>
        <table:table-column table:style-name="co3" table:default-cell-style-name="ce27"/>
        <table:table-column table:style-name="co4" table:default-cell-style-name="ce27"/>
        <table:table-column table:style-name="co4" table:default-cell-style-name="ce30"/>
        <table:table-column table:style-name="co18" table:default-cell-style-name="ce8"/>
        <table:table-column table:style-name="co19" table:number-columns-repeated="2" table:default-cell-style-name="ce8"/>
        <table:table-column table:style-name="co18" table:default-cell-style-name="ce8"/>
        <table:table-column table:style-name="co3" table:default-cell-style-name="ce8"/>
        <table:table-column table:style-name="co19" table:default-cell-style-name="ce32"/>
        <table:table-column table:style-name="co20" table:default-cell-style-name="ce30"/>
        <table:table-column table:style-name="co12" table:number-columns-repeated="1012" table:default-cell-style-name="ce2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Since</text:p>
            <text:p>3/1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Avg Pred</text:p>
            <text:p>Error</text:p>
          </table:table-cell>
          <table:table-cell table:number-columns-repeated="1012"/>
        </table:table-row>
        <table:table-row table:style-name="ro2">
          <table:table-cell table:style-name="ce24" office:value-type="date" office:date-value="2020-03-15" calcext:value-type="date">
            <text:p>03/15/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4" table:formula="of:=[.A2]+1" office:value-type="date" office:date-value="2020-03-16" calcext:value-type="date">
            <text:p>03/16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3]-[.C2]" office:value-type="float" office:value="7" calcext:value-type="float">
            <text:p>7</text:p>
          </table:table-cell>
          <table:table-cell table:formula="of:=[.D3]/[.C2]" office:value-type="percentage" office:value="2.33333333333333" calcext:value-type="percentage">
            <text:p>233.3%</text:p>
          </table:table-cell>
          <table:table-cell table:formula="of:=SLOPE(LN([.C$2:.C3]);[.B$2:.B3])" office:value-type="float" office:value="1.20397280432594" calcext:value-type="float">
            <text:p>1.204</text:p>
          </table:table-cell>
          <table:table-cell table:formula="of:=SLOPE(LN([.C2:.C3]);[.B2:.B3])" office:value-type="float" office:value="1.20397280432594" calcext:value-type="float">
            <text:p>1.204</text:p>
          </table:table-cell>
          <table:table-cell table:number-columns-repeated="2"/>
          <table:table-cell table:formula="of:=AVERAGE([.F3:.I3])" office:value-type="float" office:value="1.20397280432594" calcext:value-type="float">
            <text:p>1.204</text:p>
          </table:table-cell>
          <table:table-cell table:formula="of:=[.C3]*EXP([.J3])" office:value-type="float" office:value="33.3333333333333" calcext:value-type="float">
            <text:p>33.3</text:p>
          </table:table-cell>
          <table:table-cell table:number-columns-repeated="1013"/>
        </table:table-row>
        <table:table-row table:style-name="ro2">
          <table:table-cell table:style-name="ce24" table:formula="of:=[.A3]+1" office:value-type="date" office:date-value="2020-03-17" calcext:value-type="date">
            <text:p>03/17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4]-[.C3]" office:value-type="float" office:value="3" calcext:value-type="float">
            <text:p>3</text:p>
          </table:table-cell>
          <table:table-cell table:formula="of:=[.D4]/[.C3]" office:value-type="percentage" office:value="0.3" calcext:value-type="percentage">
            <text:p>30.0%</text:p>
          </table:table-cell>
          <table:table-cell table:formula="of:=SLOPE(LN([.C$2:.C4]);[.B$2:.B4])" office:value-type="float" office:value="0.733168534396713" calcext:value-type="float">
            <text:p>0.733</text:p>
          </table:table-cell>
          <table:table-cell table:formula="of:=SLOPE(LN([.C3:.C4]);[.B3:.B4])" office:value-type="float" office:value="0.262364264467491" calcext:value-type="float">
            <text:p>0.262</text:p>
          </table:table-cell>
          <table:table-cell table:number-columns-repeated="2"/>
          <table:table-cell table:formula="of:=AVERAGE([.F4:.I4])" office:value-type="float" office:value="0.497766399432102" calcext:value-type="float">
            <text:p>0.498</text:p>
          </table:table-cell>
          <table:table-cell table:formula="of:=[.C4]*EXP([.J4])" office:value-type="float" office:value="21.3855563426044" calcext:value-type="float">
            <text:p>21.4</text:p>
          </table:table-cell>
          <table:table-cell table:formula="of:=([.C4]-[.K3])/[.K3]" office:value-type="percentage" office:value="-0.61" calcext:value-type="percentage">
            <text:p>-61.0%</text:p>
          </table:table-cell>
          <table:table-cell table:number-columns-repeated="1012"/>
        </table:table-row>
        <table:table-row table:style-name="ro2">
          <table:table-cell table:style-name="ce24" table:formula="of:=[.A4]+1" office:value-type="date" office:date-value="2020-03-18" calcext:value-type="date">
            <text:p>03/18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5]-[.C4]" office:value-type="float" office:value="3" calcext:value-type="float">
            <text:p>3</text:p>
          </table:table-cell>
          <table:table-cell table:formula="of:=[.D5]/[.C4]" office:value-type="percentage" office:value="0.230769230769231" calcext:value-type="percentage">
            <text:p>23.1%</text:p>
          </table:table-cell>
          <table:table-cell table:formula="of:=SLOPE(LN([.C$2:.C5]);[.B$2:.B5])" office:value-type="float" office:value="0.528429356518251" calcext:value-type="float">
            <text:p>0.528</text:p>
          </table:table-cell>
          <table:table-cell table:formula="of:=SLOPE(LN([.C4:.C5]);[.B4:.B5])" office:value-type="float" office:value="0.207639364778244" calcext:value-type="float">
            <text:p>0.208</text:p>
          </table:table-cell>
          <table:table-cell table:number-columns-repeated="2"/>
          <table:table-cell table:formula="of:=AVERAGE([.F5:.I5])" office:value-type="float" office:value="0.368034360648247" calcext:value-type="float">
            <text:p>0.368</text:p>
          </table:table-cell>
          <table:table-cell table:formula="of:=[.C5]*EXP([.J5])" office:value-type="float" office:value="23.1182669685743" calcext:value-type="float">
            <text:p>23.1</text:p>
          </table:table-cell>
          <table:table-cell table:formula="of:=([.C5]-[.K4])/[.K4]" office:value-type="percentage" office:value="-0.251831481787327" calcext:value-type="percentage">
            <text:p>-25.2%</text:p>
          </table:table-cell>
          <table:table-cell table:number-columns-repeated="1012"/>
        </table:table-row>
        <table:table-row table:style-name="ro2">
          <table:table-cell table:style-name="ce24" table:formula="of:=[.A5]+1" office:value-type="date" office:date-value="2020-03-19" calcext:value-type="date">
            <text:p>03/19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table:formula="of:=[.C6]-[.C5]" office:value-type="float" office:value="18" calcext:value-type="float">
            <text:p>18</text:p>
          </table:table-cell>
          <table:table-cell table:formula="of:=[.D6]/[.C5]" office:value-type="percentage" office:value="1.125" calcext:value-type="percentage">
            <text:p>112.5%</text:p>
          </table:table-cell>
          <table:table-cell table:formula="of:=SLOPE(LN([.C$2:.C6]);[.B$2:.B6])" office:value-type="float" office:value="0.532550010114184" calcext:value-type="float">
            <text:p>0.533</text:p>
          </table:table-cell>
          <table:table-cell table:formula="of:=SLOPE(LN([.C5:.C6]);[.B5:.B6])" office:value-type="float" office:value="0.75377180237638" calcext:value-type="float">
            <text:p>0.754</text:p>
          </table:table-cell>
          <table:table-cell table:number-columns-repeated="2"/>
          <table:table-cell table:formula="of:=AVERAGE([.F6:.I6])" office:value-type="float" office:value="0.643160906245282" calcext:value-type="float">
            <text:p>0.643</text:p>
          </table:table-cell>
          <table:table-cell table:formula="of:=[.C6]*EXP([.J6])" office:value-type="float" office:value="64.6844886988935" calcext:value-type="float">
            <text:p>64.7</text:p>
          </table:table-cell>
          <table:table-cell table:formula="of:=([.C6]-[.K5])/[.K5]" office:value-type="percentage" office:value="0.470698476067335" calcext:value-type="percentage">
            <text:p>47.1%</text:p>
          </table:table-cell>
          <table:table-cell table:number-columns-repeated="1012"/>
        </table:table-row>
        <table:table-row table:style-name="ro2">
          <table:table-cell table:style-name="ce24" table:formula="of:=[.A6]+1" office:value-type="date" office:date-value="2020-03-20" calcext:value-type="date">
            <text:p>03/20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table:formula="of:=[.C7]-[.C6]" office:value-type="float" office:value="8" calcext:value-type="float">
            <text:p>8</text:p>
          </table:table-cell>
          <table:table-cell table:formula="of:=[.D7]/[.C6]" office:value-type="percentage" office:value="0.235294117647059" calcext:value-type="percentage">
            <text:p>23.5%</text:p>
          </table:table-cell>
          <table:table-cell table:formula="of:=SLOPE(LN([.C$2:.C7]);[.B$2:.B7])" office:value-type="float" office:value="0.487835780220597" calcext:value-type="float">
            <text:p>0.488</text:p>
          </table:table-cell>
          <table:table-cell table:formula="of:=SLOPE(LN([.C6:.C7]);[.B6:.B7])" office:value-type="float" office:value="0.211309093667207" calcext:value-type="float">
            <text:p>0.211</text:p>
          </table:table-cell>
          <table:table-cell table:formula="of:=SLOPE(LN([.C2:.C7]);[.B2:.B7])" office:value-type="float" office:value="0.487835780220597" calcext:value-type="float">
            <text:p>0.488</text:p>
          </table:table-cell>
          <table:table-cell/>
          <table:table-cell table:formula="of:=AVERAGE([.F7:.I7])" office:value-type="float" office:value="0.395660218036133" calcext:value-type="float">
            <text:p>0.396</text:p>
          </table:table-cell>
          <table:table-cell table:formula="of:=[.C7]*EXP([.J7])" office:value-type="float" office:value="62.3853103322417" calcext:value-type="float">
            <text:p>62.4</text:p>
          </table:table-cell>
          <table:table-cell table:formula="of:=([.C7]-[.K6])/[.K6]" office:value-type="percentage" office:value="-0.350694411522519" calcext:value-type="percentage">
            <text:p>-35.1%</text:p>
          </table:table-cell>
          <table:table-cell table:number-columns-repeated="1012"/>
        </table:table-row>
        <table:table-row table:style-name="ro2">
          <table:table-cell table:style-name="ce24" table:formula="of:=[.A7]+1" office:value-type="date" office:date-value="2020-03-21" calcext:value-type="date">
            <text:p>03/21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formula="of:=[.C8]-[.C7]" office:value-type="float" office:value="18" calcext:value-type="float">
            <text:p>18</text:p>
          </table:table-cell>
          <table:table-cell table:formula="of:=[.D8]/[.C7]" office:value-type="percentage" office:value="0.428571428571429" calcext:value-type="percentage">
            <text:p>42.9%</text:p>
          </table:table-cell>
          <table:table-cell table:formula="of:=SLOPE(LN([.C$2:.C8]);[.B$2:.B8])" office:value-type="float" office:value="0.457813465656973" calcext:value-type="float">
            <text:p>0.458</text:p>
          </table:table-cell>
          <table:table-cell table:formula="of:=SLOPE(LN([.C7:.C8]);[.B7:.B8])" office:value-type="float" office:value="0.356674943938732" calcext:value-type="float">
            <text:p>0.357</text:p>
          </table:table-cell>
          <table:table-cell table:formula="of:=SLOPE(LN([.C3:.C8]);[.B3:.B8])" office:value-type="float" office:value="0.378020855170918" calcext:value-type="float">
            <text:p>0.378</text:p>
          </table:table-cell>
          <table:table-cell/>
          <table:table-cell table:formula="of:=AVERAGE([.F8:.I8])" office:value-type="float" office:value="0.397503088255541" calcext:value-type="float">
            <text:p>0.398</text:p>
          </table:table-cell>
          <table:table-cell table:formula="of:=[.C8]*EXP([.J8])" office:value-type="float" office:value="89.2862633763807" calcext:value-type="float">
            <text:p>89.3</text:p>
          </table:table-cell>
          <table:table-cell table:formula="of:=([.C8]-[.K7])/[.K7]" office:value-type="percentage" office:value="-0.0382351281020864" calcext:value-type="percentage">
            <text:p>-3.8%</text:p>
          </table:table-cell>
          <table:table-cell table:number-columns-repeated="1012"/>
        </table:table-row>
        <table:table-row table:style-name="ro2">
          <table:table-cell table:style-name="ce24" table:formula="of:=[.A8]+1" office:value-type="date" office:date-value="2020-03-22" calcext:value-type="date">
            <text:p>03/22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table:formula="of:=[.C9]-[.C8]" office:value-type="float" office:value="57" calcext:value-type="float">
            <text:p>57</text:p>
          </table:table-cell>
          <table:table-cell table:style-name="ce38" table:formula="of:=[.D9]/[.C8]" office:value-type="percentage" office:value="0.95" calcext:value-type="percentage">
            <text:p>95.0%</text:p>
          </table:table-cell>
          <table:table-cell table:style-name="ce23" table:formula="of:=SLOPE(LN([.C$2:.C9]);[.B$2:.B9])" office:value-type="float" office:value="0.462805493498687" calcext:value-type="float">
            <text:p>0.463</text:p>
          </table:table-cell>
          <table:table-cell table:style-name="ce23" table:formula="of:=SLOPE(LN([.C8:.C9]);[.B8:.B9])" office:value-type="float" office:value="0.667829372575656" calcext:value-type="float">
            <text:p>0.668</text:p>
          </table:table-cell>
          <table:table-cell table:formula="of:=SLOPE(LN([.C4:.C9]);[.B4:.B9])" office:value-type="float" office:value="0.433219985722722" calcext:value-type="float">
            <text:p>0.433</text:p>
          </table:table-cell>
          <table:table-cell/>
          <table:table-cell table:style-name="ce23" table:formula="of:=AVERAGE([.F9:.I9])" office:value-type="float" office:value="0.521284950599021" calcext:value-type="float">
            <text:p>0.521</text:p>
          </table:table-cell>
          <table:table-cell table:formula="of:=[.C9]*EXP([.J9])" office:value-type="float" office:value="197.050272275162" calcext:value-type="float">
            <text:p>197.1</text:p>
          </table:table-cell>
          <table:table-cell table:formula="of:=([.C9]-[.K8])/[.K8]" office:value-type="percentage" office:value="0.310391941331376" calcext:value-type="percentage">
            <text:p>31.0%</text:p>
          </table:table-cell>
          <table:table-cell table:number-columns-repeated="1012"/>
        </table:table-row>
        <table:table-row table:style-name="ro2">
          <table:table-cell table:style-name="ce24" table:formula="of:=[.A9]+1" office:value-type="date" office:date-value="2020-03-23" calcext:value-type="date">
            <text:p>03/23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158" calcext:value-type="float">
            <text:p>158</text:p>
          </table:table-cell>
          <table:table-cell table:formula="of:=[.C10]-[.C9]" office:value-type="float" office:value="41" calcext:value-type="float">
            <text:p>41</text:p>
          </table:table-cell>
          <table:table-cell table:formula="of:=[.D10]/[.C9]" office:value-type="percentage" office:value="0.35042735042735" calcext:value-type="percentage">
            <text:p>35.0%</text:p>
          </table:table-cell>
          <table:table-cell table:formula="of:=SLOPE(LN([.C$2:.C10]);[.B$2:.B10])" office:value-type="float" office:value="0.454309480140188" calcext:value-type="float">
            <text:p>0.454</text:p>
          </table:table-cell>
          <table:table-cell table:formula="of:=SLOPE(LN([.C9:.C10]);[.B9:.B10])" office:value-type="float" office:value="0.300421098229211" calcext:value-type="float">
            <text:p>0.300</text:p>
          </table:table-cell>
          <table:table-cell table:formula="of:=SLOPE(LN([.C5:.C10]);[.B5:.B10])" office:value-type="float" office:value="0.443261335097698" calcext:value-type="float">
            <text:p>0.443</text:p>
          </table:table-cell>
          <table:table-cell/>
          <table:table-cell table:formula="of:=AVERAGE([.F10:.I10])" office:value-type="float" office:value="0.399330637822366" calcext:value-type="float">
            <text:p>0.399</text:p>
          </table:table-cell>
          <table:table-cell table:formula="of:=[.C10]*EXP([.J10])" office:value-type="float" office:value="235.550580797124" calcext:value-type="float">
            <text:p>235.6</text:p>
          </table:table-cell>
          <table:table-cell table:formula="of:=([.C10]-[.K9])/[.K9]" office:value-type="percentage" office:value="-0.198174160452982" calcext:value-type="percentage">
            <text:p>-19.8%</text:p>
          </table:table-cell>
          <table:table-cell table:number-columns-repeated="1012"/>
        </table:table-row>
        <table:table-row table:style-name="ro2">
          <table:table-cell table:style-name="ce24" table:formula="of:=[.A10]+1" office:value-type="date" office:date-value="2020-03-24" calcext:value-type="date">
            <text:p>03/24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table:formula="of:=[.C11]-[.C10]" office:value-type="float" office:value="52" calcext:value-type="float">
            <text:p>52</text:p>
          </table:table-cell>
          <table:table-cell table:formula="of:=[.D11]/[.C10]" office:value-type="percentage" office:value="0.329113924050633" calcext:value-type="percentage">
            <text:p>32.9%</text:p>
          </table:table-cell>
          <table:table-cell table:formula="of:=SLOPE(LN([.C$2:.C11]);[.B$2:.B11])" office:value-type="float" office:value="0.440722583387697" calcext:value-type="float">
            <text:p>0.441</text:p>
          </table:table-cell>
          <table:table-cell table:formula="of:=SLOPE(LN([.C10:.C11]);[.B10:.B11])" office:value-type="float" office:value="0.284512497690502" calcext:value-type="float">
            <text:p>0.285</text:p>
          </table:table-cell>
          <table:table-cell table:formula="of:=SLOPE(LN([.C6:.C11]);[.B6:.B11])" office:value-type="float" office:value="0.392752589923228" calcext:value-type="float">
            <text:p>0.393</text:p>
          </table:table-cell>
          <table:table-cell/>
          <table:table-cell table:formula="of:=AVERAGE([.F11:.I11])" office:value-type="float" office:value="0.372662557000475" calcext:value-type="float">
            <text:p>0.373</text:p>
          </table:table-cell>
          <table:table-cell table:formula="of:=[.C11]*EXP([.J11])" office:value-type="float" office:value="304.834829628229" calcext:value-type="float">
            <text:p>304.8</text:p>
          </table:table-cell>
          <table:table-cell table:formula="of:=([.C11]-[.K10])/[.K10]" office:value-type="percentage" office:value="-0.108471737622802" calcext:value-type="percentage">
            <text:p>-10.8%</text:p>
          </table:table-cell>
          <table:table-cell table:number-columns-repeated="1012"/>
        </table:table-row>
        <table:table-row table:style-name="ro2">
          <table:table-cell table:style-name="ce24" table:formula="of:=[.A11]+1" office:value-type="date" office:date-value="2020-03-25" calcext:value-type="date">
            <text:p>03/25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285" calcext:value-type="float">
            <text:p>285</text:p>
          </table:table-cell>
          <table:table-cell table:formula="of:=[.C12]-[.C11]" office:value-type="float" office:value="75" calcext:value-type="float">
            <text:p>75</text:p>
          </table:table-cell>
          <table:table-cell table:formula="of:=[.D12]/[.C11]" office:value-type="percentage" office:value="0.357142857142857" calcext:value-type="percentage">
            <text:p>35.7%</text:p>
          </table:table-cell>
          <table:table-cell table:formula="of:=SLOPE(LN([.C$2:.C12]);[.B$2:.B12])" office:value-type="float" office:value="0.427159688166496" calcext:value-type="float">
            <text:p>0.427</text:p>
          </table:table-cell>
          <table:table-cell table:formula="of:=SLOPE(LN([.C11:.C12]);[.B11:.B12])" office:value-type="float" office:value="0.305381649551182" calcext:value-type="float">
            <text:p>0.305</text:p>
          </table:table-cell>
          <table:table-cell table:style-name="ce23" table:formula="of:=SLOPE(LN([.C7:.C12]);[.B7:.B12])" office:value-type="float" office:value="0.389508794675478" calcext:value-type="float">
            <text:p>0.390</text:p>
          </table:table-cell>
          <table:table-cell table:formula="of:=SLOPE(LN([.C2:.C12]);[.B2:.B12])" office:value-type="float" office:value="0.427159688166496" calcext:value-type="float">
            <text:p>0.427</text:p>
          </table:table-cell>
          <table:table-cell table:formula="of:=AVERAGE([.F12:.I12])" office:value-type="float" office:value="0.387302455139913" calcext:value-type="float">
            <text:p>0.387</text:p>
          </table:table-cell>
          <table:table-cell table:formula="of:=[.C12]*EXP([.J12])" office:value-type="float" office:value="419.805553160377" calcext:value-type="float">
            <text:p>419.8</text:p>
          </table:table-cell>
          <table:table-cell table:formula="of:=([.C12]-[.K11])/[.K11]" office:value-type="percentage" office:value="-0.0650674650676207" calcext:value-type="percentage">
            <text:p>-6.5%</text:p>
          </table:table-cell>
          <table:table-cell table:number-columns-repeated="1012"/>
        </table:table-row>
        <table:table-row table:style-name="ro2">
          <table:table-cell table:style-name="ce24" table:formula="of:=[.A12]+1" office:value-type="date" office:date-value="2020-03-26" calcext:value-type="date">
            <text:p>03/26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385" calcext:value-type="float">
            <text:p>385</text:p>
          </table:table-cell>
          <table:table-cell table:formula="of:=[.C13]-[.C12]" office:value-type="float" office:value="100" calcext:value-type="float">
            <text:p>100</text:p>
          </table:table-cell>
          <table:table-cell table:formula="of:=[.D13]/[.C12]" office:value-type="percentage" office:value="0.350877192982456" calcext:value-type="percentage">
            <text:p>35.1%</text:p>
          </table:table-cell>
          <table:table-cell table:formula="of:=SLOPE(LN([.C$2:.C13]);[.B$2:.B13])" office:value-type="float" office:value="0.414473189610136" calcext:value-type="float">
            <text:p>0.414</text:p>
          </table:table-cell>
          <table:table-cell table:formula="of:=SLOPE(LN([.C12:.C13]);[.B12:.B13])" office:value-type="float" office:value="0.300754154019134" calcext:value-type="float">
            <text:p>0.301</text:p>
          </table:table-cell>
          <table:table-cell table:formula="of:=SLOPE(LN([.C8:.C13]);[.B8:.B13])" office:value-type="float" office:value="0.349998631269474" calcext:value-type="float">
            <text:p>0.350</text:p>
          </table:table-cell>
          <table:table-cell table:formula="of:=SLOPE(LN([.C3:.C13]);[.B3:.B13])" office:value-type="float" office:value="0.385672547786056" calcext:value-type="float">
            <text:p>0.386</text:p>
          </table:table-cell>
          <table:table-cell table:formula="of:=AVERAGE([.F13:.I13])" office:value-type="float" office:value="0.3627246306712" calcext:value-type="float">
            <text:p>0.363</text:p>
          </table:table-cell>
          <table:table-cell table:formula="of:=[.C13]*EXP([.J13])" office:value-type="float" office:value="553.337412674703" calcext:value-type="float">
            <text:p>553.3</text:p>
          </table:table-cell>
          <table:table-cell table:formula="of:=([.C13]-[.K12])/[.K12]" office:value-type="percentage" office:value="-0.0829087488203867" calcext:value-type="percentage">
            <text:p>-8.3%</text:p>
          </table:table-cell>
          <table:table-cell table:number-columns-repeated="1012"/>
        </table:table-row>
        <table:table-row table:style-name="ro2">
          <table:table-cell table:style-name="ce24" table:formula="of:=[.A13]+1" office:value-type="date" office:date-value="2020-03-27" calcext:value-type="date">
            <text:p>03/27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527" calcext:value-type="float">
            <text:p>527</text:p>
          </table:table-cell>
          <table:table-cell table:formula="of:=[.C14]-[.C13]" office:value-type="float" office:value="142" calcext:value-type="float">
            <text:p>142</text:p>
          </table:table-cell>
          <table:table-cell table:formula="of:=[.D14]/[.C13]" office:value-type="percentage" office:value="0.368831168831169" calcext:value-type="percentage">
            <text:p>36.9%</text:p>
          </table:table-cell>
          <table:table-cell table:formula="of:=SLOPE(LN([.C$2:.C14]);[.B$2:.B14])" office:value-type="float" office:value="0.403491812174207" calcext:value-type="float">
            <text:p>0.403</text:p>
          </table:table-cell>
          <table:table-cell table:formula="of:=SLOPE(LN([.C13:.C14]);[.B13:.B14])" office:value-type="float" office:value="0.313957214253578" calcext:value-type="float">
            <text:p>0.314</text:p>
          </table:table-cell>
          <table:table-cell table:formula="of:=SLOPE(LN([.C9:.C14]);[.B9:.B14])" office:value-type="float" office:value="0.300070274915762" calcext:value-type="float">
            <text:p>0.300</text:p>
          </table:table-cell>
          <table:table-cell table:formula="of:=SLOPE(LN([.C4:.C14]);[.B4:.B14])" office:value-type="float" office:value="0.379994424238379" calcext:value-type="float">
            <text:p>0.380</text:p>
          </table:table-cell>
          <table:table-cell table:formula="of:=AVERAGE([.F14:.I14])" office:value-type="float" office:value="0.349378431395482" calcext:value-type="float">
            <text:p>0.349</text:p>
          </table:table-cell>
          <table:table-cell table:formula="of:=[.C14]*EXP([.J14])" office:value-type="float" office:value="747.383903333932" calcext:value-type="float">
            <text:p>747.4</text:p>
          </table:table-cell>
          <table:table-cell table:formula="of:=([.C14]-[.K13])/[.K13]" office:value-type="percentage" office:value="-0.0475973828471028" calcext:value-type="percentage">
            <text:p>-4.8%</text:p>
          </table:table-cell>
          <table:table-cell table:number-columns-repeated="1012"/>
        </table:table-row>
        <table:table-row table:style-name="ro2">
          <table:table-cell table:style-name="ce24" table:formula="of:=[.A14]+1" office:value-type="date" office:date-value="2020-03-28" calcext:value-type="date">
            <text:p>03/28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728" calcext:value-type="float">
            <text:p>728</text:p>
          </table:table-cell>
          <table:table-cell table:formula="of:=[.C15]-[.C14]" office:value-type="float" office:value="201" calcext:value-type="float">
            <text:p>201</text:p>
          </table:table-cell>
          <table:table-cell table:formula="of:=[.D15]/[.C14]" office:value-type="percentage" office:value="0.381404174573055" calcext:value-type="percentage">
            <text:p>38.1%</text:p>
          </table:table-cell>
          <table:table-cell table:formula="of:=SLOPE(LN([.C$2:.C15]);[.B$2:.B15])" office:value-type="float" office:value="0.394292337428227" calcext:value-type="float">
            <text:p>0.394</text:p>
          </table:table-cell>
          <table:table-cell table:formula="of:=SLOPE(LN([.C14:.C15]);[.B14:.B15])" office:value-type="float" office:value="0.323100499655323" calcext:value-type="float">
            <text:p>0.323</text:p>
          </table:table-cell>
          <table:table-cell table:formula="of:=SLOPE(LN([.C10:.C15]);[.B10:.B15])" office:value-type="float" office:value="0.305701808095412" calcext:value-type="float">
            <text:p>0.306</text:p>
          </table:table-cell>
          <table:table-cell table:formula="of:=SLOPE(LN([.C5:.C15]);[.B5:.B15])" office:value-type="float" office:value="0.36727150641374" calcext:value-type="float">
            <text:p>0.367</text:p>
          </table:table-cell>
          <table:table-cell table:formula="of:=AVERAGE([.F15:.I15])" office:value-type="float" office:value="0.347591537898176" calcext:value-type="float">
            <text:p>0.348</text:p>
          </table:table-cell>
          <table:table-cell table:formula="of:=[.C15]*EXP([.J15])" office:value-type="float" office:value="1030.59603240452" calcext:value-type="float">
            <text:p>1030.6</text:p>
          </table:table-cell>
          <table:table-cell table:formula="of:=([.C15]-[.K14])/[.K14]" office:value-type="percentage" office:value="-0.0259356714099191" calcext:value-type="percentage">
            <text:p>-2.6%</text:p>
          </table:table-cell>
          <table:table-cell table:number-columns-repeated="1012"/>
        </table:table-row>
        <table:table-row table:style-name="ro2">
          <table:table-cell table:style-name="ce24" table:formula="of:=[.A15]+1" office:value-type="date" office:date-value="2020-03-29" calcext:value-type="date">
            <text:p>03/29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965" calcext:value-type="float">
            <text:p>965</text:p>
          </table:table-cell>
          <table:table-cell table:formula="of:=[.C16]-[.C15]" office:value-type="float" office:value="237" calcext:value-type="float">
            <text:p>237</text:p>
          </table:table-cell>
          <table:table-cell table:formula="of:=[.D16]/[.C15]" office:value-type="percentage" office:value="0.325549450549451" calcext:value-type="percentage">
            <text:p>32.6%</text:p>
          </table:table-cell>
          <table:table-cell table:formula="of:=SLOPE(LN([.C$2:.C16]);[.B$2:.B16])" office:value-type="float" office:value="0.385501046736192" calcext:value-type="float">
            <text:p>0.386</text:p>
          </table:table-cell>
          <table:table-cell table:formula="of:=SLOPE(LN([.C15:.C16]);[.B15:.B16])" office:value-type="float" office:value="0.2818270531423" calcext:value-type="float">
            <text:p>0.282</text:p>
          </table:table-cell>
          <table:table-cell table:formula="of:=SLOPE(LN([.C11:.C16]);[.B11:.B16])" office:value-type="float" office:value="0.307214162032722" calcext:value-type="float">
            <text:p>0.307</text:p>
          </table:table-cell>
          <table:table-cell table:formula="of:=SLOPE(LN([.C6:.C16]);[.B6:.B16])" office:value-type="float" office:value="0.342090586440426" calcext:value-type="float">
            <text:p>0.342</text:p>
          </table:table-cell>
          <table:table-cell table:formula="of:=AVERAGE([.F16:.I16])" office:value-type="float" office:value="0.32915821208791" calcext:value-type="float">
            <text:p>0.329</text:p>
          </table:table-cell>
          <table:table-cell table:formula="of:=[.C16]*EXP([.J16])" office:value-type="float" office:value="1341.1548007589" calcext:value-type="float">
            <text:p>1341.2</text:p>
          </table:table-cell>
          <table:table-cell table:formula="of:=([.C16]-[.K15])/[.K15]" office:value-type="percentage" office:value="-0.06364863665492" calcext:value-type="percentage">
            <text:p>-6.4%</text:p>
          </table:table-cell>
          <table:table-cell table:number-columns-repeated="1012"/>
        </table:table-row>
        <table:table-row table:style-name="ro2">
          <table:table-cell table:style-name="ce24" table:formula="of:=[.A16]+1" office:value-type="date" office:date-value="2020-03-30" calcext:value-type="date">
            <text:p>03/30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1218" calcext:value-type="float">
            <text:p>1218</text:p>
          </table:table-cell>
          <table:table-cell table:formula="of:=[.C17]-[.C16]" office:value-type="float" office:value="253" calcext:value-type="float">
            <text:p>253</text:p>
          </table:table-cell>
          <table:table-cell table:formula="of:=[.D17]/[.C16]" office:value-type="percentage" office:value="0.262176165803109" calcext:value-type="percentage">
            <text:p>26.2%</text:p>
          </table:table-cell>
          <table:table-cell table:formula="of:=SLOPE(LN([.C$2:.C17]);[.B$2:.B17])" office:value-type="float" office:value="0.376251057380374" calcext:value-type="float">
            <text:p>0.376</text:p>
          </table:table-cell>
          <table:table-cell table:formula="of:=SLOPE(LN([.C16:.C17]);[.B16:.B17])" office:value-type="float" office:value="0.232837346930856" calcext:value-type="float">
            <text:p>0.233</text:p>
          </table:table-cell>
          <table:table-cell table:formula="of:=SLOPE(LN([.C12:.C17]);[.B12:.B17])" office:value-type="float" office:value="0.295489604023282" calcext:value-type="float">
            <text:p>0.295</text:p>
          </table:table-cell>
          <table:table-cell table:formula="of:=SLOPE(LN([.C7:.C17]);[.B7:.B17])" office:value-type="float" office:value="0.331339468010871" calcext:value-type="float">
            <text:p>0.331</text:p>
          </table:table-cell>
          <table:table-cell table:formula="of:=AVERAGE([.F17:.I17])" office:value-type="float" office:value="0.308979369086346" calcext:value-type="float">
            <text:p>0.309</text:p>
          </table:table-cell>
          <table:table-cell table:formula="of:=[.C17]*EXP([.J17])" office:value-type="float" office:value="1658.9577411062" calcext:value-type="float">
            <text:p>1659.0</text:p>
          </table:table-cell>
          <table:table-cell table:formula="of:=([.C17]-[.K16])/[.K16]" office:value-type="percentage" office:value="-0.0918274316202827" calcext:value-type="percentage">
            <text:p>-9.2%</text:p>
          </table:table-cell>
          <table:table-cell table:number-columns-repeated="1012"/>
        </table:table-row>
        <table:table-row table:style-name="ro2">
          <table:table-cell table:style-name="ce24" table:formula="of:=[.A17]+1" office:value-type="date" office:date-value="2020-03-31" calcext:value-type="date">
            <text:p>03/31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1550" calcext:value-type="float">
            <text:p>1550</text:p>
          </table:table-cell>
          <table:table-cell table:formula="of:=[.C18]-[.C17]" office:value-type="float" office:value="332" calcext:value-type="float">
            <text:p>332</text:p>
          </table:table-cell>
          <table:table-cell table:formula="of:=[.D18]/[.C17]" office:value-type="percentage" office:value="0.272577996715928" calcext:value-type="percentage">
            <text:p>27.3%</text:p>
          </table:table-cell>
          <table:table-cell table:formula="of:=SLOPE(LN([.C$2:.C18]);[.B$2:.B18])" office:value-type="float" office:value="0.36725192163154" calcext:value-type="float">
            <text:p>0.367</text:p>
          </table:table-cell>
          <table:table-cell table:formula="of:=SLOPE(LN([.C17:.C18]);[.B17:.B18])" office:value-type="float" office:value="0.24104476164345" calcext:value-type="float">
            <text:p>0.241</text:p>
          </table:table-cell>
          <table:table-cell table:formula="of:=SLOPE(LN([.C13:.C18]);[.B13:.B18])" office:value-type="float" office:value="0.278827318013008" calcext:value-type="float">
            <text:p>0.279</text:p>
          </table:table-cell>
          <table:table-cell table:formula="of:=SLOPE(LN([.C8:.C18]);[.B8:.B18])" office:value-type="float" office:value="0.310538108186468" calcext:value-type="float">
            <text:p>0.311</text:p>
          </table:table-cell>
          <table:table-cell table:formula="of:=AVERAGE([.F18:.I18])" office:value-type="float" office:value="0.299415527368617" calcext:value-type="float">
            <text:p>0.299</text:p>
          </table:table-cell>
          <table:table-cell table:formula="of:=[.C18]*EXP([.J18])" office:value-type="float" office:value="2091.0586279731" calcext:value-type="float">
            <text:p>2091.1</text:p>
          </table:table-cell>
          <table:table-cell table:formula="of:=([.C18]-[.K17])/[.K17]" office:value-type="percentage" office:value="-0.0656784307438384" calcext:value-type="percentage">
            <text:p>-6.6%</text:p>
          </table:table-cell>
          <table:table-cell table:number-columns-repeated="1012"/>
        </table:table-row>
        <table:table-row table:style-name="ro2">
          <table:table-cell table:style-name="ce24" table:formula="of:=[.A18]+1" office:value-type="date" office:date-value="2020-04-01" calcext:value-type="date">
            <text:p>04/01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1941" calcext:value-type="float">
            <text:p>1941</text:p>
          </table:table-cell>
          <table:table-cell table:formula="of:=[.C19]-[.C18]" office:value-type="float" office:value="391" calcext:value-type="float">
            <text:p>391</text:p>
          </table:table-cell>
          <table:table-cell table:formula="of:=[.D19]/[.C18]" office:value-type="percentage" office:value="0.252258064516129" calcext:value-type="percentage">
            <text:p>25.2%</text:p>
          </table:table-cell>
          <table:table-cell table:formula="of:=SLOPE(LN([.C$2:.C19]);[.B$2:.B19])" office:value-type="float" office:value="0.358440185169624" calcext:value-type="float">
            <text:p>0.358</text:p>
          </table:table-cell>
          <table:table-cell table:formula="of:=SLOPE(LN([.C18:.C19]);[.B18:.B19])" office:value-type="float" office:value="0.224948373255717" calcext:value-type="float">
            <text:p>0.225</text:p>
          </table:table-cell>
          <table:table-cell table:formula="of:=SLOPE(LN([.C14:.C19]);[.B14:.B19])" office:value-type="float" office:value="0.257678714434826" calcext:value-type="float">
            <text:p>0.258</text:p>
          </table:table-cell>
          <table:table-cell table:formula="of:=SLOPE(LN([.C9:.C19]);[.B9:.B19])" office:value-type="float" office:value="0.286613575073711" calcext:value-type="float">
            <text:p>0.287</text:p>
          </table:table-cell>
          <table:table-cell table:formula="of:=AVERAGE([.F19:.I19])" office:value-type="float" office:value="0.28192021198347" calcext:value-type="float">
            <text:p>0.282</text:p>
          </table:table-cell>
          <table:table-cell table:formula="of:=[.C19]*EXP([.J19])" office:value-type="float" office:value="2573.1311822704" calcext:value-type="float">
            <text:p>2573.1</text:p>
          </table:table-cell>
          <table:table-cell table:formula="of:=([.C19]-[.K18])/[.K18]" office:value-type="percentage" office:value="-0.0717620376424121" calcext:value-type="percentage">
            <text:p>-7.2%</text:p>
          </table:table-cell>
          <table:table-cell table:number-columns-repeated="1012"/>
        </table:table-row>
        <table:table-row table:style-name="ro2">
          <table:table-cell table:style-name="ce24" table:formula="of:=[.A19]+1" office:value-type="date" office:date-value="2020-04-02" calcext:value-type="date">
            <text:p>04/02/20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2373" calcext:value-type="float">
            <text:p>2373</text:p>
          </table:table-cell>
          <table:table-cell table:formula="of:=[.C20]-[.C19]" office:value-type="float" office:value="432" calcext:value-type="float">
            <text:p>432</text:p>
          </table:table-cell>
          <table:table-cell table:formula="of:=[.D20]/[.C19]" office:value-type="percentage" office:value="0.222565687789799" calcext:value-type="percentage">
            <text:p>22.3%</text:p>
          </table:table-cell>
          <table:table-cell table:formula="of:=SLOPE(LN([.C$2:.C20]);[.B$2:.B20])" office:value-type="float" office:value="0.349646176251049" calcext:value-type="float">
            <text:p>0.350</text:p>
          </table:table-cell>
          <table:table-cell table:formula="of:=SLOPE(LN([.C19:.C20]);[.B19:.B20])" office:value-type="float" office:value="0.200951673266753" calcext:value-type="float">
            <text:p>0.201</text:p>
          </table:table-cell>
          <table:table-cell table:formula="of:=SLOPE(LN([.C15:.C20]);[.B15:.B20])" office:value-type="float" office:value="0.235588064237969" calcext:value-type="float">
            <text:p>0.236</text:p>
          </table:table-cell>
          <table:table-cell table:formula="of:=SLOPE(LN([.C10:.C20]);[.B10:.B20])" office:value-type="float" office:value="0.276644683604962" calcext:value-type="float">
            <text:p>0.277</text:p>
          </table:table-cell>
          <table:table-cell table:formula="of:=AVERAGE([.F20:.I20])" office:value-type="float" office:value="0.265707649340183" calcext:value-type="float">
            <text:p>0.266</text:p>
          </table:table-cell>
          <table:table-cell table:formula="of:=[.C20]*EXP([.J20])" office:value-type="float" office:value="3095.23126907437" calcext:value-type="float">
            <text:p>3095.2</text:p>
          </table:table-cell>
          <table:table-cell table:formula="of:=([.C20]-[.K19])/[.K19]" office:value-type="percentage" office:value="-0.0777772947020189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24" table:formula="of:=[.A20]+1" office:value-type="date" office:date-value="2020-04-03" calcext:value-type="date">
            <text:p>04/03/20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2935" calcext:value-type="float">
            <text:p>2935</text:p>
          </table:table-cell>
          <table:table-cell table:formula="of:=[.C21]-[.C20]" office:value-type="float" office:value="562" calcext:value-type="float">
            <text:p>562</text:p>
          </table:table-cell>
          <table:table-cell table:formula="of:=[.D21]/[.C20]" office:value-type="percentage" office:value="0.236831015592077" calcext:value-type="percentage">
            <text:p>23.7%</text:p>
          </table:table-cell>
          <table:table-cell table:formula="of:=SLOPE(LN([.C$2:.C21]);[.B$2:.B21])" office:value-type="float" office:value="0.341280631175736" calcext:value-type="float">
            <text:p>0.341</text:p>
          </table:table-cell>
          <table:table-cell table:formula="of:=SLOPE(LN([.C20:.C21]);[.B20:.B21])" office:value-type="float" office:value="0.212552475826433" calcext:value-type="float">
            <text:p>0.213</text:p>
          </table:table-cell>
          <table:table-cell table:formula="of:=SLOPE(LN([.C16:.C21]);[.B16:.B21])" office:value-type="float" office:value="0.222498741496272" calcext:value-type="float">
            <text:p>0.222</text:p>
          </table:table-cell>
          <table:table-cell table:formula="of:=SLOPE(LN([.C11:.C21]);[.B11:.B21])" office:value-type="float" office:value="0.26536263438048" calcext:value-type="float">
            <text:p>0.265</text:p>
          </table:table-cell>
          <table:table-cell table:formula="of:=AVERAGE([.F21:.I21])" office:value-type="float" office:value="0.26042362071973" calcext:value-type="float">
            <text:p>0.260</text:p>
          </table:table-cell>
          <table:table-cell table:formula="of:=[.C21]*EXP([.J21])" office:value-type="float" office:value="3808.10265390873" calcext:value-type="float">
            <text:p>3808.1</text:p>
          </table:table-cell>
          <table:table-cell table:formula="of:=([.C21]-[.K20])/[.K20]" office:value-type="percentage" office:value="-0.0517671395592642" calcext:value-type="percentage">
            <text:p>-5.2%</text:p>
          </table:table-cell>
          <table:table-cell table:number-columns-repeated="1012"/>
        </table:table-row>
        <table:table-row table:style-name="ro2">
          <table:table-cell table:style-name="ce24" table:formula="of:=[.A21]+1" office:value-type="date" office:date-value="2020-04-04" calcext:value-type="date">
            <text:p>04/04/20</text:p>
          </table:table-cell>
          <table:table-cell table:formula="of:=[.B21]+1" office:value-type="float" office:value="20" calcext:value-type="float">
            <text:p>20</text:p>
          </table:table-cell>
          <table:table-cell office:value-type="float" office:value="3565" calcext:value-type="float">
            <text:p>3565</text:p>
          </table:table-cell>
          <table:table-cell table:formula="of:=[.C22]-[.C21]" office:value-type="float" office:value="630" calcext:value-type="float">
            <text:p>630</text:p>
          </table:table-cell>
          <table:table-cell table:style-name="ce17" table:formula="of:=[.D22]/[.C21]" office:value-type="percentage" office:value="0.214650766609881" calcext:value-type="percentage">
            <text:p>21.5%</text:p>
          </table:table-cell>
          <table:table-cell table:style-name="ce37" table:formula="of:=SLOPE(LN([.C$2:.C22]);[.B$2:.B22])" office:value-type="float" office:value="0.333181149359082" calcext:value-type="float">
            <text:p>0.333</text:p>
          </table:table-cell>
          <table:table-cell table:style-name="ce37" table:formula="of:=SLOPE(LN([.C21:.C22]);[.B21:.B22])" office:value-type="float" office:value="0.1944566005862" calcext:value-type="float">
            <text:p>0.194</text:p>
          </table:table-cell>
          <table:table-cell table:style-name="ce37" table:formula="of:=SLOPE(LN([.C17:.C22]);[.B17:.B22])" office:value-type="float" office:value="0.213887961805892" calcext:value-type="float">
            <text:p>0.214</text:p>
          </table:table-cell>
          <table:table-cell table:style-name="ce37" table:formula="of:=SLOPE(LN([.C12:.C22]);[.B12:.B22])" office:value-type="float" office:value="0.251875951427259" calcext:value-type="float">
            <text:p>0.252</text:p>
          </table:table-cell>
          <table:table-cell table:style-name="ce37" table:formula="of:=AVERAGE([.F22:.I22])" office:value-type="float" office:value="0.248350415794608" calcext:value-type="float">
            <text:p>0.248</text:p>
          </table:table-cell>
          <table:table-cell table:formula="of:=[.C22]*EXP([.J22])" office:value-type="float" office:value="4570.00577993288" calcext:value-type="float">
            <text:p>4570.0</text:p>
          </table:table-cell>
          <table:table-cell table:formula="of:=([.C22]-[.K21])/[.K21]" office:value-type="percentage" office:value="-0.0638382617283721" calcext:value-type="percentage">
            <text:p>-6.4%</text:p>
          </table:table-cell>
          <table:table-cell table:number-columns-repeated="1012"/>
        </table:table-row>
        <table:table-row table:style-name="ro2" table:number-rows-repeated="28">
          <table:table-cell table:style-name="ce24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deaths" table:style-name="ta1">
        <table:shapes>
          <draw:frame draw:z-index="0" draw:style-name="gr1" draw:text-style-name="P1" svg:width="453.51pt" svg:height="325.73pt" svg:x="916.02pt" svg:y="8.11pt">
            <draw:object draw:notify-on-update-of-ranges="'CO deaths'.B2:'CO deaths'.B18 'CO deaths'.C1:'CO deaths'.C1 'CO deaths'.C2:'CO deaths'.C18 'CO deaths'.C7:'CO deaths'.C1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448.55pt" svg:height="345.74pt" svg:x="922.51pt" svg:y="338.12pt">
            <draw:object draw:notify-on-update-of-ranges="'CO deaths'.A3:'CO deaths'.A50 'CO deaths'.G1:'CO deaths'.G1 'CO deaths'.G3:'CO deaths'.G50 'CO deaths'.H1:'CO deaths'.H1 'CO deaths'.H3:'CO deaths'.H50 'CO deaths'.I1:'CO deaths'.I1 'CO deaths'.I3:'CO deaths'.I50 'CO deaths'.F1:'CO deaths'.F1 'CO deaths'.F3:'CO deaths'.F50 'CO deaths'.J1:'CO deaths'.J1 'CO deaths'.J3:'CO deaths'.J5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21" table:default-cell-style-name="ce30"/>
        <table:table-column table:style-name="co21" table:number-columns-repeated="3" table:default-cell-style-name="ce3"/>
        <table:table-column table:style-name="co9" table:default-cell-style-name="ce3"/>
        <table:table-column table:style-name="co21" table:default-cell-style-name="ce8"/>
        <table:table-column table:style-name="co21" table:default-cell-style-name="ce2"/>
        <table:table-column table:style-name="co22" table:default-cell-style-name="ce9"/>
        <table:table-column table:style-name="co12" table:number-columns-repeated="101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1d</text:p>
            <text:p>Pred</text:p>
          </table:table-cell>
          <table:table-cell office:value-type="string" calcext:value-type="string">
            <text:p>1d 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21" calcext:value-type="date">
            <text:p>03/21/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22" calcext:value-type="date">
            <text:p>03/22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3]-[.C2]" office:value-type="float" office:value="1" calcext:value-type="float">
            <text:p>1</text:p>
          </table:table-cell>
          <table:table-cell table:formula="of:=[.D3]/[.C2]" office:value-type="percentage" office:value="0.2" calcext:value-type="percentage">
            <text:p>20.0%</text:p>
          </table:table-cell>
          <table:table-cell table:formula="of:=SLOPE(LN([.C$2:.C3]);[.B$2:.B3])" office:value-type="float" office:value="0.182321556793955" calcext:value-type="float">
            <text:p>0.182</text:p>
          </table:table-cell>
          <table:table-cell table:formula="of:=SLOPE(LN([.C2:.C3]);[.B2:.B3])" office:value-type="float" office:value="0.182321556793955" calcext:value-type="float">
            <text:p>0.182</text:p>
          </table:table-cell>
          <table:table-cell table:number-columns-repeated="2"/>
          <table:table-cell table:formula="of:=AVERAGE([.F3:.I3])" office:value-type="float" office:value="0.182321556793955" calcext:value-type="float">
            <text:p>0.182</text:p>
          </table:table-cell>
          <table:table-cell table:formula="of:=[.C3]*EXP([.J3])" office:value-type="float" office:value="7.2" calcext:value-type="float">
            <text:p>7.2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23" calcext:value-type="date">
            <text:p>03/23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4]-[.C3]" office:value-type="float" office:value="1" calcext:value-type="float">
            <text:p>1</text:p>
          </table:table-cell>
          <table:table-cell table:formula="of:=[.D4]/[.C3]" office:value-type="percentage" office:value="0.166666666666667" calcext:value-type="percentage">
            <text:p>16.7%</text:p>
          </table:table-cell>
          <table:table-cell table:formula="of:=SLOPE(LN([.C$2:.C4]);[.B$2:.B4])" office:value-type="float" office:value="0.168236118310606" calcext:value-type="float">
            <text:p>0.168</text:p>
          </table:table-cell>
          <table:table-cell table:formula="of:=SLOPE(LN([.C3:.C4]);[.B3:.B4])" office:value-type="float" office:value="0.154150679827258" calcext:value-type="float">
            <text:p>0.154</text:p>
          </table:table-cell>
          <table:table-cell table:number-columns-repeated="2"/>
          <table:table-cell table:formula="of:=AVERAGE([.F4:.I4])" office:value-type="float" office:value="0.161193399068932" calcext:value-type="float">
            <text:p>0.161</text:p>
          </table:table-cell>
          <table:table-cell table:formula="of:=[.C4]*EXP([.J4])" office:value-type="float" office:value="8.22438521634124" calcext:value-type="float">
            <text:p>8.2</text:p>
          </table:table-cell>
          <table:table-cell table:formula="of:=([.C4]-[.K3])/[.K3]" office:value-type="percentage" office:value="-0.0277777777777777" calcext:value-type="percentage">
            <text:p>-2.78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24" calcext:value-type="date">
            <text:p>03/24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5]-[.C4]" office:value-type="float" office:value="4" calcext:value-type="float">
            <text:p>4</text:p>
          </table:table-cell>
          <table:table-cell table:formula="of:=[.D5]/[.C4]" office:value-type="percentage" office:value="0.571428571428571" calcext:value-type="percentage">
            <text:p>57.1%</text:p>
          </table:table-cell>
          <table:table-cell table:formula="of:=SLOPE(LN([.C$2:.C5]);[.B$2:.B5])" office:value-type="float" office:value="0.251952276092007" calcext:value-type="float">
            <text:p>0.252</text:p>
          </table:table-cell>
          <table:table-cell table:formula="of:=SLOPE(LN([.C4:.C5]);[.B4:.B5])" office:value-type="float" office:value="0.451985123743057" calcext:value-type="float">
            <text:p>0.452</text:p>
          </table:table-cell>
          <table:table-cell table:number-columns-repeated="2"/>
          <table:table-cell table:formula="of:=AVERAGE([.F5:.I5])" office:value-type="float" office:value="0.351968699917532" calcext:value-type="float">
            <text:p>0.352</text:p>
          </table:table-cell>
          <table:table-cell table:formula="of:=[.C5]*EXP([.J5])" office:value-type="float" office:value="15.6405042041714" calcext:value-type="float">
            <text:p>15.6</text:p>
          </table:table-cell>
          <table:table-cell table:formula="of:=([.C5]-[.K4])/[.K4]" office:value-type="percentage" office:value="0.337485989608539" calcext:value-type="percentage">
            <text:p>33.75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25" calcext:value-type="date">
            <text:p>03/25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[.C6]-[.C5]" office:value-type="float" office:value="8" calcext:value-type="float">
            <text:p>8</text:p>
          </table:table-cell>
          <table:table-cell table:formula="of:=[.D6]/[.C5]" office:value-type="percentage" office:value="0.727272727272727" calcext:value-type="percentage">
            <text:p>72.7%</text:p>
          </table:table-cell>
          <table:table-cell table:formula="of:=SLOPE(LN([.C$2:.C6]);[.B$2:.B6])" office:value-type="float" office:value="0.3276137937035" calcext:value-type="float">
            <text:p>0.328</text:p>
          </table:table-cell>
          <table:table-cell table:formula="of:=SLOPE(LN([.C5:.C6]);[.B5:.B6])" office:value-type="float" office:value="0.54654370636807" calcext:value-type="float">
            <text:p>0.547</text:p>
          </table:table-cell>
          <table:table-cell table:number-columns-repeated="2"/>
          <table:table-cell table:formula="of:=AVERAGE([.F6:.I6])" office:value-type="float" office:value="0.437078750035785" calcext:value-type="float">
            <text:p>0.437</text:p>
          </table:table-cell>
          <table:table-cell table:formula="of:=[.C6]*EXP([.J6])" office:value-type="float" office:value="29.4153818352342" calcext:value-type="float">
            <text:p>29.4</text:p>
          </table:table-cell>
          <table:table-cell table:formula="of:=([.C6]-[.K5])/[.K5]" office:value-type="percentage" office:value="0.214794596898777" calcext:value-type="percentage">
            <text:p>21.48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26" calcext:value-type="date">
            <text:p>03/26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formula="of:=[.C7]-[.C6]" office:value-type="float" office:value="5" calcext:value-type="float">
            <text:p>5</text:p>
          </table:table-cell>
          <table:table-cell table:formula="of:=[.D7]/[.C6]" office:value-type="percentage" office:value="0.263157894736842" calcext:value-type="percentage">
            <text:p>26.3%</text:p>
          </table:table-cell>
          <table:table-cell table:formula="of:=SLOPE(LN([.C$2:.C7]);[.B$2:.B7])" office:value-type="float" office:value="0.335802949803641" calcext:value-type="float">
            <text:p>0.336</text:p>
          </table:table-cell>
          <table:table-cell table:formula="of:=SLOPE(LN([.C6:.C7]);[.B6:.B7])" office:value-type="float" office:value="0.233614851181505" calcext:value-type="float">
            <text:p>0.234</text:p>
          </table:table-cell>
          <table:table-cell table:formula="of:=SLOPE(LN([.C2:.C7]);[.B2:.B7])" office:value-type="float" office:value="0.335802949803641" calcext:value-type="float">
            <text:p>0.336</text:p>
          </table:table-cell>
          <table:table-cell/>
          <table:table-cell table:formula="of:=AVERAGE([.F7:.I7])" office:value-type="float" office:value="0.301740250262929" calcext:value-type="float">
            <text:p>0.302</text:p>
          </table:table-cell>
          <table:table-cell table:formula="of:=[.C7]*EXP([.J7])" office:value-type="float" office:value="32.453038677867" calcext:value-type="float">
            <text:p>32.5</text:p>
          </table:table-cell>
          <table:table-cell table:formula="of:=([.C7]-[.K6])/[.K6]" office:value-type="percentage" office:value="-0.184100341296526" calcext:value-type="percentage">
            <text:p>-18.41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7" calcext:value-type="date">
            <text:p>03/27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formula="of:=[.C8]-[.C7]" office:value-type="float" office:value="7" calcext:value-type="float">
            <text:p>7</text:p>
          </table:table-cell>
          <table:table-cell table:formula="of:=[.D8]/[.C7]" office:value-type="percentage" office:value="0.291666666666667" calcext:value-type="percentage">
            <text:p>29.2%</text:p>
          </table:table-cell>
          <table:table-cell table:style-name="ce23" table:formula="of:=SLOPE(LN([.C$2:.C8]);[.B$2:.B8])" office:value-type="float" office:value="0.330170193875144" calcext:value-type="float">
            <text:p>0.330</text:p>
          </table:table-cell>
          <table:table-cell table:formula="of:=SLOPE(LN([.C7:.C8]);[.B7:.B8])" office:value-type="float" office:value="0.255933374137201" calcext:value-type="float">
            <text:p>0.256</text:p>
          </table:table-cell>
          <table:table-cell table:formula="of:=SLOPE(LN([.C3:.C8]);[.B3:.B8])" office:value-type="float" office:value="0.355831812186612" calcext:value-type="float">
            <text:p>0.356</text:p>
          </table:table-cell>
          <table:table-cell/>
          <table:table-cell table:formula="of:=AVERAGE([.F8:.I8])" office:value-type="float" office:value="0.313978460066319" calcext:value-type="float">
            <text:p>0.314</text:p>
          </table:table-cell>
          <table:table-cell table:formula="of:=[.C8]*EXP([.J8])" office:value-type="float" office:value="42.4346677831946" calcext:value-type="float">
            <text:p>42.4</text:p>
          </table:table-cell>
          <table:table-cell table:formula="of:=([.C8]-[.K7])/[.K7]" office:value-type="percentage" office:value="-0.0447735785942896" calcext:value-type="percentage">
            <text:p>-4.48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8" calcext:value-type="date">
            <text:p>03/28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formula="of:=[.C9]-[.C8]" office:value-type="float" office:value="13" calcext:value-type="float">
            <text:p>13</text:p>
          </table:table-cell>
          <table:table-cell table:style-name="ce38" table:formula="of:=[.D9]/[.C8]" office:value-type="percentage" office:value="0.419354838709677" calcext:value-type="percentage">
            <text:p>41.9%</text:p>
          </table:table-cell>
          <table:table-cell table:formula="of:=SLOPE(LN([.C$2:.C9]);[.B$2:.B9])" office:value-type="float" office:value="0.329492565201435" calcext:value-type="float">
            <text:p>0.329</text:p>
          </table:table-cell>
          <table:table-cell table:style-name="ce23" table:formula="of:=SLOPE(LN([.C8:.C9]);[.B8:.B9])" office:value-type="float" office:value="0.350202429433115" calcext:value-type="float">
            <text:p>0.350</text:p>
          </table:table-cell>
          <table:table-cell table:formula="of:=SLOPE(LN([.C4:.C9]);[.B4:.B9])" office:value-type="float" office:value="0.358093944873045" calcext:value-type="float">
            <text:p>0.358</text:p>
          </table:table-cell>
          <table:table-cell/>
          <table:table-cell table:style-name="ce23" table:formula="of:=AVERAGE([.F9:.I9])" office:value-type="float" office:value="0.345929646502532" calcext:value-type="float">
            <text:p>0.346</text:p>
          </table:table-cell>
          <table:table-cell table:formula="of:=[.C9]*EXP([.J9])" office:value-type="float" office:value="62.1853399859182" calcext:value-type="float">
            <text:p>62.2</text:p>
          </table:table-cell>
          <table:table-cell table:formula="of:=([.C9]-[.K8])/[.K8]" office:value-type="percentage" office:value="0.0368880516468978" calcext:value-type="percentage">
            <text:p>3.69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9" calcext:value-type="date">
            <text:p>03/29/20</text:p>
          </table:table-cell>
          <table:table-cell table:formula="of:=[.B9]+1" office:value-type="float" office:value="8" calcext:value-type="float">
            <text:p>8</text:p>
          </table:table-cell>
          <table:table-cell table:style-name="ce27" office:value-type="float" office:value="47" calcext:value-type="float">
            <text:p>47</text:p>
          </table:table-cell>
          <table:table-cell table:style-name="ce27" table:formula="of:=[.C10]-[.C9]" office:value-type="float" office:value="3" calcext:value-type="float">
            <text:p>3</text:p>
          </table:table-cell>
          <table:table-cell table:style-name="ce38" table:formula="of:=[.D10]/[.C9]" office:value-type="percentage" office:value="0.0681818181818182" calcext:value-type="percentage">
            <text:p>6.8%</text:p>
          </table:table-cell>
          <table:table-cell table:style-name="ce8" table:formula="of:=SLOPE(LN([.C$2:.C10]);[.B$2:.B10])" office:value-type="float" office:value="0.311607365326395" calcext:value-type="float">
            <text:p>0.312</text:p>
          </table:table-cell>
          <table:table-cell table:style-name="ce8" table:formula="of:=SLOPE(LN([.C9:.C10]);[.B9:.B10])" office:value-type="float" office:value="0.0659579677917974" calcext:value-type="float">
            <text:p>0.066</text:p>
          </table:table-cell>
          <table:table-cell table:style-name="ce8" table:formula="of:=SLOPE(LN([.C5:.C10]);[.B5:.B10])" office:value-type="float" office:value="0.286755628084317" calcext:value-type="float">
            <text:p>0.287</text:p>
          </table:table-cell>
          <table:table-cell table:style-name="ce8"/>
          <table:table-cell table:formula="of:=AVERAGE([.F10:.I10])" office:value-type="float" office:value="0.221440320400836" calcext:value-type="float">
            <text:p>0.221</text:p>
          </table:table-cell>
          <table:table-cell table:style-name="ce32" table:formula="of:=[.C10]*EXP([.J10])" office:value-type="float" office:value="58.6500203522228" calcext:value-type="float">
            <text:p>58.7</text:p>
          </table:table-cell>
          <table:table-cell table:formula="of:=([.C10]-[.K9])/[.K9]" office:value-type="percentage" office:value="-0.244194853471202" calcext:value-type="percentage">
            <text:p>-24.42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30" calcext:value-type="date">
            <text:p>03/30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table:style-name="ce27" table:formula="of:=[.C11]-[.C10]" office:value-type="float" office:value="4" calcext:value-type="float">
            <text:p>4</text:p>
          </table:table-cell>
          <table:table-cell table:style-name="ce38" table:formula="of:=[.D11]/[.C10]" office:value-type="percentage" office:value="0.0851063829787234" calcext:value-type="percentage">
            <text:p>8.5%</text:p>
          </table:table-cell>
          <table:table-cell table:style-name="ce8" table:formula="of:=SLOPE(LN([.C$2:.C11]);[.B$2:.B11])" office:value-type="float" office:value="0.289960572609349" calcext:value-type="float">
            <text:p>0.290</text:p>
          </table:table-cell>
          <table:table-cell table:style-name="ce8" table:formula="of:=SLOPE(LN([.C10:.C11]);[.B10:.B11])" office:value-type="float" office:value="0.0816780310142673" calcext:value-type="float">
            <text:p>0.082</text:p>
          </table:table-cell>
          <table:table-cell table:style-name="ce8" table:formula="of:=SLOPE(LN([.C6:.C11]);[.B6:.B11])" office:value-type="float" office:value="0.208669057465968" calcext:value-type="float">
            <text:p>0.209</text:p>
          </table:table-cell>
          <table:table-cell table:style-name="ce8"/>
          <table:table-cell table:formula="of:=AVERAGE([.F11:.I11])" office:value-type="float" office:value="0.193435887029862" calcext:value-type="float">
            <text:p>0.193</text:p>
          </table:table-cell>
          <table:table-cell table:style-name="ce32" table:formula="of:=[.C11]*EXP([.J11])" office:value-type="float" office:value="61.8839910204692" calcext:value-type="float">
            <text:p>61.9</text:p>
          </table:table-cell>
          <table:table-cell table:formula="of:=([.C11]-[.K10])/[.K10]" office:value-type="percentage" office:value="-0.130435084357696" calcext:value-type="percentage">
            <text:p>-13.04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31" calcext:value-type="date">
            <text:p>03/31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formula="of:=[.C12]-[.C11]" office:value-type="float" office:value="18" calcext:value-type="float">
            <text:p>18</text:p>
          </table:table-cell>
          <table:table-cell table:formula="of:=[.D12]/[.C11]" office:value-type="percentage" office:value="0.352941176470588" calcext:value-type="percentage">
            <text:p>35.3%</text:p>
          </table:table-cell>
          <table:table-cell table:style-name="ce8" table:formula="of:=SLOPE(LN([.C$2:.C12]);[.B$2:.B12])" office:value-type="float" office:value="0.278713244730215" calcext:value-type="float">
            <text:p>0.279</text:p>
          </table:table-cell>
          <table:table-cell table:formula="of:=SLOPE(LN([.C11:.C12]);[.B11:.B12])" office:value-type="float" office:value="0.302280871872934" calcext:value-type="float">
            <text:p>0.302</text:p>
          </table:table-cell>
          <table:table-cell table:style-name="ce23" table:formula="of:=SLOPE(LN([.C7:.C12]);[.B7:.B12])" office:value-type="float" office:value="0.195421046393026" calcext:value-type="float">
            <text:p>0.195</text:p>
          </table:table-cell>
          <table:table-cell table:formula="of:=SLOPE(LN([.C2:.C12]);[.B2:.B12])" office:value-type="float" office:value="0.278713244730215" calcext:value-type="float">
            <text:p>0.279</text:p>
          </table:table-cell>
          <table:table-cell table:formula="of:=AVERAGE([.F12:.I12])" office:value-type="float" office:value="0.263782101931597" calcext:value-type="float">
            <text:p>0.264</text:p>
          </table:table-cell>
          <table:table-cell table:formula="of:=[.C12]*EXP([.J12])" office:value-type="float" office:value="89.8272702234552" calcext:value-type="float">
            <text:p>89.8</text:p>
          </table:table-cell>
          <table:table-cell table:formula="of:=([.C12]-[.K11])/[.K11]" office:value-type="percentage" office:value="0.114989496672525" calcext:value-type="percentage">
            <text:p>11.50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4-01" calcext:value-type="date">
            <text:p>04/01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formula="of:=[.C13]-[.C12]" office:value-type="float" office:value="11" calcext:value-type="float">
            <text:p>11</text:p>
          </table:table-cell>
          <table:table-cell table:formula="of:=[.D13]/[.C12]" office:value-type="percentage" office:value="0.159420289855072" calcext:value-type="percentage">
            <text:p>15.9%</text:p>
          </table:table-cell>
          <table:table-cell table:style-name="ce8" table:formula="of:=SLOPE(LN([.C$2:.C13]);[.B$2:.B13])" office:value-type="float" office:value="0.267193897313268" calcext:value-type="float">
            <text:p>0.267</text:p>
          </table:table-cell>
          <table:table-cell table:formula="of:=SLOPE(LN([.C12:.C13]);[.B12:.B13])" office:value-type="float" office:value="0.147920130076622" calcext:value-type="float">
            <text:p>0.148</text:p>
          </table:table-cell>
          <table:table-cell table:formula="of:=SLOPE(LN([.C8:.C13]);[.B8:.B13])" office:value-type="float" office:value="0.176332165542712" calcext:value-type="float">
            <text:p>0.176</text:p>
          </table:table-cell>
          <table:table-cell table:formula="of:=SLOPE(LN([.C3:.C13]);[.B3:.B13])" office:value-type="float" office:value="0.264758776162112" calcext:value-type="float">
            <text:p>0.265</text:p>
          </table:table-cell>
          <table:table-cell table:formula="of:=AVERAGE([.F13:.I13])" office:value-type="float" office:value="0.214051242273678" calcext:value-type="float">
            <text:p>0.214</text:p>
          </table:table-cell>
          <table:table-cell table:formula="of:=[.C13]*EXP([.J13])" office:value-type="float" office:value="99.0948901008569" calcext:value-type="float">
            <text:p>99.1</text:p>
          </table:table-cell>
          <table:table-cell table:formula="of:=([.C13]-[.K12])/[.K12]" office:value-type="percentage" office:value="-0.109401857576311" calcext:value-type="percentage">
            <text:p>-10.94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4-02" calcext:value-type="date">
            <text:p>04/02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97" calcext:value-type="float">
            <text:p>97</text:p>
          </table:table-cell>
          <table:table-cell table:formula="of:=[.C14]-[.C13]" office:value-type="float" office:value="17" calcext:value-type="float">
            <text:p>17</text:p>
          </table:table-cell>
          <table:table-cell table:formula="of:=[.D14]/[.C13]" office:value-type="percentage" office:value="0.2125" calcext:value-type="percentage">
            <text:p>21.3%</text:p>
          </table:table-cell>
          <table:table-cell table:style-name="ce8" table:formula="of:=SLOPE(LN([.C$2:.C14]);[.B$2:.B14])" office:value-type="float" office:value="0.257775295462901" calcext:value-type="float">
            <text:p>0.258</text:p>
          </table:table-cell>
          <table:table-cell table:formula="of:=SLOPE(LN([.C13:.C14]);[.B13:.B14])" office:value-type="float" office:value="0.192684343829502" calcext:value-type="float">
            <text:p>0.193</text:p>
          </table:table-cell>
          <table:table-cell table:style-name="ce37" table:formula="of:=SLOPE(LN([.C9:.C14]);[.B9:.B14])" office:value-type="float" office:value="0.167157848391143" calcext:value-type="float">
            <text:p>0.167</text:p>
          </table:table-cell>
          <table:table-cell table:formula="of:=SLOPE(LN([.C4:.C14]);[.B4:.B14])" office:value-type="float" office:value="0.244302147027387" calcext:value-type="float">
            <text:p>0.244</text:p>
          </table:table-cell>
          <table:table-cell table:formula="of:=AVERAGE([.F14:.I14])" office:value-type="float" office:value="0.215479908677733" calcext:value-type="float">
            <text:p>0.215</text:p>
          </table:table-cell>
          <table:table-cell table:formula="of:=[.C14]*EXP([.J14])" office:value-type="float" office:value="120.324334844269" calcext:value-type="float">
            <text:p>120.3</text:p>
          </table:table-cell>
          <table:table-cell table:formula="of:=([.C14]-[.K13])/[.K13]" office:value-type="percentage" office:value="-0.0211402434446896" calcext:value-type="percentage">
            <text:p>-2.11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4-03" calcext:value-type="date">
            <text:p>04/03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formula="of:=[.C15]-[.C14]" office:value-type="float" office:value="14" calcext:value-type="float">
            <text:p>14</text:p>
          </table:table-cell>
          <table:table-cell table:formula="of:=[.D15]/[.C14]" office:value-type="percentage" office:value="0.144329896907216" calcext:value-type="percentage">
            <text:p>14.4%</text:p>
          </table:table-cell>
          <table:table-cell table:style-name="ce8" table:formula="of:=SLOPE(LN([.C$2:.C15]);[.B$2:.B15])" office:value-type="float" office:value="0.248342000795415" calcext:value-type="float">
            <text:p>0.248</text:p>
          </table:table-cell>
          <table:table-cell table:formula="of:=SLOPE(LN([.C14:.C15]);[.B14:.B15])" office:value-type="float" office:value="0.134819222808951" calcext:value-type="float">
            <text:p>0.135</text:p>
          </table:table-cell>
          <table:table-cell table:style-name="ce8" table:formula="of:=SLOPE(LN([.C10:.C15]);[.B10:.B15])" office:value-type="float" office:value="0.182099690440719" calcext:value-type="float">
            <text:p>0.182</text:p>
          </table:table-cell>
          <table:table-cell table:formula="of:=SLOPE(LN([.C5:.C15]);[.B5:.B15])" office:value-type="float" office:value="0.213082324108415" calcext:value-type="float">
            <text:p>0.213</text:p>
          </table:table-cell>
          <table:table-cell table:formula="of:=AVERAGE([.F15:.I15])" office:value-type="float" office:value="0.194585809538375" calcext:value-type="float">
            <text:p>0.195</text:p>
          </table:table-cell>
          <table:table-cell table:formula="of:=[.C15]*EXP([.J15])" office:value-type="float" office:value="134.843656975766" calcext:value-type="float">
            <text:p>134.8</text:p>
          </table:table-cell>
          <table:table-cell table:formula="of:=([.C15]-[.K14])/[.K14]" office:value-type="percentage" office:value="-0.0774933421101985" calcext:value-type="percentage">
            <text:p>-7.75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4-04" calcext:value-type="date">
            <text:p>04/04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126" calcext:value-type="float">
            <text:p>126</text:p>
          </table:table-cell>
          <table:table-cell table:formula="of:=[.C16]-[.C15]" office:value-type="float" office:value="15" calcext:value-type="float">
            <text:p>15</text:p>
          </table:table-cell>
          <table:table-cell table:style-name="ce17" table:formula="of:=[.D16]/[.C15]" office:value-type="percentage" office:value="0.135135135135135" calcext:value-type="percentage">
            <text:p>13.5%</text:p>
          </table:table-cell>
          <table:table-cell table:style-name="ce37" table:formula="of:=SLOPE(LN([.C$2:.C16]);[.B$2:.B16])" office:value-type="float" office:value="0.239170601882642" calcext:value-type="float">
            <text:p>0.239</text:p>
          </table:table-cell>
          <table:table-cell table:style-name="ce37" table:formula="of:=SLOPE(LN([.C15:.C16]);[.B15:.B16])" office:value-type="float" office:value="0.126751705639144" calcext:value-type="float">
            <text:p>0.127</text:p>
          </table:table-cell>
          <table:table-cell table:style-name="ce8" table:formula="of:=SLOPE(LN([.C11:.C16]);[.B11:.B16])" office:value-type="float" office:value="0.175463908717442" calcext:value-type="float">
            <text:p>0.175</text:p>
          </table:table-cell>
          <table:table-cell table:formula="of:=SLOPE(LN([.C6:.C16]);[.B6:.B16])" office:value-type="float" office:value="0.187153857720326" calcext:value-type="float">
            <text:p>0.187</text:p>
          </table:table-cell>
          <table:table-cell table:style-name="ce37" table:formula="of:=AVERAGE([.F16:.I16])" office:value-type="float" office:value="0.182135018489889" calcext:value-type="float">
            <text:p>0.182</text:p>
          </table:table-cell>
          <table:table-cell table:formula="of:=[.C16]*EXP([.J16])" office:value-type="float" office:value="151.17179803888" calcext:value-type="float">
            <text:p>151.2</text:p>
          </table:table-cell>
          <table:table-cell table:formula="of:=([.C16]-[.K15])/[.K15]" office:value-type="percentage" office:value="-0.0655845233962744" calcext:value-type="percentage">
            <text:p>-6.56%</text:p>
          </table:table-cell>
          <table:table-cell table:number-columns-repeated="1012"/>
        </table:table-row>
        <table:table-row table:style-name="ro2" table:number-rows-repeated="32">
          <table:table-cell table:style-name="ce1"/>
          <table:table-cell table:number-columns-repeated="1023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death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8" table:default-cell-style-name="ce3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0" table:default-cell-style-name="ce4"/>
        <table:table-column table:style-name="co12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6" office:value-type="string" calcext:value-type="string">
            <text:p>Day</text:p>
          </table:table-cell>
          <table:table-cell office:value-type="string" calcext:value-type="string">
            <text:p>Since</text:p>
            <text:p>3/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Tot Exp</text:p>
            <text:p>Slope</text:p>
          </table:table-cell>
          <table:table-cell table:style-name="ce3" office:value-type="string" calcext:value-type="string">
            <text:p>1d Exp</text:p>
            <text:p>Slope</text:p>
          </table:table-cell>
          <table:table-cell table:style-name="ce3" office:value-type="string" calcext:value-type="string">
            <text:p>5d Exp</text:p>
            <text:p>Slope</text:p>
          </table:table-cell>
          <table:table-cell table:style-name="ce3" office:value-type="string" calcext:value-type="string">
            <text:p>10d Exp</text:p>
            <text:p>Slope</text:p>
          </table:table-cell>
          <table:table-cell table:style-name="ce3" office:value-type="string" calcext:value-type="string">
            <text:p>Avg</text:p>
            <text:p>Slope</text:p>
          </table:table-cell>
          <table:table-cell table:style-name="ce2" office:value-type="string" calcext:value-type="string">
            <text:p>1d</text:p>
            <text:p>Pred</text:p>
          </table:table-cell>
          <table:table-cell office:value-type="string" calcext:value-type="string">
            <text:p>1d Pred</text:p>
            <text:p>Error</text:p>
          </table:table-cell>
          <table:table-cell table:number-columns-repeated="1013"/>
        </table:table-row>
        <table:table-row table:style-name="ro2">
          <table:table-cell table:style-name="ce1" office:value-type="date" office:date-value="2020-03-26" calcext:value-type="date">
            <text:p>03/26/2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number-columns-repeated="4"/>
          <table:table-cell table:style-name="ce2"/>
          <table:table-cell table:number-columns-repeated="1014"/>
        </table:table-row>
        <table:table-row table:style-name="ro2">
          <table:table-cell table:style-name="ce1" table:formula="of:=[.A2]+1" office:value-type="date" office:date-value="2020-03-27" calcext:value-type="date">
            <text:p>03/27/20</text:p>
          </table:table-cell>
          <table:table-cell table:style-name="ce6" table:formula="of:=[.B2]+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]-[.C2]" office:value-type="float" office:value="0" calcext:value-type="float">
            <text:p>0</text:p>
          </table:table-cell>
          <table:table-cell table:formula="of:=SLOPE(LN([.C$2:.C3]);[.B$2:.B3])" office:value-type="float" office:value="0" calcext:value-type="float">
            <text:p>0.000</text:p>
          </table:table-cell>
          <table:table-cell table:style-name="ce3" table:formula="of:=SLOPE(LN([.C2:.C3]);[.B2:.B3])" office:value-type="float" office:value="0" calcext:value-type="float">
            <text:p>0.000</text:p>
          </table:table-cell>
          <table:table-cell table:style-name="ce3" table:number-columns-repeated="2"/>
          <table:table-cell table:style-name="ce3" table:formula="of:=AVERAGE([.E3:.H3])" office:value-type="float" office:value="0" calcext:value-type="float">
            <text:p>0.000</text:p>
          </table:table-cell>
          <table:table-cell table:style-name="ce2" table:formula="of:=[.C3]*EXP([.I3])" office:value-type="float" office:value="1" calcext:value-type="float">
            <text:p>1.0</text:p>
          </table:table-cell>
          <table:table-cell table:number-columns-repeated="1014"/>
        </table:table-row>
        <table:table-row table:style-name="ro2">
          <table:table-cell table:style-name="ce1" table:formula="of:=[.A3]+1" office:value-type="date" office:date-value="2020-03-28" calcext:value-type="date">
            <text:p>03/28/20</text:p>
          </table:table-cell>
          <table:table-cell table:style-name="ce6" table:formula="of:=[.B3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-[.C3]" office:value-type="float" office:value="0" calcext:value-type="float">
            <text:p>0</text:p>
          </table:table-cell>
          <table:table-cell table:formula="of:=SLOPE(LN([.C$2:.C4]);[.B$2:.B4])" office:value-type="float" office:value="0" calcext:value-type="float">
            <text:p>0.000</text:p>
          </table:table-cell>
          <table:table-cell table:style-name="ce3" table:formula="of:=SLOPE(LN([.C3:.C4]);[.B3:.B4])" office:value-type="float" office:value="0" calcext:value-type="float">
            <text:p>0.000</text:p>
          </table:table-cell>
          <table:table-cell table:style-name="ce3" table:number-columns-repeated="2"/>
          <table:table-cell table:style-name="ce3" table:formula="of:=AVERAGE([.E4:.H4])" office:value-type="float" office:value="0" calcext:value-type="float">
            <text:p>0.000</text:p>
          </table:table-cell>
          <table:table-cell table:style-name="ce2" table:formula="of:=[.C4]*EXP([.I4])" office:value-type="float" office:value="1" calcext:value-type="float">
            <text:p>1.0</text:p>
          </table:table-cell>
          <table:table-cell table:formula="of:=([.C4]-[.J3])/[.J3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2">
          <table:table-cell table:style-name="ce1" table:formula="of:=[.A4]+1" office:value-type="date" office:date-value="2020-03-29" calcext:value-type="date">
            <text:p>03/29/20</text:p>
          </table:table-cell>
          <table:table-cell table:style-name="ce6" table:formula="of:=[.B4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]-[.C4]" office:value-type="float" office:value="0" calcext:value-type="float">
            <text:p>0</text:p>
          </table:table-cell>
          <table:table-cell table:formula="of:=SLOPE(LN([.C$2:.C5]);[.B$2:.B5])" office:value-type="float" office:value="0" calcext:value-type="float">
            <text:p>0.000</text:p>
          </table:table-cell>
          <table:table-cell table:style-name="ce3" table:formula="of:=SLOPE(LN([.C4:.C5]);[.B4:.B5])" office:value-type="float" office:value="0" calcext:value-type="float">
            <text:p>0.000</text:p>
          </table:table-cell>
          <table:table-cell table:style-name="ce3" table:number-columns-repeated="2"/>
          <table:table-cell table:style-name="ce3" table:formula="of:=AVERAGE([.E5:.H5])" office:value-type="float" office:value="0" calcext:value-type="float">
            <text:p>0.000</text:p>
          </table:table-cell>
          <table:table-cell table:style-name="ce2" table:formula="of:=[.C5]*EXP([.I5])" office:value-type="float" office:value="1" calcext:value-type="float">
            <text:p>1.0</text:p>
          </table:table-cell>
          <table:table-cell table:formula="of:=([.C5]-[.J4])/[.J4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2">
          <table:table-cell table:style-name="ce1" table:formula="of:=[.A5]+1" office:value-type="date" office:date-value="2020-03-30" calcext:value-type="date">
            <text:p>03/30/20</text:p>
          </table:table-cell>
          <table:table-cell table:style-name="ce6" table:formula="of:=[.B5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6]-[.C5]" office:value-type="float" office:value="0" calcext:value-type="float">
            <text:p>0</text:p>
          </table:table-cell>
          <table:table-cell table:formula="of:=SLOPE(LN([.C$2:.C6]);[.B$2:.B6])" office:value-type="float" office:value="0" calcext:value-type="float">
            <text:p>0.000</text:p>
          </table:table-cell>
          <table:table-cell table:style-name="ce3" table:formula="of:=SLOPE(LN([.C5:.C6]);[.B5:.B6])" office:value-type="float" office:value="0" calcext:value-type="float">
            <text:p>0.000</text:p>
          </table:table-cell>
          <table:table-cell table:style-name="ce3" table:number-columns-repeated="2"/>
          <table:table-cell table:style-name="ce3" table:formula="of:=AVERAGE([.E6:.H6])" office:value-type="float" office:value="0" calcext:value-type="float">
            <text:p>0.000</text:p>
          </table:table-cell>
          <table:table-cell table:style-name="ce2" table:formula="of:=[.C6]*EXP([.I6])" office:value-type="float" office:value="1" calcext:value-type="float">
            <text:p>1.0</text:p>
          </table:table-cell>
          <table:table-cell table:formula="of:=([.C6]-[.J5])/[.J5]" office:value-type="percentage" office:value="0" calcext:value-type="percentage">
            <text:p>0.0%</text:p>
          </table:table-cell>
          <table:table-cell table:number-columns-repeated="1013"/>
        </table:table-row>
        <table:table-row table:style-name="ro2">
          <table:table-cell table:style-name="ce1" table:formula="of:=[.A6]+1" office:value-type="date" office:date-value="2020-03-31" calcext:value-type="date">
            <text:p>03/31/20</text:p>
          </table:table-cell>
          <table:table-cell table:style-name="ce6" table:formula="of:=[.B6]+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7]-[.C6]" office:value-type="float" office:value="1" calcext:value-type="float">
            <text:p>1</text:p>
          </table:table-cell>
          <table:table-cell table:formula="of:=SLOPE(LN([.C$2:.C7]);[.B$2:.B7])" office:value-type="float" office:value="0.0990210257942779" calcext:value-type="float">
            <text:p>0.099</text:p>
          </table:table-cell>
          <table:table-cell table:style-name="ce3" table:formula="of:=SLOPE(LN([.C6:.C7]);[.B6:.B7])" office:value-type="float" office:value="0.693147180559945" calcext:value-type="float">
            <text:p>0.693</text:p>
          </table:table-cell>
          <table:table-cell table:style-name="ce3" table:formula="of:=SLOPE(LN([.C2:.C7]);[.B2:.B7])" office:value-type="float" office:value="0.0990210257942779" calcext:value-type="float">
            <text:p>0.099</text:p>
          </table:table-cell>
          <table:table-cell table:style-name="ce3"/>
          <table:table-cell table:style-name="ce3" table:formula="of:=AVERAGE([.E7:.H7])" office:value-type="float" office:value="0.297063077382834" calcext:value-type="float">
            <text:p>0.297</text:p>
          </table:table-cell>
          <table:table-cell table:style-name="ce2" table:formula="of:=[.C7]*EXP([.I7])" office:value-type="float" office:value="2.69180038526471" calcext:value-type="float">
            <text:p>2.7</text:p>
          </table:table-cell>
          <table:table-cell table:formula="of:=([.C7]-[.J6])/[.J6]" office:value-type="percentage" office:value="1" calcext:value-type="percentage">
            <text:p>100.0%</text:p>
          </table:table-cell>
          <table:table-cell table:number-columns-repeated="1013"/>
        </table:table-row>
        <table:table-row table:style-name="ro2">
          <table:table-cell table:style-name="ce1" table:formula="of:=[.A7]+1" office:value-type="date" office:date-value="2020-04-01" calcext:value-type="date">
            <text:p>04/01/20</text:p>
          </table:table-cell>
          <table:table-cell table:style-name="ce6" table:formula="of:=[.B7]+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]-[.C7]" office:value-type="float" office:value="0" calcext:value-type="float">
            <text:p>0</text:p>
          </table:table-cell>
          <table:table-cell table:formula="of:=SLOPE(LN([.C$2:.C8]);[.B$2:.B8])" office:value-type="float" office:value="0.123776282242847" calcext:value-type="float">
            <text:p>0.124</text:p>
          </table:table-cell>
          <table:table-cell table:style-name="ce3" table:formula="of:=SLOPE(LN([.C7:.C8]);[.B7:.B8])" office:value-type="float" office:value="0" calcext:value-type="float">
            <text:p>0.000</text:p>
          </table:table-cell>
          <table:table-cell table:style-name="ce3" table:formula="of:=SLOPE(LN([.C3:.C8]);[.B3:.B8])" office:value-type="float" office:value="0.158433641270845" calcext:value-type="float">
            <text:p>0.158</text:p>
          </table:table-cell>
          <table:table-cell table:style-name="ce3"/>
          <table:table-cell table:style-name="ce3" table:formula="of:=AVERAGE([.E8:.H8])" office:value-type="float" office:value="0.094069974504564" calcext:value-type="float">
            <text:p>0.094</text:p>
          </table:table-cell>
          <table:table-cell table:style-name="ce2" table:formula="of:=[.C8]*EXP([.I8])" office:value-type="float" office:value="2.1972732395614" calcext:value-type="float">
            <text:p>2.2</text:p>
          </table:table-cell>
          <table:table-cell table:formula="of:=([.C8]-[.J7])/[.J7]" office:value-type="percentage" office:value="-0.257002855431526" calcext:value-type="percentage">
            <text:p>-25.7%</text:p>
          </table:table-cell>
          <table:table-cell table:number-columns-repeated="1013"/>
        </table:table-row>
        <table:table-row table:style-name="ro2">
          <table:table-cell table:style-name="ce1" table:formula="of:=[.A8]+1" office:value-type="date" office:date-value="2020-04-02" calcext:value-type="date">
            <text:p>04/02/20</text:p>
          </table:table-cell>
          <table:table-cell table:style-name="ce6" table:formula="of:=[.B8]+1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9]-[.C8]" office:value-type="float" office:value="0" calcext:value-type="float">
            <text:p>0</text:p>
          </table:table-cell>
          <table:table-cell table:formula="of:=SLOPE(LN([.C$2:.C9]);[.B$2:.B9])" office:value-type="float" office:value="0.123776282242847" calcext:value-type="float">
            <text:p>0.124</text:p>
          </table:table-cell>
          <table:table-cell table:style-name="ce3" table:formula="of:=SLOPE(LN([.C8:.C9]);[.B8:.B9])" office:value-type="float" office:value="0" calcext:value-type="float">
            <text:p>0.000</text:p>
          </table:table-cell>
          <table:table-cell table:style-name="ce3" table:formula="of:=SLOPE(LN([.C4:.C9]);[.B4:.B9])" office:value-type="float" office:value="0.1782378464297" calcext:value-type="float">
            <text:p>0.178</text:p>
          </table:table-cell>
          <table:table-cell table:style-name="ce3"/>
          <table:table-cell table:style-name="ce3" table:formula="of:=AVERAGE([.E9:.H9])" office:value-type="float" office:value="0.100671376224183" calcext:value-type="float">
            <text:p>0.101</text:p>
          </table:table-cell>
          <table:table-cell table:style-name="ce2" table:formula="of:=[.C9]*EXP([.I9])" office:value-type="float" office:value="2.21182630537031" calcext:value-type="float">
            <text:p>2.2</text:p>
          </table:table-cell>
          <table:table-cell table:formula="of:=([.C9]-[.J8])/[.J8]" office:value-type="percentage" office:value="-0.0897809321160174" calcext:value-type="percentage">
            <text:p>-9.0%</text:p>
          </table:table-cell>
          <table:table-cell table:number-columns-repeated="1013"/>
        </table:table-row>
        <table:table-row table:style-name="ro2">
          <table:table-cell table:style-name="ce1" table:formula="of:=[.A9]+1" office:value-type="date" office:date-value="2020-04-03" calcext:value-type="date">
            <text:p>04/03/20</text:p>
          </table:table-cell>
          <table:table-cell table:style-name="ce6" table:formula="of:=[.B9]+1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SLOPE(LN([.C$2:.C10]);[.B$2:.B10])" office:value-type="float" office:value="0.115524530093324" calcext:value-type="float">
            <text:p>0.116</text:p>
          </table:table-cell>
          <table:table-cell table:style-name="ce3" table:formula="of:=SLOPE(LN([.C9:.C10]);[.B9:.B10])" office:value-type="float" office:value="0" calcext:value-type="float">
            <text:p>0.000</text:p>
          </table:table-cell>
          <table:table-cell table:style-name="ce3" table:formula="of:=SLOPE(LN([.C5:.C10]);[.B5:.B10])" office:value-type="float" office:value="0.158433641270845" calcext:value-type="float">
            <text:p>0.158</text:p>
          </table:table-cell>
          <table:table-cell table:style-name="ce3"/>
          <table:table-cell table:style-name="ce3" table:formula="of:=AVERAGE([.E10:.H10])" office:value-type="float" office:value="0.091319390454723" calcext:value-type="float">
            <text:p>0.091</text:p>
          </table:table-cell>
          <table:table-cell table:style-name="ce2" table:formula="of:=[.C10]*EXP([.I10])" office:value-type="float" office:value="2.19123775918877" calcext:value-type="float">
            <text:p>2.2</text:p>
          </table:table-cell>
          <table:table-cell table:formula="of:=([.C10]-[.J9])/[.J9]" office:value-type="percentage" office:value="-0.0957698644129509" calcext:value-type="percentage">
            <text:p>-9.6%</text:p>
          </table:table-cell>
          <table:table-cell table:number-columns-repeated="1013"/>
        </table:table-row>
        <table:table-row table:style-name="ro2">
          <table:table-cell table:style-name="ce1" table:formula="of:=[.A10]+1" office:value-type="date" office:date-value="2020-04-04" calcext:value-type="date">
            <text:p>04/04/20</text:p>
          </table:table-cell>
          <table:table-cell table:style-name="ce6" table:formula="of:=[.B10]+1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SLOPE(LN([.C$2:.C11]);[.B$2:.B11])" office:value-type="float" office:value="0.10502230008484" calcext:value-type="float">
            <text:p>0.105</text:p>
          </table:table-cell>
          <table:table-cell table:style-name="ce3" table:formula="of:=SLOPE(LN([.C10:.C11]);[.B10:.B11])" office:value-type="float" office:value="0" calcext:value-type="float">
            <text:p>0.000</text:p>
          </table:table-cell>
          <table:table-cell table:style-name="ce3" table:formula="of:=SLOPE(LN([.C6:.C11]);[.B6:.B11])" office:value-type="float" office:value="0.0990210257942779" calcext:value-type="float">
            <text:p>0.099</text:p>
          </table:table-cell>
          <table:table-cell table:style-name="ce3"/>
          <table:table-cell table:style-name="ce3" table:formula="of:=AVERAGE([.E11:.H11])" office:value-type="float" office:value="0.068014441959706" calcext:value-type="float">
            <text:p>0.068</text:p>
          </table:table-cell>
          <table:table-cell table:style-name="ce2" table:formula="of:=[.C11]*EXP([.I11])" office:value-type="float" office:value="2.14076153352611" calcext:value-type="float">
            <text:p>2.1</text:p>
          </table:table-cell>
          <table:table-cell table:formula="of:=([.C11]-[.J10])/[.J10]" office:value-type="percentage" office:value="-0.0872738516789576" calcext:value-type="percentage">
            <text:p>-8.7%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6"/>
          <table:table-cell table:number-columns-repeated="3"/>
          <table:table-cell table:style-name="ce3" table:number-columns-repeated="4"/>
          <table:table-cell table:style-name="ce2"/>
          <table:table-cell table:number-columns-repeated="1014"/>
        </table:table-row>
        <table:table-row table:style-name="ro2" table:number-rows-repeated="2">
          <table:table-cell table:style-name="ce1"/>
          <table:table-cell table:style-name="ce6"/>
          <table:table-cell table:number-columns-repeated="3"/>
          <table:table-cell table:style-name="ce3" table:number-columns-repeated="3"/>
          <table:table-cell table:style-name="ce8"/>
          <table:table-cell table:style-name="ce2"/>
          <table:table-cell table:number-columns-repeated="101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 cases" table:style-name="ta1">
        <table:shapes>
          <draw:frame draw:z-index="0" draw:style-name="gr1" draw:text-style-name="P1" svg:width="777.88pt" svg:height="301.46pt" svg:x="615.8pt" svg:y="391.07pt">
            <draw:object draw:notify-on-update-of-ranges="'US cases'.A3:'US cases'.A50 'US cases'.I1:'US cases'.I1 'US cases'.I3:'US cases'.I50 'US cases'.J1:'US cases'.J1 'US cases'.J3:'US cases'.J50 'US cases'.K1:'US cases'.K1 'US cases'.K3:'US cases'.K50 'US cases'.H1:'US cases'.H1 'US cases'.H3:'US cases'.H50 'US cases'.L1:'US cases'.L1 'US cases'.L3:'US cases'.L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775.53pt" svg:height="381.97pt" svg:x="617.98pt" svg:y="2.35pt">
            <draw:object draw:notify-on-update-of-ranges="'US cases'.B2:'US cases'.B50 'US cases'.C1:'US cases'.C1 'US cases'.C2:'US cases'.C40 'US cases'.C27:'US cases'.C40 'US cases'.C12:'US cases'.C40 'US cases'.C17:'US cases'.C40 'US cases'.C22:'US cases'.C4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ce27"/>
        <table:table-column table:style-name="co3" table:default-cell-style-name="ce25"/>
        <table:table-column table:style-name="co21" table:default-cell-style-name="ce27"/>
        <table:table-column table:style-name="co4" table:default-cell-style-name="ce27"/>
        <table:table-column table:style-name="co17" table:default-cell-style-name="ce30"/>
        <table:table-column table:style-name="co17" table:number-columns-repeated="2" table:default-cell-style-name="ce32"/>
        <table:table-column table:style-name="co3" table:default-cell-style-name="ce8"/>
        <table:table-column table:style-name="co8" table:default-cell-style-name="ce8"/>
        <table:table-column table:style-name="co19" table:default-cell-style-name="ce8"/>
        <table:table-column table:style-name="co18" table:default-cell-style-name="ce8"/>
        <table:table-column table:style-name="co3" table:default-cell-style-name="ce8"/>
        <table:table-column table:style-name="co24" table:default-cell-style-name="ce32"/>
        <table:table-column table:style-name="co25" table:default-cell-style-name="ce30"/>
        <table:table-column table:style-name="co12" table:number-columns-repeated="1010" table:default-cell-style-name="ce27"/>
        <table:table-row table:style-name="ro3">
          <table:table-cell table:style-name="ce24" office:value-type="string" calcext:value-type="string">
            <text:p>Date</text:p>
          </table:table-cell>
          <table:table-cell office:value-type="string" calcext:value-type="string">
            <text:p>Days</text:p>
            <text:p>Since</text:p>
            <text:p>03/04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ult</text:p>
            <text:p>10</text:p>
            <text:p>Days</text:p>
          </table:table-cell>
          <table:table-cell office:value-type="string" calcext:value-type="string">
            <text:p>Mult</text:p>
            <text:p>9</text:p>
            <text:p>Days</text:p>
          </table:table-cell>
          <table:table-cell office:value-type="string" calcext:value-type="string">
            <text:p>Total</text:p>
            <text:p>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 1d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0"/>
        </table:table-row>
        <table:table-row table:style-name="ro2">
          <table:table-cell table:style-name="ce24" office:value-type="date" office:date-value="2020-03-04" calcext:value-type="date">
            <text:p>03/04/20</text:p>
          </table:table-cell>
          <table:table-cell table:formula="of:=[.A2]-[.A$2]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table:number-columns-repeated="1021"/>
        </table:table-row>
        <table:table-row table:style-name="ro2">
          <table:table-cell table:style-name="ce24" table:formula="of:=[.A2]+1" office:value-type="date" office:date-value="2020-03-05" calcext:value-type="date">
            <text:p>03/05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formula="of:=[.C3]-[.C2]" office:value-type="float" office:value="68" calcext:value-type="float">
            <text:p>68</text:p>
          </table:table-cell>
          <table:table-cell table:formula="of:=[.D3]/[.C2]" office:value-type="percentage" office:value="0.444444444444444" calcext:value-type="percentage">
            <text:p>44.4%</text:p>
          </table:table-cell>
          <table:table-cell table:number-columns-repeated="2"/>
          <table:table-cell table:formula="of:=SLOPE(LN([.C$2:.C3]); [.B$2:.B3])" office:value-type="float" office:value="0.367724780125317" calcext:value-type="float">
            <text:p>0.368</text:p>
          </table:table-cell>
          <table:table-cell table:formula="of:=SLOPE(LN([.C2:.C3]);[.B2:.B3])" office:value-type="float" office:value="0.367724780125317" calcext:value-type="float">
            <text:p>0.368</text:p>
          </table:table-cell>
          <table:table-cell table:number-columns-repeated="2"/>
          <table:table-cell table:formula="of:=AVERAGE([.H3:.K3])" office:value-type="float" office:value="0.367724780125317" calcext:value-type="float">
            <text:p>0.368</text:p>
          </table:table-cell>
          <table:table-cell table:formula="of:=[.C3]*EXP([.L3])" office:value-type="float" office:value="319.222222222222" calcext:value-type="float">
            <text:p>319.2</text:p>
          </table:table-cell>
          <table:table-cell table:number-columns-repeated="1011"/>
        </table:table-row>
        <table:table-row table:style-name="ro2">
          <table:table-cell table:style-name="ce24" table:formula="of:=[.A3]+1" office:value-type="date" office:date-value="2020-03-06" calcext:value-type="date">
            <text:p>03/06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278" calcext:value-type="float">
            <text:p>278</text:p>
          </table:table-cell>
          <table:table-cell table:formula="of:=[.C4]-[.C3]" office:value-type="float" office:value="57" calcext:value-type="float">
            <text:p>57</text:p>
          </table:table-cell>
          <table:table-cell table:formula="of:=[.D4]/[.C3]" office:value-type="percentage" office:value="0.257918552036199" calcext:value-type="percentage">
            <text:p>25.8%</text:p>
          </table:table-cell>
          <table:table-cell table:number-columns-repeated="2"/>
          <table:table-cell table:formula="of:=SLOPE(LN([.C$2:.C4]); [.B$2:.B4])" office:value-type="float" office:value="0.298591596149101" calcext:value-type="float">
            <text:p>0.299</text:p>
          </table:table-cell>
          <table:table-cell table:formula="of:=SLOPE(LN([.C3:.C4]);[.B3:.B4])" office:value-type="float" office:value="0.229458412172884" calcext:value-type="float">
            <text:p>0.229</text:p>
          </table:table-cell>
          <table:table-cell table:number-columns-repeated="2"/>
          <table:table-cell table:formula="of:=AVERAGE([.H4:.K4])" office:value-type="float" office:value="0.264025004160993" calcext:value-type="float">
            <text:p>0.264</text:p>
          </table:table-cell>
          <table:table-cell table:formula="of:=[.C4]*EXP([.L4])" office:value-type="float" office:value="362.000689982018" calcext:value-type="float">
            <text:p>362.0</text:p>
          </table:table-cell>
          <table:table-cell table:formula="of:=([.C4]-[.M3])/[.M3]" office:value-type="percentage" office:value="-0.129133310128785" calcext:value-type="percentage">
            <text:p>-12.9%</text:p>
          </table:table-cell>
          <table:table-cell table:number-columns-repeated="1010"/>
        </table:table-row>
        <table:table-row table:style-name="ro2">
          <table:table-cell table:style-name="ce24" table:formula="of:=[.A4]+1" office:value-type="date" office:date-value="2020-03-07" calcext:value-type="date">
            <text:p>03/07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formula="of:=[.C5]-[.C4]" office:value-type="float" office:value="139" calcext:value-type="float">
            <text:p>139</text:p>
          </table:table-cell>
          <table:table-cell table:formula="of:=[.D5]/[.C4]" office:value-type="percentage" office:value="0.5" calcext:value-type="percentage">
            <text:p>50.0%</text:p>
          </table:table-cell>
          <table:table-cell table:number-columns-repeated="2"/>
          <table:table-cell table:formula="of:=SLOPE(LN([.C$2:.C5]); [.B$2:.B5])" office:value-type="float" office:value="0.323740331339198" calcext:value-type="float">
            <text:p>0.324</text:p>
          </table:table-cell>
          <table:table-cell table:formula="of:=SLOPE(LN([.C4:.C5]);[.B4:.B5])" office:value-type="float" office:value="0.405465108108165" calcext:value-type="float">
            <text:p>0.405</text:p>
          </table:table-cell>
          <table:table-cell table:number-columns-repeated="2"/>
          <table:table-cell table:formula="of:=AVERAGE([.H5:.K5])" office:value-type="float" office:value="0.364602719723681" calcext:value-type="float">
            <text:p>0.365</text:p>
          </table:table-cell>
          <table:table-cell table:formula="of:=[.C5]*EXP([.L5])" office:value-type="float" office:value="600.455744782293" calcext:value-type="float">
            <text:p>600.5</text:p>
          </table:table-cell>
          <table:table-cell table:formula="of:=([.C5]-[.M4])/[.M4]" office:value-type="percentage" office:value="0.151931506044128" calcext:value-type="percentage">
            <text:p>15.2%</text:p>
          </table:table-cell>
          <table:table-cell table:number-columns-repeated="1010"/>
        </table:table-row>
        <table:table-row table:style-name="ro2">
          <table:table-cell table:style-name="ce24" table:formula="of:=[.A5]+1" office:value-type="date" office:date-value="2020-03-08" calcext:value-type="date">
            <text:p>03/08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537" calcext:value-type="float">
            <text:p>537</text:p>
          </table:table-cell>
          <table:table-cell table:formula="of:=[.C6]-[.C5]" office:value-type="float" office:value="120" calcext:value-type="float">
            <text:p>120</text:p>
          </table:table-cell>
          <table:table-cell table:formula="of:=[.D6]/[.C5]" office:value-type="percentage" office:value="0.287769784172662" calcext:value-type="percentage">
            <text:p>28.8%</text:p>
          </table:table-cell>
          <table:table-cell table:number-columns-repeated="2"/>
          <table:table-cell table:formula="of:=SLOPE(LN([.C$2:.C6]); [.B$2:.B6])" office:value-type="float" office:value="0.314604386651391" calcext:value-type="float">
            <text:p>0.315</text:p>
          </table:table-cell>
          <table:table-cell table:formula="of:=SLOPE(LN([.C5:.C6]);[.B5:.B6])" office:value-type="float" office:value="0.252911872710063" calcext:value-type="float">
            <text:p>0.253</text:p>
          </table:table-cell>
          <table:table-cell table:number-columns-repeated="2"/>
          <table:table-cell table:formula="of:=AVERAGE([.H6:.K6])" office:value-type="float" office:value="0.283758129680727" calcext:value-type="float">
            <text:p>0.284</text:p>
          </table:table-cell>
          <table:table-cell table:formula="of:=[.C6]*EXP([.L6])" office:value-type="float" office:value="713.195962016104" calcext:value-type="float">
            <text:p>713.2</text:p>
          </table:table-cell>
          <table:table-cell table:formula="of:=([.C6]-[.M5])/[.M5]" office:value-type="percentage" office:value="-0.105679303318682" calcext:value-type="percentage">
            <text:p>-10.6%</text:p>
          </table:table-cell>
          <table:table-cell table:number-columns-repeated="1010"/>
        </table:table-row>
        <table:table-row table:style-name="ro2">
          <table:table-cell table:style-name="ce24" table:formula="of:=[.A6]+1" office:value-type="date" office:date-value="2020-03-09" calcext:value-type="date">
            <text:p>03/09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605" calcext:value-type="float">
            <text:p>605</text:p>
          </table:table-cell>
          <table:table-cell table:formula="of:=[.C7]-[.C6]" office:value-type="float" office:value="68" calcext:value-type="float">
            <text:p>68</text:p>
          </table:table-cell>
          <table:table-cell table:formula="of:=[.D7]/[.C6]" office:value-type="percentage" office:value="0.126629422718808" calcext:value-type="percentage">
            <text:p>12.7%</text:p>
          </table:table-cell>
          <table:table-cell table:number-columns-repeated="2"/>
          <table:table-cell table:formula="of:=SLOPE(LN([.C$2:.C7]); [.B$2:.B7])" office:value-type="float" office:value="0.284083542007815" calcext:value-type="float">
            <text:p>0.284</text:p>
          </table:table-cell>
          <table:table-cell table:formula="of:=SLOPE(LN([.C6:.C7]);[.B6:.B7])" office:value-type="float" office:value="0.119230363521977" calcext:value-type="float">
            <text:p>0.119</text:p>
          </table:table-cell>
          <table:table-cell table:formula="of:=SLOPE(LN([.C2:.C7]); [.B2:.B7])" office:value-type="float" office:value="0.284083542007815" calcext:value-type="float">
            <text:p>0.284</text:p>
          </table:table-cell>
          <table:table-cell/>
          <table:table-cell table:formula="of:=AVERAGE([.H7:.K7])" office:value-type="float" office:value="0.229132482512536" calcext:value-type="float">
            <text:p>0.229</text:p>
          </table:table-cell>
          <table:table-cell table:formula="of:=[.C7]*EXP([.L7])" office:value-type="float" office:value="760.792718655563" calcext:value-type="float">
            <text:p>760.8</text:p>
          </table:table-cell>
          <table:table-cell table:formula="of:=([.C7]-[.M6])/[.M6]" office:value-type="percentage" office:value="-0.151705797254164" calcext:value-type="percentage">
            <text:p>-15.2%</text:p>
          </table:table-cell>
          <table:table-cell table:number-columns-repeated="1010"/>
        </table:table-row>
        <table:table-row table:style-name="ro2">
          <table:table-cell table:style-name="ce24" table:formula="of:=[.A7]+1" office:value-type="date" office:date-value="2020-03-10" calcext:value-type="date">
            <text:p>03/10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959" calcext:value-type="float">
            <text:p>959</text:p>
          </table:table-cell>
          <table:table-cell table:formula="of:=[.C8]-[.C7]" office:value-type="float" office:value="354" calcext:value-type="float">
            <text:p>354</text:p>
          </table:table-cell>
          <table:table-cell table:formula="of:=[.D8]/[.C7]" office:value-type="percentage" office:value="0.585123966942149" calcext:value-type="percentage">
            <text:p>58.5%</text:p>
          </table:table-cell>
          <table:table-cell table:number-columns-repeated="2"/>
          <table:table-cell table:formula="of:=SLOPE(LN([.C$2:.C8]); [.B$2:.B8])" office:value-type="float" office:value="0.292102426939908" calcext:value-type="float">
            <text:p>0.292</text:p>
          </table:table-cell>
          <table:table-cell table:formula="of:=SLOPE(LN([.C7:.C8]);[.B7:.B8])" office:value-type="float" office:value="0.460662616852597" calcext:value-type="float">
            <text:p>0.461</text:p>
          </table:table-cell>
          <table:table-cell table:formula="of:=SLOPE(LN([.C3:.C8]); [.B3:.B8])" office:value-type="float" office:value="0.283553593501689" calcext:value-type="float">
            <text:p>0.284</text:p>
          </table:table-cell>
          <table:table-cell/>
          <table:table-cell table:formula="of:=AVERAGE([.H8:.K8])" office:value-type="float" office:value="0.345439545764731" calcext:value-type="float">
            <text:p>0.345</text:p>
          </table:table-cell>
          <table:table-cell table:formula="of:=[.C8]*EXP([.L8])" office:value-type="float" office:value="1354.69365197396" calcext:value-type="float">
            <text:p>1354.7</text:p>
          </table:table-cell>
          <table:table-cell table:formula="of:=([.C8]-[.M7])/[.M7]" office:value-type="percentage" office:value="0.260527311163939" calcext:value-type="percentage">
            <text:p>26.1%</text:p>
          </table:table-cell>
          <table:table-cell table:number-columns-repeated="1010"/>
        </table:table-row>
        <table:table-row table:style-name="ro2">
          <table:table-cell table:style-name="ce24" table:formula="of:=[.A8]+1" office:value-type="date" office:date-value="2020-03-11" calcext:value-type="date">
            <text:p>03/11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280" calcext:value-type="float">
            <text:p>1280</text:p>
          </table:table-cell>
          <table:table-cell table:formula="of:=[.C9]-[.C8]" office:value-type="float" office:value="321" calcext:value-type="float">
            <text:p>321</text:p>
          </table:table-cell>
          <table:table-cell table:formula="of:=[.D9]/[.C8]" office:value-type="percentage" office:value="0.334723670490094" calcext:value-type="percentage">
            <text:p>33.5%</text:p>
          </table:table-cell>
          <table:table-cell table:number-columns-repeated="2"/>
          <table:table-cell table:style-name="ce23" table:formula="of:=SLOPE(LN([.C$2:.C9]); [.B$2:.B9])" office:value-type="float" office:value="0.295162116919139" calcext:value-type="float">
            <text:p>0.295</text:p>
          </table:table-cell>
          <table:table-cell table:formula="of:=SLOPE(LN([.C8:.C9]);[.B8:.B9])" office:value-type="float" office:value="0.288724282030224" calcext:value-type="float">
            <text:p>0.289</text:p>
          </table:table-cell>
          <table:table-cell table:formula="of:=SLOPE(LN([.C4:.C9]); [.B4:.B9])" office:value-type="float" office:value="0.2929318896826" calcext:value-type="float">
            <text:p>0.293</text:p>
          </table:table-cell>
          <table:table-cell/>
          <table:table-cell table:formula="of:=AVERAGE([.H9:.K9])" office:value-type="float" office:value="0.292272762877321" calcext:value-type="float">
            <text:p>0.292</text:p>
          </table:table-cell>
          <table:table-cell table:formula="of:=[.C9]*EXP([.L9])" office:value-type="float" office:value="1714.51945606438" calcext:value-type="float">
            <text:p>1714.5</text:p>
          </table:table-cell>
          <table:table-cell table:formula="of:=([.C9]-[.M8])/[.M8]" office:value-type="percentage" office:value="-0.0551369321507637" calcext:value-type="percentage">
            <text:p>-5.5%</text:p>
          </table:table-cell>
          <table:table-cell table:number-columns-repeated="1010"/>
        </table:table-row>
        <table:table-row table:style-name="ro2">
          <table:table-cell table:style-name="ce24" table:formula="of:=[.A9]+1" office:value-type="date" office:date-value="2020-03-12" calcext:value-type="date">
            <text:p>03/12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table:formula="of:=[.C10]-[.C9]" office:value-type="float" office:value="383" calcext:value-type="float">
            <text:p>383</text:p>
          </table:table-cell>
          <table:table-cell table:formula="of:=[.D10]/[.C9]" office:value-type="percentage" office:value="0.29921875" calcext:value-type="percentage">
            <text:p>29.9%</text:p>
          </table:table-cell>
          <table:table-cell/>
          <table:table-cell table:formula="of:=[.C10]/[.C2]" office:value-type="float" office:value="10.8692810457516" calcext:value-type="float">
            <text:p>10.9</text:p>
          </table:table-cell>
          <table:table-cell table:formula="of:=SLOPE(LN([.C$2:.C10]); [.B$2:.B10])" office:value-type="float" office:value="0.294363372600122" calcext:value-type="float">
            <text:p>0.294</text:p>
          </table:table-cell>
          <table:table-cell table:formula="of:=SLOPE(LN([.C9:.C10]);[.B9:.B10])" office:value-type="float" office:value="0.261763122279265" calcext:value-type="float">
            <text:p>0.262</text:p>
          </table:table-cell>
          <table:table-cell table:formula="of:=SLOPE(LN([.C5:.C10]); [.B5:.B10])" office:value-type="float" office:value="0.285227876886789" calcext:value-type="float">
            <text:p>0.285</text:p>
          </table:table-cell>
          <table:table-cell/>
          <table:table-cell table:formula="of:=AVERAGE([.H10:.K10])" office:value-type="float" office:value="0.280451457255392" calcext:value-type="float">
            <text:p>0.280</text:p>
          </table:table-cell>
          <table:table-cell table:formula="of:=[.C10]*EXP([.L10])" office:value-type="float" office:value="2201.35847287175" calcext:value-type="float">
            <text:p>2201.4</text:p>
          </table:table-cell>
          <table:table-cell table:formula="of:=([.C10]-[.M9])/[.M9]" office:value-type="percentage" office:value="-0.0300489188863712" calcext:value-type="percentage">
            <text:p>-3.0%</text:p>
          </table:table-cell>
          <table:table-cell table:number-columns-repeated="1010"/>
        </table:table-row>
        <table:table-row table:style-name="ro2">
          <table:table-cell table:style-name="ce24" table:formula="of:=[.A10]+1" office:value-type="date" office:date-value="2020-03-13" calcext:value-type="date">
            <text:p>03/13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2179" calcext:value-type="float">
            <text:p>2179</text:p>
          </table:table-cell>
          <table:table-cell table:formula="of:=[.C11]-[.C10]" office:value-type="float" office:value="516" calcext:value-type="float">
            <text:p>516</text:p>
          </table:table-cell>
          <table:table-cell table:formula="of:=[.D11]/[.C10]" office:value-type="percentage" office:value="0.310282621767889" calcext:value-type="percentage">
            <text:p>31.0%</text:p>
          </table:table-cell>
          <table:table-cell table:formula="of:=[.C11]/[.C2]" office:value-type="float" office:value="14.2418300653595" calcext:value-type="float">
            <text:p>14.2</text:p>
          </table:table-cell>
          <table:table-cell table:formula="of:=[.C11]/[.C3]" office:value-type="float" office:value="9.85972850678733" calcext:value-type="float">
            <text:p>9.9</text:p>
          </table:table-cell>
          <table:table-cell table:formula="of:=SLOPE(LN([.C$2:.C11]); [.B$2:.B11])" office:value-type="float" office:value="0.292641074573254" calcext:value-type="float">
            <text:p>0.293</text:p>
          </table:table-cell>
          <table:table-cell table:formula="of:=SLOPE(LN([.C10:.C11]);[.B10:.B11])" office:value-type="float" office:value="0.270242855751692" calcext:value-type="float">
            <text:p>0.270</text:p>
          </table:table-cell>
          <table:table-cell table:formula="of:=SLOPE(LN([.C6:.C11]); [.B6:.B11])" office:value-type="float" office:value="0.295008301362722" calcext:value-type="float">
            <text:p>0.295</text:p>
          </table:table-cell>
          <table:table-cell/>
          <table:table-cell table:formula="of:=AVERAGE([.H11:.K11])" office:value-type="float" office:value="0.285964077229223" calcext:value-type="float">
            <text:p>0.286</text:p>
          </table:table-cell>
          <table:table-cell table:formula="of:=[.C11]*EXP([.L11])" office:value-type="float" office:value="2900.34626964913" calcext:value-type="float">
            <text:p>2900.3</text:p>
          </table:table-cell>
          <table:table-cell table:formula="of:=([.C11]-[.M10])/[.M10]" office:value-type="percentage" office:value="-0.0101566705955829" calcext:value-type="percentage">
            <text:p>-1.0%</text:p>
          </table:table-cell>
          <table:table-cell table:number-columns-repeated="1010"/>
        </table:table-row>
        <table:table-row table:style-name="ro2">
          <table:table-cell table:style-name="ce24" table:formula="of:=[.A11]+1" office:value-type="date" office:date-value="2020-03-14" calcext:value-type="date">
            <text:p>03/14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2726" calcext:value-type="float">
            <text:p>2726</text:p>
          </table:table-cell>
          <table:table-cell table:formula="of:=[.C12]-[.C11]" office:value-type="float" office:value="547" calcext:value-type="float">
            <text:p>547</text:p>
          </table:table-cell>
          <table:table-cell table:formula="of:=[.D12]/[.C11]" office:value-type="percentage" office:value="0.251032583754016" calcext:value-type="percentage">
            <text:p>25.1%</text:p>
          </table:table-cell>
          <table:table-cell table:formula="of:=[.C12]/[.C3]" office:value-type="float" office:value="12.3348416289593" calcext:value-type="float">
            <text:p>12.3</text:p>
          </table:table-cell>
          <table:table-cell table:formula="of:=[.C12]/[.C4]" office:value-type="float" office:value="9.80575539568345" calcext:value-type="float">
            <text:p>9.8</text:p>
          </table:table-cell>
          <table:table-cell table:formula="of:=SLOPE(LN([.C$2:.C12]); [.B$2:.B12])" office:value-type="float" office:value="0.288580193955808" calcext:value-type="float">
            <text:p>0.289</text:p>
          </table:table-cell>
          <table:table-cell table:formula="of:=SLOPE(LN([.C11:.C12]);[.B11:.B12])" office:value-type="float" office:value="0.223969277311857" calcext:value-type="float">
            <text:p>0.224</text:p>
          </table:table-cell>
          <table:table-cell table:formula="of:=SLOPE(LN([.C7:.C12]); [.B7:.B12])" office:value-type="float" office:value="0.292878990674028" calcext:value-type="float">
            <text:p>0.293</text:p>
          </table:table-cell>
          <table:table-cell table:formula="of:=SLOPE(LN([.C2:.C12]); [.B2:.B12])" office:value-type="float" office:value="0.288580193955808" calcext:value-type="float">
            <text:p>0.289</text:p>
          </table:table-cell>
          <table:table-cell table:formula="of:=AVERAGE([.H12:.K12])" office:value-type="float" office:value="0.273502163974375" calcext:value-type="float">
            <text:p>0.274</text:p>
          </table:table-cell>
          <table:table-cell table:formula="of:=[.C12]*EXP([.L12])" office:value-type="float" office:value="3583.49111578663" calcext:value-type="float">
            <text:p>3583.5</text:p>
          </table:table-cell>
          <table:table-cell table:formula="of:=([.C12]-[.M11])/[.M11]" office:value-type="percentage" office:value="-0.0601122257275245" calcext:value-type="percentage">
            <text:p>-6.0%</text:p>
          </table:table-cell>
          <table:table-cell table:number-columns-repeated="1010"/>
        </table:table-row>
        <table:table-row table:style-name="ro2">
          <table:table-cell table:style-name="ce24" table:formula="of:=[.A12]+1" office:value-type="date" office:date-value="2020-03-15" calcext:value-type="date">
            <text:p>03/15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3499" calcext:value-type="float">
            <text:p>3499</text:p>
          </table:table-cell>
          <table:table-cell table:formula="of:=[.C13]-[.C12]" office:value-type="float" office:value="773" calcext:value-type="float">
            <text:p>773</text:p>
          </table:table-cell>
          <table:table-cell table:formula="of:=[.D13]/[.C12]" office:value-type="percentage" office:value="0.283565663976522" calcext:value-type="percentage">
            <text:p>28.4%</text:p>
          </table:table-cell>
          <table:table-cell table:formula="of:=[.C13]/[.C4]" office:value-type="float" office:value="12.5863309352518" calcext:value-type="float">
            <text:p>12.6</text:p>
          </table:table-cell>
          <table:table-cell table:formula="of:=[.C13]/[.C5]" office:value-type="float" office:value="8.39088729016787" calcext:value-type="float">
            <text:p>8.4</text:p>
          </table:table-cell>
          <table:table-cell table:formula="of:=SLOPE(LN([.C$2:.C13]); [.B$2:.B13])" office:value-type="float" office:value="0.284739750759412" calcext:value-type="float">
            <text:p>0.285</text:p>
          </table:table-cell>
          <table:table-cell table:formula="of:=SLOPE(LN([.C12:.C13]);[.B12:.B13])" office:value-type="float" office:value="0.249641880111211" calcext:value-type="float">
            <text:p>0.250</text:p>
          </table:table-cell>
          <table:table-cell table:formula="of:=SLOPE(LN([.C8:.C13]); [.B8:.B13])" office:value-type="float" office:value="0.257425020262897" calcext:value-type="float">
            <text:p>0.257</text:p>
          </table:table-cell>
          <table:table-cell table:formula="of:=SLOPE(LN([.C3:.C13]); [.B3:.B13])" office:value-type="float" office:value="0.281027090510922" calcext:value-type="float">
            <text:p>0.281</text:p>
          </table:table-cell>
          <table:table-cell table:formula="of:=AVERAGE([.H13:.K13])" office:value-type="float" office:value="0.26820843541111" calcext:value-type="float">
            <text:p>0.268</text:p>
          </table:table-cell>
          <table:table-cell table:formula="of:=[.C13]*EXP([.L13])" office:value-type="float" office:value="4575.36121082511" calcext:value-type="float">
            <text:p>4575.4</text:p>
          </table:table-cell>
          <table:table-cell table:formula="of:=([.C13]-[.M12])/[.M12]" office:value-type="percentage" office:value="-0.0235778778449916" calcext:value-type="percentage">
            <text:p>-2.4%</text:p>
          </table:table-cell>
          <table:table-cell table:number-columns-repeated="1010"/>
        </table:table-row>
        <table:table-row table:style-name="ro2">
          <table:table-cell table:style-name="ce24" table:formula="of:=[.A13]+1" office:value-type="date" office:date-value="2020-03-16" calcext:value-type="date">
            <text:p>03/16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4632" calcext:value-type="float">
            <text:p>4632</text:p>
          </table:table-cell>
          <table:table-cell table:formula="of:=[.C14]-[.C13]" office:value-type="float" office:value="1133" calcext:value-type="float">
            <text:p>1133</text:p>
          </table:table-cell>
          <table:table-cell table:formula="of:=[.D14]/[.C13]" office:value-type="percentage" office:value="0.323806801943412" calcext:value-type="percentage">
            <text:p>32.4%</text:p>
          </table:table-cell>
          <table:table-cell table:formula="of:=[.C14]/[.C5]" office:value-type="float" office:value="11.1079136690647" calcext:value-type="float">
            <text:p>11.1</text:p>
          </table:table-cell>
          <table:table-cell table:formula="of:=[.C14]/[.C6]" office:value-type="float" office:value="8.62569832402235" calcext:value-type="float">
            <text:p>8.6</text:p>
          </table:table-cell>
          <table:table-cell table:formula="of:=SLOPE(LN([.C$2:.C14]); [.B$2:.B14])" office:value-type="float" office:value="0.282279211776724" calcext:value-type="float">
            <text:p>0.282</text:p>
          </table:table-cell>
          <table:table-cell table:formula="of:=SLOPE(LN([.C13:.C14]);[.B13:.B14])" office:value-type="float" office:value="0.280511526885142" calcext:value-type="float">
            <text:p>0.281</text:p>
          </table:table-cell>
          <table:table-cell table:formula="of:=SLOPE(LN([.C9:.C14]); [.B9:.B14])" office:value-type="float" office:value="0.253890703672342" calcext:value-type="float">
            <text:p>0.254</text:p>
          </table:table-cell>
          <table:table-cell table:formula="of:=SLOPE(LN([.C4:.C14]); [.B4:.B14])" office:value-type="float" office:value="0.277829548376967" calcext:value-type="float">
            <text:p>0.278</text:p>
          </table:table-cell>
          <table:table-cell table:formula="of:=AVERAGE([.H14:.K14])" office:value-type="float" office:value="0.273627747677794" calcext:value-type="float">
            <text:p>0.274</text:p>
          </table:table-cell>
          <table:table-cell table:formula="of:=[.C14]*EXP([.L14])" office:value-type="float" office:value="6089.80759695988" calcext:value-type="float">
            <text:p>6089.8</text:p>
          </table:table-cell>
          <table:table-cell table:formula="of:=([.C14]-[.M13])/[.M13]" office:value-type="percentage" office:value="0.0123790858393625" calcext:value-type="percentage">
            <text:p>1.2%</text:p>
          </table:table-cell>
          <table:table-cell table:number-columns-repeated="1010"/>
        </table:table-row>
        <table:table-row table:style-name="ro2">
          <table:table-cell table:style-name="ce24" table:formula="of:=[.A14]+1" office:value-type="date" office:date-value="2020-03-17" calcext:value-type="date">
            <text:p>03/17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6421" calcext:value-type="float">
            <text:p>6421</text:p>
          </table:table-cell>
          <table:table-cell table:formula="of:=[.C15]-[.C14]" office:value-type="float" office:value="1789" calcext:value-type="float">
            <text:p>1789</text:p>
          </table:table-cell>
          <table:table-cell table:formula="of:=[.D15]/[.C14]" office:value-type="percentage" office:value="0.386226252158895" calcext:value-type="percentage">
            <text:p>38.6%</text:p>
          </table:table-cell>
          <table:table-cell table:formula="of:=[.C15]/[.C6]" office:value-type="float" office:value="11.9571694599628" calcext:value-type="float">
            <text:p>12.0</text:p>
          </table:table-cell>
          <table:table-cell table:formula="of:=[.C15]/[.C7]" office:value-type="float" office:value="10.6132231404959" calcext:value-type="float">
            <text:p>10.6</text:p>
          </table:table-cell>
          <table:table-cell table:formula="of:=SLOPE(LN([.C$2:.C15]); [.B$2:.B15])" office:value-type="float" office:value="0.281998470609449" calcext:value-type="float">
            <text:p>0.282</text:p>
          </table:table-cell>
          <table:table-cell table:formula="of:=SLOPE(LN([.C14:.C15]);[.B14:.B15])" office:value-type="float" office:value="0.326585128541218" calcext:value-type="float">
            <text:p>0.327</text:p>
          </table:table-cell>
          <table:table-cell table:formula="of:=SLOPE(LN([.C10:.C15]); [.B10:.B15])" office:value-type="float" office:value="0.264764665029756" calcext:value-type="float">
            <text:p>0.265</text:p>
          </table:table-cell>
          <table:table-cell table:formula="of:=SLOPE(LN([.C5:.C15]); [.B5:.B15])" office:value-type="float" office:value="0.274332868043088" calcext:value-type="float">
            <text:p>0.274</text:p>
          </table:table-cell>
          <table:table-cell table:formula="of:=AVERAGE([.H15:.K15])" office:value-type="float" office:value="0.286920283055878" calcext:value-type="float">
            <text:p>0.287</text:p>
          </table:table-cell>
          <table:table-cell table:formula="of:=[.C15]*EXP([.L15])" office:value-type="float" office:value="8554.8138839242" calcext:value-type="float">
            <text:p>8554.8</text:p>
          </table:table-cell>
          <table:table-cell table:formula="of:=([.C15]-[.M14])/[.M14]" office:value-type="percentage" office:value="0.0543847071959145" calcext:value-type="percentage">
            <text:p>5.4%</text:p>
          </table:table-cell>
          <table:table-cell table:number-columns-repeated="1010"/>
        </table:table-row>
        <table:table-row table:style-name="ro2">
          <table:table-cell table:style-name="ce24" table:formula="of:=[.A15]+1" office:value-type="date" office:date-value="2020-03-18" calcext:value-type="date">
            <text:p>03/18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7786" calcext:value-type="float">
            <text:p>7786</text:p>
          </table:table-cell>
          <table:table-cell table:formula="of:=[.C16]-[.C15]" office:value-type="float" office:value="1365" calcext:value-type="float">
            <text:p>1365</text:p>
          </table:table-cell>
          <table:table-cell table:formula="of:=[.D16]/[.C15]" office:value-type="percentage" office:value="0.212583709702539" calcext:value-type="percentage">
            <text:p>21.3%</text:p>
          </table:table-cell>
          <table:table-cell table:formula="of:=[.C16]/[.C7]" office:value-type="float" office:value="12.8694214876033" calcext:value-type="float">
            <text:p>12.9</text:p>
          </table:table-cell>
          <table:table-cell table:formula="of:=[.C16]/[.C8]" office:value-type="float" office:value="8.11887382690302" calcext:value-type="float">
            <text:p>8.1</text:p>
          </table:table-cell>
          <table:table-cell table:formula="of:=SLOPE(LN([.C$2:.C16]); [.B$2:.B16])" office:value-type="float" office:value="0.279584861594893" calcext:value-type="float">
            <text:p>0.280</text:p>
          </table:table-cell>
          <table:table-cell table:formula="of:=SLOPE(LN([.C15:.C16]);[.B15:.B16])" office:value-type="float" office:value="0.192753380376352" calcext:value-type="float">
            <text:p>0.193</text:p>
          </table:table-cell>
          <table:table-cell table:formula="of:=SLOPE(LN([.C11:.C16]); [.B11:.B16])" office:value-type="float" office:value="0.26337237427505" calcext:value-type="float">
            <text:p>0.263</text:p>
          </table:table-cell>
          <table:table-cell table:formula="of:=SLOPE(LN([.C6:.C16]); [.B6:.B16])" office:value-type="float" office:value="0.273171183313094" calcext:value-type="float">
            <text:p>0.273</text:p>
          </table:table-cell>
          <table:table-cell table:formula="of:=AVERAGE([.H16:.K16])" office:value-type="float" office:value="0.252220449889847" calcext:value-type="float">
            <text:p>0.252</text:p>
          </table:table-cell>
          <table:table-cell table:formula="of:=[.C16]*EXP([.L16])" office:value-type="float" office:value="10019.6453325594" calcext:value-type="float">
            <text:p>10019.6</text:p>
          </table:table-cell>
          <table:table-cell table:formula="of:=([.C16]-[.M15])/[.M15]" office:value-type="percentage" office:value="-0.089869153713434" calcext:value-type="percentage">
            <text:p>-9.0%</text:p>
          </table:table-cell>
          <table:table-cell table:number-columns-repeated="1010"/>
        </table:table-row>
        <table:table-row table:style-name="ro2">
          <table:table-cell table:style-name="ce24" table:formula="of:=[.A16]+1" office:value-type="date" office:date-value="2020-03-19" calcext:value-type="date">
            <text:p>03/19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13680" calcext:value-type="float">
            <text:p>13680</text:p>
          </table:table-cell>
          <table:table-cell table:formula="of:=[.C17]-[.C16]" office:value-type="float" office:value="5894" calcext:value-type="float">
            <text:p>5894</text:p>
          </table:table-cell>
          <table:table-cell table:style-name="ce38" table:formula="of:=[.D17]/[.C16]" office:value-type="percentage" office:value="0.756999743128693" calcext:value-type="percentage">
            <text:p>75.7%</text:p>
          </table:table-cell>
          <table:table-cell table:formula="of:=[.C17]/[.C8]" office:value-type="float" office:value="14.2648592283629" calcext:value-type="float">
            <text:p>14.3</text:p>
          </table:table-cell>
          <table:table-cell table:formula="of:=[.C17]/[.C9]" office:value-type="float" office:value="10.6875" calcext:value-type="float">
            <text:p>10.7</text:p>
          </table:table-cell>
          <table:table-cell table:formula="of:=SLOPE(LN([.C$2:.C17]); [.B$2:.B17])" office:value-type="float" office:value="0.284235082064813" calcext:value-type="float">
            <text:p>0.284</text:p>
          </table:table-cell>
          <table:table-cell table:style-name="ce23" table:formula="of:=SLOPE(LN([.C16:.C17]);[.B16:.B17])" office:value-type="float" office:value="0.56360766300614" calcext:value-type="float">
            <text:p>0.564</text:p>
          </table:table-cell>
          <table:table-cell table:formula="of:=SLOPE(LN([.C12:.C17]); [.B12:.B17])" office:value-type="float" office:value="0.308332375158562" calcext:value-type="float">
            <text:p>0.308</text:p>
          </table:table-cell>
          <table:table-cell table:formula="of:=SLOPE(LN([.C7:.C17]); [.B7:.B17])" office:value-type="float" office:value="0.284814164446003" calcext:value-type="float">
            <text:p>0.285</text:p>
          </table:table-cell>
          <table:table-cell table:style-name="ce23" table:formula="of:=AVERAGE([.H17:.K17])" office:value-type="float" office:value="0.36024732116888" calcext:value-type="float">
            <text:p>0.360</text:p>
          </table:table-cell>
          <table:table-cell table:formula="of:=[.C17]*EXP([.L17])" office:value-type="float" office:value="19612.7964511428" calcext:value-type="float">
            <text:p>19612.8</text:p>
          </table:table-cell>
          <table:table-cell table:formula="of:=([.C17]-[.M16])/[.M16]" office:value-type="percentage" office:value="0.365317787800939" calcext:value-type="percentage">
            <text:p>36.5%</text:p>
          </table:table-cell>
          <table:table-cell table:number-columns-repeated="1010"/>
        </table:table-row>
        <table:table-row table:style-name="ro2">
          <table:table-cell table:style-name="ce24" table:formula="of:=[.A17]+1" office:value-type="date" office:date-value="2020-03-20" calcext:value-type="date">
            <text:p>03/20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19101" calcext:value-type="float">
            <text:p>19101</text:p>
          </table:table-cell>
          <table:table-cell table:formula="of:=[.C18]-[.C17]" office:value-type="float" office:value="5421" calcext:value-type="float">
            <text:p>5421</text:p>
          </table:table-cell>
          <table:table-cell table:formula="of:=[.D18]/[.C17]" office:value-type="percentage" office:value="0.396271929824561" calcext:value-type="percentage">
            <text:p>39.6%</text:p>
          </table:table-cell>
          <table:table-cell table:formula="of:=[.C18]/[.C9]" office:value-type="float" office:value="14.92265625" calcext:value-type="float">
            <text:p>14.9</text:p>
          </table:table-cell>
          <table:table-cell table:formula="of:=[.C18]/[.C10]" office:value-type="float" office:value="11.4858689116055" calcext:value-type="float">
            <text:p>11.5</text:p>
          </table:table-cell>
          <table:table-cell table:formula="of:=SLOPE(LN([.C$2:.C18]); [.B$2:.B18])" office:value-type="float" office:value="0.288398384258753" calcext:value-type="float">
            <text:p>0.288</text:p>
          </table:table-cell>
          <table:table-cell table:formula="of:=SLOPE(LN([.C17:.C18]);[.B17:.B18])" office:value-type="float" office:value="0.333805777508594" calcext:value-type="float">
            <text:p>0.334</text:p>
          </table:table-cell>
          <table:table-cell table:formula="of:=SLOPE(LN([.C13:.C18]); [.B13:.B18])" office:value-type="float" office:value="0.340797407935278" calcext:value-type="float">
            <text:p>0.341</text:p>
          </table:table-cell>
          <table:table-cell table:formula="of:=SLOPE(LN([.C8:.C18]); [.B8:.B18])" office:value-type="float" office:value="0.288700045324433" calcext:value-type="float">
            <text:p>0.289</text:p>
          </table:table-cell>
          <table:table-cell table:formula="of:=AVERAGE([.H18:.K18])" office:value-type="float" office:value="0.312925403756765" calcext:value-type="float">
            <text:p>0.313</text:p>
          </table:table-cell>
          <table:table-cell table:formula="of:=[.C18]*EXP([.L18])" office:value-type="float" office:value="26119.0803062178" calcext:value-type="float">
            <text:p>26119.1</text:p>
          </table:table-cell>
          <table:table-cell table:formula="of:=([.C18]-[.M17])/[.M17]" office:value-type="percentage" office:value="-0.026095026908463" calcext:value-type="percentage">
            <text:p>-2.6%</text:p>
          </table:table-cell>
          <table:table-cell table:number-columns-repeated="1010"/>
        </table:table-row>
        <table:table-row table:style-name="ro2">
          <table:table-cell table:style-name="ce24" table:formula="of:=[.A18]+1" office:value-type="date" office:date-value="2020-03-21" calcext:value-type="date">
            <text:p>03/21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25493" calcext:value-type="float">
            <text:p>25493</text:p>
          </table:table-cell>
          <table:table-cell table:formula="of:=[.C19]-[.C18]" office:value-type="float" office:value="6392" calcext:value-type="float">
            <text:p>6392</text:p>
          </table:table-cell>
          <table:table-cell table:formula="of:=[.D19]/[.C18]" office:value-type="percentage" office:value="0.334642165331658" calcext:value-type="percentage">
            <text:p>33.5%</text:p>
          </table:table-cell>
          <table:table-cell table:formula="of:=[.C19]/[.C10]" office:value-type="float" office:value="15.3295249549008" calcext:value-type="float">
            <text:p>15.3</text:p>
          </table:table-cell>
          <table:table-cell table:formula="of:=[.C19]/[.C11]" office:value-type="float" office:value="11.6994033960532" calcext:value-type="float">
            <text:p>11.7</text:p>
          </table:table-cell>
          <table:table-cell table:formula="of:=SLOPE(LN([.C$2:.C19]); [.B$2:.B19])" office:value-type="float" office:value="0.291324645986326" calcext:value-type="float">
            <text:p>0.291</text:p>
          </table:table-cell>
          <table:table-cell table:formula="of:=SLOPE(LN([.C18:.C19]);[.B18:.B19])" office:value-type="float" office:value="0.288663214972747" calcext:value-type="float">
            <text:p>0.289</text:p>
          </table:table-cell>
          <table:table-cell table:style-name="ce23" table:formula="of:=SLOPE(LN([.C14:.C19]); [.B14:.B19])" office:value-type="float" office:value="0.353176684220133" calcext:value-type="float">
            <text:p>0.353</text:p>
          </table:table-cell>
          <table:table-cell table:formula="of:=SLOPE(LN([.C9:.C19]); [.B9:.B19])" office:value-type="float" office:value="0.299449783160363" calcext:value-type="float">
            <text:p>0.299</text:p>
          </table:table-cell>
          <table:table-cell table:formula="of:=AVERAGE([.H19:.K19])" office:value-type="float" office:value="0.308153582084892" calcext:value-type="float">
            <text:p>0.308</text:p>
          </table:table-cell>
          <table:table-cell table:formula="of:=[.C19]*EXP([.L19])" office:value-type="float" office:value="34693.6782292629" calcext:value-type="float">
            <text:p>34693.7</text:p>
          </table:table-cell>
          <table:table-cell table:formula="of:=([.C19]-[.M18])/[.M18]" office:value-type="percentage" office:value="-0.0239702278517334" calcext:value-type="percentage">
            <text:p>-2.4%</text:p>
          </table:table-cell>
          <table:table-cell table:number-columns-repeated="1010"/>
        </table:table-row>
        <table:table-row table:style-name="ro2">
          <table:table-cell table:style-name="ce24" table:formula="of:=[.A19]+1" office:value-type="date" office:date-value="2020-03-22" calcext:value-type="date">
            <text:p>03/22/20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33276" calcext:value-type="float">
            <text:p>33276</text:p>
          </table:table-cell>
          <table:table-cell table:formula="of:=[.C20]-[.C19]" office:value-type="float" office:value="7783" calcext:value-type="float">
            <text:p>7783</text:p>
          </table:table-cell>
          <table:table-cell table:formula="of:=[.D20]/[.C19]" office:value-type="percentage" office:value="0.305299493978739" calcext:value-type="percentage">
            <text:p>30.5%</text:p>
          </table:table-cell>
          <table:table-cell table:formula="of:=[.C20]/[.C11]" office:value-type="float" office:value="15.2712253327214" calcext:value-type="float">
            <text:p>15.3</text:p>
          </table:table-cell>
          <table:table-cell table:formula="of:=[.C20]/[.C12]" office:value-type="float" office:value="12.2068965517241" calcext:value-type="float">
            <text:p>12.2</text:p>
          </table:table-cell>
          <table:table-cell table:formula="of:=SLOPE(LN([.C$2:.C20]); [.B$2:.B20])" office:value-type="float" office:value="0.293026199629634" calcext:value-type="float">
            <text:p>0.293</text:p>
          </table:table-cell>
          <table:table-cell table:formula="of:=SLOPE(LN([.C19:.C20]);[.B19:.B20])" office:value-type="float" office:value="0.266432511745895" calcext:value-type="float">
            <text:p>0.266</text:p>
          </table:table-cell>
          <table:table-cell table:formula="of:=SLOPE(LN([.C15:.C20]); [.B15:.B20])" office:value-type="float" office:value="0.346238528057705" calcext:value-type="float">
            <text:p>0.346</text:p>
          </table:table-cell>
          <table:table-cell table:formula="of:=SLOPE(LN([.C10:.C20]); [.B10:.B20])" office:value-type="float" office:value="0.308238067742987" calcext:value-type="float">
            <text:p>0.308</text:p>
          </table:table-cell>
          <table:table-cell table:formula="of:=AVERAGE([.H20:.K20])" office:value-type="float" office:value="0.303483826794055" calcext:value-type="float">
            <text:p>0.303</text:p>
          </table:table-cell>
          <table:table-cell table:formula="of:=[.C20]*EXP([.L20])" office:value-type="float" office:value="45074.6607725202" calcext:value-type="float">
            <text:p>45074.7</text:p>
          </table:table-cell>
          <table:table-cell table:formula="of:=([.C20]-[.M19])/[.M19]" office:value-type="percentage" office:value="-0.0408627249003297" calcext:value-type="percentage">
            <text:p>-4.1%</text:p>
          </table:table-cell>
          <table:table-cell table:number-columns-repeated="1010"/>
        </table:table-row>
        <table:table-row table:style-name="ro2">
          <table:table-cell table:style-name="ce24" table:formula="of:=[.A20]+1" office:value-type="date" office:date-value="2020-03-23" calcext:value-type="date">
            <text:p>03/23/20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43667" calcext:value-type="float">
            <text:p>43667</text:p>
          </table:table-cell>
          <table:table-cell table:formula="of:=[.C21]-[.C20]" office:value-type="float" office:value="10391" calcext:value-type="float">
            <text:p>10391</text:p>
          </table:table-cell>
          <table:table-cell table:formula="of:=[.D21]/[.C20]" office:value-type="percentage" office:value="0.312267099410987" calcext:value-type="percentage">
            <text:p>31.2%</text:p>
          </table:table-cell>
          <table:table-cell table:style-name="ce20" table:formula="of:=[.C21]/[.C12]" office:value-type="float" office:value="16.018708730741" calcext:value-type="float">
            <text:p>16.0</text:p>
          </table:table-cell>
          <table:table-cell table:style-name="ce20" table:formula="of:=[.C21]/[.C13]" office:value-type="float" office:value="12.4798513861103" calcext:value-type="float">
            <text:p>12.5</text:p>
          </table:table-cell>
          <table:table-cell table:formula="of:=SLOPE(LN([.C$2:.C21]); [.B$2:.B21])" office:value-type="float" office:value="0.293962046598907" calcext:value-type="float">
            <text:p>0.294</text:p>
          </table:table-cell>
          <table:table-cell table:formula="of:=SLOPE(LN([.C20:.C21]);[.B20:.B21])" office:value-type="float" office:value="0.271756251670052" calcext:value-type="float">
            <text:p>0.272</text:p>
          </table:table-cell>
          <table:table-cell table:formula="of:=SLOPE(LN([.C16:.C21]); [.B16:.B21])" office:value-type="float" office:value="0.330762709204903" calcext:value-type="float">
            <text:p>0.331</text:p>
          </table:table-cell>
          <table:table-cell table:formula="of:=SLOPE(LN([.C11:.C21]); [.B11:.B21])" office:value-type="float" office:value="0.314038930994118" calcext:value-type="float">
            <text:p>0.314</text:p>
          </table:table-cell>
          <table:table-cell table:formula="of:=AVERAGE([.H21:.K21])" office:value-type="float" office:value="0.302629984616995" calcext:value-type="float">
            <text:p>0.303</text:p>
          </table:table-cell>
          <table:table-cell table:formula="of:=[.C21]*EXP([.L21])" office:value-type="float" office:value="59099.511144353" calcext:value-type="float">
            <text:p>59099.5</text:p>
          </table:table-cell>
          <table:table-cell table:formula="of:=([.C21]-[.M20])/[.M20]" office:value-type="percentage" office:value="-0.0312295366930049" calcext:value-type="percentage">
            <text:p>-3.1%</text:p>
          </table:table-cell>
          <table:table-cell table:number-columns-repeated="1010"/>
        </table:table-row>
        <table:table-row table:style-name="ro2">
          <table:table-cell table:style-name="ce24" table:formula="of:=[.A21]+1" office:value-type="date" office:date-value="2020-03-24" calcext:value-type="date">
            <text:p>03/24/20</text:p>
          </table:table-cell>
          <table:table-cell table:formula="of:=[.B21]+1" office:value-type="float" office:value="20" calcext:value-type="float">
            <text:p>20</text:p>
          </table:table-cell>
          <table:table-cell office:value-type="float" office:value="53740" calcext:value-type="float">
            <text:p>53740</text:p>
          </table:table-cell>
          <table:table-cell table:formula="of:=[.C22]-[.C21]" office:value-type="float" office:value="10073" calcext:value-type="float">
            <text:p>10073</text:p>
          </table:table-cell>
          <table:table-cell table:formula="of:=[.D22]/[.C21]" office:value-type="percentage" office:value="0.23067762841505" calcext:value-type="percentage">
            <text:p>23.1%</text:p>
          </table:table-cell>
          <table:table-cell table:formula="of:=[.C22]/[.C13]" office:value-type="float" office:value="15.3586739068305" calcext:value-type="float">
            <text:p>15.4</text:p>
          </table:table-cell>
          <table:table-cell table:formula="of:=[.C22]/[.C14]" office:value-type="float" office:value="11.6018998272884" calcext:value-type="float">
            <text:p>11.6</text:p>
          </table:table-cell>
          <table:table-cell table:formula="of:=SLOPE(LN([.C$2:.C22]); [.B$2:.B22])" office:value-type="float" office:value="0.293532776024171" calcext:value-type="float">
            <text:p>0.294</text:p>
          </table:table-cell>
          <table:table-cell table:formula="of:=SLOPE(LN([.C21:.C22]);[.B21:.B22])" office:value-type="float" office:value="0.207564935095652" calcext:value-type="float">
            <text:p>0.208</text:p>
          </table:table-cell>
          <table:table-cell table:formula="of:=SLOPE(LN([.C17:.C22]); [.B17:.B22])" office:value-type="float" office:value="0.273945768625048" calcext:value-type="float">
            <text:p>0.274</text:p>
          </table:table-cell>
          <table:table-cell table:style-name="ce23" table:formula="of:=SLOPE(LN([.C12:.C22]); [.B12:.B22])" office:value-type="float" office:value="0.314306270082589" calcext:value-type="float">
            <text:p>0.314</text:p>
          </table:table-cell>
          <table:table-cell table:formula="of:=AVERAGE([.H22:.K22])" office:value-type="float" office:value="0.272337437456865" calcext:value-type="float">
            <text:p>0.272</text:p>
          </table:table-cell>
          <table:table-cell table:formula="of:=[.C22]*EXP([.L22])" office:value-type="float" office:value="70562.2317737009" calcext:value-type="float">
            <text:p>70562.2</text:p>
          </table:table-cell>
          <table:table-cell table:formula="of:=([.C22]-[.M21])/[.M21]" office:value-type="percentage" office:value="-0.0906862178819403" calcext:value-type="percentage">
            <text:p>-9.1%</text:p>
          </table:table-cell>
          <table:table-cell table:number-columns-repeated="1010"/>
        </table:table-row>
        <table:table-row table:style-name="ro2">
          <table:table-cell table:style-name="ce24" table:formula="of:=[.A22]+1" office:value-type="date" office:date-value="2020-03-25" calcext:value-type="date">
            <text:p>03/25/20</text:p>
          </table:table-cell>
          <table:table-cell table:formula="of:=[.B22]+1" office:value-type="float" office:value="21" calcext:value-type="float">
            <text:p>21</text:p>
          </table:table-cell>
          <table:table-cell office:value-type="float" office:value="65778" calcext:value-type="float">
            <text:p>65778</text:p>
          </table:table-cell>
          <table:table-cell table:formula="of:=[.C23]-[.C22]" office:value-type="float" office:value="12038" calcext:value-type="float">
            <text:p>12038</text:p>
          </table:table-cell>
          <table:table-cell table:formula="of:=[.D23]/[.C22]" office:value-type="percentage" office:value="0.224004465947153" calcext:value-type="percentage">
            <text:p>22.4%</text:p>
          </table:table-cell>
          <table:table-cell table:formula="of:=[.C23]/[.C14]" office:value-type="float" office:value="14.2007772020725" calcext:value-type="float">
            <text:p>14.2</text:p>
          </table:table-cell>
          <table:table-cell table:formula="of:=[.C23]/[.C15]" office:value-type="float" office:value="10.2441987229404" calcext:value-type="float">
            <text:p>10.2</text:p>
          </table:table-cell>
          <table:table-cell table:formula="of:=SLOPE(LN([.C$2:.C23]); [.B$2:.B23])" office:value-type="float" office:value="0.292126545830207" calcext:value-type="float">
            <text:p>0.292</text:p>
          </table:table-cell>
          <table:table-cell table:formula="of:=SLOPE(LN([.C22:.C23]);[.B22:.B23])" office:value-type="float" office:value="0.202127832733114" calcext:value-type="float">
            <text:p>0.202</text:p>
          </table:table-cell>
          <table:table-cell table:formula="of:=SLOPE(LN([.C18:.C23]); [.B18:.B23])" office:value-type="float" office:value="0.248335459379776" calcext:value-type="float">
            <text:p>0.248</text:p>
          </table:table-cell>
          <table:table-cell table:formula="of:=SLOPE(LN([.C13:.C23]); [.B13:.B23])" office:value-type="float" office:value="0.306838729901169" calcext:value-type="float">
            <text:p>0.307</text:p>
          </table:table-cell>
          <table:table-cell table:formula="of:=AVERAGE([.H23:.K23])" office:value-type="float" office:value="0.262357141961066" calcext:value-type="float">
            <text:p>0.262</text:p>
          </table:table-cell>
          <table:table-cell table:formula="of:=[.C23]*EXP([.L23])" office:value-type="float" office:value="85510.7909466731" calcext:value-type="float">
            <text:p>85510.8</text:p>
          </table:table-cell>
          <table:table-cell table:formula="of:=([.C23]-[.M22])/[.M22]" office:value-type="percentage" office:value="-0.0678015937625721" calcext:value-type="percentage">
            <text:p>-6.8%</text:p>
          </table:table-cell>
          <table:table-cell table:number-columns-repeated="1010"/>
        </table:table-row>
        <table:table-row table:style-name="ro2">
          <table:table-cell table:style-name="ce24" table:formula="of:=[.A23]+1" office:value-type="date" office:date-value="2020-03-26" calcext:value-type="date">
            <text:p>03/26/20</text:p>
          </table:table-cell>
          <table:table-cell table:formula="of:=[.B23]+1" office:value-type="float" office:value="22" calcext:value-type="float">
            <text:p>22</text:p>
          </table:table-cell>
          <table:table-cell office:value-type="float" office:value="83836" calcext:value-type="float">
            <text:p>83836</text:p>
          </table:table-cell>
          <table:table-cell table:formula="of:=[.C24]-[.C23]" office:value-type="float" office:value="18058" calcext:value-type="float">
            <text:p>18058</text:p>
          </table:table-cell>
          <table:table-cell table:formula="of:=[.D24]/[.C23]" office:value-type="percentage" office:value="0.274529477940953" calcext:value-type="percentage">
            <text:p>27.5%</text:p>
          </table:table-cell>
          <table:table-cell table:formula="of:=[.C24]/[.C15]" office:value-type="float" office:value="13.0565332502725" calcext:value-type="float">
            <text:p>13.1</text:p>
          </table:table-cell>
          <table:table-cell table:formula="of:=[.C24]/[.C16]" office:value-type="float" office:value="10.7675314667352" calcext:value-type="float">
            <text:p>10.8</text:p>
          </table:table-cell>
          <table:table-cell table:formula="of:=SLOPE(LN([.C$2:.C24]); [.B$2:.B24])" office:value-type="float" office:value="0.290518006853932" calcext:value-type="float">
            <text:p>0.291</text:p>
          </table:table-cell>
          <table:table-cell table:formula="of:=SLOPE(LN([.C23:.C24]);[.B23:.B24])" office:value-type="float" office:value="0.242577073590455" calcext:value-type="float">
            <text:p>0.243</text:p>
          </table:table-cell>
          <table:table-cell table:formula="of:=SLOPE(LN([.C19:.C24]); [.B19:.B24])" office:value-type="float" office:value="0.234405857650513" calcext:value-type="float">
            <text:p>0.234</text:p>
          </table:table-cell>
          <table:table-cell table:formula="of:=SLOPE(LN([.C14:.C24]); [.B14:.B24])" office:value-type="float" office:value="0.295073794683143" calcext:value-type="float">
            <text:p>0.295</text:p>
          </table:table-cell>
          <table:table-cell table:formula="of:=AVERAGE([.H24:.K24])" office:value-type="float" office:value="0.265643683194511" calcext:value-type="float">
            <text:p>0.266</text:p>
          </table:table-cell>
          <table:table-cell table:formula="of:=[.C24]*EXP([.L24])" office:value-type="float" office:value="109344.800048104" calcext:value-type="float">
            <text:p>109344.8</text:p>
          </table:table-cell>
          <table:table-cell table:formula="of:=([.C24]-[.M23])/[.M23]" office:value-type="percentage" office:value="-0.0195857262940947" calcext:value-type="percentage">
            <text:p>-2.0%</text:p>
          </table:table-cell>
          <table:table-cell table:number-columns-repeated="1010"/>
        </table:table-row>
        <table:table-row table:style-name="ro2">
          <table:table-cell table:style-name="ce24" table:formula="of:=[.A24]+1" office:value-type="date" office:date-value="2020-03-27" calcext:value-type="date">
            <text:p>03/27/20</text:p>
          </table:table-cell>
          <table:table-cell table:formula="of:=[.B24]+1" office:value-type="float" office:value="23" calcext:value-type="float">
            <text:p>23</text:p>
          </table:table-cell>
          <table:table-cell office:value-type="float" office:value="101657" calcext:value-type="float">
            <text:p>101657</text:p>
          </table:table-cell>
          <table:table-cell table:formula="of:=[.C25]-[.C24]" office:value-type="float" office:value="17821" calcext:value-type="float">
            <text:p>17821</text:p>
          </table:table-cell>
          <table:table-cell table:formula="of:=[.D25]/[.C24]" office:value-type="percentage" office:value="0.212569779092514" calcext:value-type="percentage">
            <text:p>21.3%</text:p>
          </table:table-cell>
          <table:table-cell table:formula="of:=[.C25]/[.C16]" office:value-type="float" office:value="13.0563832519908" calcext:value-type="float">
            <text:p>13.1</text:p>
          </table:table-cell>
          <table:table-cell table:formula="of:=[.C25]/[.C17]" office:value-type="float" office:value="7.43106725146199" calcext:value-type="float">
            <text:p>7.4</text:p>
          </table:table-cell>
          <table:table-cell table:formula="of:=SLOPE(LN([.C$2:.C25]); [.B$2:.B25])" office:value-type="float" office:value="0.288301670693067" calcext:value-type="float">
            <text:p>0.288</text:p>
          </table:table-cell>
          <table:table-cell table:formula="of:=SLOPE(LN([.C24:.C25]);[.B24:.B25])" office:value-type="float" office:value="0.192741891940598" calcext:value-type="float">
            <text:p>0.193</text:p>
          </table:table-cell>
          <table:table-cell table:formula="of:=SLOPE(LN([.C20:.C25]); [.B20:.B25])" office:value-type="float" office:value="0.221222208061147" calcext:value-type="float">
            <text:p>0.221</text:p>
          </table:table-cell>
          <table:table-cell table:formula="of:=SLOPE(LN([.C15:.C25]); [.B15:.B25])" office:value-type="float" office:value="0.27849425332774" calcext:value-type="float">
            <text:p>0.278</text:p>
          </table:table-cell>
          <table:table-cell table:formula="of:=AVERAGE([.H25:.K25])" office:value-type="float" office:value="0.245190006005638" calcext:value-type="float">
            <text:p>0.245</text:p>
          </table:table-cell>
          <table:table-cell table:formula="of:=[.C25]*EXP([.L25])" office:value-type="float" office:value="129903.829999561" calcext:value-type="float">
            <text:p>129903.8</text:p>
          </table:table-cell>
          <table:table-cell table:formula="of:=([.C25]-[.M24])/[.M24]" office:value-type="percentage" office:value="-0.0703078705592011" calcext:value-type="percentage">
            <text:p>-7.0%</text:p>
          </table:table-cell>
          <table:table-cell table:number-columns-repeated="1010"/>
        </table:table-row>
        <table:table-row table:style-name="ro2">
          <table:table-cell table:style-name="ce24" table:formula="of:=[.A25]+1" office:value-type="date" office:date-value="2020-03-28" calcext:value-type="date">
            <text:p>03/28/20</text:p>
          </table:table-cell>
          <table:table-cell table:formula="of:=[.B25]+1" office:value-type="float" office:value="24" calcext:value-type="float">
            <text:p>24</text:p>
          </table:table-cell>
          <table:table-cell office:value-type="float" office:value="121478" calcext:value-type="float">
            <text:p>121478</text:p>
          </table:table-cell>
          <table:table-cell table:formula="of:=[.C26]-[.C25]" office:value-type="float" office:value="19821" calcext:value-type="float">
            <text:p>19821</text:p>
          </table:table-cell>
          <table:table-cell table:formula="of:=[.D26]/[.C25]" office:value-type="percentage" office:value="0.194979194743107" calcext:value-type="percentage">
            <text:p>19.5%</text:p>
          </table:table-cell>
          <table:table-cell table:formula="of:=[.C26]/[.C17]" office:value-type="float" office:value="8.87997076023392" calcext:value-type="float">
            <text:p>8.9</text:p>
          </table:table-cell>
          <table:table-cell table:formula="of:=[.C26]/[.C18]" office:value-type="float" office:value="6.35977173969949" calcext:value-type="float">
            <text:p>6.4</text:p>
          </table:table-cell>
          <table:table-cell table:formula="of:=SLOPE(LN([.C$2:.C26]); [.B$2:.B26])" office:value-type="float" office:value="0.285559357659674" calcext:value-type="float">
            <text:p>0.286</text:p>
          </table:table-cell>
          <table:table-cell table:formula="of:=SLOPE(LN([.C25:.C26]);[.B25:.B26])" office:value-type="float" office:value="0.1781287749751" calcext:value-type="float">
            <text:p>0.178</text:p>
          </table:table-cell>
          <table:table-cell table:formula="of:=SLOPE(LN([.C21:.C26]); [.B21:.B26])" office:value-type="float" office:value="0.207732000287359" calcext:value-type="float">
            <text:p>0.208</text:p>
          </table:table-cell>
          <table:table-cell table:formula="of:=SLOPE(LN([.C16:.C26]); [.B16:.B26])" office:value-type="float" office:value="0.259746884562719" calcext:value-type="float">
            <text:p>0.260</text:p>
          </table:table-cell>
          <table:table-cell table:formula="of:=AVERAGE([.H26:.K26])" office:value-type="float" office:value="0.232791754371213" calcext:value-type="float">
            <text:p>0.233</text:p>
          </table:table-cell>
          <table:table-cell table:formula="of:=[.C26]*EXP([.L26])" office:value-type="float" office:value="153319.645874977" calcext:value-type="float">
            <text:p>153319.6</text:p>
          </table:table-cell>
          <table:table-cell table:formula="of:=([.C26]-[.M25])/[.M25]" office:value-type="percentage" office:value="-0.0648620598760566" calcext:value-type="percentage">
            <text:p>-6.5%</text:p>
          </table:table-cell>
          <table:table-cell table:number-columns-repeated="1010"/>
        </table:table-row>
        <table:table-row table:style-name="ro2">
          <table:table-cell table:style-name="ce24" table:formula="of:=[.A26]+1" office:value-type="date" office:date-value="2020-03-29" calcext:value-type="date">
            <text:p>03/29/20</text:p>
          </table:table-cell>
          <table:table-cell table:formula="of:=[.B26]+1" office:value-type="float" office:value="25" calcext:value-type="float">
            <text:p>25</text:p>
          </table:table-cell>
          <table:table-cell office:value-type="float" office:value="140886" calcext:value-type="float">
            <text:p>140886</text:p>
          </table:table-cell>
          <table:table-cell table:formula="of:=[.C27]-[.C26]" office:value-type="float" office:value="19408" calcext:value-type="float">
            <text:p>19408</text:p>
          </table:table-cell>
          <table:table-cell table:formula="of:=[.D27]/[.C26]" office:value-type="percentage" office:value="0.159765554256738" calcext:value-type="percentage">
            <text:p>16.0%</text:p>
          </table:table-cell>
          <table:table-cell table:formula="of:=[.C27]/[.C18]" office:value-type="float" office:value="7.37584419663892" calcext:value-type="float">
            <text:p>7.4</text:p>
          </table:table-cell>
          <table:table-cell table:formula="of:=[.C27]/[.C19]" office:value-type="float" office:value="5.52645824343938" calcext:value-type="float">
            <text:p>5.5</text:p>
          </table:table-cell>
          <table:table-cell table:formula="of:=SLOPE(LN([.C$2:.C27]); [.B$2:.B27])" office:value-type="float" office:value="0.28222915013455" calcext:value-type="float">
            <text:p>0.282</text:p>
          </table:table-cell>
          <table:table-cell table:formula="of:=SLOPE(LN([.C26:.C27]);[.B26:.B27])" office:value-type="float" office:value="0.148217876292254" calcext:value-type="float">
            <text:p>0.148</text:p>
          </table:table-cell>
          <table:table-cell table:formula="of:=SLOPE(LN([.C22:.C27]); [.B22:.B27])" office:value-type="float" office:value="0.195772924603333" calcext:value-type="float">
            <text:p>0.196</text:p>
          </table:table-cell>
          <table:table-cell table:formula="of:=SLOPE(LN([.C17:.C27]); [.B17:.B27])" office:value-type="float" office:value="0.231521791762285" calcext:value-type="float">
            <text:p>0.232</text:p>
          </table:table-cell>
          <table:table-cell table:formula="of:=AVERAGE([.H27:.K27])" office:value-type="float" office:value="0.214435435698105" calcext:value-type="float">
            <text:p>0.214</text:p>
          </table:table-cell>
          <table:table-cell table:formula="of:=[.C27]*EXP([.L27])" office:value-type="float" office:value="174580.593417592" calcext:value-type="float">
            <text:p>174580.6</text:p>
          </table:table-cell>
          <table:table-cell table:formula="of:=([.C27]-[.M26])/[.M26]" office:value-type="percentage" office:value="-0.0810962339758864" calcext:value-type="percentage">
            <text:p>-8.1%</text:p>
          </table:table-cell>
          <table:table-cell table:number-columns-repeated="1010"/>
        </table:table-row>
        <table:table-row table:style-name="ro2">
          <table:table-cell table:style-name="ce24" table:formula="of:=[.A27]+1" office:value-type="date" office:date-value="2020-03-30" calcext:value-type="date">
            <text:p>03/30/20</text:p>
          </table:table-cell>
          <table:table-cell table:formula="of:=[.B27]+1" office:value-type="float" office:value="26" calcext:value-type="float">
            <text:p>26</text:p>
          </table:table-cell>
          <table:table-cell office:value-type="float" office:value="161807" calcext:value-type="float">
            <text:p>161807</text:p>
          </table:table-cell>
          <table:table-cell table:formula="of:=[.C28]-[.C27]" office:value-type="float" office:value="20921" calcext:value-type="float">
            <text:p>20921</text:p>
          </table:table-cell>
          <table:table-cell table:formula="of:=[.D28]/[.C27]" office:value-type="percentage" office:value="0.148495947077779" calcext:value-type="percentage">
            <text:p>14.8%</text:p>
          </table:table-cell>
          <table:table-cell table:formula="of:=[.C28]/[.C19]" office:value-type="float" office:value="6.34711489428471" calcext:value-type="float">
            <text:p>6.3</text:p>
          </table:table-cell>
          <table:table-cell table:formula="of:=[.C28]/[.C20]" office:value-type="float" office:value="4.86257362663782" calcext:value-type="float">
            <text:p>4.9</text:p>
          </table:table-cell>
          <table:table-cell table:formula="of:=SLOPE(LN([.C$2:.C28]); [.B$2:.B28])" office:value-type="float" office:value="0.278445049433047" calcext:value-type="float">
            <text:p>0.278</text:p>
          </table:table-cell>
          <table:table-cell table:formula="of:=SLOPE(LN([.C27:.C28]);[.B27:.B28])" office:value-type="float" office:value="0.138453214257707" calcext:value-type="float">
            <text:p>0.138</text:p>
          </table:table-cell>
          <table:table-cell table:formula="of:=SLOPE(LN([.C23:.C28]); [.B23:.B28])" office:value-type="float" office:value="0.178171101710844" calcext:value-type="float">
            <text:p>0.178</text:p>
          </table:table-cell>
          <table:table-cell table:formula="of:=SLOPE(LN([.C18:.C28]); [.B18:.B28])" office:value-type="float" office:value="0.214008410287259" calcext:value-type="float">
            <text:p>0.214</text:p>
          </table:table-cell>
          <table:table-cell table:formula="of:=AVERAGE([.H28:.K28])" office:value-type="float" office:value="0.202269443922214" calcext:value-type="float">
            <text:p>0.202</text:p>
          </table:table-cell>
          <table:table-cell table:formula="of:=[.C28]*EXP([.L28])" office:value-type="float" office:value="198080.539056152" calcext:value-type="float">
            <text:p>198080.5</text:p>
          </table:table-cell>
          <table:table-cell table:formula="of:=([.C28]-[.M27])/[.M27]" office:value-type="percentage" office:value="-0.0731673158369766" calcext:value-type="percentage">
            <text:p>-7.3%</text:p>
          </table:table-cell>
          <table:table-cell table:number-columns-repeated="1010"/>
        </table:table-row>
        <table:table-row table:style-name="ro2">
          <table:table-cell table:style-name="ce24" table:formula="of:=[.A28]+1" office:value-type="date" office:date-value="2020-03-31" calcext:value-type="date">
            <text:p>03/31/20</text:p>
          </table:table-cell>
          <table:table-cell table:formula="of:=[.B28]+1" office:value-type="float" office:value="27" calcext:value-type="float">
            <text:p>27</text:p>
          </table:table-cell>
          <table:table-cell office:value-type="float" office:value="188172" calcext:value-type="float">
            <text:p>188172</text:p>
          </table:table-cell>
          <table:table-cell table:formula="of:=[.C29]-[.C28]" office:value-type="float" office:value="26365" calcext:value-type="float">
            <text:p>26365</text:p>
          </table:table-cell>
          <table:table-cell table:formula="of:=[.D29]/[.C28]" office:value-type="percentage" office:value="0.162941034689476" calcext:value-type="percentage">
            <text:p>16.3%</text:p>
          </table:table-cell>
          <table:table-cell table:formula="of:=[.C29]/[.C20]" office:value-type="float" office:value="5.65488640461594" calcext:value-type="float">
            <text:p>5.7</text:p>
          </table:table-cell>
          <table:table-cell table:formula="of:=[.C29]/[.C21]" office:value-type="float" office:value="4.30924954771338" calcext:value-type="float">
            <text:p>4.3</text:p>
          </table:table-cell>
          <table:table-cell table:formula="of:=SLOPE(LN([.C$2:.C29]); [.B$2:.B29])" office:value-type="float" office:value="0.274473839180199" calcext:value-type="float">
            <text:p>0.274</text:p>
          </table:table-cell>
          <table:table-cell table:formula="of:=SLOPE(LN([.C28:.C29]);[.B28:.B29])" office:value-type="float" office:value="0.150952171210323" calcext:value-type="float">
            <text:p>0.151</text:p>
          </table:table-cell>
          <table:table-cell table:formula="of:=SLOPE(LN([.C24:.C29]); [.B24:.B29])" office:value-type="float" office:value="0.159573917607067" calcext:value-type="float">
            <text:p>0.160</text:p>
          </table:table-cell>
          <table:table-cell table:formula="of:=SLOPE(LN([.C19:.C29]); [.B19:.B29])" office:value-type="float" office:value="0.199105266687878" calcext:value-type="float">
            <text:p>0.199</text:p>
          </table:table-cell>
          <table:table-cell table:formula="of:=AVERAGE([.H29:.K29])" office:value-type="float" office:value="0.196026298671367" calcext:value-type="float">
            <text:p>0.196</text:p>
          </table:table-cell>
          <table:table-cell table:formula="of:=[.C29]*EXP([.L29])" office:value-type="float" office:value="228922.321104297" calcext:value-type="float">
            <text:p>228922.3</text:p>
          </table:table-cell>
          <table:table-cell table:formula="of:=([.C29]-[.M28])/[.M28]" office:value-type="percentage" office:value="-0.05002277913502" calcext:value-type="percentage">
            <text:p>-5.0%</text:p>
          </table:table-cell>
          <table:table-cell table:number-columns-repeated="1010"/>
        </table:table-row>
        <table:table-row table:style-name="ro2">
          <table:table-cell table:style-name="ce24" table:formula="of:=[.A29]+1" office:value-type="date" office:date-value="2020-04-01" calcext:value-type="date">
            <text:p>04/01/20</text:p>
          </table:table-cell>
          <table:table-cell table:formula="of:=[.B29]+1" office:value-type="float" office:value="28" calcext:value-type="float">
            <text:p>28</text:p>
          </table:table-cell>
          <table:table-cell office:value-type="float" office:value="213372" calcext:value-type="float">
            <text:p>213372</text:p>
          </table:table-cell>
          <table:table-cell table:formula="of:=[.C30]-[.C29]" office:value-type="float" office:value="25200" calcext:value-type="float">
            <text:p>25200</text:p>
          </table:table-cell>
          <table:table-cell table:formula="of:=[.D30]/[.C29]" office:value-type="percentage" office:value="0.133920030610293" calcext:value-type="percentage">
            <text:p>13.4%</text:p>
          </table:table-cell>
          <table:table-cell table:formula="of:=[.C30]/[.C21]" office:value-type="float" office:value="4.88634437905054" calcext:value-type="float">
            <text:p>4.9</text:p>
          </table:table-cell>
          <table:table-cell table:formula="of:=[.C30]/[.C22]" office:value-type="float" office:value="3.97045031633792" calcext:value-type="float">
            <text:p>4.0</text:p>
          </table:table-cell>
          <table:table-cell table:formula="of:=SLOPE(LN([.C$2:.C30]); [.B$2:.B30])" office:value-type="float" office:value="0.270243323623726" calcext:value-type="float">
            <text:p>0.270</text:p>
          </table:table-cell>
          <table:table-cell table:formula="of:=SLOPE(LN([.C29:.C30]);[.B29:.B30])" office:value-type="float" office:value="0.125680683074917" calcext:value-type="float">
            <text:p>0.126</text:p>
          </table:table-cell>
          <table:table-cell table:formula="of:=SLOPE(LN([.C25:.C30]); [.B25:.B30])" office:value-type="float" office:value="0.147385331388287" calcext:value-type="float">
            <text:p>0.147</text:p>
          </table:table-cell>
          <table:table-cell table:formula="of:=SLOPE(LN([.C20:.C30]); [.B20:.B30])" office:value-type="float" office:value="0.184863640876926" calcext:value-type="float">
            <text:p>0.185</text:p>
          </table:table-cell>
          <table:table-cell table:formula="of:=AVERAGE([.H30:.K30])" office:value-type="float" office:value="0.182043244740964" calcext:value-type="float">
            <text:p>0.182</text:p>
          </table:table-cell>
          <table:table-cell table:formula="of:=[.C30]*EXP([.L30])" office:value-type="float" office:value="255975.149116205" calcext:value-type="float">
            <text:p>255975.1</text:p>
          </table:table-cell>
          <table:table-cell table:formula="of:=([.C30]-[.M29])/[.M29]" office:value-type="percentage" office:value="-0.0679283742593737" calcext:value-type="percentage">
            <text:p>-6.8%</text:p>
          </table:table-cell>
          <table:table-cell table:number-columns-repeated="1010"/>
        </table:table-row>
        <table:table-row table:style-name="ro2">
          <table:table-cell table:style-name="ce24" table:formula="of:=[.A30]+1" office:value-type="date" office:date-value="2020-04-02" calcext:value-type="date">
            <text:p>04/02/20</text:p>
          </table:table-cell>
          <table:table-cell table:formula="of:=[.B30]+1" office:value-type="float" office:value="29" calcext:value-type="float">
            <text:p>29</text:p>
          </table:table-cell>
          <table:table-cell office:value-type="float" office:value="243543" calcext:value-type="float">
            <text:p>243543</text:p>
          </table:table-cell>
          <table:table-cell table:formula="of:=[.C31]-[.C30]" office:value-type="float" office:value="30171" calcext:value-type="float">
            <text:p>30171</text:p>
          </table:table-cell>
          <table:table-cell table:formula="of:=[.D31]/[.C30]" office:value-type="percentage" office:value="0.141400933580788" calcext:value-type="percentage">
            <text:p>14.1%</text:p>
          </table:table-cell>
          <table:table-cell table:formula="of:=[.C31]/[.C22]" office:value-type="float" office:value="4.53187569780424" calcext:value-type="float">
            <text:p>4.5</text:p>
          </table:table-cell>
          <table:table-cell table:formula="of:=[.C31]/[.C23]" office:value-type="float" office:value="3.70249931588069" calcext:value-type="float">
            <text:p>3.7</text:p>
          </table:table-cell>
          <table:table-cell table:formula="of:=SLOPE(LN([.C$2:.C31]); [.B$2:.B31])" office:value-type="float" office:value="0.265914085645061" calcext:value-type="float">
            <text:p>0.266</text:p>
          </table:table-cell>
          <table:table-cell table:formula="of:=SLOPE(LN([.C30:.C31]);[.B30:.B31])" office:value-type="float" office:value="0.132256397046181" calcext:value-type="float">
            <text:p>0.132</text:p>
          </table:table-cell>
          <table:table-cell table:formula="of:=SLOPE(LN([.C26:.C31]); [.B26:.B31])" office:value-type="float" office:value="0.139257488178459" calcext:value-type="float">
            <text:p>0.139</text:p>
          </table:table-cell>
          <table:table-cell table:formula="of:=SLOPE(LN([.C21:.C31]); [.B21:.B31])" office:value-type="float" office:value="0.171851504512521" calcext:value-type="float">
            <text:p>0.172</text:p>
          </table:table-cell>
          <table:table-cell table:formula="of:=AVERAGE([.H31:.K31])" office:value-type="float" office:value="0.177319868845556" calcext:value-type="float">
            <text:p>0.177</text:p>
          </table:table-cell>
          <table:table-cell table:formula="of:=[.C31]*EXP([.L31])" office:value-type="float" office:value="290793.498219194" calcext:value-type="float">
            <text:p>290793.5</text:p>
          </table:table-cell>
          <table:table-cell table:formula="of:=([.C31]-[.M30])/[.M30]" office:value-type="percentage" office:value="-0.0485677971440935" calcext:value-type="percentage">
            <text:p>-4.9%</text:p>
          </table:table-cell>
          <table:table-cell table:number-columns-repeated="1010"/>
        </table:table-row>
        <table:table-row table:style-name="ro2">
          <table:table-cell table:style-name="ce24" table:formula="of:=[.A31]+1" office:value-type="date" office:date-value="2020-04-03" calcext:value-type="date">
            <text:p>04/03/20</text:p>
          </table:table-cell>
          <table:table-cell table:formula="of:=[.B31]+1" office:value-type="float" office:value="30" calcext:value-type="float">
            <text:p>30</text:p>
          </table:table-cell>
          <table:table-cell office:value-type="float" office:value="275586" calcext:value-type="float">
            <text:p>275586</text:p>
          </table:table-cell>
          <table:table-cell table:formula="of:=[.C32]-[.C31]" office:value-type="float" office:value="32043" calcext:value-type="float">
            <text:p>32043</text:p>
          </table:table-cell>
          <table:table-cell table:formula="of:=[.D32]/[.C31]" office:value-type="percentage" office:value="0.131570194996366" calcext:value-type="percentage">
            <text:p>13.2%</text:p>
          </table:table-cell>
          <table:table-cell table:formula="of:=[.C32]/[.C23]" office:value-type="float" office:value="4.18963787284502" calcext:value-type="float">
            <text:p>4.2</text:p>
          </table:table-cell>
          <table:table-cell table:formula="of:=[.C32]/[.C24]" office:value-type="float" office:value="3.28720358795744" calcext:value-type="float">
            <text:p>3.3</text:p>
          </table:table-cell>
          <table:table-cell table:formula="of:=SLOPE(LN([.C$2:.C32]); [.B$2:.B32])" office:value-type="float" office:value="0.261509661829689" calcext:value-type="float">
            <text:p>0.262</text:p>
          </table:table-cell>
          <table:table-cell table:formula="of:=SLOPE(LN([.C31:.C32]);[.B31:.B32])" office:value-type="float" office:value="0.123606221282891" calcext:value-type="float">
            <text:p>0.124</text:p>
          </table:table-cell>
          <table:table-cell table:formula="of:=SLOPE(LN([.C27:.C32]); [.B27:.B32])" office:value-type="float" office:value="0.134488339183693" calcext:value-type="float">
            <text:p>0.134</text:p>
          </table:table-cell>
          <table:table-cell table:formula="of:=SLOPE(LN([.C22:.C32]); [.B22:.B32])" office:value-type="float" office:value="0.161185836462193" calcext:value-type="float">
            <text:p>0.161</text:p>
          </table:table-cell>
          <table:table-cell table:formula="of:=AVERAGE([.H32:.K32])" office:value-type="float" office:value="0.170197514689617" calcext:value-type="float">
            <text:p>0.170</text:p>
          </table:table-cell>
          <table:table-cell table:formula="of:=[.C32]*EXP([.L32])" office:value-type="float" office:value="326717.947977512" calcext:value-type="float">
            <text:p>326717.9</text:p>
          </table:table-cell>
          <table:table-cell table:formula="of:=([.C32]-[.M31])/[.M31]" office:value-type="percentage" office:value="-0.0522965551579526" calcext:value-type="percentage">
            <text:p>-5.2%</text:p>
          </table:table-cell>
          <table:table-cell table:number-columns-repeated="1010"/>
        </table:table-row>
        <table:table-row table:style-name="ro2">
          <table:table-cell table:style-name="ce24" table:formula="of:=[.A32]+1" office:value-type="date" office:date-value="2020-04-04" calcext:value-type="date">
            <text:p>04/04/20</text:p>
          </table:table-cell>
          <table:table-cell table:formula="of:=[.B32]+1" office:value-type="float" office:value="31" calcext:value-type="float">
            <text:p>31</text:p>
          </table:table-cell>
          <table:table-cell office:value-type="float" office:value="308850" calcext:value-type="float">
            <text:p>308850</text:p>
          </table:table-cell>
          <table:table-cell table:formula="of:=[.C33]-[.C32]" office:value-type="float" office:value="33264" calcext:value-type="float">
            <text:p>33264</text:p>
          </table:table-cell>
          <table:table-cell table:style-name="ce17" table:formula="of:=[.D33]/[.C32]" office:value-type="percentage" office:value="0.120702793320415" calcext:value-type="percentage">
            <text:p>12.1%</text:p>
          </table:table-cell>
          <table:table-cell table:style-name="ce21" table:formula="of:=[.C33]/[.C24]" office:value-type="float" office:value="3.6839782432368" calcext:value-type="float">
            <text:p>3.7</text:p>
          </table:table-cell>
          <table:table-cell table:style-name="ce21" table:formula="of:=[.C33]/[.C25]" office:value-type="float" office:value="3.03815772647235" calcext:value-type="float">
            <text:p>3.0</text:p>
          </table:table-cell>
          <table:table-cell table:style-name="ce37" table:formula="of:=SLOPE(LN([.C$2:.C33]); [.B$2:.B33])" office:value-type="float" office:value="0.25704264403135" calcext:value-type="float">
            <text:p>0.257</text:p>
          </table:table-cell>
          <table:table-cell table:style-name="ce37" table:formula="of:=SLOPE(LN([.C32:.C33]);[.B32:.B33])" office:value-type="float" office:value="0.113955982551024" calcext:value-type="float">
            <text:p>0.114</text:p>
          </table:table-cell>
          <table:table-cell table:style-name="ce37" table:formula="of:=SLOPE(LN([.C28:.C33]); [.B28:.B33])" office:value-type="float" office:value="0.128832673630995" calcext:value-type="float">
            <text:p>0.129</text:p>
          </table:table-cell>
          <table:table-cell table:style-name="ce37" table:formula="of:=SLOPE(LN([.C23:.C33]); [.B23:.B33])" office:value-type="float" office:value="0.1502734634285" calcext:value-type="float">
            <text:p>0.150</text:p>
          </table:table-cell>
          <table:table-cell table:style-name="ce37" table:formula="of:=AVERAGE([.H33:.K33])" office:value-type="float" office:value="0.162526190910467" calcext:value-type="float">
            <text:p>0.163</text:p>
          </table:table-cell>
          <table:table-cell table:formula="of:=[.C33]*EXP([.L33])" office:value-type="float" office:value="363355.579641709" calcext:value-type="float">
            <text:p>363355.6</text:p>
          </table:table-cell>
          <table:table-cell table:formula="of:=([.C33]-[.M32])/[.M32]" office:value-type="percentage" office:value="-0.0546892146211134" calcext:value-type="percentage">
            <text:p>-5.5%</text:p>
          </table:table-cell>
          <table:table-cell table:number-columns-repeated="1010"/>
        </table:table-row>
        <table:table-row table:style-name="ro2" table:number-rows-repeated="17">
          <table:table-cell table:style-name="ce24"/>
          <table:table-cell table:number-columns-repeated="1023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Y cases" table:style-name="ta1">
        <table:shapes>
          <draw:frame draw:z-index="0" draw:style-name="gr1" draw:text-style-name="P1" svg:width="602.87pt" svg:height="320.94pt" svg:x="797.9pt" svg:y="2.83pt">
            <draw:object draw:notify-on-update-of-ranges="'NY cases'.B2:'NY cases'.B20 'NY cases'.C1:'NY cases'.C1 'NY cases'.C2:'NY cases'.C25 'NY cases'.C22:'NY cases'.C25 'NY cases'.C12:'NY cases'.C25 'NY cases'.C17:'NY cases'.C2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606.5pt" svg:height="355.38pt" svg:x="797.9pt" svg:y="340.33pt">
            <draw:object draw:notify-on-update-of-ranges="'NY cases'.A3:'NY cases'.A50 'NY cases'.G1:'NY cases'.G1 'NY cases'.G3:'NY cases'.G50 'NY cases'.H1:'NY cases'.H1 'NY cases'.H3:'NY cases'.H50 'NY cases'.I1:'NY cases'.I1 'NY cases'.I3:'NY cases'.I50 'NY cases'.F1:'NY cases'.F1 'NY cases'.F3:'NY cases'.F50 'NY cases'.J1:'NY cases'.J1 'NY cases'.J3:'NY cases'.J5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5"/>
        <table:table-column table:style-name="co25" table:default-cell-style-name="ce27"/>
        <table:table-column table:style-name="co4" table:default-cell-style-name="ce27"/>
        <table:table-column table:style-name="co18" table:default-cell-style-name="ce30"/>
        <table:table-column table:style-name="co18" table:default-cell-style-name="ce8"/>
        <table:table-column table:style-name="co19" table:number-columns-repeated="2" table:default-cell-style-name="ce8"/>
        <table:table-column table:style-name="co18" table:default-cell-style-name="ce8"/>
        <table:table-column table:style-name="co3" table:default-cell-style-name="ce8"/>
        <table:table-column table:style-name="co18" table:default-cell-style-name="ce32"/>
        <table:table-column table:style-name="co8" table:default-cell-style-name="ce30"/>
        <table:table-column table:style-name="co12" table:number-columns-repeated="1012" table:default-cell-style-name="ce2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 3/1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2"/>
        </table:table-row>
        <table:table-row table:style-name="ro2">
          <table:table-cell table:style-name="ce24" office:value-type="date" office:date-value="2020-03-10" calcext:value-type="date">
            <text:p>03/10/2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table:number-columns-repeated="1021"/>
        </table:table-row>
        <table:table-row table:style-name="ro2">
          <table:table-cell table:style-name="ce24" table:formula="of:=[.A2]+1" office:value-type="date" office:date-value="2020-03-11" calcext:value-type="date">
            <text:p>03/11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C3]-[.C2]" office:value-type="float" office:value="47" calcext:value-type="float">
            <text:p>47</text:p>
          </table:table-cell>
          <table:table-cell table:formula="of:=[.D3]/[.C2]" office:value-type="percentage" office:value="0.271676300578035" calcext:value-type="percentage">
            <text:p>27.2%</text:p>
          </table:table-cell>
          <table:table-cell table:formula="of:=SLOPE(LN([.C$2:.C3]);[.B$2:.B3])" office:value-type="float" office:value="0.240335951854583" calcext:value-type="float">
            <text:p>0.240</text:p>
          </table:table-cell>
          <table:table-cell table:formula="of:=SLOPE(LN([.C2:.C3]);[.B2:.B3])" office:value-type="float" office:value="0.240335951854583" calcext:value-type="float">
            <text:p>0.240</text:p>
          </table:table-cell>
          <table:table-cell table:number-columns-repeated="2"/>
          <table:table-cell table:formula="of:=AVERAGE([.F3:.I3])" office:value-type="float" office:value="0.240335951854583" calcext:value-type="float">
            <text:p>0.240</text:p>
          </table:table-cell>
          <table:table-cell table:formula="of:=[.C3]*EXP([.J3])" office:value-type="float" office:value="279.768786127168" calcext:value-type="float">
            <text:p>279.8</text:p>
          </table:table-cell>
          <table:table-cell table:number-columns-repeated="1013"/>
        </table:table-row>
        <table:table-row table:style-name="ro2">
          <table:table-cell table:style-name="ce24" table:formula="of:=[.A3]+1" office:value-type="date" office:date-value="2020-03-12" calcext:value-type="date">
            <text:p>03/12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328" calcext:value-type="float">
            <text:p>328</text:p>
          </table:table-cell>
          <table:table-cell table:formula="of:=[.C4]-[.C3]" office:value-type="float" office:value="108" calcext:value-type="float">
            <text:p>108</text:p>
          </table:table-cell>
          <table:table-cell table:formula="of:=[.D4]/[.C3]" office:value-type="percentage" office:value="0.490909090909091" calcext:value-type="percentage">
            <text:p>49.1%</text:p>
          </table:table-cell>
          <table:table-cell table:formula="of:=SLOPE(LN([.C$2:.C4]);[.B$2:.B4])" office:value-type="float" office:value="0.319861006943182" calcext:value-type="float">
            <text:p>0.320</text:p>
          </table:table-cell>
          <table:table-cell table:formula="of:=SLOPE(LN([.C3:.C4]);[.B3:.B4])" office:value-type="float" office:value="0.399386062031782" calcext:value-type="float">
            <text:p>0.399</text:p>
          </table:table-cell>
          <table:table-cell table:number-columns-repeated="2"/>
          <table:table-cell table:formula="of:=AVERAGE([.F4:.I4])" office:value-type="float" office:value="0.359623534487482" calcext:value-type="float">
            <text:p>0.360</text:p>
          </table:table-cell>
          <table:table-cell table:formula="of:=[.C4]*EXP([.J4])" office:value-type="float" office:value="469.955092784253" calcext:value-type="float">
            <text:p>470.0</text:p>
          </table:table-cell>
          <table:table-cell table:formula="of:=([.C4]-[.K3])/[.K3]" office:value-type="percentage" office:value="0.172396694214876" calcext:value-type="percentage">
            <text:p>17.2%</text:p>
          </table:table-cell>
          <table:table-cell table:number-columns-repeated="1012"/>
        </table:table-row>
        <table:table-row table:style-name="ro2">
          <table:table-cell table:style-name="ce24" table:formula="of:=[.A4]+1" office:value-type="date" office:date-value="2020-03-13" calcext:value-type="date">
            <text:p>03/13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421" calcext:value-type="float">
            <text:p>421</text:p>
          </table:table-cell>
          <table:table-cell table:formula="of:=[.C5]-[.C4]" office:value-type="float" office:value="93" calcext:value-type="float">
            <text:p>93</text:p>
          </table:table-cell>
          <table:table-cell table:formula="of:=[.D5]/[.C4]" office:value-type="percentage" office:value="0.283536585365854" calcext:value-type="percentage">
            <text:p>28.4%</text:p>
          </table:table-cell>
          <table:table-cell table:formula="of:=SLOPE(LN([.C$2:.C5]);[.B$2:.B5])" office:value-type="float" office:value="0.306740977958559" calcext:value-type="float">
            <text:p>0.307</text:p>
          </table:table-cell>
          <table:table-cell table:formula="of:=SLOPE(LN([.C4:.C5]);[.B4:.B5])" office:value-type="float" office:value="0.249619225298237" calcext:value-type="float">
            <text:p>0.250</text:p>
          </table:table-cell>
          <table:table-cell table:number-columns-repeated="2"/>
          <table:table-cell table:formula="of:=AVERAGE([.F5:.I5])" office:value-type="float" office:value="0.278180101628398" calcext:value-type="float">
            <text:p>0.278</text:p>
          </table:table-cell>
          <table:table-cell table:formula="of:=[.C5]*EXP([.J5])" office:value-type="float" office:value="556.024820983483" calcext:value-type="float">
            <text:p>556.0</text:p>
          </table:table-cell>
          <table:table-cell table:formula="of:=([.C5]-[.K4])/[.K4]" office:value-type="percentage" office:value="-0.104169725013975" calcext:value-type="percentage">
            <text:p>-10.4%</text:p>
          </table:table-cell>
          <table:table-cell table:number-columns-repeated="1012"/>
        </table:table-row>
        <table:table-row table:style-name="ro2">
          <table:table-cell table:style-name="ce24" table:formula="of:=[.A5]+1" office:value-type="date" office:date-value="2020-03-14" calcext:value-type="date">
            <text:p>03/14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525" calcext:value-type="float">
            <text:p>525</text:p>
          </table:table-cell>
          <table:table-cell table:formula="of:=[.C6]-[.C5]" office:value-type="float" office:value="104" calcext:value-type="float">
            <text:p>104</text:p>
          </table:table-cell>
          <table:table-cell table:formula="of:=[.D6]/[.C5]" office:value-type="percentage" office:value="0.247030878859857" calcext:value-type="percentage">
            <text:p>24.7%</text:p>
          </table:table-cell>
          <table:table-cell table:formula="of:=SLOPE(LN([.C$2:.C6]);[.B$2:.B6])" office:value-type="float" office:value="0.286921862351771" calcext:value-type="float">
            <text:p>0.287</text:p>
          </table:table-cell>
          <table:table-cell table:formula="of:=SLOPE(LN([.C5:.C6]);[.B5:.B6])" office:value-type="float" office:value="0.220765428909242" calcext:value-type="float">
            <text:p>0.221</text:p>
          </table:table-cell>
          <table:table-cell table:number-columns-repeated="2"/>
          <table:table-cell table:formula="of:=AVERAGE([.F6:.I6])" office:value-type="float" office:value="0.253843645630507" calcext:value-type="float">
            <text:p>0.254</text:p>
          </table:table-cell>
          <table:table-cell table:formula="of:=[.C6]*EXP([.J6])" office:value-type="float" office:value="676.709382499683" calcext:value-type="float">
            <text:p>676.7</text:p>
          </table:table-cell>
          <table:table-cell table:formula="of:=([.C6]-[.K5])/[.K5]" office:value-type="percentage" office:value="-0.0557975468228324" calcext:value-type="percentage">
            <text:p>-5.6%</text:p>
          </table:table-cell>
          <table:table-cell table:number-columns-repeated="1012"/>
        </table:table-row>
        <table:table-row table:style-name="ro2">
          <table:table-cell table:style-name="ce24" table:formula="of:=[.A6]+1" office:value-type="date" office:date-value="2020-03-15" calcext:value-type="date">
            <text:p>03/15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732" calcext:value-type="float">
            <text:p>732</text:p>
          </table:table-cell>
          <table:table-cell table:formula="of:=[.C7]-[.C6]" office:value-type="float" office:value="207" calcext:value-type="float">
            <text:p>207</text:p>
          </table:table-cell>
          <table:table-cell table:formula="of:=[.D7]/[.C6]" office:value-type="percentage" office:value="0.394285714285714" calcext:value-type="percentage">
            <text:p>39.4%</text:p>
          </table:table-cell>
          <table:table-cell table:formula="of:=SLOPE(LN([.C$2:.C7]);[.B$2:.B7])" office:value-type="float" office:value="0.287753599180962" calcext:value-type="float">
            <text:p>0.288</text:p>
          </table:table-cell>
          <table:table-cell table:formula="of:=SLOPE(LN([.C6:.C7]);[.B6:.B7])" office:value-type="float" office:value="0.332382251369688" calcext:value-type="float">
            <text:p>0.332</text:p>
          </table:table-cell>
          <table:table-cell table:formula="of:=SLOPE(LN([.C2:.C7]);[.B2:.B7])" office:value-type="float" office:value="0.287753599180962" calcext:value-type="float">
            <text:p>0.288</text:p>
          </table:table-cell>
          <table:table-cell/>
          <table:table-cell table:formula="of:=AVERAGE([.F7:.I7])" office:value-type="float" office:value="0.302629816577204" calcext:value-type="float">
            <text:p>0.303</text:p>
          </table:table-cell>
          <table:table-cell table:formula="of:=[.C7]*EXP([.J7])" office:value-type="float" office:value="990.698579891545" calcext:value-type="float">
            <text:p>990.7</text:p>
          </table:table-cell>
          <table:table-cell table:formula="of:=([.C7]-[.K6])/[.K6]" office:value-type="percentage" office:value="0.0817051143817157" calcext:value-type="percentage">
            <text:p>8.2%</text:p>
          </table:table-cell>
          <table:table-cell table:number-columns-repeated="1012"/>
        </table:table-row>
        <table:table-row table:style-name="ro2">
          <table:table-cell table:style-name="ce24" table:formula="of:=[.A7]+1" office:value-type="date" office:date-value="2020-03-16" calcext:value-type="date">
            <text:p>03/16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967" calcext:value-type="float">
            <text:p>967</text:p>
          </table:table-cell>
          <table:table-cell table:formula="of:=[.C8]-[.C7]" office:value-type="float" office:value="235" calcext:value-type="float">
            <text:p>235</text:p>
          </table:table-cell>
          <table:table-cell table:formula="of:=[.D8]/[.C7]" office:value-type="percentage" office:value="0.32103825136612" calcext:value-type="percentage">
            <text:p>32.1%</text:p>
          </table:table-cell>
          <table:table-cell table:formula="of:=SLOPE(LN([.C$2:.C8]);[.B$2:.B8])" office:value-type="float" office:value="0.28705040329614" calcext:value-type="float">
            <text:p>0.287</text:p>
          </table:table-cell>
          <table:table-cell table:formula="of:=SLOPE(LN([.C7:.C8]);[.B7:.B8])" office:value-type="float" office:value="0.278417981491983" calcext:value-type="float">
            <text:p>0.278</text:p>
          </table:table-cell>
          <table:table-cell table:formula="of:=SLOPE(LN([.C3:.C8]);[.B3:.B8])" office:value-type="float" office:value="0.286626311175583" calcext:value-type="float">
            <text:p>0.287</text:p>
          </table:table-cell>
          <table:table-cell/>
          <table:table-cell table:formula="of:=AVERAGE([.F8:.I8])" office:value-type="float" office:value="0.284031565321235" calcext:value-type="float">
            <text:p>0.284</text:p>
          </table:table-cell>
          <table:table-cell table:formula="of:=[.C8]*EXP([.J8])" office:value-type="float" office:value="1284.63519332052" calcext:value-type="float">
            <text:p>1284.6</text:p>
          </table:table-cell>
          <table:table-cell table:formula="of:=([.C8]-[.K7])/[.K7]" office:value-type="percentage" office:value="-0.0239210799051913" calcext:value-type="percentage">
            <text:p>-2.4%</text:p>
          </table:table-cell>
          <table:table-cell table:number-columns-repeated="1012"/>
        </table:table-row>
        <table:table-row table:style-name="ro2">
          <table:table-cell table:style-name="ce24" table:formula="of:=[.A8]+1" office:value-type="date" office:date-value="2020-03-17" calcext:value-type="date">
            <text:p>03/17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1706" calcext:value-type="float">
            <text:p>1706</text:p>
          </table:table-cell>
          <table:table-cell table:formula="of:=[.C9]-[.C8]" office:value-type="float" office:value="739" calcext:value-type="float">
            <text:p>739</text:p>
          </table:table-cell>
          <table:table-cell table:formula="of:=[.D9]/[.C8]" office:value-type="percentage" office:value="0.764219234746639" calcext:value-type="percentage">
            <text:p>76.4%</text:p>
          </table:table-cell>
          <table:table-cell table:formula="of:=SLOPE(LN([.C$2:.C9]);[.B$2:.B9])" office:value-type="float" office:value="0.310145557452647" calcext:value-type="float">
            <text:p>0.310</text:p>
          </table:table-cell>
          <table:table-cell table:formula="of:=SLOPE(LN([.C8:.C9]);[.B8:.B9])" office:value-type="float" office:value="0.567708232598331" calcext:value-type="float">
            <text:p>0.568</text:p>
          </table:table-cell>
          <table:table-cell table:formula="of:=SLOPE(LN([.C4:.C9]);[.B4:.B9])" office:value-type="float" office:value="0.316329852429138" calcext:value-type="float">
            <text:p>0.316</text:p>
          </table:table-cell>
          <table:table-cell/>
          <table:table-cell table:formula="of:=AVERAGE([.F9:.I9])" office:value-type="float" office:value="0.398061214160038" calcext:value-type="float">
            <text:p>0.398</text:p>
          </table:table-cell>
          <table:table-cell table:formula="of:=[.C9]*EXP([.J9])" office:value-type="float" office:value="2540.12340178321" calcext:value-type="float">
            <text:p>2540.1</text:p>
          </table:table-cell>
          <table:table-cell table:formula="of:=([.C9]-[.K8])/[.K8]" office:value-type="percentage" office:value="0.328003474348493" calcext:value-type="percentage">
            <text:p>32.8%</text:p>
          </table:table-cell>
          <table:table-cell table:number-columns-repeated="1012"/>
        </table:table-row>
        <table:table-row table:style-name="ro2">
          <table:table-cell table:style-name="ce24" table:formula="of:=[.A9]+1" office:value-type="date" office:date-value="2020-03-18" calcext:value-type="date">
            <text:p>03/18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2495" calcext:value-type="float">
            <text:p>2495</text:p>
          </table:table-cell>
          <table:table-cell table:formula="of:=[.C10]-[.C9]" office:value-type="float" office:value="789" calcext:value-type="float">
            <text:p>789</text:p>
          </table:table-cell>
          <table:table-cell table:formula="of:=[.D10]/[.C9]" office:value-type="percentage" office:value="0.462485345838218" calcext:value-type="percentage">
            <text:p>46.2%</text:p>
          </table:table-cell>
          <table:table-cell table:formula="of:=SLOPE(LN([.C$2:.C10]);[.B$2:.B10])" office:value-type="float" office:value="0.32558941090444" calcext:value-type="float">
            <text:p>0.326</text:p>
          </table:table-cell>
          <table:table-cell table:formula="of:=SLOPE(LN([.C9:.C10]);[.B9:.B10])" office:value-type="float" office:value="0.380137280133995" calcext:value-type="float">
            <text:p>0.380</text:p>
          </table:table-cell>
          <table:table-cell table:formula="of:=SLOPE(LN([.C5:.C10]);[.B5:.B10])" office:value-type="float" office:value="0.363171407153948" calcext:value-type="float">
            <text:p>0.363</text:p>
          </table:table-cell>
          <table:table-cell/>
          <table:table-cell table:formula="of:=AVERAGE([.F10:.I10])" office:value-type="float" office:value="0.356299366064127" calcext:value-type="float">
            <text:p>0.356</text:p>
          </table:table-cell>
          <table:table-cell table:formula="of:=[.C10]*EXP([.J10])" office:value-type="float" office:value="3562.94729878801" calcext:value-type="float">
            <text:p>3562.9</text:p>
          </table:table-cell>
          <table:table-cell table:formula="of:=([.C10]-[.K9])/[.K9]" office:value-type="percentage" office:value="-0.0177642557647113" calcext:value-type="percentage">
            <text:p>-1.8%</text:p>
          </table:table-cell>
          <table:table-cell table:number-columns-repeated="1012"/>
        </table:table-row>
        <table:table-row table:style-name="ro2">
          <table:table-cell table:style-name="ce24" table:formula="of:=[.A10]+1" office:value-type="date" office:date-value="2020-03-19" calcext:value-type="date">
            <text:p>03/19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5365" calcext:value-type="float">
            <text:p>5365</text:p>
          </table:table-cell>
          <table:table-cell table:formula="of:=[.C11]-[.C10]" office:value-type="float" office:value="2870" calcext:value-type="float">
            <text:p>2870</text:p>
          </table:table-cell>
          <table:table-cell table:style-name="ce38" table:formula="of:=[.D11]/[.C10]" office:value-type="percentage" office:value="1.1503006012024" calcext:value-type="percentage">
            <text:p>115.0%</text:p>
          </table:table-cell>
          <table:table-cell table:formula="of:=SLOPE(LN([.C$2:.C11]);[.B$2:.B11])" office:value-type="float" office:value="0.357452730987611" calcext:value-type="float">
            <text:p>0.357</text:p>
          </table:table-cell>
          <table:table-cell table:style-name="ce23" table:formula="of:=SLOPE(LN([.C10:.C11]);[.B10:.B11])" office:value-type="float" office:value="0.765607646879179" calcext:value-type="float">
            <text:p>0.766</text:p>
          </table:table-cell>
          <table:table-cell table:formula="of:=SLOPE(LN([.C6:.C11]);[.B6:.B11])" office:value-type="float" office:value="0.453364733646775" calcext:value-type="float">
            <text:p>0.453</text:p>
          </table:table-cell>
          <table:table-cell/>
          <table:table-cell table:style-name="ce23" table:formula="of:=AVERAGE([.F11:.I11])" office:value-type="float" office:value="0.525475037171188" calcext:value-type="float">
            <text:p>0.525</text:p>
          </table:table-cell>
          <table:table-cell table:formula="of:=[.C11]*EXP([.J11])" office:value-type="float" office:value="9073.62100519257" calcext:value-type="float">
            <text:p>9073.6</text:p>
          </table:table-cell>
          <table:table-cell table:formula="of:=([.C11]-[.K10])/[.K10]" office:value-type="percentage" office:value="0.505775850747211" calcext:value-type="percentage">
            <text:p>50.6%</text:p>
          </table:table-cell>
          <table:table-cell table:number-columns-repeated="1012"/>
        </table:table-row>
        <table:table-row table:style-name="ro2">
          <table:table-cell table:style-name="ce24" table:formula="of:=[.A11]+1" office:value-type="date" office:date-value="2020-03-20" calcext:value-type="date">
            <text:p>03/20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8310" calcext:value-type="float">
            <text:p>8310</text:p>
          </table:table-cell>
          <table:table-cell table:formula="of:=[.C12]-[.C11]" office:value-type="float" office:value="2945" calcext:value-type="float">
            <text:p>2945</text:p>
          </table:table-cell>
          <table:table-cell table:formula="of:=[.D12]/[.C11]" office:value-type="percentage" office:value="0.548928238583411" calcext:value-type="percentage">
            <text:p>54.9%</text:p>
          </table:table-cell>
          <table:table-cell table:formula="of:=SLOPE(LN([.C$2:.C12]);[.B$2:.B12])" office:value-type="float" office:value="0.378474110205572" calcext:value-type="float">
            <text:p>0.378</text:p>
          </table:table-cell>
          <table:table-cell table:formula="of:=SLOPE(LN([.C11:.C12]);[.B11:.B12])" office:value-type="float" office:value="0.437563232784695" calcext:value-type="float">
            <text:p>0.438</text:p>
          </table:table-cell>
          <table:table-cell table:formula="of:=SLOPE(LN([.C7:.C12]);[.B7:.B12])" office:value-type="float" office:value="0.504790532240269" calcext:value-type="float">
            <text:p>0.505</text:p>
          </table:table-cell>
          <table:table-cell table:formula="of:=SLOPE(LN([.C2:.C12]);[.B2:.B12])" office:value-type="float" office:value="0.378474110205572" calcext:value-type="float">
            <text:p>0.378</text:p>
          </table:table-cell>
          <table:table-cell table:formula="of:=AVERAGE([.F12:.I12])" office:value-type="float" office:value="0.424825496359027" calcext:value-type="float">
            <text:p>0.425</text:p>
          </table:table-cell>
          <table:table-cell table:formula="of:=[.C12]*EXP([.J12])" office:value-type="float" office:value="12708.6784832249" calcext:value-type="float">
            <text:p>12708.7</text:p>
          </table:table-cell>
          <table:table-cell table:formula="of:=([.C12]-[.K11])/[.K11]" office:value-type="percentage" office:value="-0.0841583536226139" calcext:value-type="percentage">
            <text:p>-8.4%</text:p>
          </table:table-cell>
          <table:table-cell table:number-columns-repeated="1012"/>
        </table:table-row>
        <table:table-row table:style-name="ro2">
          <table:table-cell table:style-name="ce24" table:formula="of:=[.A12]+1" office:value-type="date" office:date-value="2020-03-21" calcext:value-type="date">
            <text:p>03/21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11710" calcext:value-type="float">
            <text:p>11710</text:p>
          </table:table-cell>
          <table:table-cell table:formula="of:=[.C13]-[.C12]" office:value-type="float" office:value="3400" calcext:value-type="float">
            <text:p>3400</text:p>
          </table:table-cell>
          <table:table-cell table:formula="of:=[.D13]/[.C12]" office:value-type="percentage" office:value="0.409145607701564" calcext:value-type="percentage">
            <text:p>40.9%</text:p>
          </table:table-cell>
          <table:table-cell table:formula="of:=SLOPE(LN([.C$2:.C13]);[.B$2:.B13])" office:value-type="float" office:value="0.389236808159653" calcext:value-type="float">
            <text:p>0.389</text:p>
          </table:table-cell>
          <table:table-cell table:formula="of:=SLOPE(LN([.C12:.C13]);[.B12:.B13])" office:value-type="float" office:value="0.34298356874227" calcext:value-type="float">
            <text:p>0.343</text:p>
          </table:table-cell>
          <table:table-cell table:style-name="ce23" table:formula="of:=SLOPE(LN([.C8:.C13]);[.B8:.B13])" office:value-type="float" office:value="0.513872340913289" calcext:value-type="float">
            <text:p>0.514</text:p>
          </table:table-cell>
          <table:table-cell table:formula="of:=SLOPE(LN([.C3:.C13]);[.B3:.B13])" office:value-type="float" office:value="0.403637580349854" calcext:value-type="float">
            <text:p>0.404</text:p>
          </table:table-cell>
          <table:table-cell table:formula="of:=AVERAGE([.F13:.I13])" office:value-type="float" office:value="0.412432574541267" calcext:value-type="float">
            <text:p>0.412</text:p>
          </table:table-cell>
          <table:table-cell table:formula="of:=[.C13]*EXP([.J13])" office:value-type="float" office:value="17687.8108914525" calcext:value-type="float">
            <text:p>17687.8</text:p>
          </table:table-cell>
          <table:table-cell table:formula="of:=([.C13]-[.K12])/[.K12]" office:value-type="percentage" office:value="-0.0785824021390644" calcext:value-type="percentage">
            <text:p>-7.9%</text:p>
          </table:table-cell>
          <table:table-cell table:number-columns-repeated="1012"/>
        </table:table-row>
        <table:table-row table:style-name="ro2">
          <table:table-cell table:style-name="ce24" table:formula="of:=[.A13]+1" office:value-type="date" office:date-value="2020-03-22" calcext:value-type="date">
            <text:p>03/22/20</text:p>
          </table:table-cell>
          <table:table-cell table:formula="of:=[.B13]+1" office:value-type="float" office:value="12" calcext:value-type="float">
            <text:p>12</text:p>
          </table:table-cell>
          <table:table-cell office:value-type="float" office:value="15793" calcext:value-type="float">
            <text:p>15793</text:p>
          </table:table-cell>
          <table:table-cell table:formula="of:=[.C14]-[.C13]" office:value-type="float" office:value="4083" calcext:value-type="float">
            <text:p>4083</text:p>
          </table:table-cell>
          <table:table-cell table:formula="of:=[.D14]/[.C13]" office:value-type="percentage" office:value="0.34867634500427" calcext:value-type="percentage">
            <text:p>34.9%</text:p>
          </table:table-cell>
          <table:table-cell table:style-name="ce23" table:formula="of:=SLOPE(LN([.C$2:.C14]);[.B$2:.B14])" office:value-type="float" office:value="0.39277097125669" calcext:value-type="float">
            <text:p>0.393</text:p>
          </table:table-cell>
          <table:table-cell table:formula="of:=SLOPE(LN([.C13:.C14]);[.B13:.B14])" office:value-type="float" office:value="0.299123626278291" calcext:value-type="float">
            <text:p>0.299</text:p>
          </table:table-cell>
          <table:table-cell table:formula="of:=SLOPE(LN([.C9:.C14]);[.B9:.B14])" office:value-type="float" office:value="0.462945810059865" calcext:value-type="float">
            <text:p>0.463</text:p>
          </table:table-cell>
          <table:table-cell table:formula="of:=SLOPE(LN([.C4:.C14]);[.B4:.B14])" office:value-type="float" office:value="0.417189477588909" calcext:value-type="float">
            <text:p>0.417</text:p>
          </table:table-cell>
          <table:table-cell table:formula="of:=AVERAGE([.F14:.I14])" office:value-type="float" office:value="0.393007471295939" calcext:value-type="float">
            <text:p>0.393</text:p>
          </table:table-cell>
          <table:table-cell table:formula="of:=[.C14]*EXP([.J14])" office:value-type="float" office:value="23396.2154220734" calcext:value-type="float">
            <text:p>23396.2</text:p>
          </table:table-cell>
          <table:table-cell table:formula="of:=([.C14]-[.K13])/[.K13]" office:value-type="percentage" office:value="-0.10712523460821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24" table:formula="of:=[.A14]+1" office:value-type="date" office:date-value="2020-03-23" calcext:value-type="date">
            <text:p>03/23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20884" calcext:value-type="float">
            <text:p>20884</text:p>
          </table:table-cell>
          <table:table-cell table:formula="of:=[.C15]-[.C14]" office:value-type="float" office:value="5091" calcext:value-type="float">
            <text:p>5091</text:p>
          </table:table-cell>
          <table:table-cell table:formula="of:=[.D15]/[.C14]" office:value-type="percentage" office:value="0.322358006711834" calcext:value-type="percentage">
            <text:p>32.2%</text:p>
          </table:table-cell>
          <table:table-cell table:formula="of:=SLOPE(LN([.C$2:.C15]);[.B$2:.B15])" office:value-type="float" office:value="0.391753746357791" calcext:value-type="float">
            <text:p>0.392</text:p>
          </table:table-cell>
          <table:table-cell table:formula="of:=SLOPE(LN([.C14:.C15]);[.B14:.B15])" office:value-type="float" office:value="0.279416511660388" calcext:value-type="float">
            <text:p>0.279</text:p>
          </table:table-cell>
          <table:table-cell table:formula="of:=SLOPE(LN([.C10:.C15]);[.B10:.B15])" office:value-type="float" office:value="0.405870508110919" calcext:value-type="float">
            <text:p>0.406</text:p>
          </table:table-cell>
          <table:table-cell table:style-name="ce23" table:formula="of:=SLOPE(LN([.C5:.C15]);[.B5:.B15])" office:value-type="float" office:value="0.426375051136827" calcext:value-type="float">
            <text:p>0.426</text:p>
          </table:table-cell>
          <table:table-cell table:formula="of:=AVERAGE([.F15:.I15])" office:value-type="float" office:value="0.375853954316481" calcext:value-type="float">
            <text:p>0.376</text:p>
          </table:table-cell>
          <table:table-cell table:formula="of:=[.C15]*EXP([.J15])" office:value-type="float" office:value="30412.0000759873" calcext:value-type="float">
            <text:p>30412.0</text:p>
          </table:table-cell>
          <table:table-cell table:formula="of:=([.C15]-[.K14])/[.K14]" office:value-type="percentage" office:value="-0.107376999944324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24" table:formula="of:=[.A15]+1" office:value-type="date" office:date-value="2020-03-24" calcext:value-type="date">
            <text:p>03/24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25681" calcext:value-type="float">
            <text:p>25681</text:p>
          </table:table-cell>
          <table:table-cell table:formula="of:=[.C16]-[.C15]" office:value-type="float" office:value="4797" calcext:value-type="float">
            <text:p>4797</text:p>
          </table:table-cell>
          <table:table-cell table:formula="of:=[.D16]/[.C15]" office:value-type="percentage" office:value="0.229697375981613" calcext:value-type="percentage">
            <text:p>23.0%</text:p>
          </table:table-cell>
          <table:table-cell table:formula="of:=SLOPE(LN([.C$2:.C16]);[.B$2:.B16])" office:value-type="float" office:value="0.386467909097692" calcext:value-type="float">
            <text:p>0.386</text:p>
          </table:table-cell>
          <table:table-cell table:formula="of:=SLOPE(LN([.C15:.C16]);[.B15:.B16])" office:value-type="float" office:value="0.206768103325251" calcext:value-type="float">
            <text:p>0.207</text:p>
          </table:table-cell>
          <table:table-cell table:formula="of:=SLOPE(LN([.C11:.C16]);[.B11:.B16])" office:value-type="float" office:value="0.311227713150732" calcext:value-type="float">
            <text:p>0.311</text:p>
          </table:table-cell>
          <table:table-cell table:formula="of:=SLOPE(LN([.C6:.C16]);[.B6:.B16])" office:value-type="float" office:value="0.420813632705375" calcext:value-type="float">
            <text:p>0.421</text:p>
          </table:table-cell>
          <table:table-cell table:formula="of:=AVERAGE([.F16:.I16])" office:value-type="float" office:value="0.331319339569763" calcext:value-type="float">
            <text:p>0.331</text:p>
          </table:table-cell>
          <table:table-cell table:formula="of:=[.C16]*EXP([.J16])" office:value-type="float" office:value="35768.6123359337" calcext:value-type="float">
            <text:p>35768.6</text:p>
          </table:table-cell>
          <table:table-cell table:formula="of:=([.C16]-[.K15])/[.K15]" office:value-type="percentage" office:value="-0.155563595428333" calcext:value-type="percentage">
            <text:p>-15.6%</text:p>
          </table:table-cell>
          <table:table-cell table:number-columns-repeated="1012"/>
        </table:table-row>
        <table:table-row table:style-name="ro2">
          <table:table-cell table:style-name="ce24" table:formula="of:=[.A16]+1" office:value-type="date" office:date-value="2020-03-25" calcext:value-type="date">
            <text:p>03/25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30841" calcext:value-type="float">
            <text:p>30841</text:p>
          </table:table-cell>
          <table:table-cell table:formula="of:=[.C17]-[.C16]" office:value-type="float" office:value="5160" calcext:value-type="float">
            <text:p>5160</text:p>
          </table:table-cell>
          <table:table-cell table:formula="of:=[.D17]/[.C16]" office:value-type="percentage" office:value="0.200926755188661" calcext:value-type="percentage">
            <text:p>20.1%</text:p>
          </table:table-cell>
          <table:table-cell table:formula="of:=SLOPE(LN([.C$2:.C17]);[.B$2:.B17])" office:value-type="float" office:value="0.378444863113797" calcext:value-type="float">
            <text:p>0.378</text:p>
          </table:table-cell>
          <table:table-cell table:formula="of:=SLOPE(LN([.C16:.C17]);[.B16:.B17])" office:value-type="float" office:value="0.183093554717411" calcext:value-type="float">
            <text:p>0.183</text:p>
          </table:table-cell>
          <table:table-cell table:formula="of:=SLOPE(LN([.C12:.C17]);[.B12:.B17])" office:value-type="float" office:value="0.262636230259149" calcext:value-type="float">
            <text:p>0.263</text:p>
          </table:table-cell>
          <table:table-cell table:formula="of:=SLOPE(LN([.C7:.C17]);[.B7:.B17])" office:value-type="float" office:value="0.398244818663644" calcext:value-type="float">
            <text:p>0.398</text:p>
          </table:table-cell>
          <table:table-cell table:formula="of:=AVERAGE([.F17:.I17])" office:value-type="float" office:value="0.3056048666885" calcext:value-type="float">
            <text:p>0.306</text:p>
          </table:table-cell>
          <table:table-cell table:formula="of:=[.C17]*EXP([.J17])" office:value-type="float" office:value="41864.986796747" calcext:value-type="float">
            <text:p>41865.0</text:p>
          </table:table-cell>
          <table:table-cell table:formula="of:=([.C17]-[.K16])/[.K16]" office:value-type="percentage" office:value="-0.137763586958708" calcext:value-type="percentage">
            <text:p>-13.8%</text:p>
          </table:table-cell>
          <table:table-cell table:number-columns-repeated="1012"/>
        </table:table-row>
        <table:table-row table:style-name="ro2">
          <table:table-cell table:style-name="ce24" table:formula="of:=[.A17]+1" office:value-type="date" office:date-value="2020-03-26" calcext:value-type="date">
            <text:p>03/26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37877" calcext:value-type="float">
            <text:p>37877</text:p>
          </table:table-cell>
          <table:table-cell table:formula="of:=[.C18]-[.C17]" office:value-type="float" office:value="7036" calcext:value-type="float">
            <text:p>7036</text:p>
          </table:table-cell>
          <table:table-cell table:formula="of:=[.D18]/[.C17]" office:value-type="percentage" office:value="0.228137868421906" calcext:value-type="percentage">
            <text:p>22.8%</text:p>
          </table:table-cell>
          <table:table-cell table:formula="of:=SLOPE(LN([.C$2:.C18]);[.B$2:.B18])" office:value-type="float" office:value="0.369547757654479" calcext:value-type="float">
            <text:p>0.370</text:p>
          </table:table-cell>
          <table:table-cell table:formula="of:=SLOPE(LN([.C17:.C18]);[.B17:.B18])" office:value-type="float" office:value="0.205499094124944" calcext:value-type="float">
            <text:p>0.205</text:p>
          </table:table-cell>
          <table:table-cell table:formula="of:=SLOPE(LN([.C13:.C18]);[.B13:.B18])" office:value-type="float" office:value="0.230974487513309" calcext:value-type="float">
            <text:p>0.231</text:p>
          </table:table-cell>
          <table:table-cell table:formula="of:=SLOPE(LN([.C8:.C18]);[.B8:.B18])" office:value-type="float" office:value="0.366117704520652" calcext:value-type="float">
            <text:p>0.366</text:p>
          </table:table-cell>
          <table:table-cell table:formula="of:=AVERAGE([.F18:.I18])" office:value-type="float" office:value="0.293034760953346" calcext:value-type="float">
            <text:p>0.293</text:p>
          </table:table-cell>
          <table:table-cell table:formula="of:=[.C18]*EXP([.J18])" office:value-type="float" office:value="50773.7164852956" calcext:value-type="float">
            <text:p>50773.7</text:p>
          </table:table-cell>
          <table:table-cell table:formula="of:=([.C18]-[.K17])/[.K17]" office:value-type="percentage" office:value="-0.0952582838759395" calcext:value-type="percentage">
            <text:p>-9.5%</text:p>
          </table:table-cell>
          <table:table-cell table:number-columns-repeated="1012"/>
        </table:table-row>
        <table:table-row table:style-name="ro2">
          <table:table-cell table:style-name="ce24" table:formula="of:=[.A18]+1" office:value-type="date" office:date-value="2020-03-27" calcext:value-type="date">
            <text:p>03/27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44876" calcext:value-type="float">
            <text:p>44876</text:p>
          </table:table-cell>
          <table:table-cell table:formula="of:=[.C19]-[.C18]" office:value-type="float" office:value="6999" calcext:value-type="float">
            <text:p>6999</text:p>
          </table:table-cell>
          <table:table-cell table:formula="of:=[.D19]/[.C18]" office:value-type="percentage" office:value="0.184782321725585" calcext:value-type="percentage">
            <text:p>18.5%</text:p>
          </table:table-cell>
          <table:table-cell table:formula="of:=SLOPE(LN([.C$2:.C19]);[.B$2:.B19])" office:value-type="float" office:value="0.359795601284999" calcext:value-type="float">
            <text:p>0.360</text:p>
          </table:table-cell>
          <table:table-cell table:formula="of:=SLOPE(LN([.C18:.C19]);[.B18:.B19])" office:value-type="float" office:value="0.169559062966806" calcext:value-type="float">
            <text:p>0.170</text:p>
          </table:table-cell>
          <table:table-cell table:formula="of:=SLOPE(LN([.C14:.C19]);[.B14:.B19])" office:value-type="float" office:value="0.205453069862692" calcext:value-type="float">
            <text:p>0.205</text:p>
          </table:table-cell>
          <table:table-cell table:formula="of:=SLOPE(LN([.C9:.C19]);[.B9:.B19])" office:value-type="float" office:value="0.321008630114471" calcext:value-type="float">
            <text:p>0.321</text:p>
          </table:table-cell>
          <table:table-cell table:formula="of:=AVERAGE([.F19:.I19])" office:value-type="float" office:value="0.263954091057242" calcext:value-type="float">
            <text:p>0.264</text:p>
          </table:table-cell>
          <table:table-cell table:formula="of:=[.C19]*EXP([.J19])" office:value-type="float" office:value="58431.6223416165" calcext:value-type="float">
            <text:p>58431.6</text:p>
          </table:table-cell>
          <table:table-cell table:formula="of:=([.C19]-[.K18])/[.K18]" office:value-type="percentage" office:value="-0.11615687984951" calcext:value-type="percentage">
            <text:p>-11.6%</text:p>
          </table:table-cell>
          <table:table-cell table:number-columns-repeated="1012"/>
        </table:table-row>
        <table:table-row table:style-name="ro2">
          <table:table-cell table:style-name="ce24" table:formula="of:=[.A19]+1" office:value-type="date" office:date-value="2020-03-28" calcext:value-type="date">
            <text:p>03/28/20</text:p>
          </table:table-cell>
          <table:table-cell table:formula="of:=[.B19]+1" office:value-type="float" office:value="18" calcext:value-type="float">
            <text:p>18</text:p>
          </table:table-cell>
          <table:table-cell office:value-type="float" office:value="52410" calcext:value-type="float">
            <text:p>52410</text:p>
          </table:table-cell>
          <table:table-cell table:formula="of:=[.C20]-[.C19]" office:value-type="float" office:value="7534" calcext:value-type="float">
            <text:p>7534</text:p>
          </table:table-cell>
          <table:table-cell table:formula="of:=[.D20]/[.C19]" office:value-type="percentage" office:value="0.167884838220875" calcext:value-type="percentage">
            <text:p>16.8%</text:p>
          </table:table-cell>
          <table:table-cell table:formula="of:=SLOPE(LN([.C$2:.C20]);[.B$2:.B20])" office:value-type="float" office:value="0.349584563265472" calcext:value-type="float">
            <text:p>0.350</text:p>
          </table:table-cell>
          <table:table-cell table:formula="of:=SLOPE(LN([.C19:.C20]);[.B19:.B20])" office:value-type="float" office:value="0.155194282131356" calcext:value-type="float">
            <text:p>0.155</text:p>
          </table:table-cell>
          <table:table-cell table:formula="of:=SLOPE(LN([.C15:.C20]);[.B15:.B20])" office:value-type="float" office:value="0.185157849025179" calcext:value-type="float">
            <text:p>0.185</text:p>
          </table:table-cell>
          <table:table-cell table:formula="of:=SLOPE(LN([.C10:.C20]);[.B10:.B20])" office:value-type="float" office:value="0.279033745635883" calcext:value-type="float">
            <text:p>0.279</text:p>
          </table:table-cell>
          <table:table-cell table:formula="of:=AVERAGE([.F20:.I20])" office:value-type="float" office:value="0.242242610014473" calcext:value-type="float">
            <text:p>0.242</text:p>
          </table:table-cell>
          <table:table-cell table:formula="of:=[.C20]*EXP([.J20])" office:value-type="float" office:value="66775.7521466527" calcext:value-type="float">
            <text:p>66775.8</text:p>
          </table:table-cell>
          <table:table-cell table:formula="of:=([.C20]-[.K19])/[.K19]" office:value-type="percentage" office:value="-0.103054169990549" calcext:value-type="percentage">
            <text:p>-10.3%</text:p>
          </table:table-cell>
          <table:table-cell table:number-columns-repeated="1012"/>
        </table:table-row>
        <table:table-row table:style-name="ro2">
          <table:table-cell table:style-name="ce24" table:formula="of:=[.A20]+1" office:value-type="date" office:date-value="2020-03-29" calcext:value-type="date">
            <text:p>03/29/20</text:p>
          </table:table-cell>
          <table:table-cell table:formula="of:=[.B20]+1" office:value-type="float" office:value="19" calcext:value-type="float">
            <text:p>19</text:p>
          </table:table-cell>
          <table:table-cell office:value-type="float" office:value="59648" calcext:value-type="float">
            <text:p>59648</text:p>
          </table:table-cell>
          <table:table-cell table:formula="of:=[.C21]-[.C20]" office:value-type="float" office:value="7238" calcext:value-type="float">
            <text:p>7238</text:p>
          </table:table-cell>
          <table:table-cell table:formula="of:=[.D21]/[.C20]" office:value-type="percentage" office:value="0.138103415378745" calcext:value-type="percentage">
            <text:p>13.8%</text:p>
          </table:table-cell>
          <table:table-cell table:formula="of:=SLOPE(LN([.C$2:.C21]);[.B$2:.B21])" office:value-type="float" office:value="0.338999073322438" calcext:value-type="float">
            <text:p>0.339</text:p>
          </table:table-cell>
          <table:table-cell table:formula="of:=SLOPE(LN([.C20:.C21]);[.B20:.B21])" office:value-type="float" office:value="0.129363206249051" calcext:value-type="float">
            <text:p>0.129</text:p>
          </table:table-cell>
          <table:table-cell table:formula="of:=SLOPE(LN([.C16:.C21]);[.B16:.B21])" office:value-type="float" office:value="0.170681782330971" calcext:value-type="float">
            <text:p>0.171</text:p>
          </table:table-cell>
          <table:table-cell table:formula="of:=SLOPE(LN([.C11:.C21]);[.B11:.B21])" office:value-type="float" office:value="0.232537895232792" calcext:value-type="float">
            <text:p>0.233</text:p>
          </table:table-cell>
          <table:table-cell table:formula="of:=AVERAGE([.F21:.I21])" office:value-type="float" office:value="0.217895489283813" calcext:value-type="float">
            <text:p>0.218</text:p>
          </table:table-cell>
          <table:table-cell table:formula="of:=[.C21]*EXP([.J21])" office:value-type="float" office:value="74169.7294727221" calcext:value-type="float">
            <text:p>74169.7</text:p>
          </table:table-cell>
          <table:table-cell table:formula="of:=([.C21]-[.K20])/[.K20]" office:value-type="percentage" office:value="-0.106741622782455" calcext:value-type="percentage">
            <text:p>-10.7%</text:p>
          </table:table-cell>
          <table:table-cell table:number-columns-repeated="1012"/>
        </table:table-row>
        <table:table-row table:style-name="ro2">
          <table:table-cell table:style-name="ce24" table:formula="of:=[.A21]+1" office:value-type="date" office:date-value="2020-03-30" calcext:value-type="date">
            <text:p>03/30/20</text:p>
          </table:table-cell>
          <table:table-cell table:formula="of:=[.B21]+1" office:value-type="float" office:value="20" calcext:value-type="float">
            <text:p>20</text:p>
          </table:table-cell>
          <table:table-cell office:value-type="float" office:value="66663" calcext:value-type="float">
            <text:p>66663</text:p>
          </table:table-cell>
          <table:table-cell table:formula="of:=[.C22]-[.C21]" office:value-type="float" office:value="7015" calcext:value-type="float">
            <text:p>7015</text:p>
          </table:table-cell>
          <table:table-cell table:formula="of:=[.D22]/[.C21]" office:value-type="percentage" office:value="0.117606625536481" calcext:value-type="percentage">
            <text:p>11.8%</text:p>
          </table:table-cell>
          <table:table-cell table:formula="of:=SLOPE(LN([.C$2:.C22]);[.B$2:.B22])" office:value-type="float" office:value="0.328204494844892" calcext:value-type="float">
            <text:p>0.328</text:p>
          </table:table-cell>
          <table:table-cell table:formula="of:=SLOPE(LN([.C21:.C22]);[.B21:.B22])" office:value-type="float" office:value="0.111189457304246" calcext:value-type="float">
            <text:p>0.111</text:p>
          </table:table-cell>
          <table:table-cell table:formula="of:=SLOPE(LN([.C17:.C22]);[.B17:.B22])" office:value-type="float" office:value="0.153473412858715" calcext:value-type="float">
            <text:p>0.153</text:p>
          </table:table-cell>
          <table:table-cell table:formula="of:=SLOPE(LN([.C12:.C22]);[.B12:.B22])" office:value-type="float" office:value="0.20400042008367" calcext:value-type="float">
            <text:p>0.204</text:p>
          </table:table-cell>
          <table:table-cell table:formula="of:=AVERAGE([.F22:.I22])" office:value-type="float" office:value="0.199216946272881" calcext:value-type="float">
            <text:p>0.199</text:p>
          </table:table-cell>
          <table:table-cell table:formula="of:=[.C22]*EXP([.J22])" office:value-type="float" office:value="81358.6389318045" calcext:value-type="float">
            <text:p>81358.6</text:p>
          </table:table-cell>
          <table:table-cell table:formula="of:=([.C22]-[.K21])/[.K21]" office:value-type="percentage" office:value="-0.101210150368458" calcext:value-type="percentage">
            <text:p>-10.1%</text:p>
          </table:table-cell>
          <table:table-cell table:number-columns-repeated="1012"/>
        </table:table-row>
        <table:table-row table:style-name="ro2">
          <table:table-cell table:style-name="ce24" table:formula="of:=[.A22]+1" office:value-type="date" office:date-value="2020-03-31" calcext:value-type="date">
            <text:p>03/31/20</text:p>
          </table:table-cell>
          <table:table-cell table:formula="of:=[.B22]+1" office:value-type="float" office:value="21" calcext:value-type="float">
            <text:p>21</text:p>
          </table:table-cell>
          <table:table-cell office:value-type="float" office:value="75833" calcext:value-type="float">
            <text:p>75833</text:p>
          </table:table-cell>
          <table:table-cell table:formula="of:=[.C23]-[.C22]" office:value-type="float" office:value="9170" calcext:value-type="float">
            <text:p>9170</text:p>
          </table:table-cell>
          <table:table-cell table:formula="of:=[.D23]/[.C22]" office:value-type="percentage" office:value="0.137557565666112" calcext:value-type="percentage">
            <text:p>13.8%</text:p>
          </table:table-cell>
          <table:table-cell table:formula="of:=SLOPE(LN([.C$2:.C23]);[.B$2:.B23])" office:value-type="float" office:value="0.317734404085824" calcext:value-type="float">
            <text:p>0.318</text:p>
          </table:table-cell>
          <table:table-cell table:formula="of:=SLOPE(LN([.C22:.C23]);[.B22:.B23])" office:value-type="float" office:value="0.128883477741468" calcext:value-type="float">
            <text:p>0.129</text:p>
          </table:table-cell>
          <table:table-cell table:formula="of:=SLOPE(LN([.C18:.C23]);[.B18:.B23])" office:value-type="float" office:value="0.136787185007647" calcext:value-type="float">
            <text:p>0.137</text:p>
          </table:table-cell>
          <table:table-cell table:formula="of:=SLOPE(LN([.C13:.C23]);[.B13:.B23])" office:value-type="float" office:value="0.182281518435738" calcext:value-type="float">
            <text:p>0.182</text:p>
          </table:table-cell>
          <table:table-cell table:formula="of:=AVERAGE([.F23:.I23])" office:value-type="float" office:value="0.191421646317669" calcext:value-type="float">
            <text:p>0.191</text:p>
          </table:table-cell>
          <table:table-cell table:formula="of:=[.C23]*EXP([.J23])" office:value-type="float" office:value="91831.4838746917" calcext:value-type="float">
            <text:p>91831.5</text:p>
          </table:table-cell>
          <table:table-cell table:formula="of:=([.C23]-[.K22])/[.K22]" office:value-type="percentage" office:value="-0.0679170522559518" calcext:value-type="percentage">
            <text:p>-6.8%</text:p>
          </table:table-cell>
          <table:table-cell table:number-columns-repeated="1012"/>
        </table:table-row>
        <table:table-row table:style-name="ro2">
          <table:table-cell table:style-name="ce24" table:formula="of:=[.A23]+1" office:value-type="date" office:date-value="2020-04-01" calcext:value-type="date">
            <text:p>04/01/20</text:p>
          </table:table-cell>
          <table:table-cell table:formula="of:=[.B23]+1" office:value-type="float" office:value="22" calcext:value-type="float">
            <text:p>22</text:p>
          </table:table-cell>
          <table:table-cell office:value-type="float" office:value="83948" calcext:value-type="float">
            <text:p>83948</text:p>
          </table:table-cell>
          <table:table-cell table:formula="of:=[.C24]-[.C23]" office:value-type="float" office:value="8115" calcext:value-type="float">
            <text:p>8115</text:p>
          </table:table-cell>
          <table:table-cell table:formula="of:=[.D24]/[.C23]" office:value-type="percentage" office:value="0.10701145939103" calcext:value-type="percentage">
            <text:p>10.7%</text:p>
          </table:table-cell>
          <table:table-cell table:formula="of:=SLOPE(LN([.C$2:.C24]);[.B$2:.B24])" office:value-type="float" office:value="0.307419439392409" calcext:value-type="float">
            <text:p>0.307</text:p>
          </table:table-cell>
          <table:table-cell table:formula="of:=SLOPE(LN([.C23:.C24]);[.B23:.B24])" office:value-type="float" office:value="0.101664005426336" calcext:value-type="float">
            <text:p>0.102</text:p>
          </table:table-cell>
          <table:table-cell table:formula="of:=SLOPE(LN([.C19:.C24]);[.B19:.B24])" office:value-type="float" office:value="0.124313429298595" calcext:value-type="float">
            <text:p>0.124</text:p>
          </table:table-cell>
          <table:table-cell table:formula="of:=SLOPE(LN([.C14:.C24]);[.B14:.B24])" office:value-type="float" office:value="0.163791230372749" calcext:value-type="float">
            <text:p>0.164</text:p>
          </table:table-cell>
          <table:table-cell table:formula="of:=AVERAGE([.F24:.I24])" office:value-type="float" office:value="0.174297026122522" calcext:value-type="float">
            <text:p>0.174</text:p>
          </table:table-cell>
          <table:table-cell table:formula="of:=[.C24]*EXP([.J24])" office:value-type="float" office:value="99932.4627836123" calcext:value-type="float">
            <text:p>99932.5</text:p>
          </table:table-cell>
          <table:table-cell table:formula="of:=([.C24]-[.K23])/[.K23]" office:value-type="percentage" office:value="-0.0858472883379419" calcext:value-type="percentage">
            <text:p>-8.6%</text:p>
          </table:table-cell>
          <table:table-cell table:number-columns-repeated="1012"/>
        </table:table-row>
        <table:table-row table:style-name="ro2">
          <table:table-cell table:style-name="ce24" table:formula="of:=[.A24]+1" office:value-type="date" office:date-value="2020-04-02" calcext:value-type="date">
            <text:p>04/02/20</text:p>
          </table:table-cell>
          <table:table-cell table:formula="of:=[.B24]+1" office:value-type="float" office:value="23" calcext:value-type="float">
            <text:p>23</text:p>
          </table:table-cell>
          <table:table-cell office:value-type="float" office:value="92506" calcext:value-type="float">
            <text:p>92506</text:p>
          </table:table-cell>
          <table:table-cell table:formula="of:=[.C25]-[.C24]" office:value-type="float" office:value="8558" calcext:value-type="float">
            <text:p>8558</text:p>
          </table:table-cell>
          <table:table-cell table:style-name="ce17" table:formula="of:=[.D25]/[.C24]" office:value-type="percentage" office:value="0.101944060608948" calcext:value-type="percentage">
            <text:p>10.2%</text:p>
          </table:table-cell>
          <table:table-cell table:formula="of:=SLOPE(LN([.C$2:.C25]);[.B$2:.B25])" office:value-type="float" office:value="0.297373481661999" calcext:value-type="float">
            <text:p>0.297</text:p>
          </table:table-cell>
          <table:table-cell table:style-name="ce37" table:formula="of:=SLOPE(LN([.C24:.C25]);[.B24:.B25])" office:value-type="float" office:value="0.0970759477444343" calcext:value-type="float">
            <text:p>0.097</text:p>
          </table:table-cell>
          <table:table-cell table:formula="of:=SLOPE(LN([.C20:.C25]);[.B20:.B25])" office:value-type="float" office:value="0.114142136328151" calcext:value-type="float">
            <text:p>0.114</text:p>
          </table:table-cell>
          <table:table-cell table:formula="of:=SLOPE(LN([.C15:.C25]);[.B15:.B25])" office:value-type="float" office:value="0.148122461532181" calcext:value-type="float">
            <text:p>0.148</text:p>
          </table:table-cell>
          <table:table-cell table:formula="of:=AVERAGE([.F25:.I25])" office:value-type="float" office:value="0.164178506816691" calcext:value-type="float">
            <text:p>0.164</text:p>
          </table:table-cell>
          <table:table-cell table:formula="of:=[.C25]*EXP([.J25])" office:value-type="float" office:value="109011.350964509" calcext:value-type="float">
            <text:p>109011.4</text:p>
          </table:table-cell>
          <table:table-cell table:formula="of:=([.C25]-[.K24])/[.K24]" office:value-type="percentage" office:value="-0.0743148179955606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24" table:formula="of:=[.A25]+1" office:value-type="date" office:date-value="2020-04-03" calcext:value-type="date">
            <text:p>04/03/20</text:p>
          </table:table-cell>
          <table:table-cell table:formula="of:=[.B25]+1" office:value-type="float" office:value="24" calcext:value-type="float">
            <text:p>24</text:p>
          </table:table-cell>
          <table:table-cell office:value-type="float" office:value="102987" calcext:value-type="float">
            <text:p>102987</text:p>
          </table:table-cell>
          <table:table-cell table:formula="of:=[.C26]-[.C25]" office:value-type="float" office:value="10481" calcext:value-type="float">
            <text:p>10481</text:p>
          </table:table-cell>
          <table:table-cell table:formula="of:=[.D26]/[.C25]" office:value-type="percentage" office:value="0.113300758869695" calcext:value-type="percentage">
            <text:p>11.3%</text:p>
          </table:table-cell>
          <table:table-cell table:formula="of:=SLOPE(LN([.C$2:.C26]);[.B$2:.B26])" office:value-type="float" office:value="0.287798835592451" calcext:value-type="float">
            <text:p>0.288</text:p>
          </table:table-cell>
          <table:table-cell table:formula="of:=SLOPE(LN([.C25:.C26]);[.B25:.B26])" office:value-type="float" office:value="0.107329259392188" calcext:value-type="float">
            <text:p>0.107</text:p>
          </table:table-cell>
          <table:table-cell table:formula="of:=SLOPE(LN([.C21:.C26]);[.B21:.B26])" office:value-type="float" office:value="0.109007001034469" calcext:value-type="float">
            <text:p>0.109</text:p>
          </table:table-cell>
          <table:table-cell table:formula="of:=SLOPE(LN([.C16:.C26]);[.B16:.B26])" office:value-type="float" office:value="0.136503135087355" calcext:value-type="float">
            <text:p>0.137</text:p>
          </table:table-cell>
          <table:table-cell table:formula="of:=AVERAGE([.F26:.I26])" office:value-type="float" office:value="0.160159557776616" calcext:value-type="float">
            <text:p>0.160</text:p>
          </table:table-cell>
          <table:table-cell table:formula="of:=[.C26]*EXP([.J26])" office:value-type="float" office:value="120875.649182078" calcext:value-type="float">
            <text:p>120875.6</text:p>
          </table:table-cell>
          <table:table-cell table:formula="of:=([.C26]-[.K25])/[.K25]" office:value-type="percentage" office:value="-0.0552635199105997" calcext:value-type="percentage">
            <text:p>-5.5%</text:p>
          </table:table-cell>
          <table:table-cell table:number-columns-repeated="1012"/>
        </table:table-row>
        <table:table-row table:style-name="ro2">
          <table:table-cell table:style-name="ce24" table:formula="of:=[.A26]+1" office:value-type="date" office:date-value="2020-04-04" calcext:value-type="date">
            <text:p>04/04/20</text:p>
          </table:table-cell>
          <table:table-cell table:formula="of:=[.B26]+1" office:value-type="float" office:value="25" calcext:value-type="float">
            <text:p>25</text:p>
          </table:table-cell>
          <table:table-cell office:value-type="float" office:value="113833" calcext:value-type="float">
            <text:p>113833</text:p>
          </table:table-cell>
          <table:table-cell table:formula="of:=[.C27]-[.C26]" office:value-type="float" office:value="10846" calcext:value-type="float">
            <text:p>10846</text:p>
          </table:table-cell>
          <table:table-cell table:formula="of:=[.D27]/[.C26]" office:value-type="percentage" office:value="0.105314262965229" calcext:value-type="percentage">
            <text:p>10.5%</text:p>
          </table:table-cell>
          <table:table-cell table:style-name="ce37" table:formula="of:=SLOPE(LN([.C$2:.C27]);[.B$2:.B27])" office:value-type="float" office:value="0.27866604432252" calcext:value-type="float">
            <text:p>0.279</text:p>
          </table:table-cell>
          <table:table-cell table:formula="of:=SLOPE(LN([.C26:.C27]);[.B26:.B27])" office:value-type="float" office:value="0.100129695408963" calcext:value-type="float">
            <text:p>0.100</text:p>
          </table:table-cell>
          <table:table-cell table:style-name="ce37" table:formula="of:=SLOPE(LN([.C22:.C27]);[.B22:.B27])" office:value-type="float" office:value="0.10544844325715" calcext:value-type="float">
            <text:p>0.105</text:p>
          </table:table-cell>
          <table:table-cell table:style-name="ce37" table:formula="of:=SLOPE(LN([.C17:.C27]);[.B17:.B27])" office:value-type="float" office:value="0.126207787241374" calcext:value-type="float">
            <text:p>0.126</text:p>
          </table:table-cell>
          <table:table-cell table:style-name="ce37" table:formula="of:=AVERAGE([.F27:.I27])" office:value-type="float" office:value="0.152612992557502" calcext:value-type="float">
            <text:p>0.153</text:p>
          </table:table-cell>
          <table:table-cell table:formula="of:=[.C27]*EXP([.J27])" office:value-type="float" office:value="132601.110779802" calcext:value-type="float">
            <text:p>132601.1</text:p>
          </table:table-cell>
          <table:table-cell table:formula="of:=([.C27]-[.K26])/[.K26]" office:value-type="percentage" office:value="-0.0582635893145844" calcext:value-type="percentage">
            <text:p>-5.8%</text:p>
          </table:table-cell>
          <table:table-cell table:number-columns-repeated="1012"/>
        </table:table-row>
        <table:table-row table:style-name="ro2" table:number-rows-repeated="25">
          <table:table-cell table:style-name="ce24"/>
          <table:table-cell table:number-columns-repeated="1023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cases" table:style-name="ta1">
        <table:shapes>
          <draw:frame draw:z-index="0" draw:style-name="gr1" draw:text-style-name="P1" svg:width="627.87pt" svg:height="325.7pt" svg:x="771pt" svg:y="6.8pt">
            <draw:object draw:notify-on-update-of-ranges="'CO cases'.B2:'CO cases'.B29 'CO cases'.C1:'CO cases'.C1 'CO cases'.C2:'CO cases'.C29 'CO cases'.C5:'CO cases'.C29 'CO cases'.C10:'CO cases'.C29 'CO cases'.C15:'CO cases'.C29 'CO cases'.C20:'CO cases'.C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17.92pt" svg:height="357.02pt" svg:x="778.99pt" svg:y="343.7pt">
            <draw:object draw:notify-on-update-of-ranges="'CO cases'.A3:'CO cases'.A50 'CO cases'.G1:'CO cases'.G1 'CO cases'.G3:'CO cases'.G50 'CO cases'.H1:'CO cases'.H1 'CO cases'.H3:'CO cases'.H50 'CO cases'.I1:'CO cases'.I1 'CO cases'.I3:'CO cases'.I50 'CO cases'.F1:'CO cases'.F1 'CO cases'.F3:'CO cases'.F50 'CO cases'.J1:'CO cases'.J1 'CO cases'.J3:'CO cases'.J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30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default-cell-style-name="ce3"/>
        <table:table-column table:style-name="co19" table:default-cell-style-name="ce2"/>
        <table:table-column table:style-name="co8" table:default-cell-style-name="ce4"/>
        <table:table-column table:style-name="co12" table:number-columns-repeated="1012" table:default-cell-style-name="Default"/>
        <table:table-row table:style-name="ro1">
          <table:table-cell table:style-name="ce35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9</text:p>
          </table:table-cell>
          <table:table-cell office:value-type="string" calcext:value-type="string">
            <text:p>Change</text:p>
          </table:table-cell>
          <table:table-cell table:style-name="ce4" office:value-type="string" calcext:value-type="string">
            <text:p>%</text:p>
          </table:table-cell>
          <table:table-cell office:value-type="string" calcext:value-type="string">
            <text:p>Total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Avg</text:p>
            <text:p>Pred</text:p>
          </table:table-cell>
          <table:table-cell office:value-type="string" calcext:value-type="string">
            <text:p>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09" calcext:value-type="date">
            <text:p>03/09/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/>
          <table:table-cell table:number-columns-repeated="1019"/>
        </table:table-row>
        <table:table-row table:style-name="ro2">
          <table:table-cell table:style-name="ce1" table:formula="of:=[.A2]+1" office:value-type="date" office:date-value="2020-03-10" calcext:value-type="date">
            <text:p>03/10/20</text:p>
          </table:table-cell>
          <table:table-cell table:formula="of:=[.A3]-[.A$2]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C3]-[.C2]" office:value-type="float" office:value="5" calcext:value-type="float">
            <text:p>5</text:p>
          </table:table-cell>
          <table:table-cell table:style-name="ce4" table:formula="of:=[.D3]/[.C2]" office:value-type="percentage" office:value="0.416666666666667" calcext:value-type="percentage">
            <text:p>41.7%</text:p>
          </table:table-cell>
          <table:table-cell table:formula="of:=SLOPE(LN([.C$2:.C3]); [.B$2:.B3])" office:value-type="float" office:value="0.348306694268216" calcext:value-type="float">
            <text:p>0.348</text:p>
          </table:table-cell>
          <table:table-cell table:formula="of:=SLOPE(LN([.C2:.C3]);[.B2:.B3])" office:value-type="float" office:value="0.348306694268216" calcext:value-type="float">
            <text:p>0.348</text:p>
          </table:table-cell>
          <table:table-cell table:number-columns-repeated="2"/>
          <table:table-cell table:formula="of:=AVERAGE([.F3:.I3])" office:value-type="float" office:value="0.348306694268216" calcext:value-type="float">
            <text:p>0.348</text:p>
          </table:table-cell>
          <table:table-cell table:formula="of:=[.C3]*EXP([.J3])" office:value-type="float" office:value="24.0833333333333" calcext:value-type="float">
            <text:p>24.1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11" calcext:value-type="date">
            <text:p>03/11/20</text:p>
          </table:table-cell>
          <table:table-cell table:formula="of:=[.A4]-[.A$2]"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C4]-[.C3]" office:value-type="float" office:value="17" calcext:value-type="float">
            <text:p>17</text:p>
          </table:table-cell>
          <table:table-cell table:style-name="ce4" table:formula="of:=[.D4]/[.C3]" office:value-type="percentage" office:value="1" calcext:value-type="percentage">
            <text:p>100.0%</text:p>
          </table:table-cell>
          <table:table-cell table:style-name="ce8" table:formula="of:=SLOPE(LN([.C$2:.C4]); [.B$2:.B4])" office:value-type="float" office:value="0.520726937414081" calcext:value-type="float">
            <text:p>0.521</text:p>
          </table:table-cell>
          <table:table-cell table:formula="of:=SLOPE(LN([.C3:.C4]);[.B3:.B4])" office:value-type="float" office:value="0.693147180559945" calcext:value-type="float">
            <text:p>0.693</text:p>
          </table:table-cell>
          <table:table-cell table:number-columns-repeated="2"/>
          <table:table-cell table:formula="of:=AVERAGE([.F4:.I4])" office:value-type="float" office:value="0.606937058987013" calcext:value-type="float">
            <text:p>0.607</text:p>
          </table:table-cell>
          <table:table-cell table:formula="of:=[.C4]*EXP([.J4])" office:value-type="float" office:value="62.383298268972" calcext:value-type="float">
            <text:p>62.4</text:p>
          </table:table-cell>
          <table:table-cell table:formula="of:=([.C4]-[.K3])/[.K3]" office:value-type="percentage" office:value="0.411764705882353" calcext:value-type="percentage">
            <text:p>41.2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12" calcext:value-type="date">
            <text:p>03/12/20</text:p>
          </table:table-cell>
          <table:table-cell table:formula="of:=[.A5]-[.A$2]"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C5]-[.C4]" office:value-type="float" office:value="15" calcext:value-type="float">
            <text:p>15</text:p>
          </table:table-cell>
          <table:table-cell table:style-name="ce4" table:formula="of:=[.D5]/[.C4]" office:value-type="percentage" office:value="0.441176470588235" calcext:value-type="percentage">
            <text:p>44.1%</text:p>
          </table:table-cell>
          <table:table-cell table:formula="of:=SLOPE(LN([.C$2:.C5]); [.B$2:.B5])" office:value-type="float" office:value="0.491388812552782" calcext:value-type="float">
            <text:p>0.491</text:p>
          </table:table-cell>
          <table:table-cell table:formula="of:=SLOPE(LN([.C4:.C5]);[.B4:.B5])" office:value-type="float" office:value="0.365459773494465" calcext:value-type="float">
            <text:p>0.365</text:p>
          </table:table-cell>
          <table:table-cell table:number-columns-repeated="2"/>
          <table:table-cell table:formula="of:=AVERAGE([.F5:.I5])" office:value-type="float" office:value="0.428424293023624" calcext:value-type="float">
            <text:p>0.428</text:p>
          </table:table-cell>
          <table:table-cell table:formula="of:=[.C5]*EXP([.J5])" office:value-type="float" office:value="75.2070210131563" calcext:value-type="float">
            <text:p>75.2</text:p>
          </table:table-cell>
          <table:table-cell table:formula="of:=([.C5]-[.K4])/[.K4]" office:value-type="percentage" office:value="-0.214533354925681" calcext:value-type="percentage">
            <text:p>-21.5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13" calcext:value-type="date">
            <text:p>03/13/20</text:p>
          </table:table-cell>
          <table:table-cell table:formula="of:=[.A6]-[.A$2]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table:formula="of:=[.C6]-[.C5]" office:value-type="float" office:value="28" calcext:value-type="float">
            <text:p>28</text:p>
          </table:table-cell>
          <table:table-cell table:style-name="ce4" table:formula="of:=[.D6]/[.C5]" office:value-type="percentage" office:value="0.571428571428571" calcext:value-type="percentage">
            <text:p>57.1%</text:p>
          </table:table-cell>
          <table:table-cell table:formula="of:=SLOPE(LN([.C$2:.C6]); [.B$2:.B6])" office:value-type="float" office:value="0.477640449818578" calcext:value-type="float">
            <text:p>0.478</text:p>
          </table:table-cell>
          <table:table-cell table:formula="of:=SLOPE(LN([.C5:.C6]);[.B5:.B6])" office:value-type="float" office:value="0.451985123743058" calcext:value-type="float">
            <text:p>0.452</text:p>
          </table:table-cell>
          <table:table-cell table:number-columns-repeated="2"/>
          <table:table-cell table:formula="of:=AVERAGE([.F6:.I6])" office:value-type="float" office:value="0.464812786780818" calcext:value-type="float">
            <text:p>0.465</text:p>
          </table:table-cell>
          <table:table-cell table:formula="of:=[.C6]*EXP([.J6])" office:value-type="float" office:value="122.562145142603" calcext:value-type="float">
            <text:p>122.6</text:p>
          </table:table-cell>
          <table:table-cell table:formula="of:=([.C6]-[.K5])/[.K5]" office:value-type="percentage" office:value="0.0238405798114251" calcext:value-type="percentage">
            <text:p>2.4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14" calcext:value-type="date">
            <text:p>03/14/20</text:p>
          </table:table-cell>
          <table:table-cell table:formula="of:=[.A7]-[.A$2]" office:value-type="float" office:value="5" calcext:value-type="float">
            <text:p>5</text:p>
          </table:table-cell>
          <table:table-cell office:value-type="float" office:value="101" calcext:value-type="float">
            <text:p>101</text:p>
          </table:table-cell>
          <table:table-cell table:formula="of:=[.C7]-[.C6]" office:value-type="float" office:value="24" calcext:value-type="float">
            <text:p>24</text:p>
          </table:table-cell>
          <table:table-cell table:style-name="ce4" table:formula="of:=[.D7]/[.C6]" office:value-type="percentage" office:value="0.311688311688312" calcext:value-type="percentage">
            <text:p>31.2%</text:p>
          </table:table-cell>
          <table:table-cell table:formula="of:=SLOPE(LN([.C$2:.C7]); [.B$2:.B7])" office:value-type="float" office:value="0.44423729549009" calcext:value-type="float">
            <text:p>0.444</text:p>
          </table:table-cell>
          <table:table-cell table:formula="of:=SLOPE(LN([.C6:.C7]);[.B6:.B7])" office:value-type="float" office:value="0.271315094987576" calcext:value-type="float">
            <text:p>0.271</text:p>
          </table:table-cell>
          <table:table-cell table:formula="of:=SLOPE(LN([.C2:.C7]); [.B2:.B7])" office:value-type="float" office:value="0.44423729549009" calcext:value-type="float">
            <text:p>0.444</text:p>
          </table:table-cell>
          <table:table-cell/>
          <table:table-cell table:formula="of:=AVERAGE([.F7:.I7])" office:value-type="float" office:value="0.386596561989252" calcext:value-type="float">
            <text:p>0.387</text:p>
          </table:table-cell>
          <table:table-cell table:formula="of:=[.C7]*EXP([.J7])" office:value-type="float" office:value="148.668215109209" calcext:value-type="float">
            <text:p>148.7</text:p>
          </table:table-cell>
          <table:table-cell table:formula="of:=([.C7]-[.K6])/[.K6]" office:value-type="percentage" office:value="-0.175928261679129" calcext:value-type="percentage">
            <text:p>-17.6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15" calcext:value-type="date">
            <text:p>03/15/20</text:p>
          </table:table-cell>
          <table:table-cell table:formula="of:=[.A8]-[.A$2]" office:value-type="float" office:value="6" calcext:value-type="float">
            <text:p>6</text:p>
          </table:table-cell>
          <table:table-cell office:value-type="float" office:value="131" calcext:value-type="float">
            <text:p>131</text:p>
          </table:table-cell>
          <table:table-cell table:formula="of:=[.C8]-[.C7]" office:value-type="float" office:value="30" calcext:value-type="float">
            <text:p>30</text:p>
          </table:table-cell>
          <table:table-cell table:style-name="ce4" table:formula="of:=[.D8]/[.C7]" office:value-type="percentage" office:value="0.297029702970297" calcext:value-type="percentage">
            <text:p>29.7%</text:p>
          </table:table-cell>
          <table:table-cell table:style-name="ce23" table:formula="of:=SLOPE(LN([.C$2:.C8]); [.B$2:.B8])" office:value-type="float" office:value="0.412576116537395" calcext:value-type="float">
            <text:p>0.413</text:p>
          </table:table-cell>
          <table:table-cell table:formula="of:=SLOPE(LN([.C7:.C8]);[.B7:.B8])" office:value-type="float" office:value="0.260076806359891" calcext:value-type="float">
            <text:p>0.260</text:p>
          </table:table-cell>
          <table:table-cell table:formula="of:=SLOPE(LN([.C3:.C8]); [.B3:.B8])" office:value-type="float" office:value="0.397948142746944" calcext:value-type="float">
            <text:p>0.398</text:p>
          </table:table-cell>
          <table:table-cell/>
          <table:table-cell table:style-name="ce23" table:formula="of:=AVERAGE([.F8:.I8])" office:value-type="float" office:value="0.35686702188141" calcext:value-type="float">
            <text:p>0.357</text:p>
          </table:table-cell>
          <table:table-cell table:formula="of:=[.C8]*EXP([.J8])" office:value-type="float" office:value="187.178806610283" calcext:value-type="float">
            <text:p>187.2</text:p>
          </table:table-cell>
          <table:table-cell table:formula="of:=([.C8]-[.K7])/[.K7]" office:value-type="percentage" office:value="-0.118843258434431" calcext:value-type="percentage">
            <text:p>-11.9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16" calcext:value-type="date">
            <text:p>03/16/20</text:p>
          </table:table-cell>
          <table:table-cell table:formula="of:=[.A9]-[.A$2]"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formula="of:=[.C9]-[.C8]" office:value-type="float" office:value="29" calcext:value-type="float">
            <text:p>29</text:p>
          </table:table-cell>
          <table:table-cell table:style-name="ce4" table:formula="of:=[.D9]/[.C8]" office:value-type="percentage" office:value="0.221374045801527" calcext:value-type="percentage">
            <text:p>22.1%</text:p>
          </table:table-cell>
          <table:table-cell table:formula="of:=SLOPE(LN([.C$2:.C9]); [.B$2:.B9])" office:value-type="float" office:value="0.381667323265045" calcext:value-type="float">
            <text:p>0.382</text:p>
          </table:table-cell>
          <table:table-cell table:formula="of:=SLOPE(LN([.C8:.C9]);[.B8:.B9])" office:value-type="float" office:value="0.199976492032675" calcext:value-type="float">
            <text:p>0.200</text:p>
          </table:table-cell>
          <table:table-cell table:formula="of:=SLOPE(LN([.C4:.C9]); [.B4:.B9])" office:value-type="float" office:value="0.313300360667071" calcext:value-type="float">
            <text:p>0.313</text:p>
          </table:table-cell>
          <table:table-cell/>
          <table:table-cell table:formula="of:=AVERAGE([.F9:.I9])" office:value-type="float" office:value="0.298314725321597" calcext:value-type="float">
            <text:p>0.298</text:p>
          </table:table-cell>
          <table:table-cell table:formula="of:=[.C9]*EXP([.J9])" office:value-type="float" office:value="215.613734485287" calcext:value-type="float">
            <text:p>215.6</text:p>
          </table:table-cell>
          <table:table-cell table:formula="of:=([.C9]-[.K8])/[.K8]" office:value-type="percentage" office:value="-0.145202371478258" calcext:value-type="percentage">
            <text:p>-14.5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17" calcext:value-type="date">
            <text:p>03/17/20</text:p>
          </table:table-cell>
          <table:table-cell table:formula="of:=[.A10]-[.A$2]"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table:formula="of:=[.C10]-[.C9]" office:value-type="float" office:value="23" calcext:value-type="float">
            <text:p>23</text:p>
          </table:table-cell>
          <table:table-cell table:style-name="ce4" table:formula="of:=[.D10]/[.C9]" office:value-type="percentage" office:value="0.14375" calcext:value-type="percentage">
            <text:p>14.4%</text:p>
          </table:table-cell>
          <table:table-cell table:formula="of:=SLOPE(LN([.C$2:.C10]); [.B$2:.B10])" office:value-type="float" office:value="0.350752887360785" calcext:value-type="float">
            <text:p>0.351</text:p>
          </table:table-cell>
          <table:table-cell table:formula="of:=SLOPE(LN([.C9:.C10]);[.B9:.B10])" office:value-type="float" office:value="0.134312337607595" calcext:value-type="float">
            <text:p>0.134</text:p>
          </table:table-cell>
          <table:table-cell table:formula="of:=SLOPE(LN([.C5:.C10]); [.B5:.B10])" office:value-type="float" office:value="0.258357464575837" calcext:value-type="float">
            <text:p>0.258</text:p>
          </table:table-cell>
          <table:table-cell/>
          <table:table-cell table:formula="of:=AVERAGE([.F10:.I10])" office:value-type="float" office:value="0.247807563181406" calcext:value-type="float">
            <text:p>0.248</text:p>
          </table:table-cell>
          <table:table-cell table:formula="of:=[.C10]*EXP([.J10])" office:value-type="float" office:value="234.462044120085" calcext:value-type="float">
            <text:p>234.5</text:p>
          </table:table-cell>
          <table:table-cell table:formula="of:=([.C10]-[.K9])/[.K9]" office:value-type="percentage" office:value="-0.151260004670584" calcext:value-type="percentage">
            <text:p>-15.1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18" calcext:value-type="date">
            <text:p>03/18/20</text:p>
          </table:table-cell>
          <table:table-cell table:formula="of:=[.A11]-[.A$2]"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table:formula="of:=[.C11]-[.C10]" office:value-type="float" office:value="33" calcext:value-type="float">
            <text:p>33</text:p>
          </table:table-cell>
          <table:table-cell table:style-name="ce4" table:formula="of:=[.D11]/[.C10]" office:value-type="percentage" office:value="0.180327868852459" calcext:value-type="percentage">
            <text:p>18.0%</text:p>
          </table:table-cell>
          <table:table-cell table:formula="of:=SLOPE(LN([.C$2:.C11]); [.B$2:.B11])" office:value-type="float" office:value="0.324925867308542" calcext:value-type="float">
            <text:p>0.325</text:p>
          </table:table-cell>
          <table:table-cell table:formula="of:=SLOPE(LN([.C10:.C11]);[.B10:.B11])" office:value-type="float" office:value="0.165792254842744" calcext:value-type="float">
            <text:p>0.166</text:p>
          </table:table-cell>
          <table:table-cell table:formula="of:=SLOPE(LN([.C6:.C11]); [.B6:.B11])" office:value-type="float" office:value="0.204012523691016" calcext:value-type="float">
            <text:p>0.204</text:p>
          </table:table-cell>
          <table:table-cell/>
          <table:table-cell table:formula="of:=AVERAGE([.F11:.I11])" office:value-type="float" office:value="0.231576881947434" calcext:value-type="float">
            <text:p>0.232</text:p>
          </table:table-cell>
          <table:table-cell table:formula="of:=[.C11]*EXP([.J11])" office:value-type="float" office:value="272.286627662259" calcext:value-type="float">
            <text:p>272.3</text:p>
          </table:table-cell>
          <table:table-cell table:formula="of:=([.C11]-[.K10])/[.K10]" office:value-type="percentage" office:value="-0.0787421443388474" calcext:value-type="percentage">
            <text:p>-7.9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19" calcext:value-type="date">
            <text:p>03/19/20</text:p>
          </table:table-cell>
          <table:table-cell table:formula="of:=[.A12]-[.A$2]" office:value-type="float" office:value="10" calcext:value-type="float">
            <text:p>10</text:p>
          </table:table-cell>
          <table:table-cell office:value-type="float" office:value="277" calcext:value-type="float">
            <text:p>277</text:p>
          </table:table-cell>
          <table:table-cell table:formula="of:=[.C12]-[.C11]" office:value-type="float" office:value="61" calcext:value-type="float">
            <text:p>61</text:p>
          </table:table-cell>
          <table:table-cell table:style-name="ce4" table:formula="of:=[.D12]/[.C11]" office:value-type="percentage" office:value="0.282407407407407" calcext:value-type="percentage">
            <text:p>28.2%</text:p>
          </table:table-cell>
          <table:table-cell table:formula="of:=SLOPE(LN([.C$2:.C12]); [.B$2:.B12])" office:value-type="float" office:value="0.307375366879801" calcext:value-type="float">
            <text:p>0.307</text:p>
          </table:table-cell>
          <table:table-cell table:formula="of:=SLOPE(LN([.C11:.C12]);[.B11:.B12])" office:value-type="float" office:value="0.248739098503173" calcext:value-type="float">
            <text:p>0.249</text:p>
          </table:table-cell>
          <table:table-cell table:formula="of:=SLOPE(LN([.C7:.C12]); [.B7:.B12])" office:value-type="float" office:value="0.190829729651058" calcext:value-type="float">
            <text:p>0.191</text:p>
          </table:table-cell>
          <table:table-cell table:formula="of:=SLOPE(LN([.C2:.C12]); [.B2:.B12])" office:value-type="float" office:value="0.307375366879801" calcext:value-type="float">
            <text:p>0.307</text:p>
          </table:table-cell>
          <table:table-cell table:formula="of:=AVERAGE([.F12:.I12])" office:value-type="float" office:value="0.263579890478458" calcext:value-type="float">
            <text:p>0.264</text:p>
          </table:table-cell>
          <table:table-cell table:formula="of:=[.C12]*EXP([.J12])" office:value-type="float" office:value="360.53801310267" calcext:value-type="float">
            <text:p>360.5</text:p>
          </table:table-cell>
          <table:table-cell table:formula="of:=([.C12]-[.K11])/[.K11]" office:value-type="percentage" office:value="0.017310333519527" calcext:value-type="percentage">
            <text:p>1.7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0" calcext:value-type="date">
            <text:p>03/20/20</text:p>
          </table:table-cell>
          <table:table-cell table:formula="of:=[.A13]-[.A$2]"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[.C13]-[.C12]" office:value-type="float" office:value="86" calcext:value-type="float">
            <text:p>86</text:p>
          </table:table-cell>
          <table:table-cell table:style-name="ce4" table:formula="of:=[.D13]/[.C12]" office:value-type="percentage" office:value="0.310469314079422" calcext:value-type="percentage">
            <text:p>31.0%</text:p>
          </table:table-cell>
          <table:table-cell table:formula="of:=SLOPE(LN([.C$2:.C13]); [.B$2:.B13])" office:value-type="float" office:value="0.295827384370824" calcext:value-type="float">
            <text:p>0.296</text:p>
          </table:table-cell>
          <table:table-cell table:formula="of:=SLOPE(LN([.C12:.C13]);[.B12:.B13])" office:value-type="float" office:value="0.270385328077512" calcext:value-type="float">
            <text:p>0.270</text:p>
          </table:table-cell>
          <table:table-cell table:formula="of:=SLOPE(LN([.C8:.C13]); [.B8:.B13])" office:value-type="float" office:value="0.197381453800622" calcext:value-type="float">
            <text:p>0.197</text:p>
          </table:table-cell>
          <table:table-cell table:formula="of:=SLOPE(LN([.C3:.C13]); [.B3:.B13])" office:value-type="float" office:value="0.275803313331059" calcext:value-type="float">
            <text:p>0.276</text:p>
          </table:table-cell>
          <table:table-cell table:formula="of:=AVERAGE([.F13:.I13])" office:value-type="float" office:value="0.259849369895004" calcext:value-type="float">
            <text:p>0.260</text:p>
          </table:table-cell>
          <table:table-cell table:formula="of:=[.C13]*EXP([.J13])" office:value-type="float" office:value="470.714712312745" calcext:value-type="float">
            <text:p>470.7</text:p>
          </table:table-cell>
          <table:table-cell table:formula="of:=([.C13]-[.K12])/[.K12]" office:value-type="percentage" office:value="0.00682864721015842" calcext:value-type="percentage">
            <text:p>0.7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21" calcext:value-type="date">
            <text:p>03/21/20</text:p>
          </table:table-cell>
          <table:table-cell table:formula="of:=[.A14]-[.A$2]" office:value-type="float" office:value="12" calcext:value-type="float">
            <text:p>12</text:p>
          </table:table-cell>
          <table:table-cell office:value-type="float" office:value="475" calcext:value-type="float">
            <text:p>475</text:p>
          </table:table-cell>
          <table:table-cell table:formula="of:=[.C14]-[.C13]" office:value-type="float" office:value="112" calcext:value-type="float">
            <text:p>112</text:p>
          </table:table-cell>
          <table:table-cell table:style-name="ce4" table:formula="of:=[.D14]/[.C13]" office:value-type="percentage" office:value="0.308539944903581" calcext:value-type="percentage">
            <text:p>30.9%</text:p>
          </table:table-cell>
          <table:table-cell table:formula="of:=SLOPE(LN([.C$2:.C14]); [.B$2:.B14])" office:value-type="float" office:value="0.287960513142288" calcext:value-type="float">
            <text:p>0.288</text:p>
          </table:table-cell>
          <table:table-cell table:formula="of:=SLOPE(LN([.C13:.C14]);[.B13:.B14])" office:value-type="float" office:value="0.268911969769791" calcext:value-type="float">
            <text:p>0.269</text:p>
          </table:table-cell>
          <table:table-cell table:formula="of:=SLOPE(LN([.C9:.C14]); [.B9:.B14])" office:value-type="float" office:value="0.221262688193644" calcext:value-type="float">
            <text:p>0.221</text:p>
          </table:table-cell>
          <table:table-cell table:formula="of:=SLOPE(LN([.C4:.C14]); [.B4:.B14])" office:value-type="float" office:value="0.244457658236694" calcext:value-type="float">
            <text:p>0.244</text:p>
          </table:table-cell>
          <table:table-cell table:formula="of:=AVERAGE([.F14:.I14])" office:value-type="float" office:value="0.255648207335604" calcext:value-type="float">
            <text:p>0.256</text:p>
          </table:table-cell>
          <table:table-cell table:formula="of:=[.C14]*EXP([.J14])" office:value-type="float" office:value="613.366729896202" calcext:value-type="float">
            <text:p>613.4</text:p>
          </table:table-cell>
          <table:table-cell table:formula="of:=([.C14]-[.K13])/[.K13]" office:value-type="percentage" office:value="0.00910378956757218" calcext:value-type="percentage">
            <text:p>0.9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22" calcext:value-type="date">
            <text:p>03/22/20</text:p>
          </table:table-cell>
          <table:table-cell table:formula="of:=[.A15]-[.A$2]" office:value-type="float" office:value="13" calcext:value-type="float">
            <text:p>13</text:p>
          </table:table-cell>
          <table:table-cell office:value-type="float" office:value="591" calcext:value-type="float">
            <text:p>591</text:p>
          </table:table-cell>
          <table:table-cell table:formula="of:=[.C15]-[.C14]" office:value-type="float" office:value="116" calcext:value-type="float">
            <text:p>116</text:p>
          </table:table-cell>
          <table:table-cell table:style-name="ce4" table:formula="of:=[.D15]/[.C14]" office:value-type="percentage" office:value="0.244210526315789" calcext:value-type="percentage">
            <text:p>24.4%</text:p>
          </table:table-cell>
          <table:table-cell table:formula="of:=SLOPE(LN([.C$2:.C15]); [.B$2:.B15])" office:value-type="float" office:value="0.281031071233755" calcext:value-type="float">
            <text:p>0.281</text:p>
          </table:table-cell>
          <table:table-cell table:formula="of:=SLOPE(LN([.C14:.C15]);[.B14:.B15])" office:value-type="float" office:value="0.218501213371457" calcext:value-type="float">
            <text:p>0.219</text:p>
          </table:table-cell>
          <table:table-cell table:formula="of:=SLOPE(LN([.C10:.C15]); [.B10:.B15])" office:value-type="float" office:value="0.242746966855781" calcext:value-type="float">
            <text:p>0.243</text:p>
          </table:table-cell>
          <table:table-cell table:formula="of:=SLOPE(LN([.C5:.C15]); [.B5:.B15])" office:value-type="float" office:value="0.23057825487177" calcext:value-type="float">
            <text:p>0.231</text:p>
          </table:table-cell>
          <table:table-cell table:formula="of:=AVERAGE([.F15:.I15])" office:value-type="float" office:value="0.243214376583191" calcext:value-type="float">
            <text:p>0.243</text:p>
          </table:table-cell>
          <table:table-cell table:formula="of:=[.C15]*EXP([.J15])" office:value-type="float" office:value="753.727120980462" calcext:value-type="float">
            <text:p>753.7</text:p>
          </table:table-cell>
          <table:table-cell table:formula="of:=([.C15]-[.K14])/[.K14]" office:value-type="percentage" office:value="-0.0364655088155618" calcext:value-type="percentage">
            <text:p>-3.6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3-23" calcext:value-type="date">
            <text:p>03/23/20</text:p>
          </table:table-cell>
          <table:table-cell table:formula="of:=[.A16]-[.A$2]" office:value-type="float" office:value="14" calcext:value-type="float">
            <text:p>14</text:p>
          </table:table-cell>
          <table:table-cell office:value-type="float" office:value="720" calcext:value-type="float">
            <text:p>720</text:p>
          </table:table-cell>
          <table:table-cell table:formula="of:=[.C16]-[.C15]" office:value-type="float" office:value="129" calcext:value-type="float">
            <text:p>129</text:p>
          </table:table-cell>
          <table:table-cell table:style-name="ce4" table:formula="of:=[.D16]/[.C15]" office:value-type="percentage" office:value="0.218274111675127" calcext:value-type="percentage">
            <text:p>21.8%</text:p>
          </table:table-cell>
          <table:table-cell table:formula="of:=SLOPE(LN([.C$2:.C16]); [.B$2:.B16])" office:value-type="float" office:value="0.274437037077465" calcext:value-type="float">
            <text:p>0.274</text:p>
          </table:table-cell>
          <table:table-cell table:formula="of:=SLOPE(LN([.C15:.C16]);[.B15:.B16])" office:value-type="float" office:value="0.197435194604003" calcext:value-type="float">
            <text:p>0.197</text:p>
          </table:table-cell>
          <table:table-cell table:style-name="ce23" table:formula="of:=SLOPE(LN([.C11:.C16]); [.B11:.B16])" office:value-type="float" office:value="0.24463347214445" calcext:value-type="float">
            <text:p>0.245</text:p>
          </table:table-cell>
          <table:table-cell table:formula="of:=SLOPE(LN([.C6:.C16]); [.B6:.B16])" office:value-type="float" office:value="0.219648661699544" calcext:value-type="float">
            <text:p>0.220</text:p>
          </table:table-cell>
          <table:table-cell table:formula="of:=AVERAGE([.F16:.I16])" office:value-type="float" office:value="0.234038591381366" calcext:value-type="float">
            <text:p>0.234</text:p>
          </table:table-cell>
          <table:table-cell table:formula="of:=[.C16]*EXP([.J16])" office:value-type="float" office:value="909.859146433393" calcext:value-type="float">
            <text:p>909.9</text:p>
          </table:table-cell>
          <table:table-cell table:formula="of:=([.C16]-[.K15])/[.K15]" office:value-type="percentage" office:value="-0.0447471240474792" calcext:value-type="percentage">
            <text:p>-4.5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3-24" calcext:value-type="date">
            <text:p>03/24/20</text:p>
          </table:table-cell>
          <table:table-cell table:formula="of:=[.A17]-[.A$2]" office:value-type="float" office:value="15" calcext:value-type="float">
            <text:p>15</text:p>
          </table:table-cell>
          <table:table-cell office:value-type="float" office:value="912" calcext:value-type="float">
            <text:p>912</text:p>
          </table:table-cell>
          <table:table-cell table:formula="of:=[.C17]-[.C16]" office:value-type="float" office:value="192" calcext:value-type="float">
            <text:p>192</text:p>
          </table:table-cell>
          <table:table-cell table:style-name="ce4" table:formula="of:=[.D17]/[.C16]" office:value-type="percentage" office:value="0.266666666666667" calcext:value-type="percentage">
            <text:p>26.7%</text:p>
          </table:table-cell>
          <table:table-cell table:formula="of:=SLOPE(LN([.C$2:.C17]); [.B$2:.B17])" office:value-type="float" office:value="0.269185552627009" calcext:value-type="float">
            <text:p>0.269</text:p>
          </table:table-cell>
          <table:table-cell table:formula="of:=SLOPE(LN([.C16:.C17]);[.B16:.B17])" office:value-type="float" office:value="0.23638877806423" calcext:value-type="float">
            <text:p>0.236</text:p>
          </table:table-cell>
          <table:table-cell table:formula="of:=SLOPE(LN([.C12:.C17]); [.B12:.B17])" office:value-type="float" office:value="0.235175964744062" calcext:value-type="float">
            <text:p>0.235</text:p>
          </table:table-cell>
          <table:table-cell table:formula="of:=SLOPE(LN([.C7:.C17]); [.B7:.B17])" office:value-type="float" office:value="0.219686556880774" calcext:value-type="float">
            <text:p>0.220</text:p>
          </table:table-cell>
          <table:table-cell table:formula="of:=AVERAGE([.F17:.I17])" office:value-type="float" office:value="0.240109213079019" calcext:value-type="float">
            <text:p>0.240</text:p>
          </table:table-cell>
          <table:table-cell table:formula="of:=[.C17]*EXP([.J17])" office:value-type="float" office:value="1159.50585138254" calcext:value-type="float">
            <text:p>1159.5</text:p>
          </table:table-cell>
          <table:table-cell table:formula="of:=([.C17]-[.K16])/[.K16]" office:value-type="percentage" office:value="0.00235295053635346" calcext:value-type="percentage">
            <text:p>0.2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3-25" calcext:value-type="date">
            <text:p>03/25/20</text:p>
          </table:table-cell>
          <table:table-cell table:formula="of:=[.A18]-[.A$2]" office:value-type="float" office:value="16" calcext:value-type="float">
            <text:p>16</text:p>
          </table:table-cell>
          <table:table-cell office:value-type="float" office:value="1086" calcext:value-type="float">
            <text:p>1086</text:p>
          </table:table-cell>
          <table:table-cell table:formula="of:=[.C18]-[.C17]" office:value-type="float" office:value="174" calcext:value-type="float">
            <text:p>174</text:p>
          </table:table-cell>
          <table:table-cell table:style-name="ce4" table:formula="of:=[.D18]/[.C17]" office:value-type="percentage" office:value="0.190789473684211" calcext:value-type="percentage">
            <text:p>19.1%</text:p>
          </table:table-cell>
          <table:table-cell table:formula="of:=SLOPE(LN([.C$2:.C18]); [.B$2:.B18])" office:value-type="float" office:value="0.263727297764785" calcext:value-type="float">
            <text:p>0.264</text:p>
          </table:table-cell>
          <table:table-cell table:formula="of:=SLOPE(LN([.C17:.C18]);[.B17:.B18])" office:value-type="float" office:value="0.17461651041955" calcext:value-type="float">
            <text:p>0.175</text:p>
          </table:table-cell>
          <table:table-cell table:formula="of:=SLOPE(LN([.C13:.C18]); [.B13:.B18])" office:value-type="float" office:value="0.218105116681949" calcext:value-type="float">
            <text:p>0.218</text:p>
          </table:table-cell>
          <table:table-cell table:formula="of:=SLOPE(LN([.C8:.C18]); [.B8:.B18])" office:value-type="float" office:value="0.219989348005662" calcext:value-type="float">
            <text:p>0.220</text:p>
          </table:table-cell>
          <table:table-cell table:formula="of:=AVERAGE([.F18:.I18])" office:value-type="float" office:value="0.219109568217986" calcext:value-type="float">
            <text:p>0.219</text:p>
          </table:table-cell>
          <table:table-cell table:formula="of:=[.C18]*EXP([.J18])" office:value-type="float" office:value="1352.03489842171" calcext:value-type="float">
            <text:p>1352.0</text:p>
          </table:table-cell>
          <table:table-cell table:formula="of:=([.C18]-[.K17])/[.K17]" office:value-type="percentage" office:value="-0.0633941185332496" calcext:value-type="percentage">
            <text:p>-6.3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3-26" calcext:value-type="date">
            <text:p>03/26/20</text:p>
          </table:table-cell>
          <table:table-cell table:formula="of:=[.A19]-[.A$2]" office:value-type="float" office:value="17" calcext:value-type="float">
            <text:p>17</text:p>
          </table:table-cell>
          <table:table-cell office:value-type="float" office:value="1430" calcext:value-type="float">
            <text:p>1430</text:p>
          </table:table-cell>
          <table:table-cell table:formula="of:=[.C19]-[.C18]" office:value-type="float" office:value="344" calcext:value-type="float">
            <text:p>344</text:p>
          </table:table-cell>
          <table:table-cell table:style-name="ce38" table:formula="of:=[.D19]/[.C18]" office:value-type="percentage" office:value="0.316758747697974" calcext:value-type="percentage">
            <text:p>31.7%</text:p>
          </table:table-cell>
          <table:table-cell table:formula="of:=SLOPE(LN([.C$2:.C19]); [.B$2:.B19])" office:value-type="float" office:value="0.260097749177176" calcext:value-type="float">
            <text:p>0.260</text:p>
          </table:table-cell>
          <table:table-cell table:style-name="ce23" table:formula="of:=SLOPE(LN([.C18:.C19]);[.B18:.B19])" office:value-type="float" office:value="0.275173222760072" calcext:value-type="float">
            <text:p>0.275</text:p>
          </table:table-cell>
          <table:table-cell table:formula="of:=SLOPE(LN([.C14:.C19]); [.B14:.B19])" office:value-type="float" office:value="0.216350994954975" calcext:value-type="float">
            <text:p>0.216</text:p>
          </table:table-cell>
          <table:table-cell table:formula="of:=SLOPE(LN([.C9:.C19]); [.B9:.B19])" office:value-type="float" office:value="0.22539387520607" calcext:value-type="float">
            <text:p>0.225</text:p>
          </table:table-cell>
          <table:table-cell table:formula="of:=AVERAGE([.F19:.I19])" office:value-type="float" office:value="0.244253960524573" calcext:value-type="float">
            <text:p>0.244</text:p>
          </table:table-cell>
          <table:table-cell table:formula="of:=[.C19]*EXP([.J19])" office:value-type="float" office:value="1825.63597320128" calcext:value-type="float">
            <text:p>1825.6</text:p>
          </table:table-cell>
          <table:table-cell table:formula="of:=([.C19]-[.K18])/[.K18]" office:value-type="percentage" office:value="0.0576650067755663" calcext:value-type="percentage">
            <text:p>5.8%</text:p>
          </table:table-cell>
          <table:table-cell table:number-columns-repeated="1012"/>
        </table:table-row>
        <table:table-row table:style-name="ro2">
          <table:table-cell table:style-name="ce1" table:formula="of:=[.A19]+1" office:value-type="date" office:date-value="2020-03-27" calcext:value-type="date">
            <text:p>03/27/20</text:p>
          </table:table-cell>
          <table:table-cell table:formula="of:=[.A20]-[.A$2]" office:value-type="float" office:value="18" calcext:value-type="float">
            <text:p>18</text:p>
          </table:table-cell>
          <table:table-cell office:value-type="float" office:value="1734" calcext:value-type="float">
            <text:p>1734</text:p>
          </table:table-cell>
          <table:table-cell table:formula="of:=[.C20]-[.C19]" office:value-type="float" office:value="304" calcext:value-type="float">
            <text:p>304</text:p>
          </table:table-cell>
          <table:table-cell table:style-name="ce4" table:formula="of:=[.D20]/[.C19]" office:value-type="percentage" office:value="0.212587412587413" calcext:value-type="percentage">
            <text:p>21.3%</text:p>
          </table:table-cell>
          <table:table-cell table:formula="of:=SLOPE(LN([.C$2:.C20]); [.B$2:.B20])" office:value-type="float" office:value="0.256436472581457" calcext:value-type="float">
            <text:p>0.256</text:p>
          </table:table-cell>
          <table:table-cell table:formula="of:=SLOPE(LN([.C19:.C20]);[.B19:.B20])" office:value-type="float" office:value="0.192756434086534" calcext:value-type="float">
            <text:p>0.193</text:p>
          </table:table-cell>
          <table:table-cell table:formula="of:=SLOPE(LN([.C15:.C20]); [.B15:.B20])" office:value-type="float" office:value="0.217571506966373" calcext:value-type="float">
            <text:p>0.218</text:p>
          </table:table-cell>
          <table:table-cell table:style-name="ce23" table:formula="of:=SLOPE(LN([.C10:.C20]); [.B10:.B20])" office:value-type="float" office:value="0.228738481702623" calcext:value-type="float">
            <text:p>0.229</text:p>
          </table:table-cell>
          <table:table-cell table:formula="of:=AVERAGE([.F20:.I20])" office:value-type="float" office:value="0.223875723834247" calcext:value-type="float">
            <text:p>0.224</text:p>
          </table:table-cell>
          <table:table-cell table:formula="of:=[.C20]*EXP([.J20])" office:value-type="float" office:value="2169.08756505201" calcext:value-type="float">
            <text:p>2169.1</text:p>
          </table:table-cell>
          <table:table-cell table:formula="of:=([.C20]-[.K19])/[.K19]" office:value-type="percentage" office:value="-0.0501940006367161" calcext:value-type="percentage">
            <text:p>-5.0%</text:p>
          </table:table-cell>
          <table:table-cell table:number-columns-repeated="1012"/>
        </table:table-row>
        <table:table-row table:style-name="ro2">
          <table:table-cell table:style-name="ce1" table:formula="of:=[.A20]+1" office:value-type="date" office:date-value="2020-03-28" calcext:value-type="date">
            <text:p>03/28/20</text:p>
          </table:table-cell>
          <table:table-cell table:formula="of:=[.A21]-[.A$2]" office:value-type="float" office:value="19" calcext:value-type="float">
            <text:p>19</text:p>
          </table:table-cell>
          <table:table-cell office:value-type="float" office:value="2061" calcext:value-type="float">
            <text:p>2061</text:p>
          </table:table-cell>
          <table:table-cell table:formula="of:=[.C21]-[.C20]" office:value-type="float" office:value="327" calcext:value-type="float">
            <text:p>327</text:p>
          </table:table-cell>
          <table:table-cell table:style-name="ce4" table:formula="of:=[.D21]/[.C20]" office:value-type="percentage" office:value="0.188581314878893" calcext:value-type="percentage">
            <text:p>18.9%</text:p>
          </table:table-cell>
          <table:table-cell table:formula="of:=SLOPE(LN([.C$2:.C21]); [.B$2:.B21])" office:value-type="float" office:value="0.252573598932697" calcext:value-type="float">
            <text:p>0.253</text:p>
          </table:table-cell>
          <table:table-cell table:formula="of:=SLOPE(LN([.C20:.C21]);[.B20:.B21])" office:value-type="float" office:value="0.172760423549972" calcext:value-type="float">
            <text:p>0.173</text:p>
          </table:table-cell>
          <table:table-cell table:formula="of:=SLOPE(LN([.C16:.C21]); [.B16:.B21])" office:value-type="float" office:value="0.213179673398867" calcext:value-type="float">
            <text:p>0.213</text:p>
          </table:table-cell>
          <table:table-cell table:formula="of:=SLOPE(LN([.C11:.C21]); [.B11:.B21])" office:value-type="float" office:value="0.225598213665437" calcext:value-type="float">
            <text:p>0.226</text:p>
          </table:table-cell>
          <table:table-cell table:formula="of:=AVERAGE([.F21:.I21])" office:value-type="float" office:value="0.216027977386743" calcext:value-type="float">
            <text:p>0.216</text:p>
          </table:table-cell>
          <table:table-cell table:formula="of:=[.C21]*EXP([.J21])" office:value-type="float" office:value="2557.98356781484" calcext:value-type="float">
            <text:p>2558.0</text:p>
          </table:table-cell>
          <table:table-cell table:formula="of:=([.C21]-[.K20])/[.K20]" office:value-type="percentage" office:value="-0.0498308905520923" calcext:value-type="percentage">
            <text:p>-5.0%</text:p>
          </table:table-cell>
          <table:table-cell table:number-columns-repeated="1012"/>
        </table:table-row>
        <table:table-row table:style-name="ro2">
          <table:table-cell table:style-name="ce1" table:formula="of:=[.A21]+1" office:value-type="date" office:date-value="2020-03-29" calcext:value-type="date">
            <text:p>03/29/20</text:p>
          </table:table-cell>
          <table:table-cell table:formula="of:=[.A22]-[.A$2]" office:value-type="float" office:value="20" calcext:value-type="float">
            <text:p>20</text:p>
          </table:table-cell>
          <table:table-cell table:style-name="ce27" office:value-type="float" office:value="2307" calcext:value-type="float">
            <text:p>2307</text:p>
          </table:table-cell>
          <table:table-cell table:style-name="ce27" table:formula="of:=[.C22]-[.C21]" office:value-type="float" office:value="246" calcext:value-type="float">
            <text:p>246</text:p>
          </table:table-cell>
          <table:table-cell table:formula="of:=[.D22]/[.C21]" office:value-type="percentage" office:value="0.119359534206696" calcext:value-type="percentage">
            <text:p>11.9%</text:p>
          </table:table-cell>
          <table:table-cell table:formula="of:=SLOPE(LN([.C$2:.C22]); [.B$2:.B22])" office:value-type="float" office:value="0.247898264911545" calcext:value-type="float">
            <text:p>0.248</text:p>
          </table:table-cell>
          <table:table-cell table:style-name="ce8" table:formula="of:=SLOPE(LN([.C21:.C22]);[.B21:.B22])" office:value-type="float" office:value="0.112756677283294" calcext:value-type="float">
            <text:p>0.113</text:p>
          </table:table-cell>
          <table:table-cell table:formula="of:=SLOPE(LN([.C17:.C22]); [.B17:.B22])" office:value-type="float" office:value="0.193004086164954" calcext:value-type="float">
            <text:p>0.193</text:p>
          </table:table-cell>
          <table:table-cell table:style-name="ce8" table:formula="of:=SLOPE(LN([.C12:.C22]); [.B12:.B22])" office:value-type="float" office:value="0.214613186423014" calcext:value-type="float">
            <text:p>0.215</text:p>
          </table:table-cell>
          <table:table-cell table:formula="of:=AVERAGE([.F22:.I22])" office:value-type="float" office:value="0.192068053695702" calcext:value-type="float">
            <text:p>0.192</text:p>
          </table:table-cell>
          <table:table-cell table:style-name="ce32" table:formula="of:=[.C22]*EXP([.J22])" office:value-type="float" office:value="2795.51412123207" calcext:value-type="float">
            <text:p>2795.5</text:p>
          </table:table-cell>
          <table:table-cell table:formula="of:=([.C22]-[.K21])/[.K21]" office:value-type="percentage" office:value="-0.0981177404627527" calcext:value-type="percentage">
            <text:p>-9.8%</text:p>
          </table:table-cell>
          <table:table-cell table:number-columns-repeated="1012"/>
        </table:table-row>
        <table:table-row table:style-name="ro2">
          <table:table-cell table:style-name="ce1" table:formula="of:=[.A22]+1" office:value-type="date" office:date-value="2020-03-30" calcext:value-type="date">
            <text:p>03/30/20</text:p>
          </table:table-cell>
          <table:table-cell table:formula="of:=[.A23]-[.A$2]" office:value-type="float" office:value="21" calcext:value-type="float">
            <text:p>21</text:p>
          </table:table-cell>
          <table:table-cell office:value-type="float" office:value="2627" calcext:value-type="float">
            <text:p>2627</text:p>
          </table:table-cell>
          <table:table-cell table:style-name="ce27" table:formula="of:=[.C23]-[.C22]" office:value-type="float" office:value="320" calcext:value-type="float">
            <text:p>320</text:p>
          </table:table-cell>
          <table:table-cell table:style-name="ce4" table:formula="of:=[.D23]/[.C22]" office:value-type="percentage" office:value="0.138708279150412" calcext:value-type="percentage">
            <text:p>13.9%</text:p>
          </table:table-cell>
          <table:table-cell table:formula="of:=SLOPE(LN([.C$2:.C23]); [.B$2:.B23])" office:value-type="float" office:value="0.242987890744675" calcext:value-type="float">
            <text:p>0.243</text:p>
          </table:table-cell>
          <table:table-cell table:formula="of:=SLOPE(LN([.C22:.C23]);[.B22:.B23])" office:value-type="float" office:value="0.129894531511787" calcext:value-type="float">
            <text:p>0.130</text:p>
          </table:table-cell>
          <table:table-cell table:formula="of:=SLOPE(LN([.C18:.C23]); [.B18:.B23])" office:value-type="float" office:value="0.172122499264791" calcext:value-type="float">
            <text:p>0.172</text:p>
          </table:table-cell>
          <table:table-cell table:style-name="ce8" table:formula="of:=SLOPE(LN([.C13:.C23]); [.B13:.B23])" office:value-type="float" office:value="0.201568908254122" calcext:value-type="float">
            <text:p>0.202</text:p>
          </table:table-cell>
          <table:table-cell table:formula="of:=AVERAGE([.F23:.I23])" office:value-type="float" office:value="0.186643457443844" calcext:value-type="float">
            <text:p>0.187</text:p>
          </table:table-cell>
          <table:table-cell table:style-name="ce32" table:formula="of:=[.C23]*EXP([.J23])" office:value-type="float" office:value="3166.05384363341" calcext:value-type="float">
            <text:p>3166.1</text:p>
          </table:table-cell>
          <table:table-cell table:formula="of:=([.C23]-[.K22])/[.K22]" office:value-type="percentage" office:value="-0.0602801895909579" calcext:value-type="percentage">
            <text:p>-6.0%</text:p>
          </table:table-cell>
          <table:table-cell table:number-columns-repeated="1012"/>
        </table:table-row>
        <table:table-row table:style-name="ro2">
          <table:table-cell table:style-name="ce1" table:formula="of:=[.A23]+1" office:value-type="date" office:date-value="2020-03-31" calcext:value-type="date">
            <text:p>03/31/20</text:p>
          </table:table-cell>
          <table:table-cell table:formula="of:=[.A24]-[.A$2]" office:value-type="float" office:value="22" calcext:value-type="float">
            <text:p>22</text:p>
          </table:table-cell>
          <table:table-cell office:value-type="float" office:value="2966" calcext:value-type="float">
            <text:p>2966</text:p>
          </table:table-cell>
          <table:table-cell table:formula="of:=[.C24]-[.C23]" office:value-type="float" office:value="339" calcext:value-type="float">
            <text:p>339</text:p>
          </table:table-cell>
          <table:table-cell table:style-name="ce4" table:formula="of:=[.D24]/[.C23]" office:value-type="percentage" office:value="0.129044537495242" calcext:value-type="percentage">
            <text:p>12.9%</text:p>
          </table:table-cell>
          <table:table-cell table:formula="of:=SLOPE(LN([.C$2:.C24]); [.B$2:.B24])" office:value-type="float" office:value="0.237929821729314" calcext:value-type="float">
            <text:p>0.238</text:p>
          </table:table-cell>
          <table:table-cell table:formula="of:=SLOPE(LN([.C23:.C24]);[.B23:.B24])" office:value-type="float" office:value="0.121371733012337" calcext:value-type="float">
            <text:p>0.121</text:p>
          </table:table-cell>
          <table:table-cell table:formula="of:=SLOPE(LN([.C19:.C24]); [.B19:.B24])" office:value-type="float" office:value="0.143048302043945" calcext:value-type="float">
            <text:p>0.143</text:p>
          </table:table-cell>
          <table:table-cell table:formula="of:=SLOPE(LN([.C14:.C24]); [.B14:.B24])" office:value-type="float" office:value="0.188339087812761" calcext:value-type="float">
            <text:p>0.188</text:p>
          </table:table-cell>
          <table:table-cell table:formula="of:=AVERAGE([.F24:.I24])" office:value-type="float" office:value="0.172672236149589" calcext:value-type="float">
            <text:p>0.173</text:p>
          </table:table-cell>
          <table:table-cell table:formula="of:=[.C24]*EXP([.J24])" office:value-type="float" office:value="3525.02130375824" calcext:value-type="float">
            <text:p>3525.0</text:p>
          </table:table-cell>
          <table:table-cell table:formula="of:=([.C24]-[.K23])/[.K23]" office:value-type="percentage" office:value="-0.063187126155701" calcext:value-type="percentage">
            <text:p>-6.3%</text:p>
          </table:table-cell>
          <table:table-cell table:number-columns-repeated="1012"/>
        </table:table-row>
        <table:table-row table:style-name="ro2">
          <table:table-cell table:style-name="ce1" table:formula="of:=[.A24]+1" office:value-type="date" office:date-value="2020-04-01" calcext:value-type="date">
            <text:p>04/01/20</text:p>
          </table:table-cell>
          <table:table-cell table:formula="of:=[.A25]-[.A$2]" office:value-type="float" office:value="23" calcext:value-type="float">
            <text:p>23</text:p>
          </table:table-cell>
          <table:table-cell office:value-type="float" office:value="3342" calcext:value-type="float">
            <text:p>3342</text:p>
          </table:table-cell>
          <table:table-cell table:formula="of:=[.C25]-[.C24]" office:value-type="float" office:value="376" calcext:value-type="float">
            <text:p>376</text:p>
          </table:table-cell>
          <table:table-cell table:style-name="ce4" table:formula="of:=[.D25]/[.C24]" office:value-type="percentage" office:value="0.126770060687795" calcext:value-type="percentage">
            <text:p>12.7%</text:p>
          </table:table-cell>
          <table:table-cell table:style-name="ce8" table:formula="of:=SLOPE(LN([.C$2:.C25]); [.B$2:.B25])" office:value-type="float" office:value="0.232849362234767" calcext:value-type="float">
            <text:p>0.233</text:p>
          </table:table-cell>
          <table:table-cell table:formula="of:=SLOPE(LN([.C24:.C25]);[.B24:.B25])" office:value-type="float" office:value="0.119355186457462" calcext:value-type="float">
            <text:p>0.119</text:p>
          </table:table-cell>
          <table:table-cell table:style-name="ce8" table:formula="of:=SLOPE(LN([.C20:.C25]); [.B20:.B25])" office:value-type="float" office:value="0.128647317600237" calcext:value-type="float">
            <text:p>0.129</text:p>
          </table:table-cell>
          <table:table-cell table:style-name="ce8" table:formula="of:=SLOPE(LN([.C15:.C25]); [.B15:.B25])" office:value-type="float" office:value="0.176106367939338" calcext:value-type="float">
            <text:p>0.176</text:p>
          </table:table-cell>
          <table:table-cell table:style-name="ce8" table:formula="of:=AVERAGE([.F25:.I25])" office:value-type="float" office:value="0.164239558557951" calcext:value-type="float">
            <text:p>0.164</text:p>
          </table:table-cell>
          <table:table-cell table:formula="of:=[.C25]*EXP([.J25])" office:value-type="float" office:value="3938.53563795383" calcext:value-type="float">
            <text:p>3938.5</text:p>
          </table:table-cell>
          <table:table-cell table:formula="of:=([.C25]-[.K24])/[.K24]" office:value-type="percentage" office:value="-0.0519206234478964" calcext:value-type="percentage">
            <text:p>-5.2%</text:p>
          </table:table-cell>
          <table:table-cell table:number-columns-repeated="1012"/>
        </table:table-row>
        <table:table-row table:style-name="ro2">
          <table:table-cell table:style-name="ce1" table:formula="of:=[.A25]+1" office:value-type="date" office:date-value="2020-04-02" calcext:value-type="date">
            <text:p>04/02/20</text:p>
          </table:table-cell>
          <table:table-cell table:formula="of:=[.A26]-[.A$2]" office:value-type="float" office:value="24" calcext:value-type="float">
            <text:p>24</text:p>
          </table:table-cell>
          <table:table-cell office:value-type="float" office:value="3728" calcext:value-type="float">
            <text:p>3728</text:p>
          </table:table-cell>
          <table:table-cell table:formula="of:=[.C26]-[.C25]" office:value-type="float" office:value="386" calcext:value-type="float">
            <text:p>386</text:p>
          </table:table-cell>
          <table:table-cell table:style-name="ce17" table:formula="of:=[.D26]/[.C25]" office:value-type="percentage" office:value="0.115499700777977" calcext:value-type="percentage">
            <text:p>11.5%</text:p>
          </table:table-cell>
          <table:table-cell table:style-name="ce8" table:formula="of:=SLOPE(LN([.C$2:.C26]); [.B$2:.B26])" office:value-type="float" office:value="0.227753987038231" calcext:value-type="float">
            <text:p>0.228</text:p>
          </table:table-cell>
          <table:table-cell table:style-name="ce37" table:formula="of:=SLOPE(LN([.C25:.C26]);[.B25:.B26])" office:value-type="float" office:value="0.109302466650144" calcext:value-type="float">
            <text:p>0.109</text:p>
          </table:table-cell>
          <table:table-cell table:style-name="ce8" table:formula="of:=SLOPE(LN([.C21:.C26]); [.B21:.B26])" office:value-type="float" office:value="0.119903973158063" calcext:value-type="float">
            <text:p>0.120</text:p>
          </table:table-cell>
          <table:table-cell table:style-name="ce8" table:formula="of:=SLOPE(LN([.C16:.C26]); [.B16:.B26])" office:value-type="float" office:value="0.163023736323722" calcext:value-type="float">
            <text:p>0.163</text:p>
          </table:table-cell>
          <table:table-cell table:style-name="ce8" table:formula="of:=AVERAGE([.F26:.I26])" office:value-type="float" office:value="0.15499604079254" calcext:value-type="float">
            <text:p>0.155</text:p>
          </table:table-cell>
          <table:table-cell table:formula="of:=[.C26]*EXP([.J26])" office:value-type="float" office:value="4353.01164448961" calcext:value-type="float">
            <text:p>4353.0</text:p>
          </table:table-cell>
          <table:table-cell table:formula="of:=([.C26]-[.K25])/[.K25]" office:value-type="percentage" office:value="-0.0534553085987077" calcext:value-type="percentage">
            <text:p>-5.3%</text:p>
          </table:table-cell>
          <table:table-cell table:number-columns-repeated="1012"/>
        </table:table-row>
        <table:table-row table:style-name="ro2">
          <table:table-cell table:style-name="ce1" table:formula="of:=[.A26]+1" office:value-type="date" office:date-value="2020-04-03" calcext:value-type="date">
            <text:p>04/03/20</text:p>
          </table:table-cell>
          <table:table-cell table:formula="of:=[.A27]-[.A$2]" office:value-type="float" office:value="25" calcext:value-type="float">
            <text:p>25</text:p>
          </table:table-cell>
          <table:table-cell office:value-type="float" office:value="4173" calcext:value-type="float">
            <text:p>4173</text:p>
          </table:table-cell>
          <table:table-cell table:formula="of:=[.C27]-[.C26]" office:value-type="float" office:value="445" calcext:value-type="float">
            <text:p>445</text:p>
          </table:table-cell>
          <table:table-cell table:formula="of:=[.D27]/[.C26]" office:value-type="percentage" office:value="0.1193669527897" calcext:value-type="percentage">
            <text:p>11.9%</text:p>
          </table:table-cell>
          <table:table-cell table:style-name="ce37" table:formula="of:=SLOPE(LN([.C$2:.C27]); [.B$2:.B27])" office:value-type="float" office:value="0.222764540881534" calcext:value-type="float">
            <text:p>0.223</text:p>
          </table:table-cell>
          <table:table-cell table:style-name="ce8" table:formula="of:=SLOPE(LN([.C26:.C27]);[.B26:.B27])" office:value-type="float" office:value="0.112763304786069" calcext:value-type="float">
            <text:p>0.113</text:p>
          </table:table-cell>
          <table:table-cell table:style-name="ce37" table:formula="of:=SLOPE(LN([.C22:.C27]); [.B22:.B27])" office:value-type="float" office:value="0.118082270197322" calcext:value-type="float">
            <text:p>0.118</text:p>
          </table:table-cell>
          <table:table-cell table:style-name="ce37" table:formula="of:=SLOPE(LN([.C17:.C27]); [.B17:.B27])" office:value-type="float" office:value="0.149092164100423" calcext:value-type="float">
            <text:p>0.149</text:p>
          </table:table-cell>
          <table:table-cell table:style-name="ce37" table:formula="of:=AVERAGE([.F27:.I27])" office:value-type="float" office:value="0.150675569991337" calcext:value-type="float">
            <text:p>0.151</text:p>
          </table:table-cell>
          <table:table-cell table:formula="of:=[.C27]*EXP([.J27])" office:value-type="float" office:value="4851.61079068924" calcext:value-type="float">
            <text:p>4851.6</text:p>
          </table:table-cell>
          <table:table-cell table:formula="of:=([.C27]-[.K26])/[.K26]" office:value-type="percentage" office:value="-0.0413533569838907" calcext:value-type="percentage">
            <text:p>-4.1%</text:p>
          </table:table-cell>
          <table:table-cell table:number-columns-repeated="1012"/>
        </table:table-row>
        <table:table-row table:style-name="ro2" table:number-rows-repeated="2">
          <table:table-cell table:style-name="ce1"/>
          <table:table-cell table:number-columns-repeated="3"/>
          <table:table-cell table:style-name="ce4"/>
          <table:table-cell table:number-columns-repeated="1019"/>
        </table:table-row>
        <table:table-row table:style-name="ro2" table:number-rows-repeated="21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Co cases" table:style-name="ta1">
        <table:shapes>
          <draw:frame draw:z-index="0" draw:style-name="gr1" draw:text-style-name="P1" svg:width="618.66pt" svg:height="347.98pt" svg:x="783.13pt" svg:y="3.54pt">
            <draw:object draw:notify-on-update-of-ranges="'BoCo cases'.B2:'BoCo cases'.B100 'BoCo cases'.C2:'BoCo cases'.C20 'BoCo cases'.C8:'BoCo cases'.C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48.09pt" svg:height="322.36pt" svg:x="762.21pt" svg:y="362.35pt">
            <draw:object draw:notify-on-update-of-ranges="'BoCo cases'.A3:'BoCo cases'.A50 'BoCo cases'.G1:'BoCo cases'.G1 'BoCo cases'.G3:'BoCo cases'.G50 'BoCo cases'.H1:'BoCo cases'.H1 'BoCo cases'.H3:'BoCo cases'.H50 'BoCo cases'.I1:'BoCo cases'.I1 'BoCo cases'.I3:'BoCo cases'.I50 'BoCo cases'.F1:'BoCo cases'.F1 'BoCo cases'.F3:'BoCo cases'.F50 'BoCo cases'.J1:'BoCo cases'.J1 'BoCo cases'.J3:'BoCo cases'.J5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18" table:default-cell-style-name="ce30"/>
        <table:table-column table:style-name="co18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default-cell-style-name="ce8"/>
        <table:table-column table:style-name="co10" table:default-cell-style-name="ce2"/>
        <table:table-column table:style-name="co9" table:default-cell-style-name="ce4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Since</text:p>
            <text:p>3/1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Tot Exp</text:p>
            <text:p>Slope</text:p>
          </table:table-cell>
          <table:table-cell office:value-type="string" calcext:value-type="string">
            <text:p>1d Exp</text:p>
            <text:p>Slope</text:p>
          </table:table-cell>
          <table:table-cell office:value-type="string" calcext:value-type="string">
            <text:p>5d Exp</text:p>
            <text:p>Slope</text:p>
          </table:table-cell>
          <table:table-cell office:value-type="string" calcext:value-type="string">
            <text:p>10d Exp</text:p>
            <text:p>Slope</text:p>
          </table:table-cell>
          <table:table-cell office:value-type="string" calcext:value-type="string">
            <text:p>Avg</text:p>
            <text:p>Slope</text:p>
          </table:table-cell>
          <table:table-cell office:value-type="string" calcext:value-type="string">
            <text:p>1d Pred</text:p>
          </table:table-cell>
          <table:table-cell office:value-type="string" calcext:value-type="string">
            <text:p>1d Pred</text:p>
            <text:p>Error</text:p>
          </table:table-cell>
          <table:table-cell table:number-columns-repeated="1012"/>
        </table:table-row>
        <table:table-row table:style-name="ro2">
          <table:table-cell table:style-name="ce1" office:value-type="date" office:date-value="2020-03-18" calcext:value-type="date">
            <text:p>03/18/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1" table:formula="of:=[.A2]+1" office:value-type="date" office:date-value="2020-03-19" calcext:value-type="date">
            <text:p>03/19/20</text:p>
          </table:table-cell>
          <table:table-cell table:formula="of:=[.B2]+1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3]-[.C2]" office:value-type="float" office:value="4" calcext:value-type="float">
            <text:p>4</text:p>
          </table:table-cell>
          <table:table-cell table:formula="of:=[.D3]/[.C2]" office:value-type="percentage" office:value="0.571428571428571" calcext:value-type="percentage">
            <text:p>57.1%</text:p>
          </table:table-cell>
          <table:table-cell table:formula="of:=SLOPE(LN([.C$2:.C3]);[.B$2:.B3])" office:value-type="float" office:value="0.451985123743057" calcext:value-type="float">
            <text:p>0.452</text:p>
          </table:table-cell>
          <table:table-cell table:formula="of:=SLOPE(LN([.C2:.C3]);[.B2:.B3])" office:value-type="float" office:value="0.451985123743057" calcext:value-type="float">
            <text:p>0.452</text:p>
          </table:table-cell>
          <table:table-cell table:number-columns-repeated="2"/>
          <table:table-cell table:formula="of:=AVERAGE([.F3:.I3])" office:value-type="float" office:value="0.451985123743057" calcext:value-type="float">
            <text:p>0.452</text:p>
          </table:table-cell>
          <table:table-cell table:formula="of:=[.C3]*EXP([.J3])" office:value-type="float" office:value="17.2857142857143" calcext:value-type="float">
            <text:p>17.3</text:p>
          </table:table-cell>
          <table:table-cell table:number-columns-repeated="1013"/>
        </table:table-row>
        <table:table-row table:style-name="ro2">
          <table:table-cell table:style-name="ce1" table:formula="of:=[.A3]+1" office:value-type="date" office:date-value="2020-03-20" calcext:value-type="date">
            <text:p>03/20/20</text:p>
          </table:table-cell>
          <table:table-cell table:formula="of:=[.B3]+1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C4]-[.C3]" office:value-type="float" office:value="5" calcext:value-type="float">
            <text:p>5</text:p>
          </table:table-cell>
          <table:table-cell table:formula="of:=[.D4]/[.C3]" office:value-type="percentage" office:value="0.454545454545455" calcext:value-type="percentage">
            <text:p>45.5%</text:p>
          </table:table-cell>
          <table:table-cell table:formula="of:=SLOPE(LN([.C$2:.C4]);[.B$2:.B4])" office:value-type="float" office:value="0.413339286592234" calcext:value-type="float">
            <text:p>0.413</text:p>
          </table:table-cell>
          <table:table-cell table:formula="of:=SLOPE(LN([.C3:.C4]);[.B3:.B4])" office:value-type="float" office:value="0.37469344944141" calcext:value-type="float">
            <text:p>0.375</text:p>
          </table:table-cell>
          <table:table-cell table:number-columns-repeated="2"/>
          <table:table-cell table:formula="of:=AVERAGE([.F4:.I4])" office:value-type="float" office:value="0.394016368016822" calcext:value-type="float">
            <text:p>0.394</text:p>
          </table:table-cell>
          <table:table-cell table:formula="of:=[.C4]*EXP([.J4])" office:value-type="float" office:value="23.7267971362324" calcext:value-type="float">
            <text:p>23.7</text:p>
          </table:table-cell>
          <table:table-cell table:formula="of:=([.C4]-[.K3])/[.K3]" office:value-type="percentage" office:value="-0.0743801652892565" calcext:value-type="percentage">
            <text:p>-7.4%</text:p>
          </table:table-cell>
          <table:table-cell table:number-columns-repeated="1012"/>
        </table:table-row>
        <table:table-row table:style-name="ro2">
          <table:table-cell table:style-name="ce1" table:formula="of:=[.A4]+1" office:value-type="date" office:date-value="2020-03-21" calcext:value-type="date">
            <text:p>03/21/20</text:p>
          </table:table-cell>
          <table:table-cell table:formula="of:=[.B4]+1"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5]-[.C4]" office:value-type="float" office:value="14" calcext:value-type="float">
            <text:p>14</text:p>
          </table:table-cell>
          <table:table-cell table:formula="of:=[.D5]/[.C4]" office:value-type="percentage" office:value="0.875" calcext:value-type="percentage">
            <text:p>87.5%</text:p>
          </table:table-cell>
          <table:table-cell table:formula="of:=SLOPE(LN([.C$2:.C5]);[.B$2:.B5])" office:value-type="float" office:value="0.474055514726194" calcext:value-type="float">
            <text:p>0.474</text:p>
          </table:table-cell>
          <table:table-cell table:formula="of:=SLOPE(LN([.C4:.C5]);[.B4:.B5])" office:value-type="float" office:value="0.628608659422374" calcext:value-type="float">
            <text:p>0.629</text:p>
          </table:table-cell>
          <table:table-cell table:number-columns-repeated="2"/>
          <table:table-cell table:formula="of:=AVERAGE([.F5:.I5])" office:value-type="float" office:value="0.551332087074284" calcext:value-type="float">
            <text:p>0.551</text:p>
          </table:table-cell>
          <table:table-cell table:formula="of:=[.C5]*EXP([.J5])" office:value-type="float" office:value="52.0669020084779" calcext:value-type="float">
            <text:p>52.1</text:p>
          </table:table-cell>
          <table:table-cell table:formula="of:=([.C5]-[.K4])/[.K4]" office:value-type="percentage" office:value="0.264393159672951" calcext:value-type="percentage">
            <text:p>26.4%</text:p>
          </table:table-cell>
          <table:table-cell table:number-columns-repeated="1012"/>
        </table:table-row>
        <table:table-row table:style-name="ro2">
          <table:table-cell table:style-name="ce1" table:formula="of:=[.A5]+1" office:value-type="date" office:date-value="2020-03-22" calcext:value-type="date">
            <text:p>03/22/20</text:p>
          </table:table-cell>
          <table:table-cell table:formula="of:=[.B5]+1"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table:formula="of:=[.C6]-[.C5]" office:value-type="float" office:value="7" calcext:value-type="float">
            <text:p>7</text:p>
          </table:table-cell>
          <table:table-cell table:formula="of:=[.D6]/[.C5]" office:value-type="percentage" office:value="0.233333333333333" calcext:value-type="percentage">
            <text:p>23.3%</text:p>
          </table:table-cell>
          <table:table-cell table:formula="of:=SLOPE(LN([.C$2:.C6]);[.B$2:.B6])" office:value-type="float" office:value="0.433331763604161" calcext:value-type="float">
            <text:p>0.433</text:p>
          </table:table-cell>
          <table:table-cell table:formula="of:=SLOPE(LN([.C5:.C6]);[.B5:.B6])" office:value-type="float" office:value="0.209720530982069" calcext:value-type="float">
            <text:p>0.210</text:p>
          </table:table-cell>
          <table:table-cell table:number-columns-repeated="2"/>
          <table:table-cell table:formula="of:=AVERAGE([.F6:.I6])" office:value-type="float" office:value="0.321526147293115" calcext:value-type="float">
            <text:p>0.322</text:p>
          </table:table-cell>
          <table:table-cell table:formula="of:=[.C6]*EXP([.J6])" office:value-type="float" office:value="51.031549542406" calcext:value-type="float">
            <text:p>51.0</text:p>
          </table:table-cell>
          <table:table-cell table:formula="of:=([.C6]-[.K5])/[.K5]" office:value-type="percentage" office:value="-0.28937581125961" calcext:value-type="percentage">
            <text:p>-28.9%</text:p>
          </table:table-cell>
          <table:table-cell table:number-columns-repeated="1012"/>
        </table:table-row>
        <table:table-row table:style-name="ro2">
          <table:table-cell table:style-name="ce1" table:formula="of:=[.A6]+1" office:value-type="date" office:date-value="2020-03-23" calcext:value-type="date">
            <text:p>03/23/20</text:p>
          </table:table-cell>
          <table:table-cell table:formula="of:=[.B6]+1"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/[.C6]" office:value-type="percentage" office:value="0.0540540540540541" calcext:value-type="percentage">
            <text:p>5.4%</text:p>
          </table:table-cell>
          <table:table-cell table:formula="of:=SLOPE(LN([.C$2:.C7]);[.B$2:.B7])" office:value-type="float" office:value="0.367312401838046" calcext:value-type="float">
            <text:p>0.367</text:p>
          </table:table-cell>
          <table:table-cell table:formula="of:=SLOPE(LN([.C6:.C7]);[.B6:.B7])" office:value-type="float" office:value="0.052643733485422" calcext:value-type="float">
            <text:p>0.053</text:p>
          </table:table-cell>
          <table:table-cell table:formula="of:=SLOPE(LN([.C2:.C7]); [.B2:.B7])" office:value-type="float" office:value="0.367312401838046" calcext:value-type="float">
            <text:p>0.367</text:p>
          </table:table-cell>
          <table:table-cell/>
          <table:table-cell table:formula="of:=AVERAGE([.F7:.I7])" office:value-type="float" office:value="0.262422845720504" calcext:value-type="float">
            <text:p>0.262</text:p>
          </table:table-cell>
          <table:table-cell table:formula="of:=[.C7]*EXP([.J7])" office:value-type="float" office:value="50.7029701565247" calcext:value-type="float">
            <text:p>50.7</text:p>
          </table:table-cell>
          <table:table-cell table:formula="of:=([.C7]-[.K6])/[.K6]" office:value-type="percentage" office:value="-0.235766886373067" calcext:value-type="percentage">
            <text:p>-23.6%</text:p>
          </table:table-cell>
          <table:table-cell table:number-columns-repeated="1012"/>
        </table:table-row>
        <table:table-row table:style-name="ro2">
          <table:table-cell table:style-name="ce1" table:formula="of:=[.A7]+1" office:value-type="date" office:date-value="2020-03-24" calcext:value-type="date">
            <text:p>03/24/20</text:p>
          </table:table-cell>
          <table:table-cell table:formula="of:=[.B7]+1"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[.D8]/[.C7]" office:value-type="percentage" office:value="0.256410256410256" calcext:value-type="percentage">
            <text:p>25.6%</text:p>
          </table:table-cell>
          <table:table-cell table:style-name="ce23" table:formula="of:=SLOPE(LN([.C$2:.C8]);[.B$2:.B8])" office:value-type="float" office:value="0.328835442294033" calcext:value-type="float">
            <text:p>0.329</text:p>
          </table:table-cell>
          <table:table-cell table:formula="of:=SLOPE(LN([.C7:.C8]);[.B7:.B8])" office:value-type="float" office:value="0.22825865198098" calcext:value-type="float">
            <text:p>0.228</text:p>
          </table:table-cell>
          <table:table-cell table:formula="of:=SLOPE(LN([.C3:.C8]); [.B3:.B8])" office:value-type="float" office:value="0.295778983691798" calcext:value-type="float">
            <text:p>0.296</text:p>
          </table:table-cell>
          <table:table-cell/>
          <table:table-cell table:style-name="ce23" table:formula="of:=AVERAGE([.F8:.I8])" office:value-type="float" office:value="0.284291025988937" calcext:value-type="float">
            <text:p>0.284</text:p>
          </table:table-cell>
          <table:table-cell table:formula="of:=[.C8]*EXP([.J8])" office:value-type="float" office:value="65.1121601805889" calcext:value-type="float">
            <text:p>65.1</text:p>
          </table:table-cell>
          <table:table-cell table:formula="of:=([.C8]-[.K7])/[.K7]" office:value-type="percentage" office:value="-0.0335871873238876" calcext:value-type="percentage">
            <text:p>-3.4%</text:p>
          </table:table-cell>
          <table:table-cell table:number-columns-repeated="1012"/>
        </table:table-row>
        <table:table-row table:style-name="ro2">
          <table:table-cell table:style-name="ce1" table:formula="of:=[.A8]+1" office:value-type="date" office:date-value="2020-03-25" calcext:value-type="date">
            <text:p>03/25/20</text:p>
          </table:table-cell>
          <table:table-cell table:formula="of:=[.B8]+1"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[.C9]-[.C8]" office:value-type="float" office:value="2" calcext:value-type="float">
            <text:p>2</text:p>
          </table:table-cell>
          <table:table-cell table:formula="of:=[.D9]/[.C8]" office:value-type="percentage" office:value="0.0408163265306122" calcext:value-type="percentage">
            <text:p>4.1%</text:p>
          </table:table-cell>
          <table:table-cell table:formula="of:=SLOPE(LN([.C$2:.C9]);[.B$2:.B9])" office:value-type="float" office:value="0.288734200177334" calcext:value-type="float">
            <text:p>0.289</text:p>
          </table:table-cell>
          <table:table-cell table:formula="of:=SLOPE(LN([.C8:.C9]);[.B8:.B9])" office:value-type="float" office:value="0.0400053346136993" calcext:value-type="float">
            <text:p>0.040</text:p>
          </table:table-cell>
          <table:table-cell table:formula="of:=SLOPE(LN([.C4:.C9]); [.B4:.B9])" office:value-type="float" office:value="0.209162772435816" calcext:value-type="float">
            <text:p>0.209</text:p>
          </table:table-cell>
          <table:table-cell/>
          <table:table-cell table:formula="of:=AVERAGE([.F9:.I9])" office:value-type="float" office:value="0.179300769075616" calcext:value-type="float">
            <text:p>0.179</text:p>
          </table:table-cell>
          <table:table-cell table:formula="of:=[.C9]*EXP([.J9])" office:value-type="float" office:value="61.0154067405334" calcext:value-type="float">
            <text:p>61.0</text:p>
          </table:table-cell>
          <table:table-cell table:formula="of:=([.C9]-[.K8])/[.K8]" office:value-type="percentage" office:value="-0.216736169425938" calcext:value-type="percentage">
            <text:p>-21.7%</text:p>
          </table:table-cell>
          <table:table-cell table:number-columns-repeated="1012"/>
        </table:table-row>
        <table:table-row table:style-name="ro2">
          <table:table-cell table:style-name="ce1" table:formula="of:=[.A9]+1" office:value-type="date" office:date-value="2020-03-26" calcext:value-type="date">
            <text:p>03/26/20</text:p>
          </table:table-cell>
          <table:table-cell table:formula="of:=[.B9]+1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formula="of:=[.C10]-[.C9]" office:value-type="float" office:value="15" calcext:value-type="float">
            <text:p>15</text:p>
          </table:table-cell>
          <table:table-cell table:style-name="ce38" table:formula="of:=[.D10]/[.C9]" office:value-type="percentage" office:value="0.294117647058823" calcext:value-type="percentage">
            <text:p>29.4%</text:p>
          </table:table-cell>
          <table:table-cell table:formula="of:=SLOPE(LN([.C$2:.C10]);[.B$2:.B10])" office:value-type="float" office:value="0.267959947797858" calcext:value-type="float">
            <text:p>0.268</text:p>
          </table:table-cell>
          <table:table-cell table:style-name="ce23" table:formula="of:=SLOPE(LN([.C9:.C10]);[.B9:.B10])" office:value-type="float" office:value="0.257829109302099" calcext:value-type="float">
            <text:p>0.258</text:p>
          </table:table-cell>
          <table:table-cell table:formula="of:=SLOPE(LN([.C5:.C10]); [.B5:.B10])" office:value-type="float" office:value="0.146664817544075" calcext:value-type="float">
            <text:p>0.147</text:p>
          </table:table-cell>
          <table:table-cell/>
          <table:table-cell table:formula="of:=AVERAGE([.F10:.I10])" office:value-type="float" office:value="0.224151291548011" calcext:value-type="float">
            <text:p>0.224</text:p>
          </table:table-cell>
          <table:table-cell table:formula="of:=[.C10]*EXP([.J10])" office:value-type="float" office:value="82.5831804744045" calcext:value-type="float">
            <text:p>82.6</text:p>
          </table:table-cell>
          <table:table-cell table:formula="of:=([.C10]-[.K9])/[.K9]" office:value-type="percentage" office:value="0.0816940101811239" calcext:value-type="percentage">
            <text:p>8.2%</text:p>
          </table:table-cell>
          <table:table-cell table:number-columns-repeated="1012"/>
        </table:table-row>
        <table:table-row table:style-name="ro2">
          <table:table-cell table:style-name="ce1" table:formula="of:=[.A10]+1" office:value-type="date" office:date-value="2020-03-27" calcext:value-type="date">
            <text:p>03/27/20</text:p>
          </table:table-cell>
          <table:table-cell table:formula="of:=[.B10]+1" office:value-type="float" office:value="9" calcext:value-type="float">
            <text:p>9</text:p>
          </table:table-cell>
          <table:table-cell office:value-type="float" office:value="76" calcext:value-type="float">
            <text:p>76</text:p>
          </table:table-cell>
          <table:table-cell table:formula="of:=[.C11]-[.C10]" office:value-type="float" office:value="10" calcext:value-type="float">
            <text:p>10</text:p>
          </table:table-cell>
          <table:table-cell table:formula="of:=[.D11]/[.C10]" office:value-type="percentage" office:value="0.151515151515152" calcext:value-type="percentage">
            <text:p>15.2%</text:p>
          </table:table-cell>
          <table:table-cell table:formula="of:=SLOPE(LN([.C$2:.C11]);[.B$2:.B11])" office:value-type="float" office:value="0.250463163884419" calcext:value-type="float">
            <text:p>0.250</text:p>
          </table:table-cell>
          <table:table-cell table:formula="of:=SLOPE(LN([.C10:.C11]);[.B10:.B11])" office:value-type="float" office:value="0.141078598259906" calcext:value-type="float">
            <text:p>0.141</text:p>
          </table:table-cell>
          <table:table-cell table:formula="of:=SLOPE(LN([.C6:.C11]); [.B6:.B11])" office:value-type="float" office:value="0.149067478871845" calcext:value-type="float">
            <text:p>0.149</text:p>
          </table:table-cell>
          <table:table-cell/>
          <table:table-cell table:formula="of:=AVERAGE([.F11:.I11])" office:value-type="float" office:value="0.180203080338723" calcext:value-type="float">
            <text:p>0.180</text:p>
          </table:table-cell>
          <table:table-cell table:formula="of:=[.C11]*EXP([.J11])" office:value-type="float" office:value="91.0069994530215" calcext:value-type="float">
            <text:p>91.0</text:p>
          </table:table-cell>
          <table:table-cell table:formula="of:=([.C11]-[.K10])/[.K10]" office:value-type="percentage" office:value="-0.0797157536993249" calcext:value-type="percentage">
            <text:p>-8.0%</text:p>
          </table:table-cell>
          <table:table-cell table:number-columns-repeated="1012"/>
        </table:table-row>
        <table:table-row table:style-name="ro2">
          <table:table-cell table:style-name="ce1" table:formula="of:=[.A11]+1" office:value-type="date" office:date-value="2020-03-28" calcext:value-type="date">
            <text:p>03/28/20</text:p>
          </table:table-cell>
          <table:table-cell table:formula="of:=[.B11]+1"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table:formula="of:=[.C12]-[.C11]" office:value-type="float" office:value="8" calcext:value-type="float">
            <text:p>8</text:p>
          </table:table-cell>
          <table:table-cell table:formula="of:=[.D12]/[.C11]" office:value-type="percentage" office:value="0.105263157894737" calcext:value-type="percentage">
            <text:p>10.5%</text:p>
          </table:table-cell>
          <table:table-cell table:formula="of:=SLOPE(LN([.C$2:.C12]);[.B$2:.B12])" office:value-type="float" office:value="0.23408402241675" calcext:value-type="float">
            <text:p>0.234</text:p>
          </table:table-cell>
          <table:table-cell table:formula="of:=SLOPE(LN([.C11:.C12]);[.B11:.B12])" office:value-type="float" office:value="0.100083458556982" calcext:value-type="float">
            <text:p>0.100</text:p>
          </table:table-cell>
          <table:table-cell table:style-name="ce23" table:formula="of:=SLOPE(LN([.C7:.C12]); [.B7:.B12])" office:value-type="float" office:value="0.15459554283993" calcext:value-type="float">
            <text:p>0.155</text:p>
          </table:table-cell>
          <table:table-cell table:formula="of:=SLOPE(LN([.C2:.C12]);[.B2:.B12])" office:value-type="float" office:value="0.23408402241675" calcext:value-type="float">
            <text:p>0.234</text:p>
          </table:table-cell>
          <table:table-cell table:formula="of:=AVERAGE([.F12:.I12])" office:value-type="float" office:value="0.180711761557603" calcext:value-type="float">
            <text:p>0.181</text:p>
          </table:table-cell>
          <table:table-cell table:formula="of:=[.C12]*EXP([.J12])" office:value-type="float" office:value="100.637863178731" calcext:value-type="float">
            <text:p>100.6</text:p>
          </table:table-cell>
          <table:table-cell table:formula="of:=([.C12]-[.K11])/[.K11]" office:value-type="percentage" office:value="-0.0769940718311291" calcext:value-type="percentage">
            <text:p>-7.7%</text:p>
          </table:table-cell>
          <table:table-cell table:number-columns-repeated="1012"/>
        </table:table-row>
        <table:table-row table:style-name="ro2">
          <table:table-cell table:style-name="ce1" table:formula="of:=[.A12]+1" office:value-type="date" office:date-value="2020-03-29" calcext:value-type="date">
            <text:p>03/29/20</text:p>
          </table:table-cell>
          <table:table-cell table:formula="of:=[.B12]+1" office:value-type="float" office:value="11" calcext:value-type="float">
            <text:p>11</text:p>
          </table:table-cell>
          <table:table-cell office:value-type="float" office:value="90" calcext:value-type="float">
            <text:p>90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/[.C12]" office:value-type="percentage" office:value="0.0714285714285714" calcext:value-type="percentage">
            <text:p>7.1%</text:p>
          </table:table-cell>
          <table:table-cell table:formula="of:=SLOPE(LN([.C$2:.C13]);[.B$2:.B13])" office:value-type="float" office:value="0.218284858072718" calcext:value-type="float">
            <text:p>0.218</text:p>
          </table:table-cell>
          <table:table-cell table:formula="of:=SLOPE(LN([.C12:.C13]);[.B12:.B13])" office:value-type="float" office:value="0.0689928714869517" calcext:value-type="float">
            <text:p>0.069</text:p>
          </table:table-cell>
          <table:table-cell table:formula="of:=SLOPE(LN([.C8:.C13]); [.B8:.B13])" office:value-type="float" office:value="0.133657113077573" calcext:value-type="float">
            <text:p>0.134</text:p>
          </table:table-cell>
          <table:table-cell table:formula="of:=SLOPE(LN([.C3:.C13]);[.B3:.B13])" office:value-type="float" office:value="0.194152998320956" calcext:value-type="float">
            <text:p>0.194</text:p>
          </table:table-cell>
          <table:table-cell table:formula="of:=AVERAGE([.F13:.I13])" office:value-type="float" office:value="0.15377196023955" calcext:value-type="float">
            <text:p>0.154</text:p>
          </table:table-cell>
          <table:table-cell table:formula="of:=[.C13]*EXP([.J13])" office:value-type="float" office:value="104.960241972338" calcext:value-type="float">
            <text:p>105.0</text:p>
          </table:table-cell>
          <table:table-cell table:formula="of:=([.C13]-[.K12])/[.K12]" office:value-type="percentage" office:value="-0.105704382453335" calcext:value-type="percentage">
            <text:p>-10.6%</text:p>
          </table:table-cell>
          <table:table-cell table:number-columns-repeated="1012"/>
        </table:table-row>
        <table:table-row table:style-name="ro2">
          <table:table-cell table:style-name="ce1" table:formula="of:=[.A13]+1" office:value-type="date" office:date-value="2020-03-30" calcext:value-type="date">
            <text:p>03/30/20</text:p>
          </table:table-cell>
          <table:table-cell table:formula="of:=[.B13]+1" office:value-type="float" office:value="12" calcext:value-type="float">
            <text:p>1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[.C14]-[.C13]" office:value-type="float" office:value="10" calcext:value-type="float">
            <text:p>10</text:p>
          </table:table-cell>
          <table:table-cell table:formula="of:=[.D14]/[.C13]" office:value-type="percentage" office:value="0.111111111111111" calcext:value-type="percentage">
            <text:p>11.1%</text:p>
          </table:table-cell>
          <table:table-cell table:style-name="ce8" table:formula="of:=SLOPE(LN([.C$2:.C14]);[.B$2:.B14])" office:value-type="float" office:value="0.205013132070889" calcext:value-type="float">
            <text:p>0.205</text:p>
          </table:table-cell>
          <table:table-cell table:style-name="ce8" table:formula="of:=SLOPE(LN([.C13:.C14]);[.B13:.B14])" office:value-type="float" office:value="0.105360515657827" calcext:value-type="float">
            <text:p>0.105</text:p>
          </table:table-cell>
          <table:table-cell table:style-name="ce8" table:formula="of:=SLOPE(LN([.C9:.C14]); [.B9:.B14])" office:value-type="float" office:value="0.125636314565352" calcext:value-type="float">
            <text:p>0.126</text:p>
          </table:table-cell>
          <table:table-cell table:style-name="ce8" table:formula="of:=SLOPE(LN([.C4:.C14]);[.B4:.B14])" office:value-type="float" office:value="0.160447554220368" calcext:value-type="float">
            <text:p>0.160</text:p>
          </table:table-cell>
          <table:table-cell table:formula="of:=AVERAGE([.F14:.I14])" office:value-type="float" office:value="0.149114379128609" calcext:value-type="float">
            <text:p>0.149</text:p>
          </table:table-cell>
          <table:table-cell table:style-name="ce32" table:formula="of:=[.C14]*EXP([.J14])" office:value-type="float" office:value="116.080575356678" calcext:value-type="float">
            <text:p>116.1</text:p>
          </table:table-cell>
          <table:table-cell table:formula="of:=([.C14]-[.K13])/[.K13]" office:value-type="percentage" office:value="-0.0472582939894996" calcext:value-type="percentage">
            <text:p>-4.7%</text:p>
          </table:table-cell>
          <table:table-cell table:number-columns-repeated="1012"/>
        </table:table-row>
        <table:table-row table:style-name="ro2">
          <table:table-cell table:style-name="ce1" table:formula="of:=[.A14]+1" office:value-type="date" office:date-value="2020-03-31" calcext:value-type="date">
            <text:p>03/31/20</text:p>
          </table:table-cell>
          <table:table-cell table:formula="of:=[.B14]+1"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formula="of:=[.C15]-[.C14]" office:value-type="float" office:value="7" calcext:value-type="float">
            <text:p>7</text:p>
          </table:table-cell>
          <table:table-cell table:formula="of:=[.D15]/[.C14]" office:value-type="percentage" office:value="0.07" calcext:value-type="percentage">
            <text:p>7.0%</text:p>
          </table:table-cell>
          <table:table-cell table:style-name="ce8" table:formula="of:=SLOPE(LN([.C$2:.C15]);[.B$2:.B15])" office:value-type="float" office:value="0.192746490481252" calcext:value-type="float">
            <text:p>0.193</text:p>
          </table:table-cell>
          <table:table-cell table:style-name="ce8" table:formula="of:=SLOPE(LN([.C14:.C15]);[.B14:.B15])" office:value-type="float" office:value="0.067658648473814" calcext:value-type="float">
            <text:p>0.068</text:p>
          </table:table-cell>
          <table:table-cell table:style-name="ce8" table:formula="of:=SLOPE(LN([.C10:.C15]); [.B10:.B15])" office:value-type="float" office:value="0.0945192534505611" calcext:value-type="float">
            <text:p>0.095</text:p>
          </table:table-cell>
          <table:table-cell table:style-name="ce8" table:formula="of:=SLOPE(LN([.C5:.C15]);[.B5:.B15])" office:value-type="float" office:value="0.130189192172759" calcext:value-type="float">
            <text:p>0.130</text:p>
          </table:table-cell>
          <table:table-cell table:formula="of:=AVERAGE([.F15:.I15])" office:value-type="float" office:value="0.121278396144596" calcext:value-type="float">
            <text:p>0.121</text:p>
          </table:table-cell>
          <table:table-cell table:formula="of:=[.C15]*EXP([.J15])" office:value-type="float" office:value="120.796490219768" calcext:value-type="float">
            <text:p>120.8</text:p>
          </table:table-cell>
          <table:table-cell table:formula="of:=([.C15]-[.K14])/[.K14]" office:value-type="percentage" office:value="-0.0782264847393852" calcext:value-type="percentage">
            <text:p>-7.8%</text:p>
          </table:table-cell>
          <table:table-cell table:number-columns-repeated="1012"/>
        </table:table-row>
        <table:table-row table:style-name="ro2">
          <table:table-cell table:style-name="ce1" table:formula="of:=[.A15]+1" office:value-type="date" office:date-value="2020-04-01" calcext:value-type="date">
            <text:p>04/01/20</text:p>
          </table:table-cell>
          <table:table-cell table:formula="of:=[.B15]+1"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  <table:table-cell table:formula="of:=[.C16]-[.C15]" office:value-type="float" office:value="7" calcext:value-type="float">
            <text:p>7</text:p>
          </table:table-cell>
          <table:table-cell table:style-name="ce17" table:formula="of:=[.D16]/[.C15]" office:value-type="percentage" office:value="0.0654205607476635" calcext:value-type="percentage">
            <text:p>6.5%</text:p>
          </table:table-cell>
          <table:table-cell table:style-name="ce8" table:formula="of:=SLOPE(LN([.C$2:.C16]);[.B$2:.B16])" office:value-type="float" office:value="0.181538751534271" calcext:value-type="float">
            <text:p>0.182</text:p>
          </table:table-cell>
          <table:table-cell table:style-name="ce37" table:formula="of:=SLOPE(LN([.C15:.C16]);[.B15:.B16])" office:value-type="float" office:value="0.0633696139325899" calcext:value-type="float">
            <text:p>0.063</text:p>
          </table:table-cell>
          <table:table-cell table:style-name="ce37" table:formula="of:=SLOPE(LN([.C11:.C16]); [.B11:.B16])" office:value-type="float" office:value="0.0816777760872693" calcext:value-type="float">
            <text:p>0.082</text:p>
          </table:table-cell>
          <table:table-cell table:style-name="ce8" table:formula="of:=SLOPE(LN([.C6:.C16]);[.B6:.B16])" office:value-type="float" office:value="0.119824102070378" calcext:value-type="float">
            <text:p>0.120</text:p>
          </table:table-cell>
          <table:table-cell table:formula="of:=AVERAGE([.F16:.I16])" office:value-type="float" office:value="0.111602560906127" calcext:value-type="float">
            <text:p>0.112</text:p>
          </table:table-cell>
          <table:table-cell table:formula="of:=[.C16]*EXP([.J16])" office:value-type="float" office:value="127.459798538728" calcext:value-type="float">
            <text:p>127.5</text:p>
          </table:table-cell>
          <table:table-cell table:formula="of:=([.C16]-[.K15])/[.K15]" office:value-type="percentage" office:value="-0.0562639709763304" calcext:value-type="percentage">
            <text:p>-5.6%</text:p>
          </table:table-cell>
          <table:table-cell table:number-columns-repeated="1012"/>
        </table:table-row>
        <table:table-row table:style-name="ro2">
          <table:table-cell table:style-name="ce1" table:formula="of:=[.A16]+1" office:value-type="date" office:date-value="2020-04-02" calcext:value-type="date">
            <text:p>04/02/20</text:p>
          </table:table-cell>
          <table:table-cell table:formula="of:=[.B16]+1"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table:formula="of:=[.C17]-[.C16]" office:value-type="float" office:value="18" calcext:value-type="float">
            <text:p>18</text:p>
          </table:table-cell>
          <table:table-cell table:formula="of:=[.D17]/[.C16]" office:value-type="percentage" office:value="0.157894736842105" calcext:value-type="percentage">
            <text:p>15.8%</text:p>
          </table:table-cell>
          <table:table-cell table:style-name="ce8" table:formula="of:=SLOPE(LN([.C$2:.C17]);[.B$2:.B17])" office:value-type="float" office:value="0.173268824503371" calcext:value-type="float">
            <text:p>0.173</text:p>
          </table:table-cell>
          <table:table-cell table:style-name="ce8" table:formula="of:=SLOPE(LN([.C16:.C17]);[.B16:.B17])" office:value-type="float" office:value="0.146603474191875" calcext:value-type="float">
            <text:p>0.147</text:p>
          </table:table-cell>
          <table:table-cell table:style-name="ce8" table:formula="of:=SLOPE(LN([.C12:.C17]); [.B12:.B17])" office:value-type="float" office:value="0.0867643028966226" calcext:value-type="float">
            <text:p>0.087</text:p>
          </table:table-cell>
          <table:table-cell table:style-name="ce8" table:formula="of:=SLOPE(LN([.C7:.C17]);[.B7:.B17])" office:value-type="float" office:value="0.115425734605446" calcext:value-type="float">
            <text:p>0.115</text:p>
          </table:table-cell>
          <table:table-cell table:formula="of:=AVERAGE([.F17:.I17])" office:value-type="float" office:value="0.130515584049329" calcext:value-type="float">
            <text:p>0.131</text:p>
          </table:table-cell>
          <table:table-cell table:formula="of:=[.C17]*EXP([.J17])" office:value-type="float" office:value="150.402871933462" calcext:value-type="float">
            <text:p>150.4</text:p>
          </table:table-cell>
          <table:table-cell table:formula="of:=([.C17]-[.K16])/[.K16]" office:value-type="percentage" office:value="0.0356206546167759" calcext:value-type="percentage">
            <text:p>3.6%</text:p>
          </table:table-cell>
          <table:table-cell table:number-columns-repeated="1012"/>
        </table:table-row>
        <table:table-row table:style-name="ro2">
          <table:table-cell table:style-name="ce1" table:formula="of:=[.A17]+1" office:value-type="date" office:date-value="2020-04-03" calcext:value-type="date">
            <text:p>04/03/20</text:p>
          </table:table-cell>
          <table:table-cell table:formula="of:=[.B17]+1" office:value-type="float" office:value="16" calcext:value-type="float">
            <text:p>16</text:p>
          </table:table-cell>
          <table:table-cell office:value-type="float" office:value="143" calcext:value-type="float">
            <text:p>143</text:p>
          </table:table-cell>
          <table:table-cell table:formula="of:=[.C18]-[.C17]" office:value-type="float" office:value="11" calcext:value-type="float">
            <text:p>11</text:p>
          </table:table-cell>
          <table:table-cell table:formula="of:=[.D18]/[.C17]" office:value-type="percentage" office:value="0.0833333333333333" calcext:value-type="percentage">
            <text:p>8.3%</text:p>
          </table:table-cell>
          <table:table-cell table:style-name="ce8" table:formula="of:=SLOPE(LN([.C$2:.C18]);[.B$2:.B18])" office:value-type="float" office:value="0.165765421309031" calcext:value-type="float">
            <text:p>0.166</text:p>
          </table:table-cell>
          <table:table-cell table:style-name="ce8" table:formula="of:=SLOPE(LN([.C17:.C18]);[.B17:.B18])" office:value-type="float" office:value="0.0800427076735364" calcext:value-type="float">
            <text:p>0.080</text:p>
          </table:table-cell>
          <table:table-cell table:style-name="ce8" table:formula="of:=SLOPE(LN([.C13:.C18]); [.B13:.B18])" office:value-type="float" office:value="0.0917554178107325" calcext:value-type="float">
            <text:p>0.092</text:p>
          </table:table-cell>
          <table:table-cell table:style-name="ce8" table:formula="of:=SLOPE(LN([.C8:.C18]);[.B8:.B18])" office:value-type="float" office:value="0.105974566498134" calcext:value-type="float">
            <text:p>0.106</text:p>
          </table:table-cell>
          <table:table-cell table:formula="of:=AVERAGE([.F18:.I18])" office:value-type="float" office:value="0.110884528322858" calcext:value-type="float">
            <text:p>0.111</text:p>
          </table:table-cell>
          <table:table-cell table:formula="of:=[.C18]*EXP([.J18])" office:value-type="float" office:value="159.769021818085" calcext:value-type="float">
            <text:p>159.8</text:p>
          </table:table-cell>
          <table:table-cell table:formula="of:=([.C18]-[.K17])/[.K17]" office:value-type="percentage" office:value="-0.049220283085664" calcext:value-type="percentage">
            <text:p>-4.9%</text:p>
          </table:table-cell>
          <table:table-cell table:number-columns-repeated="1012"/>
        </table:table-row>
        <table:table-row table:style-name="ro2">
          <table:table-cell table:style-name="ce1" table:formula="of:=[.A18]+1" office:value-type="date" office:date-value="2020-04-04" calcext:value-type="date">
            <text:p>04/04/20</text:p>
          </table:table-cell>
          <table:table-cell table:formula="of:=[.B18]+1" office:value-type="float" office:value="17" calcext:value-type="float">
            <text:p>17</text:p>
          </table:table-cell>
          <table:table-cell office:value-type="float" office:value="154" calcext:value-type="float">
            <text:p>154</text:p>
          </table:table-cell>
          <table:table-cell table:formula="of:=[.C19]-[.C18]" office:value-type="float" office:value="11" calcext:value-type="float">
            <text:p>11</text:p>
          </table:table-cell>
          <table:table-cell table:formula="of:=[.D19]/[.C18]" office:value-type="percentage" office:value="0.0769230769230769" calcext:value-type="percentage">
            <text:p>7.7%</text:p>
          </table:table-cell>
          <table:table-cell table:style-name="ce37" table:formula="of:=SLOPE(LN([.C$2:.C19]);[.B$2:.B19])" office:value-type="float" office:value="0.158891849783962" calcext:value-type="float">
            <text:p>0.159</text:p>
          </table:table-cell>
          <table:table-cell table:style-name="ce8" table:formula="of:=SLOPE(LN([.C18:.C19]);[.B18:.B19])" office:value-type="float" office:value="0.0741079721537226" calcext:value-type="float">
            <text:p>0.074</text:p>
          </table:table-cell>
          <table:table-cell table:style-name="ce8" table:formula="of:=SLOPE(LN([.C14:.C19]); [.B14:.B19])" office:value-type="float" office:value="0.0907303698203876" calcext:value-type="float">
            <text:p>0.091</text:p>
          </table:table-cell>
          <table:table-cell table:style-name="ce37" table:formula="of:=SLOPE(LN([.C9:.C19]);[.B9:.B19])" office:value-type="float" office:value="0.100530751013769" calcext:value-type="float">
            <text:p>0.101</text:p>
          </table:table-cell>
          <table:table-cell table:style-name="ce37" table:formula="of:=AVERAGE([.F19:.I19])" office:value-type="float" office:value="0.10606523569296" calcext:value-type="float">
            <text:p>0.106</text:p>
          </table:table-cell>
          <table:table-cell table:formula="of:=[.C19]*EXP([.J19])" office:value-type="float" office:value="171.231739038812" calcext:value-type="float">
            <text:p>171.2</text:p>
          </table:table-cell>
          <table:table-cell table:formula="of:=([.C19]-[.K18])/[.K18]" office:value-type="percentage" office:value="-0.0361085131049611" calcext:value-type="percentage">
            <text:p>-3.6%</text:p>
          </table:table-cell>
          <table:table-cell table:number-columns-repeated="1012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 hospital" table:style-name="ta1">
        <table:shapes>
          <draw:frame draw:z-index="0" draw:style-name="gr1" draw:text-style-name="P1" svg:width="453.51pt" svg:height="255.09pt" svg:x="928.49pt" svg:y="21.37pt">
            <draw:object draw:notify-on-update-of-ranges="'CO hospital'.C1:'CO hospital'.C1 'CO hospital'.C2:'CO hospital'.C25 'CO hospital'.C8:'CO hospital'.C25 'CO hospital'.C13:'CO hospital'.C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926.93pt" svg:y="286.89pt">
            <draw:object draw:notify-on-update-of-ranges="'CO hospital'.F1:'CO hospital'.F1 'CO hospital'.F3:'CO hospital'.F38 'CO hospital'.G1:'CO hospital'.G1 'CO hospital'.G3:'CO hospital'.G38 'CO hospital'.H1:'CO hospital'.H1 'CO hospital'.H3:'CO hospital'.H38 'CO hospital'.I1:'CO hospital'.I1 'CO hospital'.I3:'CO hospital'.I38 'CO hospital'.J1:'CO hospital'.J1 'CO hospital'.J3:'CO hospital'.J38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26" table:default-cell-style-name="ce27"/>
        <table:table-column table:style-name="co18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3" table:default-cell-style-name="ce27"/>
        <table:table-column table:style-name="co10" table:number-columns-repeated="2" table:default-cell-style-name="ce27"/>
        <table:table-column table:style-name="co27" table:default-cell-style-name="ce27"/>
        <table:table-column table:style-name="co28" table:default-cell-style-name="ce49"/>
        <table:table-column table:style-name="co12" table:default-cell-style-name="ce27"/>
        <table:table-column table:style-name="co12" table:default-cell-style-name="ce49"/>
        <table:table-column table:style-name="co12" table:default-cell-style-name="ce48"/>
        <table:table-column table:style-name="co12" table:number-columns-repeated="1007" table:default-cell-style-name="ce27"/>
        <table:table-row table:style-name="ro1">
          <table:table-cell table:style-name="ce24" office:value-type="string" calcext:value-type="string">
            <text:p>Date</text:p>
          </table:table-cell>
          <table:table-cell table:style-name="ce25" office:value-type="string" calcext:value-type="string">
            <text:p>Day</text:p>
          </table:table-cell>
          <table:table-cell office:value-type="string" calcext:value-type="string">
            <text:p>Since</text:p>
            <text:p>3/18</text:p>
          </table:table-cell>
          <table:table-cell office:value-type="string" calcext:value-type="string">
            <text:p>Change</text:p>
          </table:table-cell>
          <table:table-cell table:style-name="ce30" office:value-type="string" calcext:value-type="string">
            <text:p>%</text:p>
          </table:table-cell>
          <table:table-cell table:style-name="ce8" office:value-type="string" calcext:value-type="string">
            <text:p>Tot Exp</text:p>
            <text:p>Slope</text:p>
          </table:table-cell>
          <table:table-cell table:style-name="ce8" office:value-type="string" calcext:value-type="string">
            <text:p>1d Exp</text:p>
            <text:p>Slope</text:p>
          </table:table-cell>
          <table:table-cell table:style-name="ce8" office:value-type="string" calcext:value-type="string">
            <text:p>5d Exp</text:p>
            <text:p>Slope</text:p>
          </table:table-cell>
          <table:table-cell table:style-name="ce8" office:value-type="string" calcext:value-type="string">
            <text:p>10d Exp</text:p>
            <text:p>Slope</text:p>
          </table:table-cell>
          <table:table-cell table:style-name="ce8" office:value-type="string" calcext:value-type="string">
            <text:p>Avg</text:p>
            <text:p>Slope</text:p>
          </table:table-cell>
          <table:table-cell table:style-name="ce32" office:value-type="string" calcext:value-type="string">
            <text:p>1d Pred</text:p>
          </table:table-cell>
          <table:table-cell table:style-name="ce30" office:value-type="string" calcext:value-type="string">
            <text:p>1d Pred</text:p>
            <text:p>Error</text:p>
          </table:table-cell>
          <table:table-cell table:style-name="ce48" office:value-type="percentage" office:value="0.044" calcext:value-type="percentage">
            <text:p>4.40%</text:p>
          </table:table-cell>
          <table:table-cell table:formula="of:=100/[.M1]" office:value-type="float" office:value="2272.72727272727" calcext:value-type="float">
            <text:p>2,272.7</text:p>
          </table:table-cell>
          <table:table-cell table:style-name="ce49" office:value-type="float" office:value="5845526" calcext:value-type="float">
            <text:p>5,845,526.0</text:p>
          </table:table-cell>
          <table:table-cell office:value-type="string" calcext:value-type="string">
            <text:p>est actual</text:p>
          </table:table-cell>
          <table:table-cell office:value-type="string" calcext:value-type="string">
            <text:p>% of population</text:p>
          </table:table-cell>
          <table:table-cell table:style-name="ce49" table:formula="of:=[.O1]*0.8" office:value-type="float" office:value="4676420.8" calcext:value-type="float">
            <text:p>4,676,420.8</text:p>
          </table:table-cell>
          <table:table-cell table:number-columns-repeated="1006"/>
        </table:table-row>
        <table:table-row table:style-name="ro2">
          <table:table-cell table:style-name="ce24" office:value-type="date" office:date-value="2020-03-17" calcext:value-type="date">
            <text:p>03/17/20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0"/>
          <table:table-cell table:style-name="ce8" table:number-columns-repeated="5"/>
          <table:table-cell table:style-name="ce32"/>
          <table:table-cell table:style-name="ce30"/>
          <table:table-cell table:style-name="ce48"/>
          <table:table-cell table:formula="of:=[.N$1]*[.C2]" office:value-type="float" office:value="45454.5454545455" calcext:value-type="float">
            <text:p>45,454.5</text:p>
          </table:table-cell>
          <table:table-cell table:style-name="ce48" table:formula="of:=[.N2]/[.O$1]" office:value-type="percentage" office:value="0.00777595471383507" calcext:value-type="percentage">
            <text:p>0.78%</text:p>
          </table:table-cell>
          <table:table-cell table:number-columns-repeated="2"/>
          <table:table-cell table:style-name="ce49" table:formula="of:=[.R1]*[.M1]" office:value-type="float" office:value="205762.5152" calcext:value-type="float">
            <text:p>205,762.5</text:p>
          </table:table-cell>
          <table:table-cell table:number-columns-repeated="1006"/>
        </table:table-row>
        <table:table-row table:style-name="ro2">
          <table:table-cell table:style-name="ce24" table:formula="of:=[.A2]+1" office:value-type="date" office:date-value="2020-03-18" calcext:value-type="date">
            <text:p>03/18/20</text:p>
          </table:table-cell>
          <table:table-cell table:style-name="ce25" table:formula="of:=[.B2]+1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3]-[.C2]" office:value-type="float" office:value="6" calcext:value-type="float">
            <text:p>6</text:p>
          </table:table-cell>
          <table:table-cell table:style-name="ce30" table:formula="of:=[.D3]/[.C2]" office:value-type="percentage" office:value="0.3" calcext:value-type="percentage">
            <text:p>30.0%</text:p>
          </table:table-cell>
          <table:table-cell table:style-name="ce8" table:formula="of:=SLOPE(LN([.C$2:.C3]);[.B$2:.B3])" office:value-type="float" office:value="0.262364264467491" calcext:value-type="float">
            <text:p>0.262</text:p>
          </table:table-cell>
          <table:table-cell table:style-name="ce8" table:formula="of:=SLOPE(LN([.C2:.C3]);[.B2:.B3])" office:value-type="float" office:value="0.262364264467491" calcext:value-type="float">
            <text:p>0.262</text:p>
          </table:table-cell>
          <table:table-cell table:style-name="ce8" table:number-columns-repeated="2"/>
          <table:table-cell table:style-name="ce8" table:formula="of:=AVERAGE([.F3:.I3])" office:value-type="float" office:value="0.262364264467491" calcext:value-type="float">
            <text:p>0.262</text:p>
          </table:table-cell>
          <table:table-cell table:style-name="ce32" table:formula="of:=[.C3]*EXP([.J3])" office:value-type="float" office:value="33.8" calcext:value-type="float">
            <text:p>33.8</text:p>
          </table:table-cell>
          <table:table-cell table:style-name="ce30"/>
          <table:table-cell table:style-name="ce48"/>
          <table:table-cell table:formula="of:=[.N$1]*[.C3]" office:value-type="float" office:value="59090.9090909091" calcext:value-type="float">
            <text:p>59,090.9</text:p>
          </table:table-cell>
          <table:table-cell table:style-name="ce48" table:formula="of:=[.N3]/[.O$1]" office:value-type="percentage" office:value="0.0101087411279856" calcext:value-type="percentage">
            <text:p>1.01%</text:p>
          </table:table-cell>
          <table:table-cell table:formula="of:=[.K3]*[.N$1]" office:value-type="float" office:value="76818.1818181818" calcext:value-type="float">
            <text:p>76,818.2</text:p>
          </table:table-cell>
          <table:table-cell table:formula="of:=[.P3]/[.O$1]" office:value-type="percentage" office:value="0.0131413634663813" calcext:value-type="percentage">
            <text:p>1.31%</text:p>
          </table:table-cell>
          <table:table-cell table:number-columns-repeated="1007"/>
        </table:table-row>
        <table:table-row table:style-name="ro2">
          <table:table-cell table:style-name="ce24" table:formula="of:=[.A3]+1" office:value-type="date" office:date-value="2020-03-19" calcext:value-type="date">
            <text:p>03/19/20</text:p>
          </table:table-cell>
          <table:table-cell table:style-name="ce25" table:formula="of:=[.B3]+1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C4]-[.C3]" office:value-type="float" office:value="12" calcext:value-type="float">
            <text:p>12</text:p>
          </table:table-cell>
          <table:table-cell table:style-name="ce30" table:formula="of:=[.D4]/[.C3]" office:value-type="percentage" office:value="0.461538461538462" calcext:value-type="percentage">
            <text:p>46.2%</text:p>
          </table:table-cell>
          <table:table-cell table:style-name="ce8" table:formula="of:=SLOPE(LN([.C$2:.C4]);[.B$2:.B4])" office:value-type="float" office:value="0.320926943086197" calcext:value-type="float">
            <text:p>0.321</text:p>
          </table:table-cell>
          <table:table-cell table:style-name="ce8" table:formula="of:=SLOPE(LN([.C3:.C4]);[.B3:.B4])" office:value-type="float" office:value="0.379489621704904" calcext:value-type="float">
            <text:p>0.379</text:p>
          </table:table-cell>
          <table:table-cell table:style-name="ce8" table:number-columns-repeated="2"/>
          <table:table-cell table:style-name="ce8" table:formula="of:=AVERAGE([.F4:.I4])" office:value-type="float" office:value="0.35020828239555" calcext:value-type="float">
            <text:p>0.350</text:p>
          </table:table-cell>
          <table:table-cell table:style-name="ce32" table:formula="of:=[.C4]*EXP([.J4])" office:value-type="float" office:value="53.9357995542526" calcext:value-type="float">
            <text:p>53.9</text:p>
          </table:table-cell>
          <table:table-cell table:style-name="ce30" table:formula="of:=([.C4]-[.K3])/[.K3]" office:value-type="percentage" office:value="0.124260355029586" calcext:value-type="percentage">
            <text:p>12.4%</text:p>
          </table:table-cell>
          <table:table-cell table:style-name="ce48"/>
          <table:table-cell table:formula="of:=[.N$1]*[.C4]" office:value-type="float" office:value="86363.6363636364" calcext:value-type="float">
            <text:p>86,363.6</text:p>
          </table:table-cell>
          <table:table-cell table:style-name="ce48" table:formula="of:=[.N4]/[.O$1]" office:value-type="percentage" office:value="0.0147743139562866" calcext:value-type="percentage">
            <text:p>1.48%</text:p>
          </table:table-cell>
          <table:table-cell table:formula="of:=[.K4]*[.N$1]" office:value-type="float" office:value="122581.362623301" calcext:value-type="float">
            <text:p>122,581.4</text:p>
          </table:table-cell>
          <table:table-cell table:formula="of:=[.P4]/[.O$1]" office:value-type="percentage" office:value="0.0209701167394177" calcext:value-type="percentage">
            <text:p>2.10%</text:p>
          </table:table-cell>
          <table:table-cell table:number-columns-repeated="1007"/>
        </table:table-row>
        <table:table-row table:style-name="ro2">
          <table:table-cell table:style-name="ce24" table:formula="of:=[.A4]+1" office:value-type="date" office:date-value="2020-03-20" calcext:value-type="date">
            <text:p>03/20/20</text:p>
          </table:table-cell>
          <table:table-cell table:style-name="ce25" table:formula="of:=[.B4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formula="of:=[.C5]-[.C4]" office:value-type="float" office:value="6" calcext:value-type="float">
            <text:p>6</text:p>
          </table:table-cell>
          <table:table-cell table:style-name="ce30" table:formula="of:=[.D5]/[.C4]" office:value-type="percentage" office:value="0.157894736842105" calcext:value-type="percentage">
            <text:p>15.8%</text:p>
          </table:table-cell>
          <table:table-cell table:style-name="ce8" table:formula="of:=SLOPE(LN([.C$2:.C5]);[.B$2:.B5])" office:value-type="float" office:value="0.274486170279771" calcext:value-type="float">
            <text:p>0.274</text:p>
          </table:table-cell>
          <table:table-cell table:style-name="ce8" table:formula="of:=SLOPE(LN([.C4:.C5]);[.B4:.B5])" office:value-type="float" office:value="0.146603474191875" calcext:value-type="float">
            <text:p>0.147</text:p>
          </table:table-cell>
          <table:table-cell table:style-name="ce8" table:number-columns-repeated="2"/>
          <table:table-cell table:style-name="ce8" table:formula="of:=AVERAGE([.F5:.I5])" office:value-type="float" office:value="0.210544822235823" calcext:value-type="float">
            <text:p>0.211</text:p>
          </table:table-cell>
          <table:table-cell table:style-name="ce32" table:formula="of:=[.C5]*EXP([.J5])" office:value-type="float" office:value="54.311416646345" calcext:value-type="float">
            <text:p>54.3</text:p>
          </table:table-cell>
          <table:table-cell table:style-name="ce30" table:formula="of:=([.C5]-[.K4])/[.K4]" office:value-type="percentage" office:value="-0.184215301086961" calcext:value-type="percentage">
            <text:p>-18.4%</text:p>
          </table:table-cell>
          <table:table-cell/>
          <table:table-cell table:formula="of:=[.N$1]*[.C5]" office:value-type="float" office:value="100000" calcext:value-type="float">
            <text:p>100,000.0</text:p>
          </table:table-cell>
          <table:table-cell table:style-name="ce48" table:formula="of:=[.N5]/[.O$1]" office:value-type="percentage" office:value="0.0171071003704371" calcext:value-type="percentage">
            <text:p>1.71%</text:p>
          </table:table-cell>
          <table:table-cell table:formula="of:=[.K5]*[.N$1]" office:value-type="float" office:value="123435.037832602" calcext:value-type="float">
            <text:p>123,435.0</text:p>
          </table:table-cell>
          <table:table-cell table:formula="of:=[.P5]/[.O$1]" office:value-type="percentage" office:value="0.0211161558143103" calcext:value-type="percentage">
            <text:p>2.11%</text:p>
          </table:table-cell>
          <table:table-cell table:number-columns-repeated="1007"/>
        </table:table-row>
        <table:table-row table:style-name="ro2">
          <table:table-cell table:style-name="ce24" table:formula="of:=[.A5]+1" office:value-type="date" office:date-value="2020-03-21" calcext:value-type="date">
            <text:p>03/21/20</text:p>
          </table:table-cell>
          <table:table-cell table:style-name="ce25" table:formula="of:=[.B5]+1"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table:formula="of:=[.C6]-[.C5]" office:value-type="float" office:value="5" calcext:value-type="float">
            <text:p>5</text:p>
          </table:table-cell>
          <table:table-cell table:style-name="ce30" table:formula="of:=[.D6]/[.C5]" office:value-type="percentage" office:value="0.113636363636364" calcext:value-type="percentage">
            <text:p>11.4%</text:p>
          </table:table-cell>
          <table:table-cell table:style-name="ce8" table:formula="of:=SLOPE(LN([.C$2:.C6]);[.B$2:.B6])" office:value-type="float" office:value="0.231826914501005" calcext:value-type="float">
            <text:p>0.232</text:p>
          </table:table-cell>
          <table:table-cell table:style-name="ce8" table:formula="of:=SLOPE(LN([.C5:.C6]);[.B5:.B6])" office:value-type="float" office:value="0.107630664192365" calcext:value-type="float">
            <text:p>0.108</text:p>
          </table:table-cell>
          <table:table-cell table:style-name="ce8" table:number-columns-repeated="2"/>
          <table:table-cell table:style-name="ce8" table:formula="of:=AVERAGE([.F6:.I6])" office:value-type="float" office:value="0.169728789346685" calcext:value-type="float">
            <text:p>0.170</text:p>
          </table:table-cell>
          <table:table-cell table:style-name="ce32" table:formula="of:=[.C6]*EXP([.J6])" office:value-type="float" office:value="58.064187952694" calcext:value-type="float">
            <text:p>58.1</text:p>
          </table:table-cell>
          <table:table-cell table:style-name="ce30" table:formula="of:=([.C6]-[.K5])/[.K5]" office:value-type="percentage" office:value="-0.09779558285012" calcext:value-type="percentage">
            <text:p>-9.8%</text:p>
          </table:table-cell>
          <table:table-cell/>
          <table:table-cell table:formula="of:=[.N$1]*[.C6]" office:value-type="float" office:value="111363.636363636" calcext:value-type="float">
            <text:p>111,363.6</text:p>
          </table:table-cell>
          <table:table-cell table:style-name="ce48" table:formula="of:=[.N6]/[.O$1]" office:value-type="percentage" office:value="0.0190510890488959" calcext:value-type="percentage">
            <text:p>1.91%</text:p>
          </table:table-cell>
          <table:table-cell table:formula="of:=[.K6]*[.N$1]" office:value-type="float" office:value="131964.06352885" calcext:value-type="float">
            <text:p>131,964.1</text:p>
          </table:table-cell>
          <table:table-cell table:formula="of:=[.P6]/[.O$1]" office:value-type="percentage" office:value="0.0225752248007878" calcext:value-type="percentage">
            <text:p>2.26%</text:p>
          </table:table-cell>
          <table:table-cell table:number-columns-repeated="1007"/>
        </table:table-row>
        <table:table-row table:style-name="ro2">
          <table:table-cell table:style-name="ce24" table:formula="of:=[.A6]+1" office:value-type="date" office:date-value="2020-03-22" calcext:value-type="date">
            <text:p>03/22/20</text:p>
          </table:table-cell>
          <table:table-cell table:style-name="ce25" table:formula="of:=[.B6]+1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formula="of:=[.C7]-[.C6]" office:value-type="float" office:value="9" calcext:value-type="float">
            <text:p>9</text:p>
          </table:table-cell>
          <table:table-cell table:style-name="ce30" table:formula="of:=[.D7]/[.C6]" office:value-type="percentage" office:value="0.183673469387755" calcext:value-type="percentage">
            <text:p>18.4%</text:p>
          </table:table-cell>
          <table:table-cell table:style-name="ce8" table:formula="of:=SLOPE(LN([.C$2:.C7]);[.B$2:.B7])" office:value-type="float" office:value="0.21060938398347" calcext:value-type="float">
            <text:p>0.211</text:p>
          </table:table-cell>
          <table:table-cell table:style-name="ce8" table:formula="of:=SLOPE(LN([.C6:.C7]);[.B6:.B7])" office:value-type="float" office:value="0.168622712435793" calcext:value-type="float">
            <text:p>0.169</text:p>
          </table:table-cell>
          <table:table-cell table:style-name="ce8" table:formula="of:=SLOPE(LN([.C2:.C7]); [.B2:.B7])" office:value-type="float" office:value="0.21060938398347" calcext:value-type="float">
            <text:p>0.211</text:p>
          </table:table-cell>
          <table:table-cell table:style-name="ce8"/>
          <table:table-cell table:style-name="ce8" table:formula="of:=AVERAGE([.F7:.I7])" office:value-type="float" office:value="0.196613826800911" calcext:value-type="float">
            <text:p>0.197</text:p>
          </table:table-cell>
          <table:table-cell table:style-name="ce32" table:formula="of:=[.C7]*EXP([.J7])" office:value-type="float" office:value="70.60188454023" calcext:value-type="float">
            <text:p>70.6</text:p>
          </table:table-cell>
          <table:table-cell table:style-name="ce30" table:formula="of:=([.C7]-[.K6])/[.K6]" office:value-type="percentage" office:value="-0.00110546543329404" calcext:value-type="percentage">
            <text:p>-0.1%</text:p>
          </table:table-cell>
          <table:table-cell/>
          <table:table-cell table:formula="of:=[.N$1]*[.C7]" office:value-type="float" office:value="131818.181818182" calcext:value-type="float">
            <text:p>131,818.2</text:p>
          </table:table-cell>
          <table:table-cell table:style-name="ce48" table:formula="of:=[.N7]/[.O$1]" office:value-type="percentage" office:value="0.0225502686701217" calcext:value-type="percentage">
            <text:p>2.26%</text:p>
          </table:table-cell>
          <table:table-cell table:formula="of:=[.K7]*[.N$1]" office:value-type="float" office:value="160458.828500523" calcext:value-type="float">
            <text:p>160,458.8</text:p>
          </table:table-cell>
          <table:table-cell table:formula="of:=[.P7]/[.O$1]" office:value-type="percentage" office:value="0.027449852844812" calcext:value-type="percentage">
            <text:p>2.74%</text:p>
          </table:table-cell>
          <table:table-cell table:number-columns-repeated="1007"/>
        </table:table-row>
        <table:table-row table:style-name="ro2">
          <table:table-cell table:style-name="ce24" table:formula="of:=[.A7]+1" office:value-type="date" office:date-value="2020-03-23" calcext:value-type="date">
            <text:p>03/23/20</text:p>
          </table:table-cell>
          <table:table-cell table:style-name="ce25" table:formula="of:=[.B7]+1"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formula="of:=[.C8]-[.C7]" office:value-type="float" office:value="14" calcext:value-type="float">
            <text:p>14</text:p>
          </table:table-cell>
          <table:table-cell table:style-name="ce30" table:formula="of:=[.D8]/[.C7]" office:value-type="percentage" office:value="0.241379310344828" calcext:value-type="percentage">
            <text:p>24.1%</text:p>
          </table:table-cell>
          <table:table-cell table:style-name="ce8" table:formula="of:=SLOPE(LN([.C$2:.C8]);[.B$2:.B8])" office:value-type="float" office:value="0.203633164993582" calcext:value-type="float">
            <text:p>0.204</text:p>
          </table:table-cell>
          <table:table-cell table:style-name="ce8" table:formula="of:=SLOPE(LN([.C7:.C8]);[.B7:.B8])" office:value-type="float" office:value="0.216223108469636" calcext:value-type="float">
            <text:p>0.216</text:p>
          </table:table-cell>
          <table:table-cell table:style-name="ce8" table:formula="of:=SLOPE(LN([.C3:.C8]); [.B3:.B8])" office:value-type="float" office:value="0.184829974903581" calcext:value-type="float">
            <text:p>0.185</text:p>
          </table:table-cell>
          <table:table-cell table:style-name="ce8"/>
          <table:table-cell table:style-name="ce8" table:formula="of:=AVERAGE([.F8:.I8])" office:value-type="float" office:value="0.201562082788933" calcext:value-type="float">
            <text:p>0.202</text:p>
          </table:table-cell>
          <table:table-cell table:style-name="ce32" table:formula="of:=[.C8]*EXP([.J8])" office:value-type="float" office:value="88.0784770562872" calcext:value-type="float">
            <text:p>88.1</text:p>
          </table:table-cell>
          <table:table-cell table:style-name="ce30" table:formula="of:=([.C8]-[.K7])/[.K7]" office:value-type="percentage" office:value="0.0198028065238589" calcext:value-type="percentage">
            <text:p>2.0%</text:p>
          </table:table-cell>
          <table:table-cell/>
          <table:table-cell table:formula="of:=[.N$1]*[.C8]" office:value-type="float" office:value="163636.363636364" calcext:value-type="float">
            <text:p>163,636.4</text:p>
          </table:table-cell>
          <table:table-cell table:style-name="ce48" table:formula="of:=[.N8]/[.O$1]" office:value-type="percentage" office:value="0.0279934369698062" calcext:value-type="percentage">
            <text:p>2.80%</text:p>
          </table:table-cell>
          <table:table-cell table:formula="of:=[.K8]*[.N$1]" office:value-type="float" office:value="200178.356946107" calcext:value-type="float">
            <text:p>200,178.4</text:p>
          </table:table-cell>
          <table:table-cell table:formula="of:=[.P8]/[.O$1]" office:value-type="percentage" office:value="0.0342447124426625" calcext:value-type="percentage">
            <text:p>3.42%</text:p>
          </table:table-cell>
          <table:table-cell table:number-columns-repeated="1007"/>
        </table:table-row>
        <table:table-row table:style-name="ro2">
          <table:table-cell table:style-name="ce24" table:formula="of:=[.A8]+1" office:value-type="date" office:date-value="2020-03-24" calcext:value-type="date">
            <text:p>03/24/20</text:p>
          </table:table-cell>
          <table:table-cell table:style-name="ce25" table:formula="of:=[.B8]+1"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table:formula="of:=[.C9]-[.C8]" office:value-type="float" office:value="12" calcext:value-type="float">
            <text:p>12</text:p>
          </table:table-cell>
          <table:table-cell table:style-name="ce30" table:formula="of:=[.D9]/[.C8]" office:value-type="percentage" office:value="0.166666666666667" calcext:value-type="percentage">
            <text:p>16.7%</text:p>
          </table:table-cell>
          <table:table-cell table:style-name="ce8" table:formula="of:=SLOPE(LN([.C$2:.C9]);[.B$2:.B9])" office:value-type="float" office:value="0.196602866650602" calcext:value-type="float">
            <text:p>0.197</text:p>
          </table:table-cell>
          <table:table-cell table:style-name="ce8" table:formula="of:=SLOPE(LN([.C8:.C9]);[.B8:.B9])" office:value-type="float" office:value="0.154150679827258" calcext:value-type="float">
            <text:p>0.154</text:p>
          </table:table-cell>
          <table:table-cell table:style-name="ce8" table:formula="of:=SLOPE(LN([.C4:.C9]); [.B4:.B9])" office:value-type="float" office:value="0.160348724666109" calcext:value-type="float">
            <text:p>0.160</text:p>
          </table:table-cell>
          <table:table-cell table:style-name="ce8"/>
          <table:table-cell table:style-name="ce8" table:formula="of:=AVERAGE([.F9:.I9])" office:value-type="float" office:value="0.170367423714656" calcext:value-type="float">
            <text:p>0.170</text:p>
          </table:table-cell>
          <table:table-cell table:style-name="ce32" table:formula="of:=[.C9]*EXP([.J9])" office:value-type="float" office:value="99.6021969977853" calcext:value-type="float">
            <text:p>99.6</text:p>
          </table:table-cell>
          <table:table-cell table:style-name="ce30" table:formula="of:=([.C9]-[.K8])/[.K8]" office:value-type="percentage" office:value="-0.046305036060976" calcext:value-type="percentage">
            <text:p>-4.6%</text:p>
          </table:table-cell>
          <table:table-cell/>
          <table:table-cell table:formula="of:=[.N$1]*[.C9]" office:value-type="float" office:value="190909.090909091" calcext:value-type="float">
            <text:p>190,909.1</text:p>
          </table:table-cell>
          <table:table-cell table:style-name="ce48" table:formula="of:=[.N9]/[.O$1]" office:value-type="percentage" office:value="0.0326590097981073" calcext:value-type="percentage">
            <text:p>3.27%</text:p>
          </table:table-cell>
          <table:table-cell table:formula="of:=[.K9]*[.N$1]" office:value-type="float" office:value="226368.629540421" calcext:value-type="float">
            <text:p>226,368.6</text:p>
          </table:table-cell>
          <table:table-cell table:formula="of:=[.P9]/[.O$1]" office:value-type="percentage" office:value="0.0387251086626629" calcext:value-type="percentage">
            <text:p>3.87%</text:p>
          </table:table-cell>
          <table:table-cell table:number-columns-repeated="1007"/>
        </table:table-row>
        <table:table-row table:style-name="ro2">
          <table:table-cell table:style-name="ce24" table:formula="of:=[.A9]+1" office:value-type="date" office:date-value="2020-03-25" calcext:value-type="date">
            <text:p>03/25/20</text:p>
          </table:table-cell>
          <table:table-cell table:style-name="ce25" table:formula="of:=[.B9]+1"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table:formula="of:=[.C10]-[.C9]" office:value-type="float" office:value="64" calcext:value-type="float">
            <text:p>64</text:p>
          </table:table-cell>
          <table:table-cell table:style-name="ce38" table:formula="of:=[.D10]/[.C9]" office:value-type="percentage" office:value="0.761904761904762" calcext:value-type="percentage">
            <text:p>76.2%</text:p>
          </table:table-cell>
          <table:table-cell table:style-name="ce8" table:formula="of:=SLOPE(LN([.C$2:.C10]);[.B$2:.B10])" office:value-type="float" office:value="0.217974901308558" calcext:value-type="float">
            <text:p>0.218</text:p>
          </table:table-cell>
          <table:table-cell table:style-name="ce23" table:formula="of:=SLOPE(LN([.C9:.C10]);[.B9:.B10])" office:value-type="float" office:value="0.566395474920801" calcext:value-type="float">
            <text:p>0.566</text:p>
          </table:table-cell>
          <table:table-cell table:style-name="ce8" table:formula="of:=SLOPE(LN([.C5:.C10]); [.B5:.B10])" office:value-type="float" office:value="0.225666451711342" calcext:value-type="float">
            <text:p>0.226</text:p>
          </table:table-cell>
          <table:table-cell table:style-name="ce8"/>
          <table:table-cell table:style-name="ce23" table:formula="of:=AVERAGE([.F10:.I10])" office:value-type="float" office:value="0.3366789426469" calcext:value-type="float">
            <text:p>0.337</text:p>
          </table:table-cell>
          <table:table-cell table:style-name="ce32" table:formula="of:=[.C10]*EXP([.J10])" office:value-type="float" office:value="207.242833915384" calcext:value-type="float">
            <text:p>207.2</text:p>
          </table:table-cell>
          <table:table-cell table:style-name="ce30" table:formula="of:=([.C10]-[.K9])/[.K9]" office:value-type="percentage" office:value="0.48591099856252" calcext:value-type="percentage">
            <text:p>48.6%</text:p>
          </table:table-cell>
          <table:table-cell office:value-type="string" calcext:value-type="string">
            <text:p>Polis stay-at-home</text:p>
          </table:table-cell>
          <table:table-cell table:formula="of:=[.N$1]*[.C10]" office:value-type="float" office:value="336363.636363636" calcext:value-type="float">
            <text:p>336,363.6</text:p>
          </table:table-cell>
          <table:table-cell table:style-name="ce48" table:formula="of:=[.N10]/[.O$1]" office:value-type="percentage" office:value="0.0575420648823795" calcext:value-type="percentage">
            <text:p>5.75%</text:p>
          </table:table-cell>
          <table:table-cell table:formula="of:=[.K10]*[.N$1]" office:value-type="float" office:value="471006.440716782" calcext:value-type="float">
            <text:p>471,006.4</text:p>
          </table:table-cell>
          <table:table-cell table:formula="of:=[.P10]/[.O$1]" office:value-type="percentage" office:value="0.0805755445646435" calcext:value-type="percentage">
            <text:p>8.06%</text:p>
          </table:table-cell>
          <table:table-cell table:formula="of:=SQRT(20)" office:value-type="float" office:value="4.47213595499958" calcext:value-type="float">
            <text:p>4.47213595499958</text:p>
          </table:table-cell>
          <table:table-cell table:number-columns-repeated="1006"/>
        </table:table-row>
        <table:table-row table:style-name="ro2">
          <table:table-cell table:style-name="ce24" table:formula="of:=[.A10]+1" office:value-type="date" office:date-value="2020-03-26" calcext:value-type="date">
            <text:p>03/26/20</text:p>
          </table:table-cell>
          <table:table-cell table:style-name="ce25" table:formula="of:=[.B10]+1"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table:formula="of:=[.C11]-[.C10]" office:value-type="float" office:value="36" calcext:value-type="float">
            <text:p>36</text:p>
          </table:table-cell>
          <table:table-cell table:style-name="ce30" table:formula="of:=[.D11]/[.C10]" office:value-type="percentage" office:value="0.243243243243243" calcext:value-type="percentage">
            <text:p>24.3%</text:p>
          </table:table-cell>
          <table:table-cell table:style-name="ce8" table:formula="of:=SLOPE(LN([.C$2:.C11]);[.B$2:.B11])" office:value-type="float" office:value="0.228841496181862" calcext:value-type="float">
            <text:p>0.229</text:p>
          </table:table-cell>
          <table:table-cell table:style-name="ce8" table:formula="of:=SLOPE(LN([.C10:.C11]);[.B10:.B11])" office:value-type="float" office:value="0.217723483844871" calcext:value-type="float">
            <text:p>0.218</text:p>
          </table:table-cell>
          <table:table-cell table:style-name="ce8" table:formula="of:=SLOPE(LN([.C6:.C11]); [.B6:.B11])" office:value-type="float" office:value="0.273715307627775" calcext:value-type="float">
            <text:p>0.274</text:p>
          </table:table-cell>
          <table:table-cell table:style-name="ce8"/>
          <table:table-cell table:style-name="ce8" table:formula="of:=AVERAGE([.F11:.I11])" office:value-type="float" office:value="0.240093429218169" calcext:value-type="float">
            <text:p>0.240</text:p>
          </table:table-cell>
          <table:table-cell table:style-name="ce32" table:formula="of:=[.C11]*EXP([.J11])" office:value-type="float" office:value="233.931698693887" calcext:value-type="float">
            <text:p>233.9</text:p>
          </table:table-cell>
          <table:table-cell table:style-name="ce30" table:formula="of:=([.C11]-[.K10])/[.K10]" office:value-type="percentage" office:value="-0.112152654334355" calcext:value-type="percentage">
            <text:p>-11.2%</text:p>
          </table:table-cell>
          <table:table-cell/>
          <table:table-cell table:formula="of:=[.N$1]*[.C11]" office:value-type="float" office:value="418181.818181818" calcext:value-type="float">
            <text:p>418,181.8</text:p>
          </table:table-cell>
          <table:table-cell table:style-name="ce48" table:formula="of:=[.N11]/[.O$1]" office:value-type="percentage" office:value="0.0715387833672826" calcext:value-type="percentage">
            <text:p>7.15%</text:p>
          </table:table-cell>
          <table:table-cell table:formula="of:=[.K11]*[.N$1]" office:value-type="float" office:value="531662.951577016" calcext:value-type="float">
            <text:p>531,663.0</text:p>
          </table:table-cell>
          <table:table-cell table:formula="of:=[.P11]/[.O$1]" office:value-type="percentage" office:value="0.0909521147587089" calcext:value-type="percentage">
            <text:p>9.10%</text:p>
          </table:table-cell>
          <table:table-cell table:number-columns-repeated="1007"/>
        </table:table-row>
        <table:table-row table:style-name="ro2">
          <table:table-cell table:style-name="ce24" table:formula="of:=[.A11]+1" office:value-type="date" office:date-value="2020-03-27" calcext:value-type="date">
            <text:p>03/27/20</text:p>
          </table:table-cell>
          <table:table-cell table:style-name="ce25" table:formula="of:=[.B11]+1"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table:formula="of:=[.C12]-[.C11]" office:value-type="float" office:value="55" calcext:value-type="float">
            <text:p>55</text:p>
          </table:table-cell>
          <table:table-cell table:style-name="ce30" table:formula="of:=[.D12]/[.C11]" office:value-type="percentage" office:value="0.298913043478261" calcext:value-type="percentage">
            <text:p>29.9%</text:p>
          </table:table-cell>
          <table:table-cell table:style-name="ce8" table:formula="of:=SLOPE(LN([.C$2:.C12]);[.B$2:.B12])" office:value-type="float" office:value="0.236254470573694" calcext:value-type="float">
            <text:p>0.236</text:p>
          </table:table-cell>
          <table:table-cell table:style-name="ce8" table:formula="of:=SLOPE(LN([.C11:.C12]);[.B11:.B12])" office:value-type="float" office:value="0.261527794322525" calcext:value-type="float">
            <text:p>0.262</text:p>
          </table:table-cell>
          <table:table-cell table:style-name="ce23" table:formula="of:=SLOPE(LN([.C7:.C12]); [.B7:.B12])" office:value-type="float" office:value="0.298894488503573" calcext:value-type="float">
            <text:p>0.299</text:p>
          </table:table-cell>
          <table:table-cell table:style-name="ce8" table:formula="of:=SLOPE(LN([.C2:.C12]);[.B2:.B12])" office:value-type="float" office:value="0.236254470573694" calcext:value-type="float">
            <text:p>0.236</text:p>
          </table:table-cell>
          <table:table-cell table:style-name="ce8" table:formula="of:=AVERAGE([.F12:.I12])" office:value-type="float" office:value="0.258232805993371" calcext:value-type="float">
            <text:p>0.258</text:p>
          </table:table-cell>
          <table:table-cell table:style-name="ce32" table:formula="of:=[.C12]*EXP([.J12])" office:value-type="float" office:value="309.419003865363" calcext:value-type="float">
            <text:p>309.4</text:p>
          </table:table-cell>
          <table:table-cell table:style-name="ce30" table:formula="of:=([.C12]-[.K11])/[.K11]" office:value-type="percentage" office:value="0.0216657312130452" calcext:value-type="percentage">
            <text:p>2.2%</text:p>
          </table:table-cell>
          <table:table-cell/>
          <table:table-cell table:formula="of:=[.N$1]*[.C12]" office:value-type="float" office:value="543181.818181818" calcext:value-type="float">
            <text:p>543,181.8</text:p>
          </table:table-cell>
          <table:table-cell table:style-name="ce48" table:formula="of:=[.N12]/[.O$1]" office:value-type="percentage" office:value="0.0929226588303291" calcext:value-type="percentage">
            <text:p>9.29%</text:p>
          </table:table-cell>
          <table:table-cell table:formula="of:=[.K12]*[.N$1]" office:value-type="float" office:value="703225.008784916" calcext:value-type="float">
            <text:p>703,225.0</text:p>
          </table:table-cell>
          <table:table-cell table:formula="of:=[.P12]/[.O$1]" office:value-type="percentage" office:value="0.120301408082851" calcext:value-type="percentage">
            <text:p>12.03%</text:p>
          </table:table-cell>
          <table:table-cell table:number-columns-repeated="1007"/>
        </table:table-row>
        <table:table-row table:style-name="ro2">
          <table:table-cell table:style-name="ce24" table:formula="of:=[.A12]+1" office:value-type="date" office:date-value="2020-03-28" calcext:value-type="date">
            <text:p>03/28/20</text:p>
          </table:table-cell>
          <table:table-cell table:style-name="ce25" table:formula="of:=[.B12]+1"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table:formula="of:=[.C13]-[.C12]" office:value-type="float" office:value="35" calcext:value-type="float">
            <text:p>35</text:p>
          </table:table-cell>
          <table:table-cell table:style-name="ce30" table:formula="of:=[.D13]/[.C12]" office:value-type="percentage" office:value="0.146443514644351" calcext:value-type="percentage">
            <text:p>14.6%</text:p>
          </table:table-cell>
          <table:table-cell table:style-name="ce23" table:formula="of:=SLOPE(LN([.C$2:.C13]);[.B$2:.B13])" office:value-type="float" office:value="0.236700805179861" calcext:value-type="float">
            <text:p>0.237</text:p>
          </table:table-cell>
          <table:table-cell table:style-name="ce8" table:formula="of:=SLOPE(LN([.C12:.C13]);[.B12:.B13])" office:value-type="float" office:value="0.136664554456559" calcext:value-type="float">
            <text:p>0.137</text:p>
          </table:table-cell>
          <table:table-cell table:style-name="ce8" table:formula="of:=SLOPE(LN([.C8:.C13]); [.B8:.B13])" office:value-type="float" office:value="0.286770676570558" calcext:value-type="float">
            <text:p>0.287</text:p>
          </table:table-cell>
          <table:table-cell table:style-name="ce8" table:formula="of:=SLOPE(LN([.C3:.C13]);[.B3:.B13])" office:value-type="float" office:value="0.236400577466632" calcext:value-type="float">
            <text:p>0.236</text:p>
          </table:table-cell>
          <table:table-cell table:style-name="ce8" table:formula="of:=AVERAGE([.F13:.I13])" office:value-type="float" office:value="0.224134153418403" calcext:value-type="float">
            <text:p>0.224</text:p>
          </table:table-cell>
          <table:table-cell table:style-name="ce32" table:formula="of:=[.C13]*EXP([.J13])" office:value-type="float" office:value="342.839449322534" calcext:value-type="float">
            <text:p>342.8</text:p>
          </table:table-cell>
          <table:table-cell table:style-name="ce30" table:formula="of:=([.C13]-[.K12])/[.K12]" office:value-type="percentage" office:value="-0.114469387538895" calcext:value-type="percentage">
            <text:p>-11.4%</text:p>
          </table:table-cell>
          <table:table-cell/>
          <table:table-cell table:formula="of:=[.N$1]*[.C13]" office:value-type="float" office:value="622727.272727273" calcext:value-type="float">
            <text:p>622,727.3</text:p>
          </table:table-cell>
          <table:table-cell table:style-name="ce48" table:formula="of:=[.N13]/[.O$1]" office:value-type="percentage" office:value="0.10653057957954" calcext:value-type="percentage">
            <text:p>10.65%</text:p>
          </table:table-cell>
          <table:table-cell table:formula="of:=[.K13]*[.N$1]" office:value-type="float" office:value="779180.566642124" calcext:value-type="float">
            <text:p>779,180.6</text:p>
          </table:table-cell>
          <table:table-cell table:formula="of:=[.P13]/[.O$1]" office:value-type="percentage" office:value="0.133295201602409" calcext:value-type="percentage">
            <text:p>13.33%</text:p>
          </table:table-cell>
          <table:table-cell table:number-columns-repeated="1007"/>
        </table:table-row>
        <table:table-row table:style-name="ro2">
          <table:table-cell table:style-name="ce24" table:formula="of:=[.A13]+1" office:value-type="date" office:date-value="2020-03-29" calcext:value-type="date">
            <text:p>03/29/20</text:p>
          </table:table-cell>
          <table:table-cell table:style-name="ce25" table:formula="of:=[.B13]+1" office:value-type="float" office:value="12" calcext:value-type="float">
            <text:p>12</text:p>
          </table:table-cell>
          <table:table-cell office:value-type="float" office:value="326" calcext:value-type="float">
            <text:p>326</text:p>
          </table:table-cell>
          <table:table-cell table:formula="of:=[.C14]-[.C13]" office:value-type="float" office:value="52" calcext:value-type="float">
            <text:p>52</text:p>
          </table:table-cell>
          <table:table-cell table:style-name="ce30" table:formula="of:=[.D14]/[.C13]" office:value-type="percentage" office:value="0.18978102189781" calcext:value-type="percentage">
            <text:p>19.0%</text:p>
          </table:table-cell>
          <table:table-cell table:style-name="ce8" table:formula="of:=SLOPE(LN([.C$2:.C14]);[.B$2:.B14])" office:value-type="float" office:value="0.234895902023109" calcext:value-type="float">
            <text:p>0.235</text:p>
          </table:table-cell>
          <table:table-cell table:style-name="ce8" table:formula="of:=SLOPE(LN([.C13:.C14]);[.B13:.B14])" office:value-type="float" office:value="0.173769274978637" calcext:value-type="float">
            <text:p>0.174</text:p>
          </table:table-cell>
          <table:table-cell table:style-name="ce8" table:formula="of:=SLOPE(LN([.C9:.C14]); [.B9:.B14])" office:value-type="float" office:value="0.253990805851753" calcext:value-type="float">
            <text:p>0.254</text:p>
          </table:table-cell>
          <table:table-cell table:style-name="ce8" table:formula="of:=SLOPE(LN([.C4:.C14]);[.B4:.B14])" office:value-type="float" office:value="0.234961558258334" calcext:value-type="float">
            <text:p>0.235</text:p>
          </table:table-cell>
          <table:table-cell table:style-name="ce8" table:formula="of:=AVERAGE([.F14:.I14])" office:value-type="float" office:value="0.224404385277958" calcext:value-type="float">
            <text:p>0.224</text:p>
          </table:table-cell>
          <table:table-cell table:style-name="ce32" table:formula="of:=[.C14]*EXP([.J14])" office:value-type="float" office:value="408.01411387824" calcext:value-type="float">
            <text:p>408.0</text:p>
          </table:table-cell>
          <table:table-cell table:style-name="ce30" table:formula="of:=([.C14]-[.K13])/[.K13]" office:value-type="percentage" office:value="-0.0491175952936861" calcext:value-type="percentage">
            <text:p>-4.9%</text:p>
          </table:table-cell>
          <table:table-cell/>
          <table:table-cell table:formula="of:=[.N$1]*[.C14]" office:value-type="float" office:value="740909.090909091" calcext:value-type="float">
            <text:p>740,909.1</text:p>
          </table:table-cell>
          <table:table-cell table:style-name="ce48" table:formula="of:=[.N14]/[.O$1]" office:value-type="percentage" office:value="0.126748061835512" calcext:value-type="percentage">
            <text:p>12.67%</text:p>
          </table:table-cell>
          <table:table-cell table:formula="of:=[.K14]*[.N$1]" office:value-type="float" office:value="927304.804268726" calcext:value-type="float">
            <text:p>927,304.8</text:p>
          </table:table-cell>
          <table:table-cell table:formula="of:=[.P14]/[.O$1]" office:value-type="percentage" office:value="0.158634963606137" calcext:value-type="percentage">
            <text:p>15.86%</text:p>
          </table:table-cell>
          <table:table-cell table:number-columns-repeated="1007"/>
        </table:table-row>
        <table:table-row table:style-name="ro2">
          <table:table-cell table:style-name="ce24" table:formula="of:=[.A14]+1" office:value-type="date" office:date-value="2020-03-30" calcext:value-type="date">
            <text:p>03/30/20</text:p>
          </table:table-cell>
          <table:table-cell table:style-name="ce25" table:formula="of:=[.B14]+1" office:value-type="float" office:value="13" calcext:value-type="float">
            <text:p>13</text:p>
          </table:table-cell>
          <table:table-cell office:value-type="float" office:value="414" calcext:value-type="float">
            <text:p>414</text:p>
          </table:table-cell>
          <table:table-cell table:formula="of:=[.C15]-[.C14]" office:value-type="float" office:value="88" calcext:value-type="float">
            <text:p>88</text:p>
          </table:table-cell>
          <table:table-cell table:style-name="ce30" table:formula="of:=[.D15]/[.C14]" office:value-type="percentage" office:value="0.269938650306748" calcext:value-type="percentage">
            <text:p>27.0%</text:p>
          </table:table-cell>
          <table:table-cell table:style-name="ce8" table:formula="of:=SLOPE(LN([.C$2:.C15]);[.B$2:.B15])" office:value-type="float" office:value="0.233877754051307" calcext:value-type="float">
            <text:p>0.234</text:p>
          </table:table-cell>
          <table:table-cell table:style-name="ce8" table:formula="of:=SLOPE(LN([.C14:.C15]);[.B14:.B15])" office:value-type="float" office:value="0.238968592458606" calcext:value-type="float">
            <text:p>0.239</text:p>
          </table:table-cell>
          <table:table-cell table:style-name="ce8" table:formula="of:=SLOPE(LN([.C10:.C15]); [.B10:.B15])" office:value-type="float" office:value="0.199880512172449" calcext:value-type="float">
            <text:p>0.200</text:p>
          </table:table-cell>
          <table:table-cell table:style-name="ce8" table:formula="of:=SLOPE(LN([.C5:.C15]);[.B5:.B15])" office:value-type="float" office:value="0.242095083133465" calcext:value-type="float">
            <text:p>0.242</text:p>
          </table:table-cell>
          <table:table-cell table:style-name="ce8" table:formula="of:=AVERAGE([.F15:.I15])" office:value-type="float" office:value="0.228705485453957" calcext:value-type="float">
            <text:p>0.229</text:p>
          </table:table-cell>
          <table:table-cell table:style-name="ce32" table:formula="of:=[.C15]*EXP([.J15])" office:value-type="float" office:value="520.386320238139" calcext:value-type="float">
            <text:p>520.4</text:p>
          </table:table-cell>
          <table:table-cell table:style-name="ce30" table:formula="of:=([.C15]-[.K14])/[.K14]" office:value-type="percentage" office:value="0.014670782010121" calcext:value-type="percentage">
            <text:p>1.5%</text:p>
          </table:table-cell>
          <table:table-cell/>
          <table:table-cell table:formula="of:=[.N$1]*[.C15]" office:value-type="float" office:value="940909.090909091" calcext:value-type="float">
            <text:p>940,909.1</text:p>
          </table:table-cell>
          <table:table-cell table:style-name="ce48" table:formula="of:=[.N15]/[.O$1]" office:value-type="percentage" office:value="0.160962262576386" calcext:value-type="percentage">
            <text:p>16.10%</text:p>
          </table:table-cell>
          <table:table-cell table:formula="of:=[.K15]*[.N$1]" office:value-type="float" office:value="1182696.18235941" calcext:value-type="float">
            <text:p>1,182,696.2</text:p>
          </table:table-cell>
          <table:table-cell table:formula="of:=[.P15]/[.O$1]" office:value-type="percentage" office:value="0.202325022993552" calcext:value-type="percentage">
            <text:p>20.23%</text:p>
          </table:table-cell>
          <table:table-cell table:number-columns-repeated="1007"/>
        </table:table-row>
        <table:table-row table:style-name="ro2">
          <table:table-cell table:style-name="ce24" table:formula="of:=[.A15]+1" office:value-type="date" office:date-value="2020-03-31" calcext:value-type="date">
            <text:p>03/31/20</text:p>
          </table:table-cell>
          <table:table-cell table:style-name="ce25" table:formula="of:=[.B15]+1" office:value-type="float" office:value="14" calcext:value-type="float">
            <text:p>14</text:p>
          </table:table-cell>
          <table:table-cell office:value-type="float" office:value="509" calcext:value-type="float">
            <text:p>509</text:p>
          </table:table-cell>
          <table:table-cell table:formula="of:=[.C16]-[.C15]" office:value-type="float" office:value="95" calcext:value-type="float">
            <text:p>95</text:p>
          </table:table-cell>
          <table:table-cell table:style-name="ce30" table:formula="of:=[.D16]/[.C15]" office:value-type="percentage" office:value="0.229468599033816" calcext:value-type="percentage">
            <text:p>22.9%</text:p>
          </table:table-cell>
          <table:table-cell table:style-name="ce8" table:formula="of:=SLOPE(LN([.C$2:.C16]);[.B$2:.B16])" office:value-type="float" office:value="0.232533565086484" calcext:value-type="float">
            <text:p>0.233</text:p>
          </table:table-cell>
          <table:table-cell table:style-name="ce8" table:formula="of:=SLOPE(LN([.C15:.C16]);[.B15:.B16])" office:value-type="float" office:value="0.206582042725208" calcext:value-type="float">
            <text:p>0.207</text:p>
          </table:table-cell>
          <table:table-cell table:style-name="ce8" table:formula="of:=SLOPE(LN([.C11:.C16]); [.B11:.B16])" office:value-type="float" office:value="0.197415366724792" calcext:value-type="float">
            <text:p>0.197</text:p>
          </table:table-cell>
          <table:table-cell table:style-name="ce8" table:formula="of:=SLOPE(LN([.C6:.C16]);[.B6:.B16])" office:value-type="float" office:value="0.244903619323854" calcext:value-type="float">
            <text:p>0.245</text:p>
          </table:table-cell>
          <table:table-cell table:style-name="ce8" table:formula="of:=AVERAGE([.F16:.I16])" office:value-type="float" office:value="0.220358648465084" calcext:value-type="float">
            <text:p>0.220</text:p>
          </table:table-cell>
          <table:table-cell table:style-name="ce32" table:formula="of:=[.C16]*EXP([.J16])" office:value-type="float" office:value="634.480570550396" calcext:value-type="float">
            <text:p>634.5</text:p>
          </table:table-cell>
          <table:table-cell table:style-name="ce30" table:formula="of:=([.C16]-[.K15])/[.K15]" office:value-type="percentage" office:value="-0.0218805141398181" calcext:value-type="percentage">
            <text:p>-2.2%</text:p>
          </table:table-cell>
          <table:table-cell/>
          <table:table-cell table:formula="of:=[.N$1]*[.C16]" office:value-type="float" office:value="1156818.18181818" calcext:value-type="float">
            <text:p>1,156,818.2</text:p>
          </table:table-cell>
          <table:table-cell table:style-name="ce48" table:formula="of:=[.N16]/[.O$1]" office:value-type="percentage" office:value="0.197898047467102" calcext:value-type="percentage">
            <text:p>19.79%</text:p>
          </table:table-cell>
          <table:table-cell table:formula="of:=[.K16]*[.N$1]" office:value-type="float" office:value="1442001.29670545" calcext:value-type="float">
            <text:p>1,442,001.3</text:p>
          </table:table-cell>
          <table:table-cell table:formula="of:=[.P16]/[.O$1]" office:value-type="percentage" office:value="0.246684609170406" calcext:value-type="percentage">
            <text:p>24.67%</text:p>
          </table:table-cell>
          <table:table-cell table:number-columns-repeated="1007"/>
        </table:table-row>
        <table:table-row table:style-name="ro2">
          <table:table-cell table:style-name="ce24" table:formula="of:=[.A16]+1" office:value-type="date" office:date-value="2020-04-01" calcext:value-type="date">
            <text:p>04/01/20</text:p>
          </table:table-cell>
          <table:table-cell table:style-name="ce25" table:formula="of:=[.B16]+1" office:value-type="float" office:value="15" calcext:value-type="float">
            <text:p>15</text:p>
          </table:table-cell>
          <table:table-cell office:value-type="float" office:value="620" calcext:value-type="float">
            <text:p>620</text:p>
          </table:table-cell>
          <table:table-cell table:formula="of:=[.C17]-[.C16]" office:value-type="float" office:value="111" calcext:value-type="float">
            <text:p>111</text:p>
          </table:table-cell>
          <table:table-cell table:style-name="ce30" table:formula="of:=[.D17]/[.C16]" office:value-type="percentage" office:value="0.218074656188605" calcext:value-type="percentage">
            <text:p>21.8%</text:p>
          </table:table-cell>
          <table:table-cell table:style-name="ce8" table:formula="of:=SLOPE(LN([.C$2:.C17]);[.B$2:.B17])" office:value-type="float" office:value="0.230856304008597" calcext:value-type="float">
            <text:p>0.231</text:p>
          </table:table-cell>
          <table:table-cell table:style-name="ce8" table:formula="of:=SLOPE(LN([.C16:.C17]);[.B16:.B17])" office:value-type="float" office:value="0.197271461488615" calcext:value-type="float">
            <text:p>0.197</text:p>
          </table:table-cell>
          <table:table-cell table:style-name="ce8" table:formula="of:=SLOPE(LN([.C12:.C17]); [.B12:.B17])" office:value-type="float" office:value="0.196091655813831" calcext:value-type="float">
            <text:p>0.196</text:p>
          </table:table-cell>
          <table:table-cell table:style-name="ce8" table:formula="of:=SLOPE(LN([.C7:.C17]);[.B7:.B17])" office:value-type="float" office:value="0.240292909241198" calcext:value-type="float">
            <text:p>0.240</text:p>
          </table:table-cell>
          <table:table-cell table:style-name="ce8" table:formula="of:=AVERAGE([.F17:.I17])" office:value-type="float" office:value="0.21612808263806" calcext:value-type="float">
            <text:p>0.216</text:p>
          </table:table-cell>
          <table:table-cell table:style-name="ce32" table:formula="of:=[.C17]*EXP([.J17])" office:value-type="float" office:value="769.582038765856" calcext:value-type="float">
            <text:p>769.6</text:p>
          </table:table-cell>
          <table:table-cell table:style-name="ce30" table:formula="of:=([.C17]-[.K16])/[.K16]" office:value-type="percentage" office:value="-0.0228227170736445" calcext:value-type="percentage">
            <text:p>-2.3%</text:p>
          </table:table-cell>
          <table:table-cell/>
          <table:table-cell table:formula="of:=[.N$1]*[.C17]" office:value-type="float" office:value="1409090.90909091" calcext:value-type="float">
            <text:p>1,409,090.9</text:p>
          </table:table-cell>
          <table:table-cell table:style-name="ce48" table:formula="of:=[.N17]/[.O$1]" office:value-type="percentage" office:value="0.241054596128887" calcext:value-type="percentage">
            <text:p>24.11%</text:p>
          </table:table-cell>
          <table:table-cell table:formula="of:=[.K17]*[.N$1]" office:value-type="float" office:value="1749050.08810422" calcext:value-type="float">
            <text:p>1,749,050.1</text:p>
          </table:table-cell>
          <table:table-cell table:formula="of:=[.P17]/[.O$1]" office:value-type="percentage" office:value="0.299211754101208" calcext:value-type="percentage">
            <text:p>29.92%</text:p>
          </table:table-cell>
          <table:table-cell table:number-columns-repeated="1007"/>
        </table:table-row>
        <table:table-row table:style-name="ro2">
          <table:table-cell table:style-name="ce24" table:formula="of:=[.A17]+1" office:value-type="date" office:date-value="2020-04-02" calcext:value-type="date">
            <text:p>04/02/20</text:p>
          </table:table-cell>
          <table:table-cell table:style-name="ce25" table:formula="of:=[.B17]+1" office:value-type="float" office:value="16" calcext:value-type="float">
            <text:p>16</text:p>
          </table:table-cell>
          <table:table-cell office:value-type="float" office:value="710" calcext:value-type="float">
            <text:p>710</text:p>
          </table:table-cell>
          <table:table-cell table:formula="of:=[.C18]-[.C17]" office:value-type="float" office:value="90" calcext:value-type="float">
            <text:p>90</text:p>
          </table:table-cell>
          <table:table-cell table:style-name="ce30" table:formula="of:=[.D18]/[.C17]" office:value-type="percentage" office:value="0.145161290322581" calcext:value-type="percentage">
            <text:p>14.5%</text:p>
          </table:table-cell>
          <table:table-cell table:style-name="ce8" table:formula="of:=SLOPE(LN([.C$2:.C18]);[.B$2:.B18])" office:value-type="float" office:value="0.227836403033335" calcext:value-type="float">
            <text:p>0.228</text:p>
          </table:table-cell>
          <table:table-cell table:style-name="ce8" table:formula="of:=SLOPE(LN([.C17:.C18]);[.B17:.B18])" office:value-type="float" office:value="0.135545491996224" calcext:value-type="float">
            <text:p>0.136</text:p>
          </table:table-cell>
          <table:table-cell table:style-name="ce8" table:formula="of:=SLOPE(LN([.C13:.C18]); [.B13:.B18])" office:value-type="float" office:value="0.197020932885113" calcext:value-type="float">
            <text:p>0.197</text:p>
          </table:table-cell>
          <table:table-cell table:style-name="ce8" table:formula="of:=SLOPE(LN([.C8:.C18]);[.B8:.B18])" office:value-type="float" office:value="0.227969149655517" calcext:value-type="float">
            <text:p>0.228</text:p>
          </table:table-cell>
          <table:table-cell table:style-name="ce8" table:formula="of:=AVERAGE([.F18:.I18])" office:value-type="float" office:value="0.197092994392547" calcext:value-type="float">
            <text:p>0.197</text:p>
          </table:table-cell>
          <table:table-cell table:style-name="ce32" table:formula="of:=[.C18]*EXP([.J18])" office:value-type="float" office:value="864.678675430629" calcext:value-type="float">
            <text:p>864.7</text:p>
          </table:table-cell>
          <table:table-cell table:style-name="ce30" table:formula="of:=([.C18]-[.K17])/[.K17]" office:value-type="percentage" office:value="-0.0774212959301972" calcext:value-type="percentage">
            <text:p>-7.7%</text:p>
          </table:table-cell>
          <table:table-cell/>
          <table:table-cell table:formula="of:=[.N$1]*[.C18]" office:value-type="float" office:value="1613636.36363636" calcext:value-type="float">
            <text:p>1,613,636.4</text:p>
          </table:table-cell>
          <table:table-cell table:style-name="ce48" table:formula="of:=[.N18]/[.O$1]" office:value-type="percentage" office:value="0.276046392341145" calcext:value-type="percentage">
            <text:p>27.60%</text:p>
          </table:table-cell>
          <table:table-cell table:formula="of:=[.K18]*[.N$1]" office:value-type="float" office:value="1965178.80779688" calcext:value-type="float">
            <text:p>1,965,178.8</text:p>
          </table:table-cell>
          <table:table-cell table:formula="of:=[.P18]/[.O$1]" office:value-type="percentage" office:value="0.336185111108373" calcext:value-type="percentage">
            <text:p>33.62%</text:p>
          </table:table-cell>
          <table:table-cell table:number-columns-repeated="1007"/>
        </table:table-row>
        <table:table-row table:style-name="ro2">
          <table:table-cell table:style-name="ce24" table:formula="of:=[.A18]+1" office:value-type="date" office:date-value="2020-04-03" calcext:value-type="date">
            <text:p>04/03/20</text:p>
          </table:table-cell>
          <table:table-cell table:style-name="ce25" table:formula="of:=[.B18]+1" office:value-type="float" office:value="17" calcext:value-type="float">
            <text:p>17</text:p>
          </table:table-cell>
          <table:table-cell office:value-type="float" office:value="823" calcext:value-type="float">
            <text:p>823</text:p>
          </table:table-cell>
          <table:table-cell table:formula="of:=[.C19]-[.C18]" office:value-type="float" office:value="113" calcext:value-type="float">
            <text:p>113</text:p>
          </table:table-cell>
          <table:table-cell table:style-name="ce30" table:formula="of:=[.D19]/[.C18]" office:value-type="percentage" office:value="0.159154929577465" calcext:value-type="percentage">
            <text:p>15.9%</text:p>
          </table:table-cell>
          <table:table-cell table:style-name="ce8" table:formula="of:=SLOPE(LN([.C$2:.C19]);[.B$2:.B19])" office:value-type="float" office:value="0.224311118622771" calcext:value-type="float">
            <text:p>0.224</text:p>
          </table:table-cell>
          <table:table-cell table:style-name="ce8" table:formula="of:=SLOPE(LN([.C18:.C19]);[.B18:.B19])" office:value-type="float" office:value="0.147691230641708" calcext:value-type="float">
            <text:p>0.148</text:p>
          </table:table-cell>
          <table:table-cell table:style-name="ce8" table:formula="of:=SLOPE(LN([.C14:.C19]); [.B14:.B19])" office:value-type="float" office:value="0.184164644190588" calcext:value-type="float">
            <text:p>0.184</text:p>
          </table:table-cell>
          <table:table-cell table:style-name="ce8" table:formula="of:=SLOPE(LN([.C9:.C19]);[.B9:.B19])" office:value-type="float" office:value="0.211381506838359" calcext:value-type="float">
            <text:p>0.211</text:p>
          </table:table-cell>
          <table:table-cell table:style-name="ce8" table:formula="of:=AVERAGE([.F19:.I19])" office:value-type="float" office:value="0.191887125073356" calcext:value-type="float">
            <text:p>0.192</text:p>
          </table:table-cell>
          <table:table-cell table:style-name="ce32" table:formula="of:=[.C19]*EXP([.J19])" office:value-type="float" office:value="997.092282391791" calcext:value-type="float">
            <text:p>997.1</text:p>
          </table:table-cell>
          <table:table-cell table:style-name="ce30" table:formula="of:=([.C19]-[.K18])/[.K18]" office:value-type="percentage" office:value="-0.0482013453261955" calcext:value-type="percentage">
            <text:p>-4.8%</text:p>
          </table:table-cell>
          <table:table-cell/>
          <table:table-cell table:formula="of:=[.N$1]*[.C19]" office:value-type="float" office:value="1870454.54545455" calcext:value-type="float">
            <text:p>1,870,454.5</text:p>
          </table:table-cell>
          <table:table-cell table:style-name="ce48" table:formula="of:=[.N19]/[.O$1]" office:value-type="percentage" office:value="0.319980536474313" calcext:value-type="percentage">
            <text:p>32.00%</text:p>
          </table:table-cell>
          <table:table-cell table:formula="of:=[.K19]*[.N$1]" office:value-type="float" office:value="2266118.82361771" calcext:value-type="float">
            <text:p>2,266,118.8</text:p>
          </table:table-cell>
          <table:table-cell table:formula="of:=[.P19]/[.O$1]" office:value-type="percentage" office:value="0.387667221669651" calcext:value-type="percentage">
            <text:p>38.77%</text:p>
          </table:table-cell>
          <table:table-cell table:number-columns-repeated="1007"/>
        </table:table-row>
        <table:table-row table:style-name="ro2">
          <table:table-cell table:style-name="ce24" table:formula="of:=[.A19]+1" office:value-type="date" office:date-value="2020-04-04" calcext:value-type="date">
            <text:p>04/04/20</text:p>
          </table:table-cell>
          <table:table-cell table:style-name="ce25" table:formula="of:=[.B19]+1" office:value-type="float" office:value="18" calcext:value-type="float">
            <text:p>18</text:p>
          </table:table-cell>
          <table:table-cell office:value-type="float" office:value="875" calcext:value-type="float">
            <text:p>875</text:p>
          </table:table-cell>
          <table:table-cell table:formula="of:=[.C20]-[.C19]" office:value-type="float" office:value="52" calcext:value-type="float">
            <text:p>52</text:p>
          </table:table-cell>
          <table:table-cell table:style-name="ce17" table:formula="of:=[.D20]/[.C19]" office:value-type="percentage" office:value="0.06318347509113" calcext:value-type="percentage">
            <text:p>6.3%</text:p>
          </table:table-cell>
          <table:table-cell table:style-name="ce37" table:formula="of:=SLOPE(LN([.C$2:.C20]);[.B$2:.B20])" office:value-type="float" office:value="0.219213387156122" calcext:value-type="float">
            <text:p>0.219</text:p>
          </table:table-cell>
          <table:table-cell table:style-name="ce37" table:formula="of:=SLOPE(LN([.C19:.C20]);[.B19:.B20])" office:value-type="float" office:value="0.0612676856805443" calcext:value-type="float">
            <text:p>0.061</text:p>
          </table:table-cell>
          <table:table-cell table:style-name="ce37" table:formula="of:=SLOPE(LN([.C15:.C20]); [.B15:.B20])" office:value-type="float" office:value="0.151967417343925" calcext:value-type="float">
            <text:p>0.152</text:p>
          </table:table-cell>
          <table:table-cell table:style-name="ce37" table:formula="of:=SLOPE(LN([.C10:.C20]);[.B10:.B20])" office:value-type="float" office:value="0.183838886073067" calcext:value-type="float">
            <text:p>0.184</text:p>
          </table:table-cell>
          <table:table-cell table:style-name="ce37" table:formula="of:=AVERAGE([.F20:.I20])" office:value-type="float" office:value="0.154071844063414" calcext:value-type="float">
            <text:p>0.154</text:p>
          </table:table-cell>
          <table:table-cell table:style-name="ce32" table:formula="of:=[.C20]*EXP([.J20])" office:value-type="float" office:value="1020.75285832994" calcext:value-type="float">
            <text:p>1020.8</text:p>
          </table:table-cell>
          <table:table-cell table:style-name="ce30" table:formula="of:=([.C20]-[.K19])/[.K19]" office:value-type="percentage" office:value="-0.122448327549904" calcext:value-type="percentage">
            <text:p>-12.2%</text:p>
          </table:table-cell>
          <table:table-cell/>
          <table:table-cell table:formula="of:=[.N$1]*[.C20]" office:value-type="float" office:value="1988636.36363636" calcext:value-type="float">
            <text:p>1,988,636.4</text:p>
          </table:table-cell>
          <table:table-cell table:style-name="ce48" table:formula="of:=[.N20]/[.O$1]" office:value-type="percentage" office:value="0.340198018730284" calcext:value-type="percentage">
            <text:p>34.02%</text:p>
          </table:table-cell>
          <table:table-cell table:formula="of:=[.K20]*[.N$1]" office:value-type="float" office:value="2319892.85984077" calcext:value-type="float">
            <text:p>2,319,892.9</text:p>
          </table:table-cell>
          <table:table-cell table:formula="of:=[.P20]/[.O$1]" office:value-type="percentage" office:value="0.396866400019565" calcext:value-type="percentage">
            <text:p>39.69%</text:p>
          </table:table-cell>
          <table:table-cell table:number-columns-repeated="1007"/>
        </table:table-row>
        <table:table-row table:style-name="ro2" table:number-rows-repeated="26">
          <table:table-cell table:number-columns-repeated="14"/>
          <table:table-cell table:style-name="ce48"/>
          <table:table-cell table:number-columns-repeated="1009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6" table:target-range-address="'CO cases'.A1:'CO case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number:number-style style:name="N123" number:title="User-defined">
      <number:number number:decimal-places="6" loext:min-decimal-places="6" number:min-integer-digits="1"/>
    </number:number-style>
    <number:number-style style:name="N124" number:title="User-defined">
      <number:number number:decimal-places="4" loext:min-decimal-places="4" number:min-integer-digits="1"/>
    </number:number-style>
    <number:percentage-style style:name="N125" number:title="User-defined">
      <number:number number:decimal-places="1" loext:min-decimal-places="1" number:min-integer-digits="1"/>
      <number:text>%</number:text>
    </number:percentage-style>
    <number:number-style style:name="N126" number:title="User-defined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16:49:2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1:52:55.083000000</meta:creation-date>
    <dc:date>2020-04-05T15:09:31.819000000</dc:date>
    <meta:editing-duration>PT9H51M30S</meta:editing-duration>
    <meta:editing-cycles>52</meta:editing-cycles>
    <meta:generator>LibreOffice/6.2.6.2$Windows_x86 LibreOffice_project/684e730861356e74889dfe6dbddd3562aae2e6ad</meta:generator>
    <meta:document-statistic meta:table-count="9" meta:cell-count="2633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2" style:family="chart" style:data-style-name="N122"/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4" style:family="chart" style:data-style-name="N0">
      <style:chart-properties chart:symbol-type="none" chart:link-data-style-to-source="true"/>
      <style:graphic-properties draw:stroke-dash="Dashed_20__28_var_29__20_4" svg:stroke-width="0.08cm" svg:stroke-color="#ff0000" draw:fill-color="#ff000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21" style:family="chart" style:data-style-name="N12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3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3.336cm" svg:height="11.559cm" xlink:href=".." xlink:type="simple" chart:class="chart:line" chart:style-name="ch1">
        <chart:legend chart:legend-position="end" svg:x="13.45cm" svg:y="3.589cm" style:legend-expansion="high" chart:style-name="ch2"/>
        <chart:plot-area chart:style-name="ch3" table:cell-range-address="'US deaths'.B7:'US deaths'.C45 'US deaths'.C1:'US deaths'.C1 'US deaths'.N1:'US deaths'.N1 'US deaths'.N6:'US deaths'.N31 'US deaths'.Q1:'US deaths'.Q31" chart:data-source-has-labels="both" svg:x="0.466cm" svg:y="0.231cm" svg:width="12.518cm" svg:height="11.097cm">
          <chartooo:coordinate-region svg:x="1.458cm" svg:y="0.431cm" svg:width="11.016cm" svg:height="10.105cm"/>
          <chart:axis chart:dimension="x" chart:name="primary-x" chart:style-name="ch4" chartooo:axis-type="auto">
            <chartooo:date-scale/>
            <chart:categories table:cell-range-address="'US deaths'.B7:'US deaths'.B45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US deaths'.C7:'US deaths'.C45" chart:label-cell-address="'US deaths'.C1:'US deaths'.C1" chart:class="chart:line">
            <chart:regression-curve chart:style-name="ch9"/>
            <chart:data-point chart:repeated="39"/>
          </chart:series>
          <chart:series chart:style-name="ch10" chart:values-cell-range-address="'US deaths'.C22:'US deaths'.C45" loext:label-string="&quot;since 3/19&quot;" chart:class="chart:line">
            <chart:regression-curve chart:style-name="ch11">
              <chart:equation chart:display-equation="true" chart:display-r-square="false" svg:x="10.305cm" svg:y="9.965cm" chart:style-name="ch12"/>
            </chart:regression-curve>
            <chart:regression-curve chart:style-name="ch13"/>
            <chart:data-point chart:repeated="24"/>
          </chart:series>
          <chart:series chart:style-name="ch14" chart:values-cell-range-address="'US deaths'.C27:'US deaths'.C45" loext:label-string="&quot;since 3/23&quot;" chart:class="chart:line">
            <chart:regression-curve chart:style-name="ch15">
              <chart:equation chart:display-equation="true" chart:display-r-square="false" svg:x="10.327cm" svg:y="9.446cm" chart:style-name="ch12"/>
            </chart:regression-curve>
            <chart:regression-curve chart:style-name="ch16"/>
            <chart:regression-curve chart:style-name="ch17"/>
            <chart:data-point chart:repeated="19"/>
          </chart:series>
          <chart:series chart:style-name="ch18" chart:values-cell-range-address="'US deaths'.C32:'US deaths'.C45" loext:label-string="&quot;since 3/29&quot;" chart:class="chart:line">
            <chart:regression-curve chart:style-name="ch19">
              <chart:equation chart:display-equation="true" chart:display-r-square="false" svg:x="10.303cm" svg:y="8.752cm" chart:style-name="ch12"/>
            </chart:regression-curve>
            <chart:regression-curve chart:style-name="ch20"/>
            <chart:data-point chart:repeated="14"/>
          </chart:series>
          <chart:series chart:style-name="ch21" chart:values-cell-range-address="'US deaths'.N6:'US deaths'.N31" chart:label-cell-address="'US deaths'.N1:'US deaths'.N1" chart:class="chart:line">
            <chart:data-point chart:repeated="26"/>
          </chart:series>
          <chart:series chart:style-name="ch22" chart:values-cell-range-address="'US deaths'.Q1:'US deaths'.Q31" chart:label-cell-address="'US deaths'.Q1:'US deaths'.Q1" chart:class="chart:line">
            <chart:data-point chart:repeated="3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04</text:p>
                <draw:g>
                  <svg:desc>'US deaths'.C1:'US deaths'.C1</svg:desc>
                </draw:g>
              </table:table-cell>
              <table:table-cell office:value-type="string">
                <text:p>since 3/19</text:p>
              </table:table-cell>
              <table:table-cell office:value-type="string">
                <text:p>since 3/23</text:p>
              </table:table-cell>
              <table:table-cell office:value-type="string">
                <text:p>since 3/29</text:p>
              </table:table-cell>
              <table:table-cell office:value-type="string">
                <text:p>Avg 1d
Pred</text:p>
                <draw:g>
                  <svg:desc>'US deaths'.N1:'US deaths'.N1</svg:desc>
                </draw:g>
              </table:table-cell>
              <table:table-cell office:value-type="string">
                <text:p>Avg 7d
Pred</text:p>
                <draw:g>
                  <svg:desc>'US deaths'.Q1:'US deaths'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deaths'.B7:'US deaths'.B45</svg:desc>
                </draw:g>
              </table:table-cell>
              <table:table-cell office:value-type="float" office:value="11">
                <text:p>11</text:p>
                <draw:g>
                  <svg:desc>'US deaths'.C7:'US deaths'.C45</svg:desc>
                </draw:g>
              </table:table-cell>
              <table:table-cell office:value-type="float" office:value="200">
                <text:p>200</text:p>
                <draw:g>
                  <svg:desc>'US deaths'.C22:'US deaths'.C45</svg:desc>
                </draw:g>
              </table:table-cell>
              <table:table-cell office:value-type="float" office:value="706">
                <text:p>706</text:p>
                <draw:g>
                  <svg:desc>'US deaths'.C27:'US deaths'.C45</svg:desc>
                </draw:g>
              </table:table-cell>
              <table:table-cell office:value-type="float" office:value="2467">
                <text:p>2467</text:p>
                <draw:g>
                  <svg:desc>'US deaths'.C32:'US deaths'.C45</svg:desc>
                </draw:g>
              </table:table-cell>
              <table:table-cell office:value-type="float" office:value="NaN">
                <text:p>NaN</text:p>
                <draw:g>
                  <svg:desc>'US deaths'.N6:'US deaths'.N31</svg:desc>
                </draw:g>
              </table:table-cell>
              <table:table-cell office:value-type="float" office:value="NaN">
                <text:p>NaN</text:p>
                <draw:g>
                  <svg:desc>'US deaths'.Q1:'US deaths'.Q3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  <table:table-cell office:value-type="float" office:value="942">
                <text:p>942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1209">
                <text:p>1209</text:p>
              </table:table-cell>
              <table:table-cell office:value-type="float" office:value="3873">
                <text:p>3873</text:p>
              </table:table-cell>
              <table:table-cell office:value-type="float" office:value="13.0909090909091">
                <text:p>13.0909090909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417">
                <text:p>417</text:p>
              </table:table-cell>
              <table:table-cell office:value-type="float" office:value="1581">
                <text:p>1581</text:p>
              </table:table-cell>
              <table:table-cell office:value-type="float" office:value="4757">
                <text:p>4757</text:p>
              </table:table-cell>
              <table:table-cell office:value-type="float" office:value="16.0614691591396">
                <text:p>16.061469159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552">
                <text:p>552</text:p>
              </table:table-cell>
              <table:table-cell office:value-type="float" office:value="2026">
                <text:p>2026</text:p>
              </table:table-cell>
              <table:table-cell office:value-type="float" office:value="5926">
                <text:p>5926</text:p>
              </table:table-cell>
              <table:table-cell office:value-type="float" office:value="20.151860083264">
                <text:p>20.151860083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706">
                <text:p>706</text:p>
              </table:table-cell>
              <table:table-cell office:value-type="float" office:value="2467">
                <text:p>2467</text:p>
              </table:table-cell>
              <table:table-cell office:value-type="float" office:value="7087">
                <text:p>7087</text:p>
              </table:table-cell>
              <table:table-cell office:value-type="float" office:value="25.3367278257319">
                <text:p>25.3367278257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942">
                <text:p>942</text:p>
              </table:table-cell>
              <table:table-cell office:value-type="float" office:value="2978">
                <text:p>2978</text:p>
              </table:table-cell>
              <table:table-cell office:value-type="float" office:value="8407">
                <text:p>8407</text:p>
              </table:table-cell>
              <table:table-cell office:value-type="float" office:value="24.735498479012">
                <text:p>24.735498479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6">
                <text:p>36</text:p>
              </table:table-cell>
              <table:table-cell office:value-type="float" office:value="1209">
                <text:p>1209</text:p>
              </table:table-cell>
              <table:table-cell office:value-type="float" office:value="3873">
                <text:p>3873</text:p>
              </table:table-cell>
              <table:table-cell office:value-type="float" office:value="NaN">
                <text:p>NaN</text:p>
              </table:table-cell>
              <table:table-cell office:value-type="float" office:value="33.8010769806675">
                <text:p>33.8010769806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581">
                <text:p>1581</text:p>
              </table:table-cell>
              <table:table-cell office:value-type="float" office:value="4757">
                <text:p>4757</text:p>
              </table:table-cell>
              <table:table-cell office:value-type="float" office:value="NaN">
                <text:p>NaN</text:p>
              </table:table-cell>
              <table:table-cell office:value-type="float" office:value="43.9445879171912">
                <text:p>43.9445879171912</text:p>
              </table:table-cell>
              <table:table-cell office:value-type="float" office:value="36.6208704382236">
                <text:p>36.620870438223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7">
                <text:p>47</text:p>
              </table:table-cell>
              <table:table-cell office:value-type="float" office:value="2026">
                <text:p>2026</text:p>
              </table:table-cell>
              <table:table-cell office:value-type="float" office:value="5926">
                <text:p>5926</text:p>
              </table:table-cell>
              <table:table-cell office:value-type="float" office:value="NaN">
                <text:p>NaN</text:p>
              </table:table-cell>
              <table:table-cell office:value-type="float" office:value="46.4592263018697">
                <text:p>46.4592263018697</text:p>
              </table:table-cell>
              <table:table-cell office:value-type="float" office:value="55.9129550513734">
                <text:p>55.912955051373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2467">
                <text:p>2467</text:p>
              </table:table-cell>
              <table:table-cell office:value-type="float" office:value="7087">
                <text:p>7087</text:p>
              </table:table-cell>
              <table:table-cell office:value-type="float" office:value="NaN">
                <text:p>NaN</text:p>
              </table:table-cell>
              <table:table-cell office:value-type="float" office:value="55.5803617356475">
                <text:p>55.5803617356475</text:p>
              </table:table-cell>
              <table:table-cell office:value-type="float" office:value="78.1516073379397">
                <text:p>78.151607337939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978">
                <text:p>2978</text:p>
              </table:table-cell>
              <table:table-cell office:value-type="float" office:value="8407">
                <text:p>8407</text:p>
              </table:table-cell>
              <table:table-cell office:value-type="float" office:value="NaN">
                <text:p>NaN</text:p>
              </table:table-cell>
              <table:table-cell office:value-type="float" office:value="63.5001259442111">
                <text:p>63.5001259442111</text:p>
              </table:table-cell>
              <table:table-cell office:value-type="float" office:value="49.9699118175131">
                <text:p>49.969911817513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3873">
                <text:p>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9922611384367">
                <text:p>73.9922611384367</text:p>
              </table:table-cell>
              <table:table-cell office:value-type="float" office:value="104.60816377545">
                <text:p>104.60816377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8">
                <text:p>108</text:p>
              </table:table-cell>
              <table:table-cell office:value-type="float" office:value="4757">
                <text:p>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3.994669062846">
                <text:p>103.994669062846</text:p>
              </table:table-cell>
              <table:table-cell office:value-type="float" office:value="145.386060776593">
                <text:p>145.38606077659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8">
                <text:p>118</text:p>
              </table:table-cell>
              <table:table-cell office:value-type="float" office:value="5926">
                <text:p>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.515637692991">
                <text:p>131.515637692991</text:p>
              </table:table-cell>
              <table:table-cell office:value-type="float" office:value="114.06275675525">
                <text:p>114.062756755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7087">
                <text:p>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8.532285883918">
                <text:p>138.532285883918</text:p>
              </table:table-cell>
              <table:table-cell office:value-type="float" office:value="152.00659657703">
                <text:p>152.006596577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8407">
                <text:p>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.062657139841">
                <text:p>267.062657139841</text:p>
              </table:table-cell>
              <table:table-cell office:value-type="float" office:value="167.903422075533">
                <text:p>167.90342207553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07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2.983244808084">
                <text:p>302.983244808084</text:p>
              </table:table-cell>
              <table:table-cell office:value-type="float" office:value="194.205174619031">
                <text:p>194.20517461903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5.72834600265">
                <text:p>385.72834600265</text:p>
              </table:table-cell>
              <table:table-cell office:value-type="float" office:value="348.78996891389">
                <text:p>348.789968913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8.846104149572">
                <text:p>538.846104149572</text:p>
              </table:table-cell>
              <table:table-cell office:value-type="float" office:value="428.843895952839">
                <text:p>428.8438959528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06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13.815879051767">
                <text:p>713.815879051767</text:p>
              </table:table-cell>
              <table:table-cell office:value-type="float" office:value="362.714535012176">
                <text:p>362.71453501217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42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1.465525519654">
                <text:p>901.465525519654</text:p>
              </table:table-cell>
              <table:table-cell office:value-type="float" office:value="1513.9522784878">
                <text:p>1513.952278487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209">
                <text:p>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2.96146296059">
                <text:p>1222.96146296059</text:p>
              </table:table-cell>
              <table:table-cell office:value-type="float" office:value="1110.68607889429">
                <text:p>1110.686078894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81">
                <text:p>1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6.05608862006">
                <text:p>1556.05608862006</text:p>
              </table:table-cell>
              <table:table-cell office:value-type="float" office:value="1517.54169486938">
                <text:p>1517.541694869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026">
                <text:p>2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3.55707096653">
                <text:p>2043.55707096653</text:p>
              </table:table-cell>
              <table:table-cell office:value-type="float" office:value="2508.63167174946">
                <text:p>2508.6316717494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67">
                <text:p>2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4.67479996302">
                <text:p>2604.67479996302</text:p>
              </table:table-cell>
              <table:table-cell office:value-type="float" office:value="3337.86653064669">
                <text:p>3337.8665306466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978">
                <text:p>2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06.75029079086">
                <text:p>3906.7502907908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73">
                <text:p>3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855.76969662629">
                <text:p>5855.769696626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757">
                <text:p>4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73.24865280608">
                <text:p>7073.2486528060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926">
                <text:p>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530.51077149173">
                <text:p>9530.5107714917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087">
                <text:p>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60.8283611627">
                <text:p>11760.828361162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407">
                <text:p>8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000" chart:maximum="1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bf00" draw:fill-color="#ffbf00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bf00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2a6099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2a6099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69cm" svg:height="11.323cm" xlink:href=".." xlink:type="simple" chart:class="chart:line" chart:style-name="ch1">
        <chart:legend chart:legend-position="end" svg:x="16.274cm" svg:y="3.619cm" style:legend-expansion="high" chart:style-name="ch2"/>
        <chart:plot-area chart:style-name="ch3" table:cell-range-address="'NY cases'.B2:'NY cases'.B20 'NY cases'.C1:'NY cases'.C25" chart:data-source-has-labels="both" svg:x="0.425cm" svg:y="0.226cm" svg:width="15.424cm" svg:height="10.871cm">
          <chartooo:coordinate-region svg:x="1.787cm" svg:y="0.425cm" svg:width="14.062cm" svg:height="10.025cm"/>
          <chart:axis chart:dimension="x" chart:name="primary-x" chart:style-name="ch4" chartooo:axis-type="auto">
            <chartooo:date-scale/>
            <chart:categories table:cell-range-address="'NY cases'.B2:'NY cases'.B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NY cases'.C2:'NY cases'.C25" chart:label-cell-address="'NY cases'.C1:'NY cases'.C1" chart:class="chart:line">
            <chart:data-point chart:repeated="24"/>
          </chart:series>
          <chart:series chart:style-name="ch9" chart:values-cell-range-address="'NY cases'.C22:'NY cases'.C25" loext:label-string="&quot;Since 3/30&quot;" chart:class="chart:line">
            <chart:regression-curve chart:style-name="ch10"/>
            <chart:data-point chart:repeated="4"/>
          </chart:series>
          <chart:series chart:style-name="ch11" chart:values-cell-range-address="'NY cases'.C12:'NY cases'.C25" loext:label-string="&quot;since 3/20&quot;" chart:class="chart:line">
            <chart:regression-curve chart:style-name="ch12"/>
            <chart:data-point chart:repeated="14"/>
          </chart:series>
          <chart:series chart:style-name="ch13" chart:values-cell-range-address="'NY cases'.C17:'NY cases'.C25" loext:label-string="&quot;Since 3/25&quot;" chart:class="chart:line">
            <chart:regression-curve chart:style-name="ch14"/>
            <chart:regression-curve chart:style-name="ch15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3/10</text:p>
                <draw:g>
                  <svg:desc>'NY cases'.C1:'NY cases'.C1</svg:desc>
                </draw:g>
              </table:table-cell>
              <table:table-cell office:value-type="string">
                <text:p>Since 3/30</text:p>
              </table:table-cell>
              <table:table-cell office:value-type="string">
                <text:p>since 3/20</text:p>
              </table:table-cell>
              <table:table-cell office:value-type="string">
                <text:p>Since 3/2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Y cases'.B2:'NY cases'.B20</svg:desc>
                </draw:g>
              </table:table-cell>
              <table:table-cell office:value-type="float" office:value="173">
                <text:p>173</text:p>
                <draw:g>
                  <svg:desc>'NY cases'.C2:'NY cases'.C25</svg:desc>
                </draw:g>
              </table:table-cell>
              <table:table-cell office:value-type="float" office:value="66663">
                <text:p>66663</text:p>
                <draw:g>
                  <svg:desc>'NY cases'.C22:'NY cases'.C25</svg:desc>
                </draw:g>
              </table:table-cell>
              <table:table-cell office:value-type="float" office:value="8310">
                <text:p>8310</text:p>
                <draw:g>
                  <svg:desc>'NY cases'.C12:'NY cases'.C25</svg:desc>
                </draw:g>
              </table:table-cell>
              <table:table-cell office:value-type="float" office:value="30841">
                <text:p>30841</text:p>
                <draw:g>
                  <svg:desc>'NY cases'.C17:'NY cases'.C2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0">
                <text:p>220</text:p>
              </table:table-cell>
              <table:table-cell office:value-type="float" office:value="75833">
                <text:p>75833</text:p>
              </table:table-cell>
              <table:table-cell office:value-type="float" office:value="11710">
                <text:p>11710</text:p>
              </table:table-cell>
              <table:table-cell office:value-type="float" office:value="37877">
                <text:p>378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28">
                <text:p>328</text:p>
              </table:table-cell>
              <table:table-cell office:value-type="float" office:value="83948">
                <text:p>83948</text:p>
              </table:table-cell>
              <table:table-cell office:value-type="float" office:value="15793">
                <text:p>15793</text:p>
              </table:table-cell>
              <table:table-cell office:value-type="float" office:value="44876">
                <text:p>4487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21">
                <text:p>421</text:p>
              </table:table-cell>
              <table:table-cell office:value-type="float" office:value="92506">
                <text:p>92506</text:p>
              </table:table-cell>
              <table:table-cell office:value-type="float" office:value="20884">
                <text:p>20884</text:p>
              </table:table-cell>
              <table:table-cell office:value-type="float" office:value="52410">
                <text:p>524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25681">
                <text:p>25681</text:p>
              </table:table-cell>
              <table:table-cell office:value-type="float" office:value="59648">
                <text:p>596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32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30841">
                <text:p>30841</text:p>
              </table:table-cell>
              <table:table-cell office:value-type="float" office:value="66663">
                <text:p>666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67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37877">
                <text:p>37877</text:p>
              </table:table-cell>
              <table:table-cell office:value-type="float" office:value="75833">
                <text:p>758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706">
                <text:p>1706</text:p>
              </table:table-cell>
              <table:table-cell office:value-type="float" office:value="NaN">
                <text:p>NaN</text:p>
              </table:table-cell>
              <table:table-cell office:value-type="float" office:value="44876">
                <text:p>44876</text:p>
              </table:table-cell>
              <table:table-cell office:value-type="float" office:value="83948">
                <text:p>8394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95">
                <text:p>2495</text:p>
              </table:table-cell>
              <table:table-cell office:value-type="float" office:value="NaN">
                <text:p>NaN</text:p>
              </table:table-cell>
              <table:table-cell office:value-type="float" office:value="52410">
                <text:p>52410</text:p>
              </table:table-cell>
              <table:table-cell office:value-type="float" office:value="92506">
                <text:p>92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365">
                <text:p>5365</text:p>
              </table:table-cell>
              <table:table-cell office:value-type="float" office:value="NaN">
                <text:p>NaN</text:p>
              </table:table-cell>
              <table:table-cell office:value-type="float" office:value="59648">
                <text:p>59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310">
                <text:p>8310</text:p>
              </table:table-cell>
              <table:table-cell office:value-type="float" office:value="NaN">
                <text:p>NaN</text:p>
              </table:table-cell>
              <table:table-cell office:value-type="float" office:value="66663">
                <text:p>66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710">
                <text:p>11710</text:p>
              </table:table-cell>
              <table:table-cell office:value-type="float" office:value="NaN">
                <text:p>NaN</text:p>
              </table:table-cell>
              <table:table-cell office:value-type="float" office:value="75833">
                <text:p>75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5793">
                <text:p>15793</text:p>
              </table:table-cell>
              <table:table-cell office:value-type="float" office:value="NaN">
                <text:p>NaN</text:p>
              </table:table-cell>
              <table:table-cell office:value-type="float" office:value="83948">
                <text:p>83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884">
                <text:p>20884</text:p>
              </table:table-cell>
              <table:table-cell office:value-type="float" office:value="NaN">
                <text:p>NaN</text:p>
              </table:table-cell>
              <table:table-cell office:value-type="float" office:value="92506">
                <text:p>9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681">
                <text:p>25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841">
                <text:p>30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7877">
                <text:p>37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4876">
                <text:p>44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2410">
                <text:p>5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648">
                <text:p>59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663">
                <text:p>6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833">
                <text:p>75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948">
                <text:p>83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506">
                <text:p>92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397cm" svg:height="12.538cm" xlink:href=".." xlink:type="simple" chart:class="chart:line" chart:column-mapping="1 2 3 0 4" chart:style-name="ch1">
        <chart:legend chart:legend-position="end" svg:x="18.836cm" svg:y="3.981cm" style:legend-expansion="high" chart:style-name="ch2"/>
        <chart:plot-area chart:style-name="ch3" table:cell-range-address="'NY cases'.A3:'NY cases'.A50 'NY cases'.F1:'NY cases'.J1 'NY cases'.F3:'NY cases'.J50" chart:data-source-has-labels="both" svg:x="0.427cm" svg:y="0.25cm" svg:width="17.982cm" svg:height="12.038cm">
          <chartooo:coordinate-region svg:x="1.525cm" svg:y="0.25cm" svg:width="16.884cm" svg:height="10.373cm"/>
          <chart:axis chart:dimension="x" chart:name="primary-x" chart:style-name="ch4" chartooo:axis-type="auto">
            <chartooo:date-scale/>
            <chart:categories table:cell-range-address="'NY cases'.A3:'NY case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NY cases'.G3:'NY cases'.G50" chart:label-cell-address="'NY cases'.G1:'NY cases'.G1" chart:class="chart:line">
            <chart:data-point chart:repeated="48"/>
          </chart:series>
          <chart:series chart:style-name="ch8" chart:values-cell-range-address="'NY cases'.H3:'NY cases'.H50" chart:label-cell-address="'NY cases'.H1:'NY cases'.H1" chart:class="chart:line">
            <chart:data-point chart:repeated="48"/>
          </chart:series>
          <chart:series chart:style-name="ch9" chart:values-cell-range-address="'NY cases'.I3:'NY cases'.I50" chart:label-cell-address="'NY cases'.I1:'NY cases'.I1" chart:class="chart:line">
            <chart:data-point chart:repeated="48"/>
          </chart:series>
          <chart:series chart:style-name="ch10" chart:values-cell-range-address="'NY cases'.F3:'NY cases'.F50" chart:label-cell-address="'NY cases'.F1:'NY cases'.F1" chart:class="chart:line">
            <chart:data-point chart:repeated="48"/>
          </chart:series>
          <chart:series chart:style-name="ch11" chart:values-cell-range-address="'NY cases'.J3:'NY cases'.J50" chart:label-cell-address="'NY cases'.J1:'NY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NY cases'.G1:'NY cases'.G1</svg:desc>
                </draw:g>
              </table:table-cell>
              <table:table-cell office:value-type="string">
                <text:p>5d exp
Slope</text:p>
                <draw:g>
                  <svg:desc>'NY cases'.H1:'NY cases'.H1</svg:desc>
                </draw:g>
              </table:table-cell>
              <table:table-cell office:value-type="string">
                <text:p>10d exp
Slope</text:p>
                <draw:g>
                  <svg:desc>'NY cases'.I1:'NY cases'.I1</svg:desc>
                </draw:g>
              </table:table-cell>
              <table:table-cell office:value-type="string">
                <text:p>Tot Exp
Slope</text:p>
                <draw:g>
                  <svg:desc>'NY cases'.F1:'NY cases'.F1</svg:desc>
                </draw:g>
              </table:table-cell>
              <table:table-cell office:value-type="string">
                <text:p>Avg
Slope</text:p>
                <draw:g>
                  <svg:desc>'NY cases'.J1:'NY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1">
                <text:p>43901</text:p>
                <draw:g>
                  <svg:desc>'NY cases'.A3:'NY cases'.A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G3:'NY cases'.G50</svg:desc>
                </draw:g>
              </table:table-cell>
              <table:table-cell office:value-type="float" office:value="NaN">
                <text:p>NaN</text:p>
                <draw:g>
                  <svg:desc>'NY cases'.H3:'NY cases'.H50</svg:desc>
                </draw:g>
              </table:table-cell>
              <table:table-cell office:value-type="float" office:value="NaN">
                <text:p>NaN</text:p>
                <draw:g>
                  <svg:desc>'NY cases'.I3:'NY cases'.I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F3:'NY cases'.F50</svg:desc>
                </draw:g>
              </table:table-cell>
              <table:table-cell office:value-type="float" office:value="0.240335951854583">
                <text:p>0.240335951854583</text:p>
                <draw:g>
                  <svg:desc>'NY cases'.J3:'NY cases'.J50</svg:desc>
                </draw:g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99386062031782">
                <text:p>0.399386062031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9861006943182">
                <text:p>0.319861006943182</text:p>
              </table:table-cell>
              <table:table-cell office:value-type="float" office:value="0.359623534487482">
                <text:p>0.35962353448748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49619225298237">
                <text:p>0.249619225298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6740977958559">
                <text:p>0.306740977958559</text:p>
              </table:table-cell>
              <table:table-cell office:value-type="float" office:value="0.278180101628398">
                <text:p>0.27818010162839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20765428909242">
                <text:p>0.220765428909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921862351771">
                <text:p>0.286921862351771</text:p>
              </table:table-cell>
              <table:table-cell office:value-type="float" office:value="0.253843645630507">
                <text:p>0.25384364563050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332382251369688">
                <text:p>0.332382251369688</text:p>
              </table:table-cell>
              <table:table-cell office:value-type="float" office:value="0.287753599180962">
                <text:p>0.287753599180962</text:p>
              </table:table-cell>
              <table:table-cell office:value-type="float" office:value="NaN">
                <text:p>NaN</text:p>
              </table:table-cell>
              <table:table-cell office:value-type="float" office:value="0.287753599180962">
                <text:p>0.287753599180962</text:p>
              </table:table-cell>
              <table:table-cell office:value-type="float" office:value="0.302629816577204">
                <text:p>0.30262981657720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78417981491983">
                <text:p>0.278417981491983</text:p>
              </table:table-cell>
              <table:table-cell office:value-type="float" office:value="0.286626311175583">
                <text:p>0.286626311175583</text:p>
              </table:table-cell>
              <table:table-cell office:value-type="float" office:value="NaN">
                <text:p>NaN</text:p>
              </table:table-cell>
              <table:table-cell office:value-type="float" office:value="0.28705040329614">
                <text:p>0.28705040329614</text:p>
              </table:table-cell>
              <table:table-cell office:value-type="float" office:value="0.284031565321235">
                <text:p>0.28403156532123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567708232598331">
                <text:p>0.567708232598331</text:p>
              </table:table-cell>
              <table:table-cell office:value-type="float" office:value="0.316329852429138">
                <text:p>0.316329852429138</text:p>
              </table:table-cell>
              <table:table-cell office:value-type="float" office:value="NaN">
                <text:p>NaN</text:p>
              </table:table-cell>
              <table:table-cell office:value-type="float" office:value="0.310145557452647">
                <text:p>0.310145557452647</text:p>
              </table:table-cell>
              <table:table-cell office:value-type="float" office:value="0.398061214160038">
                <text:p>0.39806121416003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380137280133995">
                <text:p>0.380137280133995</text:p>
              </table:table-cell>
              <table:table-cell office:value-type="float" office:value="0.363171407153948">
                <text:p>0.363171407153948</text:p>
              </table:table-cell>
              <table:table-cell office:value-type="float" office:value="NaN">
                <text:p>NaN</text:p>
              </table:table-cell>
              <table:table-cell office:value-type="float" office:value="0.32558941090444">
                <text:p>0.32558941090444</text:p>
              </table:table-cell>
              <table:table-cell office:value-type="float" office:value="0.356299366064127">
                <text:p>0.35629936606412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765607646879179">
                <text:p>0.765607646879179</text:p>
              </table:table-cell>
              <table:table-cell office:value-type="float" office:value="0.453364733646775">
                <text:p>0.453364733646775</text:p>
              </table:table-cell>
              <table:table-cell office:value-type="float" office:value="NaN">
                <text:p>NaN</text:p>
              </table:table-cell>
              <table:table-cell office:value-type="float" office:value="0.357452730987611">
                <text:p>0.357452730987611</text:p>
              </table:table-cell>
              <table:table-cell office:value-type="float" office:value="0.525475037171188">
                <text:p>0.52547503717118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437563232784695">
                <text:p>0.437563232784695</text:p>
              </table:table-cell>
              <table:table-cell office:value-type="float" office:value="0.504790532240269">
                <text:p>0.504790532240269</text:p>
              </table:table-cell>
              <table:table-cell office:value-type="float" office:value="0.378474110205572">
                <text:p>0.378474110205572</text:p>
              </table:table-cell>
              <table:table-cell office:value-type="float" office:value="0.378474110205572">
                <text:p>0.378474110205572</text:p>
              </table:table-cell>
              <table:table-cell office:value-type="float" office:value="0.424825496359027">
                <text:p>0.42482549635902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4298356874227">
                <text:p>0.34298356874227</text:p>
              </table:table-cell>
              <table:table-cell office:value-type="float" office:value="0.513872340913289">
                <text:p>0.513872340913289</text:p>
              </table:table-cell>
              <table:table-cell office:value-type="float" office:value="0.403637580349854">
                <text:p>0.403637580349854</text:p>
              </table:table-cell>
              <table:table-cell office:value-type="float" office:value="0.389236808159653">
                <text:p>0.389236808159653</text:p>
              </table:table-cell>
              <table:table-cell office:value-type="float" office:value="0.412432574541267">
                <text:p>0.412432574541267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9123626278291">
                <text:p>0.299123626278291</text:p>
              </table:table-cell>
              <table:table-cell office:value-type="float" office:value="0.462945810059865">
                <text:p>0.462945810059865</text:p>
              </table:table-cell>
              <table:table-cell office:value-type="float" office:value="0.417189477588909">
                <text:p>0.417189477588909</text:p>
              </table:table-cell>
              <table:table-cell office:value-type="float" office:value="0.39277097125669">
                <text:p>0.39277097125669</text:p>
              </table:table-cell>
              <table:table-cell office:value-type="float" office:value="0.393007471295939">
                <text:p>0.39300747129593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79416511660388">
                <text:p>0.279416511660388</text:p>
              </table:table-cell>
              <table:table-cell office:value-type="float" office:value="0.405870508110919">
                <text:p>0.405870508110919</text:p>
              </table:table-cell>
              <table:table-cell office:value-type="float" office:value="0.426375051136827">
                <text:p>0.426375051136827</text:p>
              </table:table-cell>
              <table:table-cell office:value-type="float" office:value="0.391753746357791">
                <text:p>0.391753746357791</text:p>
              </table:table-cell>
              <table:table-cell office:value-type="float" office:value="0.375853954316481">
                <text:p>0.37585395431648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06768103325251">
                <text:p>0.206768103325251</text:p>
              </table:table-cell>
              <table:table-cell office:value-type="float" office:value="0.311227713150732">
                <text:p>0.311227713150732</text:p>
              </table:table-cell>
              <table:table-cell office:value-type="float" office:value="0.420813632705375">
                <text:p>0.420813632705375</text:p>
              </table:table-cell>
              <table:table-cell office:value-type="float" office:value="0.386467909097692">
                <text:p>0.386467909097692</text:p>
              </table:table-cell>
              <table:table-cell office:value-type="float" office:value="0.331319339569763">
                <text:p>0.33131933956976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83093554717411">
                <text:p>0.183093554717411</text:p>
              </table:table-cell>
              <table:table-cell office:value-type="float" office:value="0.262636230259149">
                <text:p>0.262636230259149</text:p>
              </table:table-cell>
              <table:table-cell office:value-type="float" office:value="0.398244818663644">
                <text:p>0.398244818663644</text:p>
              </table:table-cell>
              <table:table-cell office:value-type="float" office:value="0.378444863113797">
                <text:p>0.378444863113797</text:p>
              </table:table-cell>
              <table:table-cell office:value-type="float" office:value="0.3056048666885">
                <text:p>0.30560486668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05499094124944">
                <text:p>0.205499094124944</text:p>
              </table:table-cell>
              <table:table-cell office:value-type="float" office:value="0.230974487513309">
                <text:p>0.230974487513309</text:p>
              </table:table-cell>
              <table:table-cell office:value-type="float" office:value="0.366117704520652">
                <text:p>0.366117704520652</text:p>
              </table:table-cell>
              <table:table-cell office:value-type="float" office:value="0.369547757654479">
                <text:p>0.369547757654479</text:p>
              </table:table-cell>
              <table:table-cell office:value-type="float" office:value="0.293034760953346">
                <text:p>0.29303476095334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69559062966806">
                <text:p>0.169559062966806</text:p>
              </table:table-cell>
              <table:table-cell office:value-type="float" office:value="0.205453069862692">
                <text:p>0.205453069862692</text:p>
              </table:table-cell>
              <table:table-cell office:value-type="float" office:value="0.321008630114471">
                <text:p>0.321008630114471</text:p>
              </table:table-cell>
              <table:table-cell office:value-type="float" office:value="0.359795601284999">
                <text:p>0.359795601284999</text:p>
              </table:table-cell>
              <table:table-cell office:value-type="float" office:value="0.263954091057242">
                <text:p>0.2639540910572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55194282131356">
                <text:p>0.155194282131356</text:p>
              </table:table-cell>
              <table:table-cell office:value-type="float" office:value="0.185157849025179">
                <text:p>0.185157849025179</text:p>
              </table:table-cell>
              <table:table-cell office:value-type="float" office:value="0.279033745635883">
                <text:p>0.279033745635883</text:p>
              </table:table-cell>
              <table:table-cell office:value-type="float" office:value="0.349584563265472">
                <text:p>0.349584563265472</text:p>
              </table:table-cell>
              <table:table-cell office:value-type="float" office:value="0.242242610014473">
                <text:p>0.24224261001447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29363206249051">
                <text:p>0.129363206249051</text:p>
              </table:table-cell>
              <table:table-cell office:value-type="float" office:value="0.170681782330971">
                <text:p>0.170681782330971</text:p>
              </table:table-cell>
              <table:table-cell office:value-type="float" office:value="0.232537895232792">
                <text:p>0.232537895232792</text:p>
              </table:table-cell>
              <table:table-cell office:value-type="float" office:value="0.338999073322438">
                <text:p>0.338999073322438</text:p>
              </table:table-cell>
              <table:table-cell office:value-type="float" office:value="0.217895489283813">
                <text:p>0.21789548928381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11189457304246">
                <text:p>0.111189457304246</text:p>
              </table:table-cell>
              <table:table-cell office:value-type="float" office:value="0.153473412858715">
                <text:p>0.153473412858715</text:p>
              </table:table-cell>
              <table:table-cell office:value-type="float" office:value="0.20400042008367">
                <text:p>0.20400042008367</text:p>
              </table:table-cell>
              <table:table-cell office:value-type="float" office:value="0.328204494844892">
                <text:p>0.328204494844892</text:p>
              </table:table-cell>
              <table:table-cell office:value-type="float" office:value="0.199216946272881">
                <text:p>0.1992169462728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28883477741468">
                <text:p>0.128883477741468</text:p>
              </table:table-cell>
              <table:table-cell office:value-type="float" office:value="0.136787185007647">
                <text:p>0.136787185007647</text:p>
              </table:table-cell>
              <table:table-cell office:value-type="float" office:value="0.182281518435738">
                <text:p>0.182281518435738</text:p>
              </table:table-cell>
              <table:table-cell office:value-type="float" office:value="0.317734404085824">
                <text:p>0.317734404085824</text:p>
              </table:table-cell>
              <table:table-cell office:value-type="float" office:value="0.191421646317669">
                <text:p>0.19142164631766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01664005426336">
                <text:p>0.101664005426336</text:p>
              </table:table-cell>
              <table:table-cell office:value-type="float" office:value="0.124313429298595">
                <text:p>0.124313429298595</text:p>
              </table:table-cell>
              <table:table-cell office:value-type="float" office:value="0.163791230372749">
                <text:p>0.163791230372749</text:p>
              </table:table-cell>
              <table:table-cell office:value-type="float" office:value="0.307419439392409">
                <text:p>0.307419439392409</text:p>
              </table:table-cell>
              <table:table-cell office:value-type="float" office:value="0.174297026122522">
                <text:p>0.17429702612252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0970759477444343">
                <text:p>0.0970759477444343</text:p>
              </table:table-cell>
              <table:table-cell office:value-type="float" office:value="0.114142136328151">
                <text:p>0.114142136328151</text:p>
              </table:table-cell>
              <table:table-cell office:value-type="float" office:value="0.148122461532181">
                <text:p>0.148122461532181</text:p>
              </table:table-cell>
              <table:table-cell office:value-type="float" office:value="0.297373481661999">
                <text:p>0.297373481661999</text:p>
              </table:table-cell>
              <table:table-cell office:value-type="float" office:value="0.164178506816691">
                <text:p>0.16417850681669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07329259392188">
                <text:p>0.107329259392188</text:p>
              </table:table-cell>
              <table:table-cell office:value-type="float" office:value="0.109007001034469">
                <text:p>0.109007001034469</text:p>
              </table:table-cell>
              <table:table-cell office:value-type="float" office:value="0.136503135087355">
                <text:p>0.136503135087355</text:p>
              </table:table-cell>
              <table:table-cell office:value-type="float" office:value="0.287798835592451">
                <text:p>0.287798835592451</text:p>
              </table:table-cell>
              <table:table-cell office:value-type="float" office:value="0.160159557776616">
                <text:p>0.16015955777661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00129695408963">
                <text:p>0.100129695408963</text:p>
              </table:table-cell>
              <table:table-cell office:value-type="float" office:value="0.10544844325715">
                <text:p>0.10544844325715</text:p>
              </table:table-cell>
              <table:table-cell office:value-type="float" office:value="0.126207787241374">
                <text:p>0.126207787241374</text:p>
              </table:table-cell>
              <table:table-cell office:value-type="float" office:value="0.27866604432252">
                <text:p>0.27866604432252</text:p>
              </table:table-cell>
              <table:table-cell office:value-type="float" office:value="0.152612992557502">
                <text:p>0.1526129925575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2"/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a933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9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2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2a6099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21.704cm" svg:height="11.333cm" xlink:href=".." xlink:type="simple" chart:class="chart:line" chart:style-name="ch1">
        <chart:legend chart:legend-position="end" svg:x="16.656cm" svg:y="2.032cm" style:legend-expansion="high" chart:style-name="ch2"/>
        <chart:plot-area chart:style-name="ch3" table:cell-range-address="'NY deaths'.B2:'NY deaths'.C30 'NY deaths'.C1:'NY deaths'.C1" chart:data-source-has-labels="both" svg:x="0.434cm" svg:y="0.226cm" svg:width="15.788cm" svg:height="10.881cm">
          <chartooo:coordinate-region svg:x="1.426cm" svg:y="0.226cm" svg:width="14.796cm" svg:height="10.234cm"/>
          <chart:axis chart:dimension="x" chart:name="primary-x" chart:style-name="ch4" chartooo:axis-type="auto">
            <chartooo:date-scale/>
            <chart:categories table:cell-range-address="'NY deaths'.B2:'NY deaths'.B3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NY deaths'.C2:'NY deaths'.C30" chart:label-cell-address="'NY deaths'.C1:'NY deaths'.C1" chart:class="chart:line">
            <chart:regression-curve chart:style-name="ch9">
              <chart:equation chart:display-equation="true" chart:display-r-square="false" svg:x="7.959cm" svg:y="9.822cm" chart:style-name="ch10"/>
            </chart:regression-curve>
            <chart:regression-curve chart:style-name="ch11"/>
            <chart:data-point chart:repeated="29"/>
          </chart:series>
          <chart:series chart:style-name="ch12" chart:values-cell-range-address="'NY deaths'.C7:'NY deaths'.C30" loext:label-string="&quot;since 3/20&quot;" chart:class="chart:line">
            <chart:regression-curve chart:style-name="ch13">
              <chart:equation chart:display-equation="true" chart:display-r-square="false" svg:x="7.737cm" svg:y="9.08cm" chart:style-name="ch10"/>
            </chart:regression-curve>
            <chart:regression-curve chart:style-name="ch14"/>
            <chart:data-point chart:repeated="24"/>
          </chart:series>
          <chart:series chart:style-name="ch15" chart:values-cell-range-address="'NY deaths'.C12:'NY deaths'.C30" loext:label-string="&quot;since 3/25&quot;" chart:class="chart:line">
            <chart:regression-curve chart:style-name="ch16">
              <chart:equation chart:display-equation="true" chart:display-r-square="false" svg:x="7.549cm" svg:y="8.255cm" chart:style-name="ch10"/>
            </chart:regression-curve>
            <chart:regression-curve chart:style-name="ch17"/>
            <chart:data-point chart:repeated="19"/>
          </chart:series>
          <chart:series chart:style-name="ch18" chart:values-cell-range-address="'NY deaths'.C17:'NY deaths'.C30" loext:label-string="&quot;since 3/30&quot;" chart:class="chart:line">
            <chart:regression-curve chart:style-name="ch19"/>
            <chart:regression-curve chart:style-name="ch20"/>
            <chart:data-point chart:repeated="1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15</text:p>
                <draw:g>
                  <svg:desc>'NY deaths'.C1:'NY deaths'.C1</svg:desc>
                </draw:g>
              </table:table-cell>
              <table:table-cell office:value-type="string">
                <text:p>since 3/20</text:p>
              </table:table-cell>
              <table:table-cell office:value-type="string">
                <text:p>since 3/25</text:p>
              </table:table-cell>
              <table:table-cell office:value-type="string">
                <text:p>since 3/3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NY deaths'.B2:'NY deaths'.B30</svg:desc>
                </draw:g>
              </table:table-cell>
              <table:table-cell office:value-type="float" office:value="3">
                <text:p>3</text:p>
                <draw:g>
                  <svg:desc>'NY deaths'.C2:'NY deaths'.C30</svg:desc>
                </draw:g>
              </table:table-cell>
              <table:table-cell office:value-type="float" office:value="42">
                <text:p>42</text:p>
                <draw:g>
                  <svg:desc>'NY deaths'.C7:'NY deaths'.C30</svg:desc>
                </draw:g>
              </table:table-cell>
              <table:table-cell office:value-type="float" office:value="285">
                <text:p>285</text:p>
                <draw:g>
                  <svg:desc>'NY deaths'.C12:'NY deaths'.C30</svg:desc>
                </draw:g>
              </table:table-cell>
              <table:table-cell office:value-type="float" office:value="1218">
                <text:p>1218</text:p>
                <draw:g>
                  <svg:desc>'NY deaths'.C17:'NY deaths'.C3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85">
                <text:p>38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17">
                <text:p>117</text:p>
              </table:table-cell>
              <table:table-cell office:value-type="float" office:value="527">
                <text:p>527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158">
                <text:p>158</text:p>
              </table:table-cell>
              <table:table-cell office:value-type="float" office:value="728">
                <text:p>728</text:p>
              </table:table-cell>
              <table:table-cell office:value-type="float" office:value="2373">
                <text:p>23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210">
                <text:p>210</text:p>
              </table:table-cell>
              <table:table-cell office:value-type="float" office:value="965">
                <text:p>96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285">
                <text:p>285</text:p>
              </table:table-cell>
              <table:table-cell office:value-type="float" office:value="1218">
                <text:p>1218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385">
                <text:p>385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527">
                <text:p>527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728">
                <text:p>728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  <table:table-cell office:value-type="float" office:value="965">
                <text:p>965</text:p>
              </table:table-cell>
              <table:table-cell office:value-type="float" office:value="2935">
                <text:p>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5">
                <text:p>285</text:p>
              </table:table-cell>
              <table:table-cell office:value-type="float" office:value="1218">
                <text:p>1218</text:p>
              </table:table-cell>
              <table:table-cell office:value-type="float" office:value="3565">
                <text:p>3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85">
                <text:p>385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27">
                <text:p>527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28">
                <text:p>728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65">
                <text:p>965</text:p>
              </table:table-cell>
              <table:table-cell office:value-type="float" office:value="2935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218">
                <text:p>1218</text:p>
              </table:table-cell>
              <table:table-cell office:value-type="float" office:value="3565">
                <text:p>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50">
                <text:p>1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41">
                <text:p>1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373">
                <text:p>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35">
                <text:p>2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565">
                <text:p>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032cm" svg:height="12.524cm" xlink:href=".." xlink:type="simple" chart:class="chart:line" chart:column-mapping="1 2 3 0 4" chart:style-name="ch1">
        <chart:legend chart:legend-position="end" svg:x="14.471cm" svg:y="3.974cm" style:legend-expansion="high" chart:style-name="ch2"/>
        <chart:plot-area chart:style-name="ch3" table:cell-range-address="'NY deaths'.A3:'NY deaths'.A50 'NY deaths'.F1:'NY deaths'.J1 'NY deaths'.F3:'NY deaths'.J50" chart:data-source-has-labels="both" svg:x="0.34cm" svg:y="0.25cm" svg:width="13.791cm" svg:height="12.024cm">
          <chartooo:coordinate-region svg:x="1.438cm" svg:y="0.25cm" svg:width="12.693cm" svg:height="10.358cm"/>
          <chart:axis chart:dimension="x" chart:name="primary-x" chart:style-name="ch4" chartooo:axis-type="auto">
            <chartooo:date-scale/>
            <chart:categories table:cell-range-address="'NY deaths'.A3:'NY death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NY deaths'.G3:'NY deaths'.G50" chart:label-cell-address="'NY deaths'.G1:'NY deaths'.G1" chart:class="chart:line">
            <chart:data-point chart:repeated="48"/>
          </chart:series>
          <chart:series chart:style-name="ch8" chart:values-cell-range-address="'NY deaths'.H3:'NY deaths'.H50" chart:label-cell-address="'NY deaths'.H1:'NY deaths'.H1" chart:class="chart:line">
            <chart:data-point chart:repeated="48"/>
          </chart:series>
          <chart:series chart:style-name="ch9" chart:values-cell-range-address="'NY deaths'.I3:'NY deaths'.I50" chart:label-cell-address="'NY deaths'.I1:'NY deaths'.I1" chart:class="chart:line">
            <chart:data-point chart:repeated="48"/>
          </chart:series>
          <chart:series chart:style-name="ch10" chart:values-cell-range-address="'NY deaths'.F3:'NY deaths'.F50" chart:label-cell-address="'NY deaths'.F1:'NY deaths'.F1" chart:class="chart:line">
            <chart:data-point chart:repeated="48"/>
          </chart:series>
          <chart:series chart:style-name="ch11" chart:values-cell-range-address="'NY deaths'.J3:'NY deaths'.J50" chart:label-cell-address="'NY deaths'.J1:'NY death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NY deaths'.G1:'NY deaths'.G1</svg:desc>
                </draw:g>
              </table:table-cell>
              <table:table-cell office:value-type="string">
                <text:p>5d exp
Slope</text:p>
                <draw:g>
                  <svg:desc>'NY deaths'.H1:'NY deaths'.H1</svg:desc>
                </draw:g>
              </table:table-cell>
              <table:table-cell office:value-type="string">
                <text:p>10d exp
Slope</text:p>
                <draw:g>
                  <svg:desc>'NY deaths'.I1:'NY deaths'.I1</svg:desc>
                </draw:g>
              </table:table-cell>
              <table:table-cell office:value-type="string">
                <text:p>Tot Exp
Slope</text:p>
                <draw:g>
                  <svg:desc>'NY deaths'.F1:'NY deaths'.F1</svg:desc>
                </draw:g>
              </table:table-cell>
              <table:table-cell office:value-type="string">
                <text:p>Avg
Slope</text:p>
                <draw:g>
                  <svg:desc>'NY deaths'.J1:'NY death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6">
                <text:p>43906</text:p>
                <draw:g>
                  <svg:desc>'NY deaths'.A3:'NY deaths'.A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G3:'NY deaths'.G50</svg:desc>
                </draw:g>
              </table:table-cell>
              <table:table-cell office:value-type="float" office:value="NaN">
                <text:p>NaN</text:p>
                <draw:g>
                  <svg:desc>'NY deaths'.H3:'NY deaths'.H50</svg:desc>
                </draw:g>
              </table:table-cell>
              <table:table-cell office:value-type="float" office:value="NaN">
                <text:p>NaN</text:p>
                <draw:g>
                  <svg:desc>'NY deaths'.I3:'NY deaths'.I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F3:'NY deaths'.F50</svg:desc>
                </draw:g>
              </table:table-cell>
              <table:table-cell office:value-type="float" office:value="1.20397280432594">
                <text:p>1.20397280432594</text:p>
                <draw:g>
                  <svg:desc>'NY deaths'.J3:'NY deaths'.J50</svg:desc>
                </draw:g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2364264467491">
                <text:p>0.26236426446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3168534396713">
                <text:p>0.733168534396713</text:p>
              </table:table-cell>
              <table:table-cell office:value-type="float" office:value="0.497766399432102">
                <text:p>0.49776639943210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07639364778244">
                <text:p>0.207639364778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8429356518251">
                <text:p>0.528429356518251</text:p>
              </table:table-cell>
              <table:table-cell office:value-type="float" office:value="0.368034360648247">
                <text:p>0.3680343606482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75377180237638">
                <text:p>0.75377180237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550010114184">
                <text:p>0.532550010114184</text:p>
              </table:table-cell>
              <table:table-cell office:value-type="float" office:value="0.643160906245282">
                <text:p>0.64316090624528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11309093667207">
                <text:p>0.211309093667207</text:p>
              </table:table-cell>
              <table:table-cell office:value-type="float" office:value="0.487835780220597">
                <text:p>0.487835780220597</text:p>
              </table:table-cell>
              <table:table-cell office:value-type="float" office:value="NaN">
                <text:p>NaN</text:p>
              </table:table-cell>
              <table:table-cell office:value-type="float" office:value="0.487835780220597">
                <text:p>0.487835780220597</text:p>
              </table:table-cell>
              <table:table-cell office:value-type="float" office:value="0.395660218036133">
                <text:p>0.395660218036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356674943938732">
                <text:p>0.356674943938732</text:p>
              </table:table-cell>
              <table:table-cell office:value-type="float" office:value="0.378020855170918">
                <text:p>0.378020855170918</text:p>
              </table:table-cell>
              <table:table-cell office:value-type="float" office:value="NaN">
                <text:p>NaN</text:p>
              </table:table-cell>
              <table:table-cell office:value-type="float" office:value="0.457813465656973">
                <text:p>0.457813465656973</text:p>
              </table:table-cell>
              <table:table-cell office:value-type="float" office:value="0.397503088255541">
                <text:p>0.3975030882555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667829372575656">
                <text:p>0.667829372575656</text:p>
              </table:table-cell>
              <table:table-cell office:value-type="float" office:value="0.433219985722722">
                <text:p>0.433219985722722</text:p>
              </table:table-cell>
              <table:table-cell office:value-type="float" office:value="NaN">
                <text:p>NaN</text:p>
              </table:table-cell>
              <table:table-cell office:value-type="float" office:value="0.462805493498687">
                <text:p>0.462805493498687</text:p>
              </table:table-cell>
              <table:table-cell office:value-type="float" office:value="0.521284950599021">
                <text:p>0.52128495059902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300421098229211">
                <text:p>0.300421098229211</text:p>
              </table:table-cell>
              <table:table-cell office:value-type="float" office:value="0.443261335097698">
                <text:p>0.443261335097698</text:p>
              </table:table-cell>
              <table:table-cell office:value-type="float" office:value="NaN">
                <text:p>NaN</text:p>
              </table:table-cell>
              <table:table-cell office:value-type="float" office:value="0.454309480140188">
                <text:p>0.454309480140188</text:p>
              </table:table-cell>
              <table:table-cell office:value-type="float" office:value="0.399330637822366">
                <text:p>0.39933063782236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84512497690502">
                <text:p>0.284512497690502</text:p>
              </table:table-cell>
              <table:table-cell office:value-type="float" office:value="0.392752589923228">
                <text:p>0.392752589923228</text:p>
              </table:table-cell>
              <table:table-cell office:value-type="float" office:value="NaN">
                <text:p>NaN</text:p>
              </table:table-cell>
              <table:table-cell office:value-type="float" office:value="0.440722583387697">
                <text:p>0.440722583387697</text:p>
              </table:table-cell>
              <table:table-cell office:value-type="float" office:value="0.372662557000475">
                <text:p>0.37266255700047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305381649551182">
                <text:p>0.305381649551182</text:p>
              </table:table-cell>
              <table:table-cell office:value-type="float" office:value="0.389508794675478">
                <text:p>0.389508794675478</text:p>
              </table:table-cell>
              <table:table-cell office:value-type="float" office:value="0.427159688166496">
                <text:p>0.427159688166496</text:p>
              </table:table-cell>
              <table:table-cell office:value-type="float" office:value="0.427159688166496">
                <text:p>0.427159688166496</text:p>
              </table:table-cell>
              <table:table-cell office:value-type="float" office:value="0.387302455139913">
                <text:p>0.38730245513991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300754154019134">
                <text:p>0.300754154019134</text:p>
              </table:table-cell>
              <table:table-cell office:value-type="float" office:value="0.349998631269474">
                <text:p>0.349998631269474</text:p>
              </table:table-cell>
              <table:table-cell office:value-type="float" office:value="0.385672547786056">
                <text:p>0.385672547786056</text:p>
              </table:table-cell>
              <table:table-cell office:value-type="float" office:value="0.414473189610136">
                <text:p>0.414473189610136</text:p>
              </table:table-cell>
              <table:table-cell office:value-type="float" office:value="0.3627246306712">
                <text:p>0.3627246306712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313957214253578">
                <text:p>0.313957214253578</text:p>
              </table:table-cell>
              <table:table-cell office:value-type="float" office:value="0.300070274915762">
                <text:p>0.300070274915762</text:p>
              </table:table-cell>
              <table:table-cell office:value-type="float" office:value="0.379994424238379">
                <text:p>0.379994424238379</text:p>
              </table:table-cell>
              <table:table-cell office:value-type="float" office:value="0.403491812174207">
                <text:p>0.403491812174207</text:p>
              </table:table-cell>
              <table:table-cell office:value-type="float" office:value="0.349378431395482">
                <text:p>0.34937843139548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23100499655323">
                <text:p>0.323100499655323</text:p>
              </table:table-cell>
              <table:table-cell office:value-type="float" office:value="0.305701808095412">
                <text:p>0.305701808095412</text:p>
              </table:table-cell>
              <table:table-cell office:value-type="float" office:value="0.36727150641374">
                <text:p>0.36727150641374</text:p>
              </table:table-cell>
              <table:table-cell office:value-type="float" office:value="0.394292337428227">
                <text:p>0.394292337428227</text:p>
              </table:table-cell>
              <table:table-cell office:value-type="float" office:value="0.347591537898176">
                <text:p>0.34759153789817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2818270531423">
                <text:p>0.2818270531423</text:p>
              </table:table-cell>
              <table:table-cell office:value-type="float" office:value="0.307214162032722">
                <text:p>0.307214162032722</text:p>
              </table:table-cell>
              <table:table-cell office:value-type="float" office:value="0.342090586440426">
                <text:p>0.342090586440426</text:p>
              </table:table-cell>
              <table:table-cell office:value-type="float" office:value="0.385501046736192">
                <text:p>0.385501046736192</text:p>
              </table:table-cell>
              <table:table-cell office:value-type="float" office:value="0.32915821208791">
                <text:p>0.3291582120879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232837346930856">
                <text:p>0.232837346930856</text:p>
              </table:table-cell>
              <table:table-cell office:value-type="float" office:value="0.295489604023282">
                <text:p>0.295489604023282</text:p>
              </table:table-cell>
              <table:table-cell office:value-type="float" office:value="0.331339468010871">
                <text:p>0.331339468010871</text:p>
              </table:table-cell>
              <table:table-cell office:value-type="float" office:value="0.376251057380374">
                <text:p>0.376251057380374</text:p>
              </table:table-cell>
              <table:table-cell office:value-type="float" office:value="0.308979369086346">
                <text:p>0.30897936908634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24104476164345">
                <text:p>0.24104476164345</text:p>
              </table:table-cell>
              <table:table-cell office:value-type="float" office:value="0.278827318013008">
                <text:p>0.278827318013008</text:p>
              </table:table-cell>
              <table:table-cell office:value-type="float" office:value="0.310538108186468">
                <text:p>0.310538108186468</text:p>
              </table:table-cell>
              <table:table-cell office:value-type="float" office:value="0.36725192163154">
                <text:p>0.36725192163154</text:p>
              </table:table-cell>
              <table:table-cell office:value-type="float" office:value="0.299415527368617">
                <text:p>0.29941552736861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224948373255717">
                <text:p>0.224948373255717</text:p>
              </table:table-cell>
              <table:table-cell office:value-type="float" office:value="0.257678714434826">
                <text:p>0.257678714434826</text:p>
              </table:table-cell>
              <table:table-cell office:value-type="float" office:value="0.286613575073711">
                <text:p>0.286613575073711</text:p>
              </table:table-cell>
              <table:table-cell office:value-type="float" office:value="0.358440185169624">
                <text:p>0.358440185169624</text:p>
              </table:table-cell>
              <table:table-cell office:value-type="float" office:value="0.28192021198347">
                <text:p>0.2819202119834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200951673266753">
                <text:p>0.200951673266753</text:p>
              </table:table-cell>
              <table:table-cell office:value-type="float" office:value="0.235588064237969">
                <text:p>0.235588064237969</text:p>
              </table:table-cell>
              <table:table-cell office:value-type="float" office:value="0.276644683604962">
                <text:p>0.276644683604962</text:p>
              </table:table-cell>
              <table:table-cell office:value-type="float" office:value="0.349646176251049">
                <text:p>0.349646176251049</text:p>
              </table:table-cell>
              <table:table-cell office:value-type="float" office:value="0.265707649340183">
                <text:p>0.26570764934018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12552475826433">
                <text:p>0.212552475826433</text:p>
              </table:table-cell>
              <table:table-cell office:value-type="float" office:value="0.222498741496272">
                <text:p>0.222498741496272</text:p>
              </table:table-cell>
              <table:table-cell office:value-type="float" office:value="0.26536263438048">
                <text:p>0.26536263438048</text:p>
              </table:table-cell>
              <table:table-cell office:value-type="float" office:value="0.341280631175736">
                <text:p>0.341280631175736</text:p>
              </table:table-cell>
              <table:table-cell office:value-type="float" office:value="0.26042362071973">
                <text:p>0.26042362071973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944566005862">
                <text:p>0.1944566005862</text:p>
              </table:table-cell>
              <table:table-cell office:value-type="float" office:value="0.213887961805892">
                <text:p>0.213887961805892</text:p>
              </table:table-cell>
              <table:table-cell office:value-type="float" office:value="0.251875951427259">
                <text:p>0.251875951427259</text:p>
              </table:table-cell>
              <table:table-cell office:value-type="float" office:value="0.333181149359082">
                <text:p>0.333181149359082</text:p>
              </table:table-cell>
              <table:table-cell office:value-type="float" office:value="0.248350415794608">
                <text:p>0.2483504157946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64cm" svg:height="11.373cm" xlink:href=".." xlink:type="simple" chart:class="chart:line" chart:column-mapping="1 2 3 0 4" chart:style-name="ch1">
        <chart:legend chart:legend-position="end" svg:x="20.25cm" svg:y="3.398cm" style:legend-expansion="high" chart:style-name="ch2"/>
        <chart:plot-area chart:style-name="ch3" table:cell-range-address="'BoCo cases'.A3:'BoCo cases'.A50 'BoCo cases'.F1:'BoCo cases'.J1 'BoCo cases'.F3:'BoCo cases'.J50" chart:data-source-has-labels="both" svg:x="0.457cm" svg:y="0.227cm" svg:width="19.336cm" svg:height="10.919cm">
          <chartooo:coordinate-region svg:x="1.555cm" svg:y="0.227cm" svg:width="18.238cm" svg:height="9.254cm"/>
          <chart:axis chart:dimension="x" chart:name="primary-x" chart:style-name="ch4" chartooo:axis-type="auto">
            <chartooo:date-scale/>
            <chart:categories table:cell-range-address="'BoCo cases'.A3:'BoCo cases'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BoCo cases'.G3:'BoCo cases'.G50" chart:label-cell-address="'BoCo cases'.G1:'BoCo cases'.G1" chart:class="chart:line">
            <chart:data-point chart:repeated="48"/>
          </chart:series>
          <chart:series chart:style-name="ch8" chart:values-cell-range-address="'BoCo cases'.H3:'BoCo cases'.H50" chart:label-cell-address="'BoCo cases'.H1:'BoCo cases'.H1" chart:class="chart:line">
            <chart:data-point chart:repeated="48"/>
          </chart:series>
          <chart:series chart:style-name="ch9" chart:values-cell-range-address="'BoCo cases'.I3:'BoCo cases'.I50" chart:label-cell-address="'BoCo cases'.I1:'BoCo cases'.I1" chart:class="chart:line">
            <chart:data-point chart:repeated="48"/>
          </chart:series>
          <chart:series chart:style-name="ch10" chart:values-cell-range-address="'BoCo cases'.F3:'BoCo cases'.F50" chart:label-cell-address="'BoCo cases'.F1:'BoCo cases'.F1" chart:class="chart:line">
            <chart:data-point chart:repeated="48"/>
          </chart:series>
          <chart:series chart:style-name="ch11" chart:values-cell-range-address="'BoCo cases'.J3:'BoCo cases'.J50" chart:label-cell-address="'BoCo cases'.J1:'BoCo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BoCo cases'.G1:'BoCo cases'.G1</svg:desc>
                </draw:g>
              </table:table-cell>
              <table:table-cell office:value-type="string">
                <text:p>5d Exp
Slope</text:p>
                <draw:g>
                  <svg:desc>'BoCo cases'.H1:'BoCo cases'.H1</svg:desc>
                </draw:g>
              </table:table-cell>
              <table:table-cell office:value-type="string">
                <text:p>10d Exp
Slope</text:p>
                <draw:g>
                  <svg:desc>'BoCo cases'.I1:'BoCo cases'.I1</svg:desc>
                </draw:g>
              </table:table-cell>
              <table:table-cell office:value-type="string">
                <text:p>Tot Exp
Slope</text:p>
                <draw:g>
                  <svg:desc>'BoCo cases'.F1:'BoCo cases'.F1</svg:desc>
                </draw:g>
              </table:table-cell>
              <table:table-cell office:value-type="string">
                <text:p>Avg
Slope</text:p>
                <draw:g>
                  <svg:desc>'BoCo cases'.J1:'BoCo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9">
                <text:p>43909</text:p>
                <draw:g>
                  <svg:desc>'BoCo cases'.A3:'BoCo cases'.A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G3:'BoCo cases'.G50</svg:desc>
                </draw:g>
              </table:table-cell>
              <table:table-cell office:value-type="float" office:value="NaN">
                <text:p>NaN</text:p>
                <draw:g>
                  <svg:desc>'BoCo cases'.H3:'BoCo cases'.H50</svg:desc>
                </draw:g>
              </table:table-cell>
              <table:table-cell office:value-type="float" office:value="NaN">
                <text:p>NaN</text:p>
                <draw:g>
                  <svg:desc>'BoCo cases'.I3:'BoCo cases'.I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F3:'BoCo cases'.F50</svg:desc>
                </draw:g>
              </table:table-cell>
              <table:table-cell office:value-type="float" office:value="0.451985123743057">
                <text:p>0.451985123743057</text:p>
                <draw:g>
                  <svg:desc>'BoCo cases'.J3:'BoCo cases'.J50</svg:desc>
                </draw:g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7469344944141">
                <text:p>0.3746934494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339286592234">
                <text:p>0.413339286592234</text:p>
              </table:table-cell>
              <table:table-cell office:value-type="float" office:value="0.394016368016822">
                <text:p>0.394016368016822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628608659422374">
                <text:p>0.62860865942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055514726194">
                <text:p>0.474055514726194</text:p>
              </table:table-cell>
              <table:table-cell office:value-type="float" office:value="0.551332087074284">
                <text:p>0.5513320870742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09720530982069">
                <text:p>0.209720530982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3331763604161">
                <text:p>0.433331763604161</text:p>
              </table:table-cell>
              <table:table-cell office:value-type="float" office:value="0.321526147293115">
                <text:p>0.32152614729311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052643733485422">
                <text:p>0.052643733485422</text:p>
              </table:table-cell>
              <table:table-cell office:value-type="float" office:value="0.367312401838046">
                <text:p>0.367312401838046</text:p>
              </table:table-cell>
              <table:table-cell office:value-type="float" office:value="NaN">
                <text:p>NaN</text:p>
              </table:table-cell>
              <table:table-cell office:value-type="float" office:value="0.367312401838046">
                <text:p>0.367312401838046</text:p>
              </table:table-cell>
              <table:table-cell office:value-type="float" office:value="0.262422845720504">
                <text:p>0.26242284572050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2825865198098">
                <text:p>0.22825865198098</text:p>
              </table:table-cell>
              <table:table-cell office:value-type="float" office:value="0.295778983691798">
                <text:p>0.295778983691798</text:p>
              </table:table-cell>
              <table:table-cell office:value-type="float" office:value="NaN">
                <text:p>NaN</text:p>
              </table:table-cell>
              <table:table-cell office:value-type="float" office:value="0.328835442294033">
                <text:p>0.328835442294033</text:p>
              </table:table-cell>
              <table:table-cell office:value-type="float" office:value="0.284291025988937">
                <text:p>0.28429102598893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0400053346136993">
                <text:p>0.0400053346136993</text:p>
              </table:table-cell>
              <table:table-cell office:value-type="float" office:value="0.209162772435816">
                <text:p>0.209162772435816</text:p>
              </table:table-cell>
              <table:table-cell office:value-type="float" office:value="NaN">
                <text:p>NaN</text:p>
              </table:table-cell>
              <table:table-cell office:value-type="float" office:value="0.288734200177334">
                <text:p>0.288734200177334</text:p>
              </table:table-cell>
              <table:table-cell office:value-type="float" office:value="0.179300769075616">
                <text:p>0.17930076907561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57829109302099">
                <text:p>0.257829109302099</text:p>
              </table:table-cell>
              <table:table-cell office:value-type="float" office:value="0.146664817544075">
                <text:p>0.146664817544075</text:p>
              </table:table-cell>
              <table:table-cell office:value-type="float" office:value="NaN">
                <text:p>NaN</text:p>
              </table:table-cell>
              <table:table-cell office:value-type="float" office:value="0.267959947797858">
                <text:p>0.267959947797858</text:p>
              </table:table-cell>
              <table:table-cell office:value-type="float" office:value="0.224151291548011">
                <text:p>0.2241512915480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41078598259906">
                <text:p>0.141078598259906</text:p>
              </table:table-cell>
              <table:table-cell office:value-type="float" office:value="0.149067478871845">
                <text:p>0.149067478871845</text:p>
              </table:table-cell>
              <table:table-cell office:value-type="float" office:value="NaN">
                <text:p>NaN</text:p>
              </table:table-cell>
              <table:table-cell office:value-type="float" office:value="0.250463163884419">
                <text:p>0.250463163884419</text:p>
              </table:table-cell>
              <table:table-cell office:value-type="float" office:value="0.180203080338723">
                <text:p>0.1802030803387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00083458556982">
                <text:p>0.100083458556982</text:p>
              </table:table-cell>
              <table:table-cell office:value-type="float" office:value="0.15459554283993">
                <text:p>0.15459554283993</text:p>
              </table:table-cell>
              <table:table-cell office:value-type="float" office:value="0.23408402241675">
                <text:p>0.23408402241675</text:p>
              </table:table-cell>
              <table:table-cell office:value-type="float" office:value="0.23408402241675">
                <text:p>0.23408402241675</text:p>
              </table:table-cell>
              <table:table-cell office:value-type="float" office:value="0.180711761557603">
                <text:p>0.18071176155760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689928714869517">
                <text:p>0.0689928714869517</text:p>
              </table:table-cell>
              <table:table-cell office:value-type="float" office:value="0.133657113077573">
                <text:p>0.133657113077573</text:p>
              </table:table-cell>
              <table:table-cell office:value-type="float" office:value="0.194152998320956">
                <text:p>0.194152998320956</text:p>
              </table:table-cell>
              <table:table-cell office:value-type="float" office:value="0.218284858072718">
                <text:p>0.218284858072718</text:p>
              </table:table-cell>
              <table:table-cell office:value-type="float" office:value="0.15377196023955">
                <text:p>0.1537719602395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05360515657827">
                <text:p>0.105360515657827</text:p>
              </table:table-cell>
              <table:table-cell office:value-type="float" office:value="0.125636314565352">
                <text:p>0.125636314565352</text:p>
              </table:table-cell>
              <table:table-cell office:value-type="float" office:value="0.160447554220368">
                <text:p>0.160447554220368</text:p>
              </table:table-cell>
              <table:table-cell office:value-type="float" office:value="0.205013132070889">
                <text:p>0.205013132070889</text:p>
              </table:table-cell>
              <table:table-cell office:value-type="float" office:value="0.149114379128609">
                <text:p>0.149114379128609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067658648473814">
                <text:p>0.067658648473814</text:p>
              </table:table-cell>
              <table:table-cell office:value-type="float" office:value="0.0945192534505611">
                <text:p>0.0945192534505611</text:p>
              </table:table-cell>
              <table:table-cell office:value-type="float" office:value="0.130189192172759">
                <text:p>0.130189192172759</text:p>
              </table:table-cell>
              <table:table-cell office:value-type="float" office:value="0.192746490481252">
                <text:p>0.192746490481252</text:p>
              </table:table-cell>
              <table:table-cell office:value-type="float" office:value="0.121278396144596">
                <text:p>0.1212783961445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0633696139325899">
                <text:p>0.0633696139325899</text:p>
              </table:table-cell>
              <table:table-cell office:value-type="float" office:value="0.0816777760872693">
                <text:p>0.0816777760872693</text:p>
              </table:table-cell>
              <table:table-cell office:value-type="float" office:value="0.119824102070378">
                <text:p>0.119824102070378</text:p>
              </table:table-cell>
              <table:table-cell office:value-type="float" office:value="0.181538751534271">
                <text:p>0.181538751534271</text:p>
              </table:table-cell>
              <table:table-cell office:value-type="float" office:value="0.111602560906127">
                <text:p>0.11160256090612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46603474191875">
                <text:p>0.146603474191875</text:p>
              </table:table-cell>
              <table:table-cell office:value-type="float" office:value="0.0867643028966226">
                <text:p>0.0867643028966226</text:p>
              </table:table-cell>
              <table:table-cell office:value-type="float" office:value="0.115425734605446">
                <text:p>0.115425734605446</text:p>
              </table:table-cell>
              <table:table-cell office:value-type="float" office:value="0.173268824503371">
                <text:p>0.173268824503371</text:p>
              </table:table-cell>
              <table:table-cell office:value-type="float" office:value="0.130515584049329">
                <text:p>0.13051558404932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0800427076735364">
                <text:p>0.0800427076735364</text:p>
              </table:table-cell>
              <table:table-cell office:value-type="float" office:value="0.0917554178107325">
                <text:p>0.0917554178107325</text:p>
              </table:table-cell>
              <table:table-cell office:value-type="float" office:value="0.105974566498134">
                <text:p>0.105974566498134</text:p>
              </table:table-cell>
              <table:table-cell office:value-type="float" office:value="0.165765421309031">
                <text:p>0.165765421309031</text:p>
              </table:table-cell>
              <table:table-cell office:value-type="float" office:value="0.110884528322858">
                <text:p>0.11088452832285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741079721537226">
                <text:p>0.0741079721537226</text:p>
              </table:table-cell>
              <table:table-cell office:value-type="float" office:value="0.0907303698203876">
                <text:p>0.0907303698203876</text:p>
              </table:table-cell>
              <table:table-cell office:value-type="float" office:value="0.100530751013769">
                <text:p>0.100530751013769</text:p>
              </table:table-cell>
              <table:table-cell office:value-type="float" office:value="0.158891849783962">
                <text:p>0.158891849783962</text:p>
              </table:table-cell>
              <table:table-cell office:value-type="float" office:value="0.10606523569296">
                <text:p>0.10606523569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chart-properties chart:solid-type="cuboid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6" style:family="chart" style:data-style-name="N122"/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8" style:family="chart" style:data-style-name="N121"/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7e0021"/>
    </style:style>
    <style:style style:name="ch2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7.36cm" svg:height="13.476cm" xlink:href=".." xlink:type="simple" chart:class="chart:line" chart:style-name="ch1">
        <chart:legend chart:legend-position="end" svg:x="22.259cm" svg:y="3.451cm" style:legend-expansion="high" chart:style-name="ch2"/>
        <chart:plot-area chart:style-name="ch3" table:cell-range-address="'US cases'.B2:'US cases'.B50 'US cases'.C1:'US cases'.C40" chart:data-source-has-labels="both" svg:x="0.547cm" svg:y="0.269cm" svg:width="21.165cm" svg:height="12.938cm">
          <chartooo:coordinate-region svg:x="2.094cm" svg:y="0.469cm" svg:width="19.618cm" svg:height="12.091cm"/>
          <chart:axis chart:dimension="x" chart:name="primary-x" chart:style-name="ch4" chartooo:axis-type="auto">
            <chartooo:date-scale/>
            <chart:categories table:cell-range-address="'US cases'.B2:'US cases'.B5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US cases'.C2:'US cases'.C40" chart:label-cell-address="'US cases'.C1:'US cases'.C1" chart:class="chart:line">
            <chart:data-point chart:repeated="39"/>
          </chart:series>
          <chart:series chart:style-name="ch9" chart:values-cell-range-address="'US cases'.C27:'US cases'.C40" loext:label-string="&quot;Since 3/29&quot;" chart:class="chart:line">
            <chart:regression-curve chart:style-name="ch10"/>
            <chart:regression-curve chart:style-name="ch11"/>
            <chart:data-point chart:style-name="ch12"/>
            <chart:data-point chart:repeated="13"/>
          </chart:series>
          <chart:series chart:style-name="ch13" chart:values-cell-range-address="'US cases'.C12:'US cases'.C40" loext:label-string="&quot;Since 3/14&quot;" chart:class="chart:line">
            <chart:data-point chart:repeated="29"/>
          </chart:series>
          <chart:series chart:style-name="ch14" chart:values-cell-range-address="'US cases'.C17:'US cases'.C40" loext:label-string="&quot;Since 3/19&quot;" chart:class="chart:line">
            <chart:regression-curve chart:style-name="ch15">
              <chart:equation chart:display-equation="true" chart:display-r-square="false" svg:x="15.597cm" svg:y="8.028cm" chart:style-name="ch16"/>
            </chart:regression-curve>
            <chart:regression-curve chart:style-name="ch17">
              <chart:equation chart:display-equation="true" chart:display-r-square="false" svg:x="14.857cm" svg:y="8.596cm" chart:style-name="ch18"/>
            </chart:regression-curve>
            <chart:regression-curve chart:style-name="ch19"/>
            <chart:data-point chart:repeated="24"/>
          </chart:series>
          <chart:series chart:style-name="ch20" chart:values-cell-range-address="'US cases'.C22:'US cases'.C40" loext:label-string="&quot;Since 3/24&quot;" chart:class="chart:line">
            <chart:regression-curve chart:style-name="ch21">
              <chart:equation chart:display-equation="true" chart:display-r-square="false" svg:x="14.638cm" svg:y="6.921cm" chart:style-name="ch18"/>
            </chart:regression-curve>
            <chart:regression-curve chart:style-name="ch22">
              <chart:equation chart:display-equation="true" chart:display-r-square="false" svg:x="15.652cm" svg:y="6.25cm" chart:style-name="ch16"/>
            </chart:regression-curve>
            <chart:regression-curve chart:style-name="ch23"/>
            <chart:data-point chart:repeated="19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US cases'.C1:'US cases'.C1</svg:desc>
                </draw:g>
              </table:table-cell>
              <table:table-cell office:value-type="string">
                <text:p>Since 3/29</text:p>
              </table:table-cell>
              <table:table-cell office:value-type="string">
                <text:p>Since 3/14</text:p>
              </table:table-cell>
              <table:table-cell office:value-type="string">
                <text:p>Since 3/19</text:p>
              </table:table-cell>
              <table:table-cell office:value-type="string">
                <text:p>Since 3/2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US cases'.B2:'US cases'.B50</svg:desc>
                </draw:g>
              </table:table-cell>
              <table:table-cell office:value-type="float" office:value="153">
                <text:p>153</text:p>
                <draw:g>
                  <svg:desc>'US cases'.C2:'US cases'.C40</svg:desc>
                </draw:g>
              </table:table-cell>
              <table:table-cell office:value-type="float" office:value="140886">
                <text:p>140886</text:p>
                <draw:g>
                  <svg:desc>'US cases'.C27:'US cases'.C40</svg:desc>
                </draw:g>
              </table:table-cell>
              <table:table-cell office:value-type="float" office:value="2726">
                <text:p>2726</text:p>
                <draw:g>
                  <svg:desc>'US cases'.C12:'US cases'.C40</svg:desc>
                </draw:g>
              </table:table-cell>
              <table:table-cell office:value-type="float" office:value="13680">
                <text:p>13680</text:p>
                <draw:g>
                  <svg:desc>'US cases'.C17:'US cases'.C40</svg:desc>
                </draw:g>
              </table:table-cell>
              <table:table-cell office:value-type="float" office:value="53740">
                <text:p>53740</text:p>
                <draw:g>
                  <svg:desc>'US cases'.C22:'US cases'.C4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21">
                <text:p>221</text:p>
              </table:table-cell>
              <table:table-cell office:value-type="float" office:value="161807">
                <text:p>161807</text:p>
              </table:table-cell>
              <table:table-cell office:value-type="float" office:value="3499">
                <text:p>3499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8">
                <text:p>278</text:p>
              </table:table-cell>
              <table:table-cell office:value-type="float" office:value="188172">
                <text:p>188172</text:p>
              </table:table-cell>
              <table:table-cell office:value-type="float" office:value="4632">
                <text:p>4632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  <table:table-cell office:value-type="float" office:value="213372">
                <text:p>213372</text:p>
              </table:table-cell>
              <table:table-cell office:value-type="float" office:value="6421">
                <text:p>6421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37">
                <text:p>537</text:p>
              </table:table-cell>
              <table:table-cell office:value-type="float" office:value="243543">
                <text:p>243543</text:p>
              </table:table-cell>
              <table:table-cell office:value-type="float" office:value="7786">
                <text:p>7786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05">
                <text:p>605</text:p>
              </table:table-cell>
              <table:table-cell office:value-type="float" office:value="275586">
                <text:p>275586</text:p>
              </table:table-cell>
              <table:table-cell office:value-type="float" office:value="13680">
                <text:p>13680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59">
                <text:p>959</text:p>
              </table:table-cell>
              <table:table-cell office:value-type="float" office:value="308850">
                <text:p>308850</text:p>
              </table:table-cell>
              <table:table-cell office:value-type="float" office:value="19101">
                <text:p>19101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80">
                <text:p>1280</text:p>
              </table:table-cell>
              <table:table-cell office:value-type="float" office:value="NaN">
                <text:p>NaN</text:p>
              </table:table-cell>
              <table:table-cell office:value-type="float" office:value="25493">
                <text:p>25493</text:p>
              </table:table-cell>
              <table:table-cell office:value-type="float" office:value="83836">
                <text:p>83836</text:p>
              </table:table-cell>
              <table:table-cell office:value-type="float" office:value="188172">
                <text:p>1881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63">
                <text:p>1663</text:p>
              </table:table-cell>
              <table:table-cell office:value-type="float" office:value="NaN">
                <text:p>NaN</text:p>
              </table:table-cell>
              <table:table-cell office:value-type="float" office:value="33276">
                <text:p>33276</text:p>
              </table:table-cell>
              <table:table-cell office:value-type="float" office:value="101657">
                <text:p>101657</text:p>
              </table:table-cell>
              <table:table-cell office:value-type="float" office:value="213372">
                <text:p>21337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79">
                <text:p>2179</text:p>
              </table:table-cell>
              <table:table-cell office:value-type="float" office:value="NaN">
                <text:p>NaN</text:p>
              </table:table-cell>
              <table:table-cell office:value-type="float" office:value="43667">
                <text:p>43667</text:p>
              </table:table-cell>
              <table:table-cell office:value-type="float" office:value="121478">
                <text:p>121478</text:p>
              </table:table-cell>
              <table:table-cell office:value-type="float" office:value="243543">
                <text:p>24354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26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53740">
                <text:p>53740</text:p>
              </table:table-cell>
              <table:table-cell office:value-type="float" office:value="140886">
                <text:p>140886</text:p>
              </table:table-cell>
              <table:table-cell office:value-type="float" office:value="275586">
                <text:p>2755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499">
                <text:p>3499</text:p>
              </table:table-cell>
              <table:table-cell office:value-type="float" office:value="NaN">
                <text:p>NaN</text:p>
              </table:table-cell>
              <table:table-cell office:value-type="float" office:value="65778">
                <text:p>65778</text:p>
              </table:table-cell>
              <table:table-cell office:value-type="float" office:value="161807">
                <text:p>161807</text:p>
              </table:table-cell>
              <table:table-cell office:value-type="float" office:value="308850">
                <text:p>30885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632">
                <text:p>4632</text:p>
              </table:table-cell>
              <table:table-cell office:value-type="float" office:value="NaN">
                <text:p>NaN</text:p>
              </table:table-cell>
              <table:table-cell office:value-type="float" office:value="83836">
                <text:p>83836</text:p>
              </table:table-cell>
              <table:table-cell office:value-type="float" office:value="188172">
                <text:p>188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421">
                <text:p>6421</text:p>
              </table:table-cell>
              <table:table-cell office:value-type="float" office:value="NaN">
                <text:p>NaN</text:p>
              </table:table-cell>
              <table:table-cell office:value-type="float" office:value="101657">
                <text:p>101657</text:p>
              </table:table-cell>
              <table:table-cell office:value-type="float" office:value="213372">
                <text:p>213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786">
                <text:p>7786</text:p>
              </table:table-cell>
              <table:table-cell office:value-type="float" office:value="NaN">
                <text:p>NaN</text:p>
              </table:table-cell>
              <table:table-cell office:value-type="float" office:value="121478">
                <text:p>121478</text:p>
              </table:table-cell>
              <table:table-cell office:value-type="float" office:value="243543">
                <text:p>243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680">
                <text:p>13680</text:p>
              </table:table-cell>
              <table:table-cell office:value-type="float" office:value="NaN">
                <text:p>NaN</text:p>
              </table:table-cell>
              <table:table-cell office:value-type="float" office:value="140886">
                <text:p>140886</text:p>
              </table:table-cell>
              <table:table-cell office:value-type="float" office:value="275586">
                <text:p>275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101">
                <text:p>19101</text:p>
              </table:table-cell>
              <table:table-cell office:value-type="float" office:value="NaN">
                <text:p>NaN</text:p>
              </table:table-cell>
              <table:table-cell office:value-type="float" office:value="161807">
                <text:p>161807</text:p>
              </table:table-cell>
              <table:table-cell office:value-type="float" office:value="308850">
                <text:p>308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493">
                <text:p>25493</text:p>
              </table:table-cell>
              <table:table-cell office:value-type="float" office:value="NaN">
                <text:p>NaN</text:p>
              </table:table-cell>
              <table:table-cell office:value-type="float" office:value="188172">
                <text:p>18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276">
                <text:p>33276</text:p>
              </table:table-cell>
              <table:table-cell office:value-type="float" office:value="NaN">
                <text:p>NaN</text:p>
              </table:table-cell>
              <table:table-cell office:value-type="float" office:value="213372">
                <text:p>21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3667">
                <text:p>43667</text:p>
              </table:table-cell>
              <table:table-cell office:value-type="float" office:value="NaN">
                <text:p>NaN</text:p>
              </table:table-cell>
              <table:table-cell office:value-type="float" office:value="243543">
                <text:p>2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3740">
                <text:p>53740</text:p>
              </table:table-cell>
              <table:table-cell office:value-type="float" office:value="NaN">
                <text:p>NaN</text:p>
              </table:table-cell>
              <table:table-cell office:value-type="float" office:value="275586">
                <text:p>2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65778">
                <text:p>65778</text:p>
              </table:table-cell>
              <table:table-cell office:value-type="float" office:value="NaN">
                <text:p>NaN</text:p>
              </table:table-cell>
              <table:table-cell office:value-type="float" office:value="308850">
                <text:p>308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3836">
                <text:p>83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1657">
                <text:p>101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1478">
                <text:p>121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0886">
                <text:p>140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1807">
                <text:p>161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88172">
                <text:p>188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3372">
                <text:p>21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43543">
                <text:p>243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75586">
                <text:p>275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08850">
                <text:p>308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2.212cm" style:legend-expansion="high" chart:style-name="ch2"/>
        <chart:plot-area chart:style-name="ch3" table:cell-range-address="'CO hospital'.F1:'CO hospital'.J1 'CO hospital'.F3:'CO hospital'.J38" chart:data-source-has-labels="row" svg:x="0.32cm" svg:y="0.18cm" svg:width="12.746cm" svg:height="8.64cm">
          <chartooo:coordinate-region svg:x="1.418cm" svg:y="0.38cm" svg:width="11.648cm" svg:height="7.64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O hospital'.F3:'CO hospital'.F38" chart:label-cell-address="'CO hospital'.F1:'CO hospital'.F1" chart:class="chart:line">
            <chart:data-point chart:repeated="36"/>
          </chart:series>
          <chart:series chart:style-name="ch8" chart:values-cell-range-address="'CO hospital'.G3:'CO hospital'.G38" chart:label-cell-address="'CO hospital'.G1:'CO hospital'.G1" chart:class="chart:line">
            <chart:data-point chart:repeated="36"/>
          </chart:series>
          <chart:series chart:style-name="ch9" chart:values-cell-range-address="'CO hospital'.H3:'CO hospital'.H38" chart:label-cell-address="'CO hospital'.H1:'CO hospital'.H1" chart:class="chart:line">
            <chart:data-point chart:repeated="36"/>
          </chart:series>
          <chart:series chart:style-name="ch10" chart:values-cell-range-address="'CO hospital'.I3:'CO hospital'.I38" chart:label-cell-address="'CO hospital'.I1:'CO hospital'.I1" chart:class="chart:line">
            <chart:data-point chart:repeated="36"/>
          </chart:series>
          <chart:series chart:style-name="ch11" chart:values-cell-range-address="'CO hospital'.J3:'CO hospital'.J38" chart:label-cell-address="'CO hospital'.J1:'CO hospital'.J1" chart:class="chart:line">
            <chart:data-point chart:repeated="3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 Exp
Slope</text:p>
                <draw:g>
                  <svg:desc>'CO hospital'.F1:'CO hospital'.F1</svg:desc>
                </draw:g>
              </table:table-cell>
              <table:table-cell office:value-type="string">
                <text:p>1d Exp
Slope</text:p>
                <draw:g>
                  <svg:desc>'CO hospital'.G1:'CO hospital'.G1</svg:desc>
                </draw:g>
              </table:table-cell>
              <table:table-cell office:value-type="string">
                <text:p>5d Exp
Slope</text:p>
                <draw:g>
                  <svg:desc>'CO hospital'.H1:'CO hospital'.H1</svg:desc>
                </draw:g>
              </table:table-cell>
              <table:table-cell office:value-type="string">
                <text:p>10d Exp
Slope</text:p>
                <draw:g>
                  <svg:desc>'CO hospital'.I1:'CO hospital'.I1</svg:desc>
                </draw:g>
              </table:table-cell>
              <table:table-cell office:value-type="string">
                <text:p>Avg
Slope</text:p>
                <draw:g>
                  <svg:desc>'CO hospital'.J1:'CO hospital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364264467491">
                <text:p>0.262364264467491</text:p>
                <draw:g>
                  <svg:desc>'CO hospital'.F3:'CO hospital'.F38</svg:desc>
                </draw:g>
              </table:table-cell>
              <table:table-cell office:value-type="float" office:value="0.262364264467491">
                <text:p>0.262364264467491</text:p>
                <draw:g>
                  <svg:desc>'CO hospital'.G3:'CO hospital'.G38</svg:desc>
                </draw:g>
              </table:table-cell>
              <table:table-cell office:value-type="float" office:value="NaN">
                <text:p>NaN</text:p>
                <draw:g>
                  <svg:desc>'CO hospital'.H3:'CO hospital'.H38</svg:desc>
                </draw:g>
              </table:table-cell>
              <table:table-cell office:value-type="float" office:value="NaN">
                <text:p>NaN</text:p>
                <draw:g>
                  <svg:desc>'CO hospital'.I3:'CO hospital'.I38</svg:desc>
                </draw:g>
              </table:table-cell>
              <table:table-cell office:value-type="float" office:value="0.262364264467491">
                <text:p>0.262364264467491</text:p>
                <draw:g>
                  <svg:desc>'CO hospital'.J3:'CO hospital'.J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0926943086197">
                <text:p>0.320926943086197</text:p>
              </table:table-cell>
              <table:table-cell office:value-type="float" office:value="0.379489621704904">
                <text:p>0.379489621704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020828239555">
                <text:p>0.350208282395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4486170279771">
                <text:p>0.274486170279771</text:p>
              </table:table-cell>
              <table:table-cell office:value-type="float" office:value="0.146603474191875">
                <text:p>0.14660347419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544822235823">
                <text:p>0.210544822235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1826914501005">
                <text:p>0.231826914501005</text:p>
              </table:table-cell>
              <table:table-cell office:value-type="float" office:value="0.107630664192365">
                <text:p>0.10763066419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28789346685">
                <text:p>0.1697287893466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060938398347">
                <text:p>0.21060938398347</text:p>
              </table:table-cell>
              <table:table-cell office:value-type="float" office:value="0.168622712435793">
                <text:p>0.168622712435793</text:p>
              </table:table-cell>
              <table:table-cell office:value-type="float" office:value="0.21060938398347">
                <text:p>0.21060938398347</text:p>
              </table:table-cell>
              <table:table-cell office:value-type="float" office:value="NaN">
                <text:p>NaN</text:p>
              </table:table-cell>
              <table:table-cell office:value-type="float" office:value="0.196613826800911">
                <text:p>0.1966138268009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3633164993582">
                <text:p>0.203633164993582</text:p>
              </table:table-cell>
              <table:table-cell office:value-type="float" office:value="0.216223108469636">
                <text:p>0.216223108469636</text:p>
              </table:table-cell>
              <table:table-cell office:value-type="float" office:value="0.184829974903581">
                <text:p>0.184829974903581</text:p>
              </table:table-cell>
              <table:table-cell office:value-type="float" office:value="NaN">
                <text:p>NaN</text:p>
              </table:table-cell>
              <table:table-cell office:value-type="float" office:value="0.201562082788933">
                <text:p>0.2015620827889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96602866650602">
                <text:p>0.196602866650602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0.160348724666109">
                <text:p>0.160348724666109</text:p>
              </table:table-cell>
              <table:table-cell office:value-type="float" office:value="NaN">
                <text:p>NaN</text:p>
              </table:table-cell>
              <table:table-cell office:value-type="float" office:value="0.170367423714656">
                <text:p>0.170367423714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7974901308558">
                <text:p>0.217974901308558</text:p>
              </table:table-cell>
              <table:table-cell office:value-type="float" office:value="0.566395474920801">
                <text:p>0.566395474920801</text:p>
              </table:table-cell>
              <table:table-cell office:value-type="float" office:value="0.225666451711342">
                <text:p>0.225666451711342</text:p>
              </table:table-cell>
              <table:table-cell office:value-type="float" office:value="NaN">
                <text:p>NaN</text:p>
              </table:table-cell>
              <table:table-cell office:value-type="float" office:value="0.3366789426469">
                <text:p>0.33667894264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841496181862">
                <text:p>0.228841496181862</text:p>
              </table:table-cell>
              <table:table-cell office:value-type="float" office:value="0.217723483844871">
                <text:p>0.217723483844871</text:p>
              </table:table-cell>
              <table:table-cell office:value-type="float" office:value="0.273715307627775">
                <text:p>0.273715307627775</text:p>
              </table:table-cell>
              <table:table-cell office:value-type="float" office:value="NaN">
                <text:p>NaN</text:p>
              </table:table-cell>
              <table:table-cell office:value-type="float" office:value="0.240093429218169">
                <text:p>0.240093429218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6254470573694">
                <text:p>0.236254470573694</text:p>
              </table:table-cell>
              <table:table-cell office:value-type="float" office:value="0.261527794322525">
                <text:p>0.261527794322525</text:p>
              </table:table-cell>
              <table:table-cell office:value-type="float" office:value="0.298894488503573">
                <text:p>0.298894488503573</text:p>
              </table:table-cell>
              <table:table-cell office:value-type="float" office:value="0.236254470573694">
                <text:p>0.236254470573694</text:p>
              </table:table-cell>
              <table:table-cell office:value-type="float" office:value="0.258232805993371">
                <text:p>0.258232805993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6700805179861">
                <text:p>0.236700805179861</text:p>
              </table:table-cell>
              <table:table-cell office:value-type="float" office:value="0.136664554456559">
                <text:p>0.136664554456559</text:p>
              </table:table-cell>
              <table:table-cell office:value-type="float" office:value="0.286770676570558">
                <text:p>0.286770676570558</text:p>
              </table:table-cell>
              <table:table-cell office:value-type="float" office:value="0.236400577466632">
                <text:p>0.236400577466632</text:p>
              </table:table-cell>
              <table:table-cell office:value-type="float" office:value="0.224134153418403">
                <text:p>0.2241341534184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4895902023109">
                <text:p>0.234895902023109</text:p>
              </table:table-cell>
              <table:table-cell office:value-type="float" office:value="0.173769274978637">
                <text:p>0.173769274978637</text:p>
              </table:table-cell>
              <table:table-cell office:value-type="float" office:value="0.253990805851753">
                <text:p>0.253990805851753</text:p>
              </table:table-cell>
              <table:table-cell office:value-type="float" office:value="0.234961558258334">
                <text:p>0.234961558258334</text:p>
              </table:table-cell>
              <table:table-cell office:value-type="float" office:value="0.224404385277958">
                <text:p>0.2244043852779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33877754051307">
                <text:p>0.233877754051307</text:p>
              </table:table-cell>
              <table:table-cell office:value-type="float" office:value="0.238968592458606">
                <text:p>0.238968592458606</text:p>
              </table:table-cell>
              <table:table-cell office:value-type="float" office:value="0.199880512172449">
                <text:p>0.199880512172449</text:p>
              </table:table-cell>
              <table:table-cell office:value-type="float" office:value="0.242095083133465">
                <text:p>0.242095083133465</text:p>
              </table:table-cell>
              <table:table-cell office:value-type="float" office:value="0.228705485453957">
                <text:p>0.228705485453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2533565086484">
                <text:p>0.232533565086484</text:p>
              </table:table-cell>
              <table:table-cell office:value-type="float" office:value="0.206582042725208">
                <text:p>0.206582042725208</text:p>
              </table:table-cell>
              <table:table-cell office:value-type="float" office:value="0.197415366724792">
                <text:p>0.197415366724792</text:p>
              </table:table-cell>
              <table:table-cell office:value-type="float" office:value="0.244903619323854">
                <text:p>0.244903619323854</text:p>
              </table:table-cell>
              <table:table-cell office:value-type="float" office:value="0.220358648465084">
                <text:p>0.2203586484650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0856304008597">
                <text:p>0.230856304008597</text:p>
              </table:table-cell>
              <table:table-cell office:value-type="float" office:value="0.197271461488615">
                <text:p>0.197271461488615</text:p>
              </table:table-cell>
              <table:table-cell office:value-type="float" office:value="0.196091655813831">
                <text:p>0.196091655813831</text:p>
              </table:table-cell>
              <table:table-cell office:value-type="float" office:value="0.240292909241198">
                <text:p>0.240292909241198</text:p>
              </table:table-cell>
              <table:table-cell office:value-type="float" office:value="0.21612808263806">
                <text:p>0.2161280826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27836403033335">
                <text:p>0.227836403033335</text:p>
              </table:table-cell>
              <table:table-cell office:value-type="float" office:value="0.135545491996224">
                <text:p>0.135545491996224</text:p>
              </table:table-cell>
              <table:table-cell office:value-type="float" office:value="0.197020932885113">
                <text:p>0.197020932885113</text:p>
              </table:table-cell>
              <table:table-cell office:value-type="float" office:value="0.227969149655517">
                <text:p>0.227969149655517</text:p>
              </table:table-cell>
              <table:table-cell office:value-type="float" office:value="0.197092994392547">
                <text:p>0.1970929943925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4311118622771">
                <text:p>0.224311118622771</text:p>
              </table:table-cell>
              <table:table-cell office:value-type="float" office:value="0.147691230641708">
                <text:p>0.147691230641708</text:p>
              </table:table-cell>
              <table:table-cell office:value-type="float" office:value="0.184164644190588">
                <text:p>0.184164644190588</text:p>
              </table:table-cell>
              <table:table-cell office:value-type="float" office:value="0.211381506838359">
                <text:p>0.211381506838359</text:p>
              </table:table-cell>
              <table:table-cell office:value-type="float" office:value="0.191887125073356">
                <text:p>0.191887125073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9213387156122">
                <text:p>0.219213387156122</text:p>
              </table:table-cell>
              <table:table-cell office:value-type="float" office:value="0.0612676856805443">
                <text:p>0.0612676856805443</text:p>
              </table:table-cell>
              <table:table-cell office:value-type="float" office:value="0.151967417343925">
                <text:p>0.151967417343925</text:p>
              </table:table-cell>
              <table:table-cell office:value-type="float" office:value="0.183838886073067">
                <text:p>0.183838886073067</text:p>
              </table:table-cell>
              <table:table-cell office:value-type="float" office:value="0.154071844063414">
                <text:p>0.1540718440634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true" chart:minimum="100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3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d320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2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e0021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2.151cm" svg:height="11.491cm" xlink:href=".." xlink:type="simple" chart:class="chart:line" chart:style-name="ch1">
        <chart:legend chart:legend-position="end" svg:x="12.265cm" svg:y="3.753cm" style:legend-expansion="high" chart:style-name="ch2"/>
        <chart:plot-area chart:style-name="ch3" table:cell-range-address="'CO cases'.B2:'CO cases'.C29 'CO cases'.C1:'CO cases'.C1" chart:data-source-has-labels="both" svg:x="0.443cm" svg:y="0.229cm" svg:width="11.379cm" svg:height="11.033cm">
          <chartooo:coordinate-region svg:x="1.62cm" svg:y="0.428cm" svg:width="10.202cm" svg:height="10.187cm"/>
          <chart:axis chart:dimension="x" chart:name="primary-x" chart:style-name="ch4" chartooo:axis-type="auto">
            <chartooo:date-scale/>
            <chart:categories table:cell-range-address="'CO cases'.B2:'CO cases'.B29"/>
            <chart:grid chart:style-name="ch5" chart:class="minor"/>
          </chart:axis>
          <chart:axis chart:dimension="y" chart:name="primary-y" chart:style-name="ch6">
            <chart:grid chart:style-name="ch7" chart:class="major"/>
            <chart:grid chart:style-name="ch5" chart:class="minor"/>
          </chart:axis>
          <chart:series chart:style-name="ch8" chart:values-cell-range-address="'CO cases'.C2:'CO cases'.C29" chart:label-cell-address="'CO cases'.C1:'CO cases'.C1" chart:class="chart:line">
            <chart:regression-curve chart:style-name="ch9">
              <chart:equation chart:display-equation="true" chart:display-r-square="false" svg:x="12.157cm" svg:y="9.996cm" chart:style-name="ch10"/>
            </chart:regression-curve>
            <chart:data-point chart:repeated="28"/>
          </chart:series>
          <chart:series chart:style-name="ch11" chart:values-cell-range-address="'CO cases'.C5:'CO cases'.C29" loext:label-string="&quot;since 3/12&quot;" chart:class="chart:line">
            <chart:regression-curve chart:style-name="ch12">
              <chart:equation chart:display-equation="true" chart:display-r-square="false" svg:x="12.13cm" svg:y="9.462cm" chart:style-name="ch10"/>
            </chart:regression-curve>
            <chart:data-point chart:repeated="25"/>
          </chart:series>
          <chart:series chart:style-name="ch13" chart:values-cell-range-address="'CO cases'.C10:'CO cases'.C29" loext:label-string="&quot;since 3/17&quot;" chart:class="chart:line">
            <chart:regression-curve chart:style-name="ch14">
              <chart:equation chart:display-equation="true" chart:display-r-square="false" svg:x="11.967cm" svg:y="8.796cm" chart:style-name="ch10"/>
            </chart:regression-curve>
            <chart:regression-curve chart:style-name="ch15"/>
            <chart:data-point chart:repeated="20"/>
          </chart:series>
          <chart:series chart:style-name="ch16" chart:values-cell-range-address="'CO cases'.C15:'CO cases'.C29" loext:label-string="&quot;since 3/22&quot;" chart:class="chart:line">
            <chart:regression-curve chart:style-name="ch17">
              <chart:equation chart:display-equation="true" chart:display-r-square="false" svg:x="12.039cm" svg:y="8.165cm" chart:style-name="ch10"/>
            </chart:regression-curve>
            <chart:regression-curve chart:style-name="ch18"/>
            <chart:regression-curve chart:style-name="ch19"/>
            <chart:data-point chart:repeated="15"/>
          </chart:series>
          <chart:series chart:style-name="ch20" chart:values-cell-range-address="'CO cases'.C20:'CO cases'.C29" loext:label-string="&quot;since 3/27&quot;" chart:class="chart:line">
            <chart:regression-curve chart:style-name="ch21"/>
            <chart:regression-curve chart:style-name="ch22"/>
            <chart:data-point chart:repeated="1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9</text:p>
                <draw:g>
                  <svg:desc>'CO cases'.C1:'CO cases'.C1</svg:desc>
                </draw:g>
              </table:table-cell>
              <table:table-cell office:value-type="string">
                <text:p>since 3/12</text:p>
              </table:table-cell>
              <table:table-cell office:value-type="string">
                <text:p>since 3/17</text:p>
              </table:table-cell>
              <table:table-cell office:value-type="string">
                <text:p>since 3/22</text:p>
              </table:table-cell>
              <table:table-cell office:value-type="string">
                <text:p>since 3/27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cases'.B2:'CO cases'.B29</svg:desc>
                </draw:g>
              </table:table-cell>
              <table:table-cell office:value-type="float" office:value="12">
                <text:p>12</text:p>
                <draw:g>
                  <svg:desc>'CO cases'.C2:'CO cases'.C29</svg:desc>
                </draw:g>
              </table:table-cell>
              <table:table-cell office:value-type="float" office:value="49">
                <text:p>49</text:p>
                <draw:g>
                  <svg:desc>'CO cases'.C5:'CO cases'.C29</svg:desc>
                </draw:g>
              </table:table-cell>
              <table:table-cell office:value-type="float" office:value="183">
                <text:p>183</text:p>
                <draw:g>
                  <svg:desc>'CO cases'.C10:'CO cases'.C29</svg:desc>
                </draw:g>
              </table:table-cell>
              <table:table-cell office:value-type="float" office:value="591">
                <text:p>591</text:p>
                <draw:g>
                  <svg:desc>'CO cases'.C15:'CO cases'.C29</svg:desc>
                </draw:g>
              </table:table-cell>
              <table:table-cell office:value-type="float" office:value="1734">
                <text:p>1734</text:p>
                <draw:g>
                  <svg:desc>'CO cases'.C20:'CO cases'.C2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77">
                <text:p>77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01">
                <text:p>101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131">
                <text:p>131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83">
                <text:p>183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">
                <text:p>131</text:p>
              </table:table-cell>
              <table:table-cell office:value-type="float" office:value="216">
                <text:p>216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277">
                <text:p>277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  <table:table-cell office:value-type="float" office:value="4173">
                <text:p>4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3">
                <text:p>183</text:p>
              </table:table-cell>
              <table:table-cell office:value-type="float" office:value="363">
                <text:p>363</text:p>
              </table:table-cell>
              <table:table-cell office:value-type="float" office:value="1086">
                <text:p>1086</text:p>
              </table:table-cell>
              <table:table-cell office:value-type="float" office:value="2627">
                <text:p>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6">
                <text:p>216</text:p>
              </table:table-cell>
              <table:table-cell office:value-type="float" office:value="475">
                <text:p>475</text:p>
              </table:table-cell>
              <table:table-cell office:value-type="float" office:value="1430">
                <text:p>1430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77">
                <text:p>277</text:p>
              </table:table-cell>
              <table:table-cell office:value-type="float" office:value="591">
                <text:p>591</text:p>
              </table:table-cell>
              <table:table-cell office:value-type="float" office:value="1734">
                <text:p>1734</text:p>
              </table:table-cell>
              <table:table-cell office:value-type="float" office:value="3342">
                <text:p>3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3">
                <text:p>363</text:p>
              </table:table-cell>
              <table:table-cell office:value-type="float" office:value="720">
                <text:p>720</text:p>
              </table:table-cell>
              <table:table-cell office:value-type="float" office:value="2061">
                <text:p>2061</text:p>
              </table:table-cell>
              <table:table-cell office:value-type="float" office:value="3728">
                <text:p>3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75">
                <text:p>475</text:p>
              </table:table-cell>
              <table:table-cell office:value-type="float" office:value="912">
                <text:p>912</text:p>
              </table:table-cell>
              <table:table-cell office:value-type="float" office:value="2307">
                <text:p>2307</text:p>
              </table:table-cell>
              <table:table-cell office:value-type="float" office:value="4173">
                <text:p>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91">
                <text:p>591</text:p>
              </table:table-cell>
              <table:table-cell office:value-type="float" office:value="1086">
                <text:p>1086</text:p>
              </table:table-cell>
              <table:table-cell office:value-type="float" office:value="2627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20">
                <text:p>720</text:p>
              </table:table-cell>
              <table:table-cell office:value-type="float" office:value="1430">
                <text:p>1430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912">
                <text:p>912</text:p>
              </table:table-cell>
              <table:table-cell office:value-type="float" office:value="1734">
                <text:p>1734</text:p>
              </table:table-cell>
              <table:table-cell office:value-type="float" office:value="3342">
                <text:p>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086">
                <text:p>1086</text:p>
              </table:table-cell>
              <table:table-cell office:value-type="float" office:value="2061">
                <text:p>2061</text:p>
              </table:table-cell>
              <table:table-cell office:value-type="float" office:value="3728">
                <text:p>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430">
                <text:p>1430</text:p>
              </table:table-cell>
              <table:table-cell office:value-type="float" office:value="2307">
                <text:p>2307</text:p>
              </table:table-cell>
              <table:table-cell office:value-type="float" office:value="4173">
                <text:p>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734">
                <text:p>1734</text:p>
              </table:table-cell>
              <table:table-cell office:value-type="float" office:value="2627">
                <text:p>2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061">
                <text:p>2061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307">
                <text:p>2307</text:p>
              </table:table-cell>
              <table:table-cell office:value-type="float" office:value="3342">
                <text:p>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627">
                <text:p>2627</text:p>
              </table:table-cell>
              <table:table-cell office:value-type="float" office:value="3728">
                <text:p>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966">
                <text:p>2966</text:p>
              </table:table-cell>
              <table:table-cell office:value-type="float" office:value="4173">
                <text:p>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342">
                <text:p>3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28">
                <text:p>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173">
                <text:p>4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2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d320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952cm" svg:y="2.559cm" style:legend-expansion="high" chart:style-name="ch2"/>
        <chart:plot-area chart:style-name="ch3" table:cell-range-address="'CO hospital'.C1:'CO hospital'.C25" chart:data-source-has-labels="row" svg:x="0.32cm" svg:y="0.18cm" svg:width="10.312cm" svg:height="8.64cm">
          <chartooo:coordinate-region svg:x="1.312cm" svg:y="0.379cm" svg:width="8.948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CO hospital'.C2:'CO hospital'.C25" chart:label-cell-address="'CO hospital'.C1:'CO hospital'.C1" chart:class="chart:line">
            <chart:regression-curve chart:style-name="ch9">
              <chart:equation chart:display-equation="true" chart:display-r-square="false" svg:x="6.399cm" svg:y="7.649cm" chart:style-name="ch10"/>
            </chart:regression-curve>
            <chart:data-point chart:repeated="24"/>
          </chart:series>
          <chart:series chart:style-name="ch11" chart:values-cell-range-address="'CO hospital'.C8:'CO hospital'.C25" loext:label-string="&quot;since 3/23&quot;" chart:class="chart:line">
            <chart:regression-curve chart:style-name="ch12">
              <chart:equation chart:display-equation="true" chart:display-r-square="false" svg:x="6.481cm" svg:y="7.048cm" chart:style-name="ch10"/>
            </chart:regression-curve>
            <chart:data-point chart:repeated="18"/>
          </chart:series>
          <chart:series chart:style-name="ch13" chart:values-cell-range-address="'CO hospital'.C13:'CO hospital'.C25" loext:label-string="&quot;since 3/28&quot;" chart:class="chart:line">
            <chart:regression-curve chart:style-name="ch14">
              <chart:equation chart:display-equation="true" chart:display-r-square="false" svg:x="6.262cm" svg:y="6.312cm" chart:style-name="ch10"/>
            </chart:regression-curve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18</text:p>
                <draw:g>
                  <svg:desc>'CO hospital'.C1:'CO hospital'.C1</svg:desc>
                </draw:g>
              </table:table-cell>
              <table:table-cell office:value-type="string">
                <text:p>since 3/23</text:p>
              </table:table-cell>
              <table:table-cell office:value-type="string">
                <text:p>since 3/2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'CO hospital'.C2:'CO hospital'.C25</svg:desc>
                </draw:g>
              </table:table-cell>
              <table:table-cell office:value-type="float" office:value="72">
                <text:p>72</text:p>
                <draw:g>
                  <svg:desc>'CO hospital'.C8:'CO hospital'.C25</svg:desc>
                </draw:g>
              </table:table-cell>
              <table:table-cell office:value-type="float" office:value="274">
                <text:p>274</text:p>
                <draw:g>
                  <svg:desc>'CO hospital'.C13:'CO hospital'.C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">
                <text:p>44</text:p>
              </table:table-cell>
              <table:table-cell office:value-type="float" office:value="184">
                <text:p>184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39">
                <text:p>239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">
                <text:p>58</text:p>
              </table:table-cell>
              <table:table-cell office:value-type="float" office:value="274">
                <text:p>274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">
                <text:p>72</text:p>
              </table:table-cell>
              <table:table-cell office:value-type="float" office:value="326">
                <text:p>326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4">
                <text:p>84</text:p>
              </table:table-cell>
              <table:table-cell office:value-type="float" office:value="414">
                <text:p>414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8">
                <text:p>148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4">
                <text:p>184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9">
                <text:p>239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4">
                <text:p>274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6">
                <text:p>326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4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0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3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75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3" number:title="User-defined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inimum="10" chart:maximum="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0" style:family="chart" style:data-style-name="N123"/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a933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a933"/>
    </style:style>
    <style:style style:name="ch1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826cm" svg:height="12.277cm" xlink:href=".." xlink:type="simple" chart:class="chart:line" chart:style-name="ch1">
        <chart:legend chart:legend-position="end" svg:x="16.778cm" svg:y="4.096cm" style:legend-expansion="high" chart:style-name="ch2"/>
        <chart:plot-area chart:style-name="ch3" table:cell-range-address="'BoCo cases'.B2:'BoCo cases'.B100 'BoCo cases'.C2:'BoCo cases'.C26" chart:data-source-has-labels="both" svg:x="0.436cm" svg:y="0.245cm" svg:width="15.906cm" svg:height="11.787cm">
          <chartooo:coordinate-region svg:x="1.243cm" svg:y="0.245cm" svg:width="15.099cm" svg:height="11.14cm"/>
          <chart:axis chart:dimension="x" chart:name="primary-x" chart:style-name="ch4" chartooo:axis-type="auto">
            <chartooo:date-scale/>
            <chart:categories table:cell-range-address="'BoCo cases'.B2:'BoCo cases'.B10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BoCo cases'.C2:'BoCo cases'.C20" loext:label-string="&quot;since 3/18&quot;" chart:class="chart:line">
            <chart:regression-curve chart:style-name="ch9">
              <chart:equation chart:display-equation="true" chart:display-r-square="false" svg:x="5.709cm" svg:y="10.266cm" chart:style-name="ch10"/>
            </chart:regression-curve>
            <chart:regression-curve chart:style-name="ch11"/>
            <chart:regression-curve chart:style-name="ch12"/>
            <chart:data-point chart:repeated="19"/>
          </chart:series>
          <chart:series chart:style-name="ch13" chart:values-cell-range-address="'BoCo cases'.C8:'BoCo cases'.C26" loext:label-string="&quot;since 3/24&quot;" chart:class="chart:line">
            <chart:regression-curve chart:style-name="ch14">
              <chart:equation chart:display-equation="true" chart:display-r-square="false" svg:x="5.571cm" svg:y="9.138cm" chart:style-name="ch10"/>
            </chart:regression-curve>
            <chart:regression-curve chart:style-name="ch15"/>
            <chart:regression-curve chart:style-name="ch16"/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 3/18</text:p>
              </table:table-cell>
              <table:table-cell office:value-type="string">
                <text:p>since 3/24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oCo cases'.B2:'BoCo cases'.B100</svg:desc>
                </draw:g>
              </table:table-cell>
              <table:table-cell office:value-type="float" office:value="7">
                <text:p>7</text:p>
                <draw:g>
                  <svg:desc>'BoCo cases'.C2:'BoCo cases'.C20</svg:desc>
                </draw:g>
              </table:table-cell>
              <table:table-cell office:value-type="float" office:value="49">
                <text:p>49</text:p>
                <draw:g>
                  <svg:desc>'BoCo cases'.C8:'BoCo cases'.C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">
                <text:p>3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6">
                <text:p>7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43cm" svg:height="10.636cm" xlink:href=".." xlink:type="simple" chart:class="chart:line" chart:column-mapping="1 2 3 0 4" chart:style-name="ch1">
        <chart:legend chart:legend-position="end" svg:x="24.829cm" svg:y="2.832cm" style:legend-expansion="high" chart:style-name="ch2"/>
        <chart:plot-area chart:style-name="ch3" table:cell-range-address="'US cases'.A3:'US cases'.A50 'US cases'.H1:'US cases'.L1 'US cases'.H3:'US cases'.L50" chart:data-source-has-labels="both" svg:x="0.548cm" svg:y="0.212cm" svg:width="23.733cm" svg:height="10.212cm">
          <chartooo:coordinate-region svg:x="1.646cm" svg:y="0.212cm" svg:width="22.635cm" svg:height="8.546cm"/>
          <chart:axis chart:dimension="x" chart:name="primary-x" chart:style-name="ch4" chartooo:axis-type="auto">
            <chartooo:date-scale/>
            <chart:categories table:cell-range-address="'US cases'.A3:'US case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US cases'.I3:'US cases'.I50" chart:label-cell-address="'US cases'.I1:'US cases'.I1" chart:class="chart:line">
            <chart:data-point chart:repeated="48"/>
          </chart:series>
          <chart:series chart:style-name="ch8" chart:values-cell-range-address="'US cases'.J3:'US cases'.J50" chart:label-cell-address="'US cases'.J1:'US cases'.J1" chart:class="chart:line">
            <chart:data-point chart:repeated="48"/>
          </chart:series>
          <chart:series chart:style-name="ch9" chart:values-cell-range-address="'US cases'.K3:'US cases'.K50" chart:label-cell-address="'US cases'.K1:'US cases'.K1" chart:class="chart:line">
            <chart:data-point chart:repeated="48"/>
          </chart:series>
          <chart:series chart:style-name="ch10" chart:values-cell-range-address="'US cases'.H3:'US cases'.H50" chart:label-cell-address="'US cases'.H1:'US cases'.H1" chart:class="chart:line">
            <chart:data-point chart:repeated="48"/>
          </chart:series>
          <chart:series chart:style-name="ch11" chart:values-cell-range-address="'US cases'.L3:'US cases'.L50" chart:label-cell-address="'US cases'.L1:'US cases'.L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US cases'.I1:'US cases'.I1</svg:desc>
                </draw:g>
              </table:table-cell>
              <table:table-cell office:value-type="string">
                <text:p>5d Exp
Slope</text:p>
                <draw:g>
                  <svg:desc>'US cases'.J1:'US cases'.J1</svg:desc>
                </draw:g>
              </table:table-cell>
              <table:table-cell office:value-type="string">
                <text:p>10d Exp
Slope</text:p>
                <draw:g>
                  <svg:desc>'US cases'.K1:'US cases'.K1</svg:desc>
                </draw:g>
              </table:table-cell>
              <table:table-cell office:value-type="string">
                <text:p>Total
Exp
Slope</text:p>
                <draw:g>
                  <svg:desc>'US cases'.H1:'US cases'.H1</svg:desc>
                </draw:g>
              </table:table-cell>
              <table:table-cell office:value-type="string">
                <text:p>Avg
Slope</text:p>
                <draw:g>
                  <svg:desc>'US cases'.L1:'US cases'.L1</svg:desc>
                </draw:g>
              </table:table-cell>
            </table:table-row>
          </table:table-header-rows>
          <table:table-rows>
            <table:table-row>
              <table:table-cell office:value-type="float" office:value="43895">
                <text:p>43895</text:p>
                <draw:g>
                  <svg:desc>'US cases'.A3:'US cases'.A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I3:'US cases'.I50</svg:desc>
                </draw:g>
              </table:table-cell>
              <table:table-cell office:value-type="float" office:value="NaN">
                <text:p>NaN</text:p>
                <draw:g>
                  <svg:desc>'US cases'.J3:'US cases'.J50</svg:desc>
                </draw:g>
              </table:table-cell>
              <table:table-cell office:value-type="float" office:value="NaN">
                <text:p>NaN</text:p>
                <draw:g>
                  <svg:desc>'US cases'.K3:'US cases'.K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H3:'US cases'.H50</svg:desc>
                </draw:g>
              </table:table-cell>
              <table:table-cell office:value-type="float" office:value="0.367724780125317">
                <text:p>0.367724780125317</text:p>
                <draw:g>
                  <svg:desc>'US cases'.L3:'US cases'.L50</svg:desc>
                </draw:g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229458412172884">
                <text:p>0.22945841217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91596149101">
                <text:p>0.298591596149101</text:p>
              </table:table-cell>
              <table:table-cell office:value-type="float" office:value="0.264025004160993">
                <text:p>0.26402500416099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.405465108108165">
                <text:p>0.405465108108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3740331339198">
                <text:p>0.323740331339198</text:p>
              </table:table-cell>
              <table:table-cell office:value-type="float" office:value="0.364602719723681">
                <text:p>0.36460271972368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.252911872710063">
                <text:p>0.25291187271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604386651391">
                <text:p>0.314604386651391</text:p>
              </table:table-cell>
              <table:table-cell office:value-type="float" office:value="0.283758129680727">
                <text:p>0.28375812968072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9230363521977">
                <text:p>0.119230363521977</text:p>
              </table:table-cell>
              <table:table-cell office:value-type="float" office:value="0.284083542007815">
                <text:p>0.284083542007815</text:p>
              </table:table-cell>
              <table:table-cell office:value-type="float" office:value="NaN">
                <text:p>NaN</text:p>
              </table:table-cell>
              <table:table-cell office:value-type="float" office:value="0.284083542007815">
                <text:p>0.284083542007815</text:p>
              </table:table-cell>
              <table:table-cell office:value-type="float" office:value="0.229132482512536">
                <text:p>0.229132482512536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662616852597">
                <text:p>0.460662616852597</text:p>
              </table:table-cell>
              <table:table-cell office:value-type="float" office:value="0.283553593501689">
                <text:p>0.283553593501689</text:p>
              </table:table-cell>
              <table:table-cell office:value-type="float" office:value="NaN">
                <text:p>NaN</text:p>
              </table:table-cell>
              <table:table-cell office:value-type="float" office:value="0.292102426939908">
                <text:p>0.292102426939908</text:p>
              </table:table-cell>
              <table:table-cell office:value-type="float" office:value="0.345439545764731">
                <text:p>0.3454395457647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288724282030224">
                <text:p>0.288724282030224</text:p>
              </table:table-cell>
              <table:table-cell office:value-type="float" office:value="0.2929318896826">
                <text:p>0.2929318896826</text:p>
              </table:table-cell>
              <table:table-cell office:value-type="float" office:value="NaN">
                <text:p>NaN</text:p>
              </table:table-cell>
              <table:table-cell office:value-type="float" office:value="0.295162116919139">
                <text:p>0.295162116919139</text:p>
              </table:table-cell>
              <table:table-cell office:value-type="float" office:value="0.292272762877321">
                <text:p>0.29227276287732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261763122279265">
                <text:p>0.261763122279265</text:p>
              </table:table-cell>
              <table:table-cell office:value-type="float" office:value="0.285227876886789">
                <text:p>0.285227876886789</text:p>
              </table:table-cell>
              <table:table-cell office:value-type="float" office:value="NaN">
                <text:p>NaN</text:p>
              </table:table-cell>
              <table:table-cell office:value-type="float" office:value="0.294363372600122">
                <text:p>0.294363372600122</text:p>
              </table:table-cell>
              <table:table-cell office:value-type="float" office:value="0.280451457255392">
                <text:p>0.280451457255392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270242855751692">
                <text:p>0.270242855751692</text:p>
              </table:table-cell>
              <table:table-cell office:value-type="float" office:value="0.295008301362722">
                <text:p>0.295008301362722</text:p>
              </table:table-cell>
              <table:table-cell office:value-type="float" office:value="NaN">
                <text:p>NaN</text:p>
              </table:table-cell>
              <table:table-cell office:value-type="float" office:value="0.292641074573254">
                <text:p>0.292641074573254</text:p>
              </table:table-cell>
              <table:table-cell office:value-type="float" office:value="0.285964077229223">
                <text:p>0.28596407722922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23969277311857">
                <text:p>0.223969277311857</text:p>
              </table:table-cell>
              <table:table-cell office:value-type="float" office:value="0.292878990674028">
                <text:p>0.292878990674028</text:p>
              </table:table-cell>
              <table:table-cell office:value-type="float" office:value="0.288580193955808">
                <text:p>0.288580193955808</text:p>
              </table:table-cell>
              <table:table-cell office:value-type="float" office:value="0.288580193955808">
                <text:p>0.288580193955808</text:p>
              </table:table-cell>
              <table:table-cell office:value-type="float" office:value="0.273502163974375">
                <text:p>0.2735021639743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49641880111211">
                <text:p>0.249641880111211</text:p>
              </table:table-cell>
              <table:table-cell office:value-type="float" office:value="0.257425020262897">
                <text:p>0.257425020262897</text:p>
              </table:table-cell>
              <table:table-cell office:value-type="float" office:value="0.281027090510922">
                <text:p>0.281027090510922</text:p>
              </table:table-cell>
              <table:table-cell office:value-type="float" office:value="0.284739750759412">
                <text:p>0.284739750759412</text:p>
              </table:table-cell>
              <table:table-cell office:value-type="float" office:value="0.26820843541111">
                <text:p>0.2682084354111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280511526885142">
                <text:p>0.280511526885142</text:p>
              </table:table-cell>
              <table:table-cell office:value-type="float" office:value="0.253890703672342">
                <text:p>0.253890703672342</text:p>
              </table:table-cell>
              <table:table-cell office:value-type="float" office:value="0.277829548376967">
                <text:p>0.277829548376967</text:p>
              </table:table-cell>
              <table:table-cell office:value-type="float" office:value="0.282279211776724">
                <text:p>0.282279211776724</text:p>
              </table:table-cell>
              <table:table-cell office:value-type="float" office:value="0.273627747677794">
                <text:p>0.27362774767779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326585128541218">
                <text:p>0.326585128541218</text:p>
              </table:table-cell>
              <table:table-cell office:value-type="float" office:value="0.264764665029756">
                <text:p>0.264764665029756</text:p>
              </table:table-cell>
              <table:table-cell office:value-type="float" office:value="0.274332868043088">
                <text:p>0.274332868043088</text:p>
              </table:table-cell>
              <table:table-cell office:value-type="float" office:value="0.281998470609449">
                <text:p>0.281998470609449</text:p>
              </table:table-cell>
              <table:table-cell office:value-type="float" office:value="0.286920283055878">
                <text:p>0.28692028305587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92753380376352">
                <text:p>0.192753380376352</text:p>
              </table:table-cell>
              <table:table-cell office:value-type="float" office:value="0.26337237427505">
                <text:p>0.26337237427505</text:p>
              </table:table-cell>
              <table:table-cell office:value-type="float" office:value="0.273171183313094">
                <text:p>0.273171183313094</text:p>
              </table:table-cell>
              <table:table-cell office:value-type="float" office:value="0.279584861594893">
                <text:p>0.279584861594893</text:p>
              </table:table-cell>
              <table:table-cell office:value-type="float" office:value="0.252220449889847">
                <text:p>0.252220449889847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56360766300614">
                <text:p>0.56360766300614</text:p>
              </table:table-cell>
              <table:table-cell office:value-type="float" office:value="0.308332375158562">
                <text:p>0.308332375158562</text:p>
              </table:table-cell>
              <table:table-cell office:value-type="float" office:value="0.284814164446003">
                <text:p>0.284814164446003</text:p>
              </table:table-cell>
              <table:table-cell office:value-type="float" office:value="0.284235082064813">
                <text:p>0.284235082064813</text:p>
              </table:table-cell>
              <table:table-cell office:value-type="float" office:value="0.36024732116888">
                <text:p>0.3602473211688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33805777508594">
                <text:p>0.333805777508594</text:p>
              </table:table-cell>
              <table:table-cell office:value-type="float" office:value="0.340797407935278">
                <text:p>0.340797407935278</text:p>
              </table:table-cell>
              <table:table-cell office:value-type="float" office:value="0.288700045324433">
                <text:p>0.288700045324433</text:p>
              </table:table-cell>
              <table:table-cell office:value-type="float" office:value="0.288398384258753">
                <text:p>0.288398384258753</text:p>
              </table:table-cell>
              <table:table-cell office:value-type="float" office:value="0.312925403756765">
                <text:p>0.31292540375676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88663214972747">
                <text:p>0.288663214972747</text:p>
              </table:table-cell>
              <table:table-cell office:value-type="float" office:value="0.353176684220133">
                <text:p>0.353176684220133</text:p>
              </table:table-cell>
              <table:table-cell office:value-type="float" office:value="0.299449783160363">
                <text:p>0.299449783160363</text:p>
              </table:table-cell>
              <table:table-cell office:value-type="float" office:value="0.291324645986326">
                <text:p>0.291324645986326</text:p>
              </table:table-cell>
              <table:table-cell office:value-type="float" office:value="0.308153582084892">
                <text:p>0.30815358208489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66432511745895">
                <text:p>0.266432511745895</text:p>
              </table:table-cell>
              <table:table-cell office:value-type="float" office:value="0.346238528057705">
                <text:p>0.346238528057705</text:p>
              </table:table-cell>
              <table:table-cell office:value-type="float" office:value="0.308238067742987">
                <text:p>0.308238067742987</text:p>
              </table:table-cell>
              <table:table-cell office:value-type="float" office:value="0.293026199629634">
                <text:p>0.293026199629634</text:p>
              </table:table-cell>
              <table:table-cell office:value-type="float" office:value="0.303483826794055">
                <text:p>0.303483826794055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271756251670052">
                <text:p>0.271756251670052</text:p>
              </table:table-cell>
              <table:table-cell office:value-type="float" office:value="0.330762709204903">
                <text:p>0.330762709204903</text:p>
              </table:table-cell>
              <table:table-cell office:value-type="float" office:value="0.314038930994118">
                <text:p>0.314038930994118</text:p>
              </table:table-cell>
              <table:table-cell office:value-type="float" office:value="0.293962046598907">
                <text:p>0.293962046598907</text:p>
              </table:table-cell>
              <table:table-cell office:value-type="float" office:value="0.302629984616995">
                <text:p>0.302629984616995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07564935095652">
                <text:p>0.207564935095652</text:p>
              </table:table-cell>
              <table:table-cell office:value-type="float" office:value="0.273945768625048">
                <text:p>0.273945768625048</text:p>
              </table:table-cell>
              <table:table-cell office:value-type="float" office:value="0.314306270082589">
                <text:p>0.314306270082589</text:p>
              </table:table-cell>
              <table:table-cell office:value-type="float" office:value="0.293532776024171">
                <text:p>0.293532776024171</text:p>
              </table:table-cell>
              <table:table-cell office:value-type="float" office:value="0.272337437456865">
                <text:p>0.27233743745686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02127832733114">
                <text:p>0.202127832733114</text:p>
              </table:table-cell>
              <table:table-cell office:value-type="float" office:value="0.248335459379776">
                <text:p>0.248335459379776</text:p>
              </table:table-cell>
              <table:table-cell office:value-type="float" office:value="0.306838729901169">
                <text:p>0.306838729901169</text:p>
              </table:table-cell>
              <table:table-cell office:value-type="float" office:value="0.292126545830207">
                <text:p>0.292126545830207</text:p>
              </table:table-cell>
              <table:table-cell office:value-type="float" office:value="0.262357141961066">
                <text:p>0.26235714196106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42577073590455">
                <text:p>0.242577073590455</text:p>
              </table:table-cell>
              <table:table-cell office:value-type="float" office:value="0.234405857650513">
                <text:p>0.234405857650513</text:p>
              </table:table-cell>
              <table:table-cell office:value-type="float" office:value="0.295073794683143">
                <text:p>0.295073794683143</text:p>
              </table:table-cell>
              <table:table-cell office:value-type="float" office:value="0.290518006853932">
                <text:p>0.290518006853932</text:p>
              </table:table-cell>
              <table:table-cell office:value-type="float" office:value="0.265643683194511">
                <text:p>0.26564368319451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92741891940598">
                <text:p>0.192741891940598</text:p>
              </table:table-cell>
              <table:table-cell office:value-type="float" office:value="0.221222208061147">
                <text:p>0.221222208061147</text:p>
              </table:table-cell>
              <table:table-cell office:value-type="float" office:value="0.27849425332774">
                <text:p>0.27849425332774</text:p>
              </table:table-cell>
              <table:table-cell office:value-type="float" office:value="0.288301670693067">
                <text:p>0.288301670693067</text:p>
              </table:table-cell>
              <table:table-cell office:value-type="float" office:value="0.245190006005638">
                <text:p>0.24519000600563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781287749751">
                <text:p>0.1781287749751</text:p>
              </table:table-cell>
              <table:table-cell office:value-type="float" office:value="0.207732000287359">
                <text:p>0.207732000287359</text:p>
              </table:table-cell>
              <table:table-cell office:value-type="float" office:value="0.259746884562719">
                <text:p>0.259746884562719</text:p>
              </table:table-cell>
              <table:table-cell office:value-type="float" office:value="0.285559357659674">
                <text:p>0.285559357659674</text:p>
              </table:table-cell>
              <table:table-cell office:value-type="float" office:value="0.232791754371213">
                <text:p>0.23279175437121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48217876292254">
                <text:p>0.148217876292254</text:p>
              </table:table-cell>
              <table:table-cell office:value-type="float" office:value="0.195772924603333">
                <text:p>0.195772924603333</text:p>
              </table:table-cell>
              <table:table-cell office:value-type="float" office:value="0.231521791762285">
                <text:p>0.231521791762285</text:p>
              </table:table-cell>
              <table:table-cell office:value-type="float" office:value="0.28222915013455">
                <text:p>0.28222915013455</text:p>
              </table:table-cell>
              <table:table-cell office:value-type="float" office:value="0.214435435698105">
                <text:p>0.21443543569810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38453214257707">
                <text:p>0.138453214257707</text:p>
              </table:table-cell>
              <table:table-cell office:value-type="float" office:value="0.178171101710844">
                <text:p>0.178171101710844</text:p>
              </table:table-cell>
              <table:table-cell office:value-type="float" office:value="0.214008410287259">
                <text:p>0.214008410287259</text:p>
              </table:table-cell>
              <table:table-cell office:value-type="float" office:value="0.278445049433047">
                <text:p>0.278445049433047</text:p>
              </table:table-cell>
              <table:table-cell office:value-type="float" office:value="0.202269443922214">
                <text:p>0.20226944392221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50952171210323">
                <text:p>0.150952171210323</text:p>
              </table:table-cell>
              <table:table-cell office:value-type="float" office:value="0.159573917607067">
                <text:p>0.159573917607067</text:p>
              </table:table-cell>
              <table:table-cell office:value-type="float" office:value="0.199105266687878">
                <text:p>0.199105266687878</text:p>
              </table:table-cell>
              <table:table-cell office:value-type="float" office:value="0.274473839180199">
                <text:p>0.274473839180199</text:p>
              </table:table-cell>
              <table:table-cell office:value-type="float" office:value="0.196026298671367">
                <text:p>0.19602629867136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25680683074917">
                <text:p>0.125680683074917</text:p>
              </table:table-cell>
              <table:table-cell office:value-type="float" office:value="0.147385331388287">
                <text:p>0.147385331388287</text:p>
              </table:table-cell>
              <table:table-cell office:value-type="float" office:value="0.184863640876926">
                <text:p>0.184863640876926</text:p>
              </table:table-cell>
              <table:table-cell office:value-type="float" office:value="0.270243323623726">
                <text:p>0.270243323623726</text:p>
              </table:table-cell>
              <table:table-cell office:value-type="float" office:value="0.182043244740964">
                <text:p>0.18204324474096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32256397046181">
                <text:p>0.132256397046181</text:p>
              </table:table-cell>
              <table:table-cell office:value-type="float" office:value="0.139257488178459">
                <text:p>0.139257488178459</text:p>
              </table:table-cell>
              <table:table-cell office:value-type="float" office:value="0.171851504512521">
                <text:p>0.171851504512521</text:p>
              </table:table-cell>
              <table:table-cell office:value-type="float" office:value="0.265914085645061">
                <text:p>0.265914085645061</text:p>
              </table:table-cell>
              <table:table-cell office:value-type="float" office:value="0.177319868845556">
                <text:p>0.177319868845556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23606221282891">
                <text:p>0.123606221282891</text:p>
              </table:table-cell>
              <table:table-cell office:value-type="float" office:value="0.134488339183693">
                <text:p>0.134488339183693</text:p>
              </table:table-cell>
              <table:table-cell office:value-type="float" office:value="0.161185836462193">
                <text:p>0.161185836462193</text:p>
              </table:table-cell>
              <table:table-cell office:value-type="float" office:value="0.261509661829689">
                <text:p>0.261509661829689</text:p>
              </table:table-cell>
              <table:table-cell office:value-type="float" office:value="0.170197514689617">
                <text:p>0.17019751468961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13955982551024">
                <text:p>0.113955982551024</text:p>
              </table:table-cell>
              <table:table-cell office:value-type="float" office:value="0.128832673630995">
                <text:p>0.128832673630995</text:p>
              </table:table-cell>
              <table:table-cell office:value-type="float" office:value="0.1502734634285">
                <text:p>0.1502734634285</text:p>
              </table:table-cell>
              <table:table-cell office:value-type="float" office:value="0.25704264403135">
                <text:p>0.25704264403135</text:p>
              </table:table-cell>
              <table:table-cell office:value-type="float" office:value="0.162526190910467">
                <text:p>0.1625261909104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579d1c"/>
    </style:style>
    <style:style style:name="ch13" style:family="chart" style:data-style-name="N12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474cm" svg:height="12.47cm" xlink:href=".." xlink:type="simple" chart:class="chart:line" chart:style-name="ch1">
        <chart:legend chart:legend-position="end" svg:x="17.585cm" svg:y="3.002cm" style:legend-expansion="high" chart:style-name="ch2"/>
        <chart:plot-area chart:style-name="ch3" table:cell-range-address="'US deaths'.B8:'US deaths'.B50 'US deaths'.H1:'US deaths'.L1 'US deaths'.H8:'US deaths'.M50" chart:data-source-has-labels="both" svg:x="0.449cm" svg:y="0.249cm" svg:width="16.687cm" svg:height="11.972cm">
          <chartooo:coordinate-region svg:x="1.547cm" svg:y="0.449cm" svg:width="15.449cm" svg:height="10.98cm"/>
          <chart:axis chart:dimension="x" chart:name="primary-x" chart:style-name="ch4" chartooo:axis-type="auto">
            <chartooo:date-scale/>
            <chart:categories table:cell-range-address="'US deaths'.B8:'US deaths'.B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US deaths'.I8:'US deaths'.I50" chart:label-cell-address="'US deaths'.I1:'US deaths'.I1" chart:class="chart:line">
            <chart:data-point chart:repeated="43"/>
          </chart:series>
          <chart:series chart:style-name="ch8" chart:values-cell-range-address="'US deaths'.J8:'US deaths'.J50" chart:label-cell-address="'US deaths'.J1:'US deaths'.J1" chart:class="chart:line">
            <chart:data-point chart:repeated="43"/>
          </chart:series>
          <chart:series chart:style-name="ch9" chart:values-cell-range-address="'US deaths'.K8:'US deaths'.K50" chart:label-cell-address="'US deaths'.K1:'US deaths'.K1" chart:class="chart:line">
            <chart:data-point chart:repeated="43"/>
          </chart:series>
          <chart:series chart:style-name="ch10" chart:values-cell-range-address="'US deaths'.H8:'US deaths'.H50" chart:label-cell-address="'US deaths'.H1:'US deaths'.H1" chart:class="chart:line">
            <chart:data-point chart:repeated="43"/>
          </chart:series>
          <chart:series chart:style-name="ch11" chart:values-cell-range-address="'US deaths'.L8:'US deaths'.L50" chart:label-cell-address="'US deaths'.L1:'US deaths'.L1" chart:class="chart:line">
            <chart:regression-curve chart:style-name="ch12"/>
            <chart:data-point chart:repeated="43"/>
          </chart:series>
          <chart:series chart:style-name="ch13" chart:values-cell-range-address="'US deaths'.M8:'US deaths'.M50" loext:label-string="&quot;Avg since 3/27&quot;" chart:class="chart:line">
            <chart:regression-curve chart:style-name="ch14"/>
            <chart:data-point chart:repeated="4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US deaths'.I1:'US deaths'.I1</svg:desc>
                </draw:g>
              </table:table-cell>
              <table:table-cell office:value-type="string">
                <text:p>5d Exp
Slope</text:p>
                <draw:g>
                  <svg:desc>'US deaths'.J1:'US deaths'.J1</svg:desc>
                </draw:g>
              </table:table-cell>
              <table:table-cell office:value-type="string">
                <text:p>10d Exp
Slope</text:p>
                <draw:g>
                  <svg:desc>'US deaths'.K1:'US deaths'.K1</svg:desc>
                </draw:g>
              </table:table-cell>
              <table:table-cell office:value-type="string">
                <text:p>Total Exp
Slope</text:p>
                <draw:g>
                  <svg:desc>'US deaths'.H1:'US deaths'.H1</svg:desc>
                </draw:g>
              </table:table-cell>
              <table:table-cell office:value-type="string">
                <text:p>Avg
Slope</text:p>
                <draw:g>
                  <svg:desc>'US deaths'.L1:'US deaths'.L1</svg:desc>
                </draw:g>
              </table:table-cell>
              <table:table-cell office:value-type="string">
                <text:p>Avg since 3/27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US deaths'.B8:'US deaths'.B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I8:'US deaths'.I50</svg:desc>
                </draw:g>
              </table:table-cell>
              <table:table-cell office:value-type="float" office:value="NaN">
                <text:p>NaN</text:p>
                <draw:g>
                  <svg:desc>'US deaths'.J8:'US deaths'.J50</svg:desc>
                </draw:g>
              </table:table-cell>
              <table:table-cell office:value-type="float" office:value="NaN">
                <text:p>NaN</text:p>
                <draw:g>
                  <svg:desc>'US deaths'.K8:'US deaths'.K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H8:'US deaths'.H50</svg:desc>
                </draw:g>
              </table:table-cell>
              <table:table-cell office:value-type="float" office:value="0.0870113769896297">
                <text:p>0.0870113769896297</text:p>
                <draw:g>
                  <svg:desc>'US deaths'.L8:'US deaths'.L50</svg:desc>
                </draw:g>
              </table:table-cell>
              <table:table-cell office:value-type="float" office:value="NaN">
                <text:p>NaN</text:p>
                <draw:g>
                  <svg:desc>'US deaths'.M8:'US deaths'.M5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0581028408444">
                <text:p>0.120581028408444</text:p>
              </table:table-cell>
              <table:table-cell office:value-type="float" office:value="0.137365854117851">
                <text:p>0.13736585411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94156014440958">
                <text:p>0.194156014440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10489360079">
                <text:p>0.146010489360079</text:p>
              </table:table-cell>
              <table:table-cell office:value-type="float" office:value="0.170083251900519">
                <text:p>0.17008325190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1309093667207">
                <text:p>0.211309093667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156102411832">
                <text:p>0.164156102411832</text:p>
              </table:table-cell>
              <table:table-cell office:value-type="float" office:value="0.187732598039519">
                <text:p>0.187732598039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465200156348931">
                <text:p>0.0465200156348931</text:p>
              </table:table-cell>
              <table:table-cell office:value-type="float" office:value="0.152535408029913">
                <text:p>0.152535408029913</text:p>
              </table:table-cell>
              <table:table-cell office:value-type="float" office:value="NaN">
                <text:p>NaN</text:p>
              </table:table-cell>
              <table:table-cell office:value-type="float" office:value="0.152535408029913">
                <text:p>0.152535408029913</text:p>
              </table:table-cell>
              <table:table-cell office:value-type="float" office:value="0.11719694389824">
                <text:p>0.11719694389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1162056816888">
                <text:p>0.241162056816888</text:p>
              </table:table-cell>
              <table:table-cell office:value-type="float" office:value="0.165821536195211">
                <text:p>0.165821536195211</text:p>
              </table:table-cell>
              <table:table-cell office:value-type="float" office:value="NaN">
                <text:p>NaN</text:p>
              </table:table-cell>
              <table:table-cell office:value-type="float" office:value="0.157880872406403">
                <text:p>0.157880872406403</text:p>
              </table:table-cell>
              <table:table-cell office:value-type="float" office:value="0.188288155139501">
                <text:p>0.18828815513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1314428280906">
                <text:p>0.251314428280906</text:p>
              </table:table-cell>
              <table:table-cell office:value-type="float" office:value="0.179022901662746">
                <text:p>0.179022901662746</text:p>
              </table:table-cell>
              <table:table-cell office:value-type="float" office:value="NaN">
                <text:p>NaN</text:p>
              </table:table-cell>
              <table:table-cell office:value-type="float" office:value="0.16789427888615">
                <text:p>0.16789427888615</text:p>
              </table:table-cell>
              <table:table-cell office:value-type="float" office:value="0.199410536276601">
                <text:p>0.199410536276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05360515657826">
                <text:p>0.105360515657826</text:p>
              </table:table-cell>
              <table:table-cell office:value-type="float" office:value="0.175328060265816">
                <text:p>0.175328060265816</text:p>
              </table:table-cell>
              <table:table-cell office:value-type="float" office:value="NaN">
                <text:p>NaN</text:p>
              </table:table-cell>
              <table:table-cell office:value-type="float" office:value="0.168398284361476">
                <text:p>0.168398284361476</text:p>
              </table:table-cell>
              <table:table-cell office:value-type="float" office:value="0.149695620095039">
                <text:p>0.149695620095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161268147596122">
                <text:p>0.161268147596122</text:p>
              </table:table-cell>
              <table:table-cell office:value-type="float" office:value="0.173512892870884">
                <text:p>0.173512892870884</text:p>
              </table:table-cell>
              <table:table-cell office:value-type="float" office:value="NaN">
                <text:p>NaN</text:p>
              </table:table-cell>
              <table:table-cell office:value-type="float" office:value="0.16826595241626">
                <text:p>0.16826595241626</text:p>
              </table:table-cell>
              <table:table-cell office:value-type="float" office:value="0.167682330961089">
                <text:p>0.16768233096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38836444854216">
                <text:p>0.138836444854216</text:p>
              </table:table-cell>
              <table:table-cell office:value-type="float" office:value="0.175682793036919">
                <text:p>0.175682793036919</text:p>
              </table:table-cell>
              <table:table-cell office:value-type="float" office:value="0.166856066466049">
                <text:p>0.166856066466049</text:p>
              </table:table-cell>
              <table:table-cell office:value-type="float" office:value="0.166856066466049">
                <text:p>0.166856066466049</text:p>
              </table:table-cell>
              <table:table-cell office:value-type="float" office:value="0.162057842705808">
                <text:p>0.162057842705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0.155208987228636">
                <text:p>0.155208987228636</text:p>
              </table:table-cell>
              <table:table-cell office:value-type="float" office:value="0.168389459469582">
                <text:p>0.168389459469582</text:p>
              </table:table-cell>
              <table:table-cell office:value-type="float" office:value="0.165554002008666">
                <text:p>0.165554002008666</text:p>
              </table:table-cell>
              <table:table-cell office:value-type="float" office:value="0.160825782133536">
                <text:p>0.16082578213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9516530098784">
                <text:p>0.299516530098784</text:p>
              </table:table-cell>
              <table:table-cell office:value-type="float" office:value="0.165636110053087">
                <text:p>0.165636110053087</text:p>
              </table:table-cell>
              <table:table-cell office:value-type="float" office:value="0.172417502098921">
                <text:p>0.172417502098921</text:p>
              </table:table-cell>
              <table:table-cell office:value-type="float" office:value="0.169183387053878">
                <text:p>0.169183387053878</text:p>
              </table:table-cell>
              <table:table-cell office:value-type="float" office:value="0.201688382326167">
                <text:p>0.201688382326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239479970633903">
                <text:p>0.239479970633903</text:p>
              </table:table-cell>
              <table:table-cell office:value-type="float" office:value="0.197083443120556">
                <text:p>0.197083443120556</text:p>
              </table:table-cell>
              <table:table-cell office:value-type="float" office:value="0.177941538595812">
                <text:p>0.177941538595812</text:p>
              </table:table-cell>
              <table:table-cell office:value-type="float" office:value="0.173473188613155">
                <text:p>0.173473188613155</text:p>
              </table:table-cell>
              <table:table-cell office:value-type="float" office:value="0.196994535240856">
                <text:p>0.196994535240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885533973414452">
                <text:p>0.0885533973414452</text:p>
              </table:table-cell>
              <table:table-cell office:value-type="float" office:value="0.199475519587333">
                <text:p>0.199475519587333</text:p>
              </table:table-cell>
              <table:table-cell office:value-type="float" office:value="0.179507658509467">
                <text:p>0.179507658509467</text:p>
              </table:table-cell>
              <table:table-cell office:value-type="float" office:value="0.174138564844892">
                <text:p>0.174138564844892</text:p>
              </table:table-cell>
              <table:table-cell office:value-type="float" office:value="0.160418785070784">
                <text:p>0.16041878507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27632742082371">
                <text:p>0.527632742082371</text:p>
              </table:table-cell>
              <table:table-cell office:value-type="float" office:value="0.247679893279289">
                <text:p>0.247679893279289</text:p>
              </table:table-cell>
              <table:table-cell office:value-type="float" office:value="0.198969660168627">
                <text:p>0.198969660168627</text:p>
              </table:table-cell>
              <table:table-cell office:value-type="float" office:value="0.182381445497837">
                <text:p>0.182381445497837</text:p>
              </table:table-cell>
              <table:table-cell office:value-type="float" office:value="0.289165935257031">
                <text:p>0.289165935257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198850858745166">
                <text:p>0.198850858745166</text:p>
              </table:table-cell>
              <table:table-cell office:value-type="float" office:value="0.26930626348637">
                <text:p>0.26930626348637</text:p>
              </table:table-cell>
              <table:table-cell office:value-type="float" office:value="0.209518747816066">
                <text:p>0.209518747816066</text:p>
              </table:table-cell>
              <table:table-cell office:value-type="float" office:value="0.188361254048825">
                <text:p>0.188361254048825</text:p>
              </table:table-cell>
              <table:table-cell office:value-type="float" office:value="0.216509281024107">
                <text:p>0.21650928102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29679522293995">
                <text:p>0.229679522293995</text:p>
              </table:table-cell>
              <table:table-cell office:value-type="float" office:value="0.268392176916392">
                <text:p>0.268392176916392</text:p>
              </table:table-cell>
              <table:table-cell office:value-type="float" office:value="0.221788237103835">
                <text:p>0.221788237103835</text:p>
              </table:table-cell>
              <table:table-cell office:value-type="float" office:value="0.19328249282575">
                <text:p>0.19328249282575</text:p>
              </table:table-cell>
              <table:table-cell office:value-type="float" office:value="0.228285607284993">
                <text:p>0.228285607284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06238474211605">
                <text:p>0.306238474211605</text:p>
              </table:table-cell>
              <table:table-cell office:value-type="float" office:value="0.280631862899505">
                <text:p>0.280631862899505</text:p>
              </table:table-cell>
              <table:table-cell office:value-type="float" office:value="0.239916232785527">
                <text:p>0.239916232785527</text:p>
              </table:table-cell>
              <table:table-cell office:value-type="float" office:value="0.198588579235325">
                <text:p>0.198588579235325</text:p>
              </table:table-cell>
              <table:table-cell office:value-type="float" office:value="0.25634378728299">
                <text:p>0.25634378728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280461824478293">
                <text:p>0.280461824478293</text:p>
              </table:table-cell>
              <table:table-cell office:value-type="float" office:value="0.289951519917241">
                <text:p>0.289951519917241</text:p>
              </table:table-cell>
              <table:table-cell office:value-type="float" office:value="0.254270636948999">
                <text:p>0.254270636948999</text:p>
              </table:table-cell>
              <table:table-cell office:value-type="float" office:value="0.203624059980058">
                <text:p>0.203624059980058</text:p>
              </table:table-cell>
              <table:table-cell office:value-type="float" office:value="0.257077010331148">
                <text:p>0.25707701033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6067191216147">
                <text:p>0.246067191216147</text:p>
              </table:table-cell>
              <table:table-cell office:value-type="float" office:value="0.25891049405398">
                <text:p>0.25891049405398</text:p>
              </table:table-cell>
              <table:table-cell office:value-type="float" office:value="0.264745734289691">
                <text:p>0.264745734289691</text:p>
              </table:table-cell>
              <table:table-cell office:value-type="float" office:value="0.20790283314481">
                <text:p>0.20790283314481</text:p>
              </table:table-cell>
              <table:table-cell office:value-type="float" office:value="0.244406563176157">
                <text:p>0.24440656317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288390037083121">
                <text:p>0.288390037083121</text:p>
              </table:table-cell>
              <table:table-cell office:value-type="float" office:value="0.272369986874635">
                <text:p>0.272369986874635</text:p>
              </table:table-cell>
              <table:table-cell office:value-type="float" office:value="0.271270842709999">
                <text:p>0.271270842709999</text:p>
              </table:table-cell>
              <table:table-cell office:value-type="float" office:value="0.212070534777686">
                <text:p>0.212070534777686</text:p>
              </table:table-cell>
              <table:table-cell office:value-type="float" office:value="0.26102535036136">
                <text:p>0.26102535036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249543576038429">
                <text:p>0.249543576038429</text:p>
              </table:table-cell>
              <table:table-cell office:value-type="float" office:value="0.272695138991052">
                <text:p>0.272695138991052</text:p>
              </table:table-cell>
              <table:table-cell office:value-type="float" office:value="0.271555957777067">
                <text:p>0.271555957777067</text:p>
              </table:table-cell>
              <table:table-cell office:value-type="float" office:value="0.215648927772926">
                <text:p>0.215648927772926</text:p>
              </table:table-cell>
              <table:table-cell office:value-type="float" office:value="0.252360900144869">
                <text:p>0.25236090014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6826398659468">
                <text:p>0.26826398659468</text:p>
              </table:table-cell>
              <table:table-cell office:value-type="float" office:value="0.265829300775702">
                <text:p>0.265829300775702</text:p>
              </table:table-cell>
              <table:table-cell office:value-type="float" office:value="0.273513845474525">
                <text:p>0.273513845474525</text:p>
              </table:table-cell>
              <table:table-cell office:value-type="float" office:value="0.218930440967479">
                <text:p>0.218930440967479</text:p>
              </table:table-cell>
              <table:table-cell office:value-type="float" office:value="0.256634393453096">
                <text:p>0.256634393453096</text:p>
              </table:table-cell>
              <table:table-cell office:value-type="float" office:value="0.256634393453096">
                <text:p>0.2566343934530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48005847599156">
                <text:p>0.248005847599156</text:p>
              </table:table-cell>
              <table:table-cell office:value-type="float" office:value="0.261985416224137">
                <text:p>0.261985416224137</text:p>
              </table:table-cell>
              <table:table-cell office:value-type="float" office:value="0.273233073909074">
                <text:p>0.273233073909074</text:p>
              </table:table-cell>
              <table:table-cell office:value-type="float" office:value="0.2217533611463">
                <text:p>0.2217533611463</text:p>
              </table:table-cell>
              <table:table-cell office:value-type="float" office:value="0.251244424719667">
                <text:p>0.251244424719667</text:p>
              </table:table-cell>
              <table:table-cell office:value-type="float" office:value="0.251244424719667">
                <text:p>0.251244424719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196939431720728">
                <text:p>0.196939431720728</text:p>
              </table:table-cell>
              <table:table-cell office:value-type="float" office:value="0.252040531784916">
                <text:p>0.252040531784916</text:p>
              </table:table-cell>
              <table:table-cell office:value-type="float" office:value="0.260082575843331">
                <text:p>0.260082575843331</text:p>
              </table:table-cell>
              <table:table-cell office:value-type="float" office:value="0.223761008385838">
                <text:p>0.223761008385838</text:p>
              </table:table-cell>
              <table:table-cell office:value-type="float" office:value="0.233205886933703">
                <text:p>0.233205886933703</text:p>
              </table:table-cell>
              <table:table-cell office:value-type="float" office:value="0.233205886933703">
                <text:p>0.23320588693370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188249096714598">
                <text:p>0.188249096714598</text:p>
              </table:table-cell>
              <table:table-cell office:value-type="float" office:value="0.232646952533737">
                <text:p>0.232646952533737</text:p>
              </table:table-cell>
              <table:table-cell office:value-type="float" office:value="0.256631790904893">
                <text:p>0.256631790904893</text:p>
              </table:table-cell>
              <table:table-cell office:value-type="float" office:value="0.225072538642048">
                <text:p>0.225072538642048</text:p>
              </table:table-cell>
              <table:table-cell office:value-type="float" office:value="0.225650094698819">
                <text:p>0.225650094698819</text:p>
              </table:table-cell>
              <table:table-cell office:value-type="float" office:value="0.225650094698819">
                <text:p>0.22565009469881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262777466270798">
                <text:p>0.262777466270798</text:p>
              </table:table-cell>
              <table:table-cell office:value-type="float" office:value="0.226220048694971">
                <text:p>0.226220048694971</text:p>
              </table:table-cell>
              <table:table-cell office:value-type="float" office:value="0.251420120849446">
                <text:p>0.251420120849446</text:p>
              </table:table-cell>
              <table:table-cell office:value-type="float" office:value="0.226401016760656">
                <text:p>0.226401016760656</text:p>
              </table:table-cell>
              <table:table-cell office:value-type="float" office:value="0.241704663143968">
                <text:p>0.241704663143968</text:p>
              </table:table-cell>
              <table:table-cell office:value-type="float" office:value="0.241704663143968">
                <text:p>0.24170466314396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05587816917529">
                <text:p>0.205587816917529</text:p>
              </table:table-cell>
              <table:table-cell office:value-type="float" office:value="0.218284153627058">
                <text:p>0.218284153627058</text:p>
              </table:table-cell>
              <table:table-cell office:value-type="float" office:value="0.242948448649727">
                <text:p>0.242948448649727</text:p>
              </table:table-cell>
              <table:table-cell office:value-type="float" office:value="0.227329421864339">
                <text:p>0.227329421864339</text:p>
              </table:table-cell>
              <table:table-cell office:value-type="float" office:value="0.223537460264663">
                <text:p>0.223537460264663</text:p>
              </table:table-cell>
              <table:table-cell office:value-type="float" office:value="0.223537460264663">
                <text:p>0.22353746026466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219732231701229">
                <text:p>0.219732231701229</text:p>
              </table:table-cell>
              <table:table-cell office:value-type="float" office:value="0.217115737788685">
                <text:p>0.217115737788685</text:p>
              </table:table-cell>
              <table:table-cell office:value-type="float" office:value="0.236254660585742">
                <text:p>0.236254660585742</text:p>
              </table:table-cell>
              <table:table-cell office:value-type="float" office:value="0.228035111237893">
                <text:p>0.228035111237893</text:p>
              </table:table-cell>
              <table:table-cell office:value-type="float" office:value="0.225284435328387">
                <text:p>0.225284435328387</text:p>
              </table:table-cell>
              <table:table-cell office:value-type="float" office:value="0.225284435328387">
                <text:p>0.2252844353283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78912670676745">
                <text:p>0.178912670676745</text:p>
              </table:table-cell>
              <table:table-cell office:value-type="float" office:value="0.215605050656877">
                <text:p>0.215605050656877</text:p>
              </table:table-cell>
              <table:table-cell office:value-type="float" office:value="0.228863743375564">
                <text:p>0.228863743375564</text:p>
              </table:table-cell>
              <table:table-cell office:value-type="float" office:value="0.228315640600755">
                <text:p>0.228315640600755</text:p>
              </table:table-cell>
              <table:table-cell office:value-type="float" office:value="0.212924276327485">
                <text:p>0.212924276327485</text:p>
              </table:table-cell>
              <table:table-cell office:value-type="float" office:value="0.212924276327485">
                <text:p>0.2129242763274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170802572325041">
                <text:p>0.170802572325041</text:p>
              </table:table-cell>
              <table:table-cell office:value-type="float" office:value="0.206328405115556">
                <text:p>0.206328405115556</text:p>
              </table:table-cell>
              <table:table-cell office:value-type="float" office:value="0.219454159405285">
                <text:p>0.219454159405285</text:p>
              </table:table-cell>
              <table:table-cell office:value-type="float" office:value="0.228219979744728">
                <text:p>0.228219979744728</text:p>
              </table:table-cell>
              <table:table-cell office:value-type="float" office:value="0.206201279147652">
                <text:p>0.206201279147652</text:p>
              </table:table-cell>
              <table:table-cell office:value-type="float" office:value="0.206201279147652">
                <text:p>0.20620127914765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2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12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2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12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8cm" svg:height="12.596cm" xlink:href=".." xlink:type="simple" chart:class="chart:line" chart:column-mapping="1 2 3 0 4" chart:style-name="ch1">
        <chart:legend chart:legend-position="end" svg:x="18.974cm" svg:y="4.01cm" style:legend-expansion="high" chart:style-name="ch2"/>
        <chart:plot-area chart:style-name="ch3" table:cell-range-address="'CO cases'.A3:'CO cases'.A50 'CO cases'.F1:'CO cases'.J1 'CO cases'.F3:'CO cases'.J50" chart:data-source-has-labels="both" svg:x="0.436cm" svg:y="0.251cm" svg:width="18.102cm" svg:height="12.094cm">
          <chartooo:coordinate-region svg:x="1.535cm" svg:y="0.251cm" svg:width="17.003cm" svg:height="10.429cm"/>
          <chart:axis chart:dimension="x" chart:name="primary-x" chart:style-name="ch4" chartooo:axis-type="auto">
            <chartooo:date-scale/>
            <chart:categories table:cell-range-address="'CO cases'.A3:'CO case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O cases'.G3:'CO cases'.G50" chart:label-cell-address="'CO cases'.G1:'CO cases'.G1" chart:class="chart:line">
            <chart:data-point chart:repeated="48"/>
          </chart:series>
          <chart:series chart:style-name="ch8" chart:values-cell-range-address="'CO cases'.H3:'CO cases'.H50" chart:label-cell-address="'CO cases'.H1:'CO cases'.H1" chart:class="chart:line">
            <chart:data-point chart:repeated="48"/>
          </chart:series>
          <chart:series chart:style-name="ch9" chart:values-cell-range-address="'CO cases'.I3:'CO cases'.I50" chart:label-cell-address="'CO cases'.I1:'CO cases'.I1" chart:class="chart:line">
            <chart:data-point chart:repeated="48"/>
          </chart:series>
          <chart:series chart:style-name="ch10" chart:values-cell-range-address="'CO cases'.F3:'CO cases'.F50" chart:label-cell-address="'CO cases'.F1:'CO cases'.F1" chart:class="chart:line">
            <chart:data-point chart:repeated="48"/>
          </chart:series>
          <chart:series chart:style-name="ch11" chart:values-cell-range-address="'CO cases'.J3:'CO cases'.J50" chart:label-cell-address="'CO cases'.J1:'CO case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CO cases'.G1:'CO cases'.G1</svg:desc>
                </draw:g>
              </table:table-cell>
              <table:table-cell office:value-type="string">
                <text:p>5d Exp
Slope</text:p>
                <draw:g>
                  <svg:desc>'CO cases'.H1:'CO cases'.H1</svg:desc>
                </draw:g>
              </table:table-cell>
              <table:table-cell office:value-type="string">
                <text:p>10d Exp
Slope</text:p>
                <draw:g>
                  <svg:desc>'CO cases'.I1:'CO cases'.I1</svg:desc>
                </draw:g>
              </table:table-cell>
              <table:table-cell office:value-type="string">
                <text:p>Total Exp
Slope</text:p>
                <draw:g>
                  <svg:desc>'CO cases'.F1:'CO cases'.F1</svg:desc>
                </draw:g>
              </table:table-cell>
              <table:table-cell office:value-type="string">
                <text:p>Avg
Slope</text:p>
                <draw:g>
                  <svg:desc>'CO cases'.J1:'CO cases'.J1</svg:desc>
                </draw:g>
              </table:table-cell>
            </table:table-row>
          </table:table-header-rows>
          <table:table-rows>
            <table:table-row>
              <table:table-cell office:value-type="float" office:value="43900">
                <text:p>43900</text:p>
                <draw:g>
                  <svg:desc>'CO cases'.A3:'CO cases'.A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G3:'CO cases'.G50</svg:desc>
                </draw:g>
              </table:table-cell>
              <table:table-cell office:value-type="float" office:value="NaN">
                <text:p>NaN</text:p>
                <draw:g>
                  <svg:desc>'CO cases'.H3:'CO cases'.H50</svg:desc>
                </draw:g>
              </table:table-cell>
              <table:table-cell office:value-type="float" office:value="NaN">
                <text:p>NaN</text:p>
                <draw:g>
                  <svg:desc>'CO cases'.I3:'CO cases'.I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F3:'CO cases'.F50</svg:desc>
                </draw:g>
              </table:table-cell>
              <table:table-cell office:value-type="float" office:value="0.348306694268216">
                <text:p>0.348306694268216</text:p>
                <draw:g>
                  <svg:desc>'CO cases'.J3:'CO cases'.J50</svg:desc>
                </draw:g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693147180559945">
                <text:p>0.69314718055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0726937414081">
                <text:p>0.520726937414081</text:p>
              </table:table-cell>
              <table:table-cell office:value-type="float" office:value="0.606937058987013">
                <text:p>0.60693705898701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365459773494465">
                <text:p>0.365459773494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1388812552782">
                <text:p>0.491388812552782</text:p>
              </table:table-cell>
              <table:table-cell office:value-type="float" office:value="0.428424293023624">
                <text:p>0.4284242930236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1985123743058">
                <text:p>0.45198512374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7640449818578">
                <text:p>0.477640449818578</text:p>
              </table:table-cell>
              <table:table-cell office:value-type="float" office:value="0.464812786780818">
                <text:p>0.46481278678081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271315094987576">
                <text:p>0.271315094987576</text:p>
              </table:table-cell>
              <table:table-cell office:value-type="float" office:value="0.44423729549009">
                <text:p>0.44423729549009</text:p>
              </table:table-cell>
              <table:table-cell office:value-type="float" office:value="NaN">
                <text:p>NaN</text:p>
              </table:table-cell>
              <table:table-cell office:value-type="float" office:value="0.44423729549009">
                <text:p>0.44423729549009</text:p>
              </table:table-cell>
              <table:table-cell office:value-type="float" office:value="0.386596561989252">
                <text:p>0.3865965619892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60076806359891">
                <text:p>0.260076806359891</text:p>
              </table:table-cell>
              <table:table-cell office:value-type="float" office:value="0.397948142746944">
                <text:p>0.397948142746944</text:p>
              </table:table-cell>
              <table:table-cell office:value-type="float" office:value="NaN">
                <text:p>NaN</text:p>
              </table:table-cell>
              <table:table-cell office:value-type="float" office:value="0.412576116537395">
                <text:p>0.412576116537395</text:p>
              </table:table-cell>
              <table:table-cell office:value-type="float" office:value="0.35686702188141">
                <text:p>0.35686702188141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99976492032675">
                <text:p>0.199976492032675</text:p>
              </table:table-cell>
              <table:table-cell office:value-type="float" office:value="0.313300360667071">
                <text:p>0.313300360667071</text:p>
              </table:table-cell>
              <table:table-cell office:value-type="float" office:value="NaN">
                <text:p>NaN</text:p>
              </table:table-cell>
              <table:table-cell office:value-type="float" office:value="0.381667323265045">
                <text:p>0.381667323265045</text:p>
              </table:table-cell>
              <table:table-cell office:value-type="float" office:value="0.298314725321597">
                <text:p>0.29831472532159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134312337607595">
                <text:p>0.134312337607595</text:p>
              </table:table-cell>
              <table:table-cell office:value-type="float" office:value="0.258357464575837">
                <text:p>0.258357464575837</text:p>
              </table:table-cell>
              <table:table-cell office:value-type="float" office:value="NaN">
                <text:p>NaN</text:p>
              </table:table-cell>
              <table:table-cell office:value-type="float" office:value="0.350752887360785">
                <text:p>0.350752887360785</text:p>
              </table:table-cell>
              <table:table-cell office:value-type="float" office:value="0.247807563181406">
                <text:p>0.24780756318140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165792254842744">
                <text:p>0.165792254842744</text:p>
              </table:table-cell>
              <table:table-cell office:value-type="float" office:value="0.204012523691016">
                <text:p>0.204012523691016</text:p>
              </table:table-cell>
              <table:table-cell office:value-type="float" office:value="NaN">
                <text:p>NaN</text:p>
              </table:table-cell>
              <table:table-cell office:value-type="float" office:value="0.324925867308542">
                <text:p>0.324925867308542</text:p>
              </table:table-cell>
              <table:table-cell office:value-type="float" office:value="0.231576881947434">
                <text:p>0.23157688194743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248739098503173">
                <text:p>0.248739098503173</text:p>
              </table:table-cell>
              <table:table-cell office:value-type="float" office:value="0.190829729651058">
                <text:p>0.190829729651058</text:p>
              </table:table-cell>
              <table:table-cell office:value-type="float" office:value="0.307375366879801">
                <text:p>0.307375366879801</text:p>
              </table:table-cell>
              <table:table-cell office:value-type="float" office:value="0.307375366879801">
                <text:p>0.307375366879801</text:p>
              </table:table-cell>
              <table:table-cell office:value-type="float" office:value="0.263579890478458">
                <text:p>0.263579890478458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270385328077512">
                <text:p>0.270385328077512</text:p>
              </table:table-cell>
              <table:table-cell office:value-type="float" office:value="0.197381453800622">
                <text:p>0.197381453800622</text:p>
              </table:table-cell>
              <table:table-cell office:value-type="float" office:value="0.275803313331059">
                <text:p>0.275803313331059</text:p>
              </table:table-cell>
              <table:table-cell office:value-type="float" office:value="0.295827384370824">
                <text:p>0.295827384370824</text:p>
              </table:table-cell>
              <table:table-cell office:value-type="float" office:value="0.259849369895004">
                <text:p>0.25984936989500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8911969769791">
                <text:p>0.268911969769791</text:p>
              </table:table-cell>
              <table:table-cell office:value-type="float" office:value="0.221262688193644">
                <text:p>0.221262688193644</text:p>
              </table:table-cell>
              <table:table-cell office:value-type="float" office:value="0.244457658236694">
                <text:p>0.244457658236694</text:p>
              </table:table-cell>
              <table:table-cell office:value-type="float" office:value="0.287960513142288">
                <text:p>0.287960513142288</text:p>
              </table:table-cell>
              <table:table-cell office:value-type="float" office:value="0.255648207335604">
                <text:p>0.25564820733560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18501213371457">
                <text:p>0.218501213371457</text:p>
              </table:table-cell>
              <table:table-cell office:value-type="float" office:value="0.242746966855781">
                <text:p>0.242746966855781</text:p>
              </table:table-cell>
              <table:table-cell office:value-type="float" office:value="0.23057825487177">
                <text:p>0.23057825487177</text:p>
              </table:table-cell>
              <table:table-cell office:value-type="float" office:value="0.281031071233755">
                <text:p>0.281031071233755</text:p>
              </table:table-cell>
              <table:table-cell office:value-type="float" office:value="0.243214376583191">
                <text:p>0.24321437658319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97435194604003">
                <text:p>0.197435194604003</text:p>
              </table:table-cell>
              <table:table-cell office:value-type="float" office:value="0.24463347214445">
                <text:p>0.24463347214445</text:p>
              </table:table-cell>
              <table:table-cell office:value-type="float" office:value="0.219648661699544">
                <text:p>0.219648661699544</text:p>
              </table:table-cell>
              <table:table-cell office:value-type="float" office:value="0.274437037077465">
                <text:p>0.274437037077465</text:p>
              </table:table-cell>
              <table:table-cell office:value-type="float" office:value="0.234038591381366">
                <text:p>0.234038591381366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23638877806423">
                <text:p>0.23638877806423</text:p>
              </table:table-cell>
              <table:table-cell office:value-type="float" office:value="0.235175964744062">
                <text:p>0.235175964744062</text:p>
              </table:table-cell>
              <table:table-cell office:value-type="float" office:value="0.219686556880774">
                <text:p>0.219686556880774</text:p>
              </table:table-cell>
              <table:table-cell office:value-type="float" office:value="0.269185552627009">
                <text:p>0.269185552627009</text:p>
              </table:table-cell>
              <table:table-cell office:value-type="float" office:value="0.240109213079019">
                <text:p>0.240109213079019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17461651041955">
                <text:p>0.17461651041955</text:p>
              </table:table-cell>
              <table:table-cell office:value-type="float" office:value="0.218105116681949">
                <text:p>0.218105116681949</text:p>
              </table:table-cell>
              <table:table-cell office:value-type="float" office:value="0.219989348005662">
                <text:p>0.219989348005662</text:p>
              </table:table-cell>
              <table:table-cell office:value-type="float" office:value="0.263727297764785">
                <text:p>0.263727297764785</text:p>
              </table:table-cell>
              <table:table-cell office:value-type="float" office:value="0.219109568217986">
                <text:p>0.21910956821798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75173222760072">
                <text:p>0.275173222760072</text:p>
              </table:table-cell>
              <table:table-cell office:value-type="float" office:value="0.216350994954975">
                <text:p>0.216350994954975</text:p>
              </table:table-cell>
              <table:table-cell office:value-type="float" office:value="0.22539387520607">
                <text:p>0.22539387520607</text:p>
              </table:table-cell>
              <table:table-cell office:value-type="float" office:value="0.260097749177176">
                <text:p>0.260097749177176</text:p>
              </table:table-cell>
              <table:table-cell office:value-type="float" office:value="0.244253960524573">
                <text:p>0.24425396052457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192756434086534">
                <text:p>0.192756434086534</text:p>
              </table:table-cell>
              <table:table-cell office:value-type="float" office:value="0.217571506966373">
                <text:p>0.217571506966373</text:p>
              </table:table-cell>
              <table:table-cell office:value-type="float" office:value="0.228738481702623">
                <text:p>0.228738481702623</text:p>
              </table:table-cell>
              <table:table-cell office:value-type="float" office:value="0.256436472581457">
                <text:p>0.256436472581457</text:p>
              </table:table-cell>
              <table:table-cell office:value-type="float" office:value="0.223875723834247">
                <text:p>0.22387572383424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172760423549972">
                <text:p>0.172760423549972</text:p>
              </table:table-cell>
              <table:table-cell office:value-type="float" office:value="0.213179673398867">
                <text:p>0.213179673398867</text:p>
              </table:table-cell>
              <table:table-cell office:value-type="float" office:value="0.225598213665437">
                <text:p>0.225598213665437</text:p>
              </table:table-cell>
              <table:table-cell office:value-type="float" office:value="0.252573598932697">
                <text:p>0.252573598932697</text:p>
              </table:table-cell>
              <table:table-cell office:value-type="float" office:value="0.216027977386743">
                <text:p>0.2160279773867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12756677283294">
                <text:p>0.112756677283294</text:p>
              </table:table-cell>
              <table:table-cell office:value-type="float" office:value="0.193004086164954">
                <text:p>0.193004086164954</text:p>
              </table:table-cell>
              <table:table-cell office:value-type="float" office:value="0.214613186423014">
                <text:p>0.214613186423014</text:p>
              </table:table-cell>
              <table:table-cell office:value-type="float" office:value="0.247898264911545">
                <text:p>0.247898264911545</text:p>
              </table:table-cell>
              <table:table-cell office:value-type="float" office:value="0.192068053695702">
                <text:p>0.1920680536957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129894531511787">
                <text:p>0.129894531511787</text:p>
              </table:table-cell>
              <table:table-cell office:value-type="float" office:value="0.172122499264791">
                <text:p>0.172122499264791</text:p>
              </table:table-cell>
              <table:table-cell office:value-type="float" office:value="0.201568908254122">
                <text:p>0.201568908254122</text:p>
              </table:table-cell>
              <table:table-cell office:value-type="float" office:value="0.242987890744675">
                <text:p>0.242987890744675</text:p>
              </table:table-cell>
              <table:table-cell office:value-type="float" office:value="0.186643457443844">
                <text:p>0.18664345744384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21371733012337">
                <text:p>0.121371733012337</text:p>
              </table:table-cell>
              <table:table-cell office:value-type="float" office:value="0.143048302043945">
                <text:p>0.143048302043945</text:p>
              </table:table-cell>
              <table:table-cell office:value-type="float" office:value="0.188339087812761">
                <text:p>0.188339087812761</text:p>
              </table:table-cell>
              <table:table-cell office:value-type="float" office:value="0.237929821729314">
                <text:p>0.237929821729314</text:p>
              </table:table-cell>
              <table:table-cell office:value-type="float" office:value="0.172672236149589">
                <text:p>0.172672236149589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19355186457462">
                <text:p>0.119355186457462</text:p>
              </table:table-cell>
              <table:table-cell office:value-type="float" office:value="0.128647317600237">
                <text:p>0.128647317600237</text:p>
              </table:table-cell>
              <table:table-cell office:value-type="float" office:value="0.176106367939338">
                <text:p>0.176106367939338</text:p>
              </table:table-cell>
              <table:table-cell office:value-type="float" office:value="0.232849362234767">
                <text:p>0.232849362234767</text:p>
              </table:table-cell>
              <table:table-cell office:value-type="float" office:value="0.164239558557951">
                <text:p>0.164239558557951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302466650144">
                <text:p>0.109302466650144</text:p>
              </table:table-cell>
              <table:table-cell office:value-type="float" office:value="0.119903973158063">
                <text:p>0.119903973158063</text:p>
              </table:table-cell>
              <table:table-cell office:value-type="float" office:value="0.163023736323722">
                <text:p>0.163023736323722</text:p>
              </table:table-cell>
              <table:table-cell office:value-type="float" office:value="0.227753987038231">
                <text:p>0.227753987038231</text:p>
              </table:table-cell>
              <table:table-cell office:value-type="float" office:value="0.15499604079254">
                <text:p>0.1549960407925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12763304786069">
                <text:p>0.112763304786069</text:p>
              </table:table-cell>
              <table:table-cell office:value-type="float" office:value="0.118082270197322">
                <text:p>0.118082270197322</text:p>
              </table:table-cell>
              <table:table-cell office:value-type="float" office:value="0.149092164100423">
                <text:p>0.149092164100423</text:p>
              </table:table-cell>
              <table:table-cell office:value-type="float" office:value="0.222764540881534">
                <text:p>0.222764540881534</text:p>
              </table:table-cell>
              <table:table-cell office:value-type="float" office:value="0.150675569991337">
                <text:p>0.1506755699913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22" number:title="User-defined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true" chart:max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 style:data-style-name="N122"/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492cm" xlink:href=".." xlink:type="simple" chart:class="chart:line" chart:style-name="ch1">
        <chart:legend chart:legend-position="end" svg:x="10.899cm" svg:y="4.303cm" style:legend-expansion="high" chart:style-name="ch2"/>
        <chart:plot-area chart:style-name="ch3" table:cell-range-address="'CO deaths'.B2:'CO deaths'.C18 'CO deaths'.C1:'CO deaths'.C1" chart:data-source-has-labels="both" svg:x="0.32cm" svg:y="0.229cm" svg:width="10.259cm" svg:height="11.034cm">
          <chartooo:coordinate-region svg:x="1.312cm" svg:y="0.428cm" svg:width="9.267cm" svg:height="10.188cm"/>
          <chart:axis chart:dimension="x" chart:name="primary-x" chart:style-name="ch4" chartooo:axis-type="auto">
            <chartooo:date-scale/>
            <chart:categories table:cell-range-address="'CO deaths'.B2:'CO deaths'.B18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CO deaths'.C2:'CO deaths'.C18" chart:label-cell-address="'CO deaths'.C1:'CO deaths'.C1" chart:class="chart:line">
            <chart:regression-curve chart:style-name="ch9">
              <chart:equation chart:display-equation="true" chart:display-r-square="false" svg:x="5.602cm" svg:y="9.57cm" chart:style-name="ch10"/>
            </chart:regression-curve>
            <chart:data-point chart:repeated="17"/>
          </chart:series>
          <chart:series chart:style-name="ch11" chart:values-cell-range-address="'CO deaths'.C7:'CO deaths'.C18" loext:label-string="&quot;Since 3/26&quot;" chart:class="chart:line">
            <chart:regression-curve chart:style-name="ch12">
              <chart:equation chart:display-equation="true" chart:display-r-square="false" svg:x="5.456cm" svg:y="8.739cm" chart:style-name="ch10"/>
            </chart:regression-curve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ce
3/21</text:p>
                <draw:g>
                  <svg:desc>'CO deaths'.C1:'CO deaths'.C1</svg:desc>
                </draw:g>
              </table:table-cell>
              <table:table-cell office:value-type="string">
                <text:p>Since 3/26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 deaths'.B2:'CO deaths'.B18</svg:desc>
                </draw:g>
              </table:table-cell>
              <table:table-cell office:value-type="float" office:value="5">
                <text:p>5</text:p>
                <draw:g>
                  <svg:desc>'CO deaths'.C2:'CO deaths'.C18</svg:desc>
                </draw:g>
              </table:table-cell>
              <table:table-cell office:value-type="float" office:value="24">
                <text:p>24</text:p>
                <draw:g>
                  <svg:desc>'CO deaths'.C7:'CO deaths'.C1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">
                <text:p>47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24" number:title="User-defined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2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25cm" svg:height="12.198cm" xlink:href=".." xlink:type="simple" chart:class="chart:line" chart:column-mapping="1 2 3 0 4" chart:style-name="ch1">
        <chart:legend chart:legend-position="end" svg:x="13.211cm" svg:y="3.811cm" style:legend-expansion="high" chart:style-name="ch2"/>
        <chart:plot-area chart:style-name="ch3" table:cell-range-address="'CO deaths'.A3:'CO deaths'.A50 'CO deaths'.F1:'CO deaths'.J1 'CO deaths'.F3:'CO deaths'.J50" chart:data-source-has-labels="both" svg:x="0.316cm" svg:y="0.243cm" svg:width="12.579cm" svg:height="11.712cm">
          <chartooo:coordinate-region svg:x="1.414cm" svg:y="0.443cm" svg:width="11.481cm" svg:height="10.865cm"/>
          <chart:axis chart:dimension="x" chart:name="primary-x" chart:style-name="ch4" chartooo:axis-type="auto">
            <chartooo:date-scale/>
            <chart:categories table:cell-range-address="'CO deaths'.A3:'CO deaths'.A50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CO deaths'.G3:'CO deaths'.G50" chart:label-cell-address="'CO deaths'.G1:'CO deaths'.G1" chart:class="chart:line">
            <chart:data-point chart:repeated="48"/>
          </chart:series>
          <chart:series chart:style-name="ch8" chart:values-cell-range-address="'CO deaths'.H3:'CO deaths'.H50" chart:label-cell-address="'CO deaths'.H1:'CO deaths'.H1" chart:class="chart:line">
            <chart:data-point chart:repeated="48"/>
          </chart:series>
          <chart:series chart:style-name="ch9" chart:values-cell-range-address="'CO deaths'.I3:'CO deaths'.I50" chart:label-cell-address="'CO deaths'.I1:'CO deaths'.I1" chart:class="chart:line">
            <chart:data-point chart:repeated="48"/>
          </chart:series>
          <chart:series chart:style-name="ch10" chart:values-cell-range-address="'CO deaths'.F3:'CO deaths'.F50" chart:label-cell-address="'CO deaths'.F1:'CO deaths'.F1" chart:class="chart:line">
            <chart:data-point chart:repeated="48"/>
          </chart:series>
          <chart:series chart:style-name="ch11" chart:values-cell-range-address="'CO deaths'.J3:'CO deaths'.J50" chart:label-cell-address="'CO deaths'.J1:'CO deaths'.J1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d Exp
Slope</text:p>
                <draw:g>
                  <svg:desc>'CO deaths'.G1:'CO deaths'.G1</svg:desc>
                </draw:g>
              </table:table-cell>
              <table:table-cell office:value-type="string">
                <text:p>5d Exp
Slope</text:p>
                <draw:g>
                  <svg:desc>'CO deaths'.H1:'CO deaths'.H1</svg:desc>
                </draw:g>
              </table:table-cell>
              <table:table-cell office:value-type="string">
                <text:p>10d Exp
Slope</text:p>
                <draw:g>
                  <svg:desc>'CO deaths'.I1:'CO deaths'.I1</svg:desc>
                </draw:g>
              </table:table-cell>
              <table:table-cell office:value-type="string">
                <text:p>Tot Exp
Slope</text:p>
                <draw:g>
                  <svg:desc>'CO deaths'.F1:'CO deaths'.F1</svg:desc>
                </draw:g>
              </table:table-cell>
              <table:table-cell office:value-type="string">
                <text:p>Avg
Slope</text:p>
                <draw:g>
                  <svg:desc>'CO deaths'.J1:'CO deaths'.J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'CO deaths'.A3:'CO deaths'.A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G3:'CO deaths'.G50</svg:desc>
                </draw:g>
              </table:table-cell>
              <table:table-cell office:value-type="float" office:value="NaN">
                <text:p>NaN</text:p>
                <draw:g>
                  <svg:desc>'CO deaths'.H3:'CO deaths'.H50</svg:desc>
                </draw:g>
              </table:table-cell>
              <table:table-cell office:value-type="float" office:value="NaN">
                <text:p>NaN</text:p>
                <draw:g>
                  <svg:desc>'CO deaths'.I3:'CO deaths'.I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F3:'CO deaths'.F50</svg:desc>
                </draw:g>
              </table:table-cell>
              <table:table-cell office:value-type="float" office:value="0.182321556793955">
                <text:p>0.182321556793955</text:p>
                <draw:g>
                  <svg:desc>'CO deaths'.J3:'CO deaths'.J50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54150679827258">
                <text:p>0.154150679827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236118310606">
                <text:p>0.168236118310606</text:p>
              </table:table-cell>
              <table:table-cell office:value-type="float" office:value="0.161193399068932">
                <text:p>0.1611933990689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451985123743057">
                <text:p>0.451985123743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1952276092007">
                <text:p>0.251952276092007</text:p>
              </table:table-cell>
              <table:table-cell office:value-type="float" office:value="0.351968699917532">
                <text:p>0.35196869991753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54654370636807">
                <text:p>0.54654370636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6137937035">
                <text:p>0.3276137937035</text:p>
              </table:table-cell>
              <table:table-cell office:value-type="float" office:value="0.437078750035785">
                <text:p>0.43707875003578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233614851181505">
                <text:p>0.233614851181505</text:p>
              </table:table-cell>
              <table:table-cell office:value-type="float" office:value="0.335802949803641">
                <text:p>0.335802949803641</text:p>
              </table:table-cell>
              <table:table-cell office:value-type="float" office:value="NaN">
                <text:p>NaN</text:p>
              </table:table-cell>
              <table:table-cell office:value-type="float" office:value="0.335802949803641">
                <text:p>0.335802949803641</text:p>
              </table:table-cell>
              <table:table-cell office:value-type="float" office:value="0.301740250262929">
                <text:p>0.301740250262929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255933374137201">
                <text:p>0.255933374137201</text:p>
              </table:table-cell>
              <table:table-cell office:value-type="float" office:value="0.355831812186612">
                <text:p>0.355831812186612</text:p>
              </table:table-cell>
              <table:table-cell office:value-type="float" office:value="NaN">
                <text:p>NaN</text:p>
              </table:table-cell>
              <table:table-cell office:value-type="float" office:value="0.330170193875144">
                <text:p>0.330170193875144</text:p>
              </table:table-cell>
              <table:table-cell office:value-type="float" office:value="0.313978460066319">
                <text:p>0.31397846006631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350202429433115">
                <text:p>0.350202429433115</text:p>
              </table:table-cell>
              <table:table-cell office:value-type="float" office:value="0.358093944873045">
                <text:p>0.358093944873045</text:p>
              </table:table-cell>
              <table:table-cell office:value-type="float" office:value="NaN">
                <text:p>NaN</text:p>
              </table:table-cell>
              <table:table-cell office:value-type="float" office:value="0.329492565201435">
                <text:p>0.329492565201435</text:p>
              </table:table-cell>
              <table:table-cell office:value-type="float" office:value="0.345929646502532">
                <text:p>0.34592964650253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0659579677917974">
                <text:p>0.0659579677917974</text:p>
              </table:table-cell>
              <table:table-cell office:value-type="float" office:value="0.286755628084317">
                <text:p>0.286755628084317</text:p>
              </table:table-cell>
              <table:table-cell office:value-type="float" office:value="NaN">
                <text:p>NaN</text:p>
              </table:table-cell>
              <table:table-cell office:value-type="float" office:value="0.311607365326395">
                <text:p>0.311607365326395</text:p>
              </table:table-cell>
              <table:table-cell office:value-type="float" office:value="0.221440320400836">
                <text:p>0.2214403204008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816780310142673">
                <text:p>0.0816780310142673</text:p>
              </table:table-cell>
              <table:table-cell office:value-type="float" office:value="0.208669057465968">
                <text:p>0.208669057465968</text:p>
              </table:table-cell>
              <table:table-cell office:value-type="float" office:value="NaN">
                <text:p>NaN</text:p>
              </table:table-cell>
              <table:table-cell office:value-type="float" office:value="0.289960572609349">
                <text:p>0.289960572609349</text:p>
              </table:table-cell>
              <table:table-cell office:value-type="float" office:value="0.193435887029862">
                <text:p>0.1934358870298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302280871872934">
                <text:p>0.302280871872934</text:p>
              </table:table-cell>
              <table:table-cell office:value-type="float" office:value="0.195421046393026">
                <text:p>0.195421046393026</text:p>
              </table:table-cell>
              <table:table-cell office:value-type="float" office:value="0.278713244730215">
                <text:p>0.278713244730215</text:p>
              </table:table-cell>
              <table:table-cell office:value-type="float" office:value="0.278713244730215">
                <text:p>0.278713244730215</text:p>
              </table:table-cell>
              <table:table-cell office:value-type="float" office:value="0.263782101931597">
                <text:p>0.26378210193159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47920130076622">
                <text:p>0.147920130076622</text:p>
              </table:table-cell>
              <table:table-cell office:value-type="float" office:value="0.176332165542712">
                <text:p>0.176332165542712</text:p>
              </table:table-cell>
              <table:table-cell office:value-type="float" office:value="0.264758776162112">
                <text:p>0.264758776162112</text:p>
              </table:table-cell>
              <table:table-cell office:value-type="float" office:value="0.267193897313268">
                <text:p>0.267193897313268</text:p>
              </table:table-cell>
              <table:table-cell office:value-type="float" office:value="0.214051242273678">
                <text:p>0.21405124227367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92684343829502">
                <text:p>0.192684343829502</text:p>
              </table:table-cell>
              <table:table-cell office:value-type="float" office:value="0.167157848391143">
                <text:p>0.167157848391143</text:p>
              </table:table-cell>
              <table:table-cell office:value-type="float" office:value="0.244302147027387">
                <text:p>0.244302147027387</text:p>
              </table:table-cell>
              <table:table-cell office:value-type="float" office:value="0.257775295462901">
                <text:p>0.257775295462901</text:p>
              </table:table-cell>
              <table:table-cell office:value-type="float" office:value="0.215479908677733">
                <text:p>0.21547990867773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134819222808951">
                <text:p>0.134819222808951</text:p>
              </table:table-cell>
              <table:table-cell office:value-type="float" office:value="0.182099690440719">
                <text:p>0.182099690440719</text:p>
              </table:table-cell>
              <table:table-cell office:value-type="float" office:value="0.213082324108415">
                <text:p>0.213082324108415</text:p>
              </table:table-cell>
              <table:table-cell office:value-type="float" office:value="0.248342000795415">
                <text:p>0.248342000795415</text:p>
              </table:table-cell>
              <table:table-cell office:value-type="float" office:value="0.194585809538375">
                <text:p>0.19458580953837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126751705639144">
                <text:p>0.126751705639144</text:p>
              </table:table-cell>
              <table:table-cell office:value-type="float" office:value="0.175463908717442">
                <text:p>0.175463908717442</text:p>
              </table:table-cell>
              <table:table-cell office:value-type="float" office:value="0.187153857720326">
                <text:p>0.187153857720326</text:p>
              </table:table-cell>
              <table:table-cell office:value-type="float" office:value="0.239170601882642">
                <text:p>0.239170601882642</text:p>
              </table:table-cell>
              <table:table-cell office:value-type="float" office:value="0.182135018489889">
                <text:p>0.1821350184898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Windows_x86 LibreOffice_project/684e730861356e74889dfe6dbddd3562aae2e6ad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